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39in" fo:break-before="auto" style:use-optimal-row-height="true"/>
    </style:style>
    <style:style style:name="ro3" style:family="table-row">
      <style:table-row-properties style:row-height="0.3272in" fo:break-before="auto" style:use-optimal-row-height="true"/>
    </style:style>
    <style:style style:name="ro4" style:family="table-row">
      <style:table-row-properties style:row-height="0.6398in" fo:break-before="auto" style:use-optimal-row-height="true"/>
    </style:style>
    <style:style style:name="ro5" style:family="table-row">
      <style:table-row-properties style:row-height="0.4835in" fo:break-before="auto" style:use-optimal-row-height="true"/>
    </style:style>
    <style:style style:name="ro6" style:family="table-row">
      <style:table-row-properties style:row-height="1.1075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y macr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K, can I write a macro like =price(“ABBV”) and have it find the ABBV tab, find the “price” cell and grab the thing in the cell to the righ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l, right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"=STOCK("ABBV","Price")</text:p>
          </table:table-cell>
          <table:table-cell table:number-columns-repeated="2"/>
          <table:table-cell office:value-type="string" calcext:value-type="string">
            <text:p>DONE: I want a refresh button so all calcs on this screen get re-evaluated - F9</text:p>
          </table:table-cell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Price</text:p>
          </table:table-cell>
          <table:table-cell table:formula="of:=STOCK([.A5]; [.B5])" office:value-type="string" office:string-value="106.71" calcext:value-type="string">
            <text:p>106.71</text:p>
          </table:table-cell>
          <table:table-cell office:value-type="string" calcext:value-type="string">
            <text:p>DONE: respect 2<text:span text:style-name="T1">nd</text:span> arg and figure out how to search a page</text:p>
          </table:table-cell>
        </table:table-row>
        <table:table-row table:style-name="ro1">
          <table:table-cell table:formula="of:=STOCK(&quot;ABBV&quot;; &quot;Price&quot;)" office:value-type="string" office:string-value="106.71" calcext:value-type="string">
            <text:p>106.71</text:p>
          </table:table-cell>
          <table:table-cell table:number-columns-repeated="2"/>
          <table:table-cell office:value-type="string" calcext:value-type="string">
            <text:p>DONE: make a sub that will generate all the tabs for all aristocra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DO: when I find a missing tab, offer to make one!</text:p>
          </table:table-cell>
        </table:table-row>
        <table:table-row table:style-name="ro1">
          <table:table-cell office:value-type="string" calcext:value-type="string">
            <text:p>WMT</text:p>
          </table:table-cell>
          <table:table-cell table:style-name="ce5" office:value-type="string" calcext:value-type="string">
            <text:p>EPS (ttm)</text:p>
          </table:table-cell>
          <table:table-cell table:style-name="ce6" table:formula="of:=STOCK([.A8]; [.B8])" office:value-type="string" office:string-value="6.93" calcext:value-type="string">
            <text:p>6.93</text:p>
          </table:table-cell>
          <table:table-cell/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Dividend</text:p>
          </table:table-cell>
          <table:table-cell table:style-name="ce6" table:formula="of:=STOCK([.A9]; [.B9])" office:value-type="string" office:string-value="5.2" calcext:value-type="string">
            <text:p>5.2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Dividend %</text:p>
          </table:table-cell>
          <table:table-cell table:formula="of:=STOCK([.A10]; [.B10])" office:value-type="string" office:string-value="8.23%" calcext:value-type="string">
            <text:p>8.23%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 is linked to external data (URL = <text:a xlink:href="https://finviz.com/quote.ashx?t=ABBV" xlink:type="simple">https://finviz.com/quote.ashx?t=ABBV</text:a>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ables at that URL are not named, but it was easy to experiment to find the right one (which seems to keep mov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: parameterize that URL to use 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: how to manually force a refresh? <text:s/>It appears to offer to refresh every time I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oblem this solves is google sheets refreshes too often and breaks the URL</text:p>
          </table:table-cell>
          <table:table-cell table:number-columns-repeated="3"/>
        </table:table-row>
      </table:table>
      <table:table table:name="Dividend Watch List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1022" table:default-cell-style-name="Default"/>
        <table:table-row table:style-name="ro1">
          <table:table-cell table:style-name="ce7" office:value-type="string" calcext:value-type="string">
            <text:p>In general, looking for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. 20+ years of unmissed dividend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. solid dividend growth rate (where do I get that from?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. it always works best to START with a relatively high dividend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Ticker</text:p>
          </table:table-cell>
          <table:table-cell table:style-name="ce10" office:value-type="string" calcext:value-type="string">
            <text:p>annual dividends</text:p>
          </table:table-cell>
          <table:table-cell table:style-name="ce11" office:value-type="string" calcext:value-type="string">
            <text:p>DIV yield</text:p>
          </table:table-cell>
          <table:table-cell table:style-name="ce11" office:value-type="string" calcext:value-type="string">
            <text:p>years of continuous dividends</text:p>
          </table:table-cell>
          <table:table-cell table:style-name="ce11" office:value-type="string" calcext:value-type="string">
            <text:p>DIV growth rate (over what period?)</text:p>
          </table:table-cell>
          <table:table-cell table:style-name="ce11" office:value-type="string" calcext:value-type="string">
            <text:p>P/E</text:p>
          </table:table-cell>
          <table:table-cell table:style-name="ce11" office:value-type="string" calcext:value-type="string">
            <text:p>52W Range</text:p>
          </table:table-cell>
          <table:table-cell table:style-name="ce11" office:value-type="string" calcext:value-type="string">
            <text:p>52W Low</text:p>
          </table:table-cell>
          <table:table-cell table:style-name="ce11" office:value-type="string" calcext:value-type="string">
            <text:p>52W High</text:p>
          </table:table-cell>
          <table:table-cell table:style-name="ce11" office:value-type="string" calcext:value-type="string">
            <text:p>midpoint</text:p>
          </table:table-cell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price/mid (lower is better)</text:p>
          </table:table-cell>
          <table:table-cell table:style-name="ce8" office:value-type="string" calcext:value-type="string">
            <text:p>aristocrat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010"/>
        </table:table-row>
        <table:table-row table:style-name="ro1">
          <table:table-cell table:style-name="ce9" office:value-type="string" calcext:value-type="string">
            <text:p>ABBV</text:p>
          </table:table-cell>
          <table:table-cell table:formula="of:=VALUE( STOCK([.A7];&quot;Dividend&quot;) )" office:value-type="currency" office:currency="USD" office:value="5.2" calcext:value-type="currency">
            <text:p>$5.20</text:p>
          </table:table-cell>
          <table:table-cell table:formula="of:=STOCK([.A7];&quot;Dividend %&quot;)" office:value-type="string" office:string-value="4.87%" calcext:value-type="string">
            <text:p>4.87%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formula="of:=STOCK([.A7]; &quot;P/E&quot;)" office:value-type="string" office:string-value="23.33" calcext:value-type="string">
            <text:p>23.33</text:p>
          </table:table-cell>
          <table:table-cell table:formula="of:=STOCK([.A7];&quot;52W Range&quot;)" office:value-type="string" office:string-value="62.55 - 109.15" calcext:value-type="string">
            <text:p>62.55 - 109.15</text:p>
          </table:table-cell>
          <table:table-cell table:formula="of:=VALUE( MID([.G7];1;FIND(&quot;-&quot;;[.G7])-1) )" office:value-type="float" office:value="62.55" calcext:value-type="float">
            <text:p>62.55</text:p>
          </table:table-cell>
          <table:table-cell table:formula="of:=VALUE( MID([.G7];FIND(&quot;-&quot;;[.G7])+1;9) )" office:value-type="float" office:value="109.15" calcext:value-type="float">
            <text:p>109.15</text:p>
          </table:table-cell>
          <table:table-cell table:formula="of:=([.I7]+[.H7])/2" office:value-type="float" office:value="85.85" calcext:value-type="float">
            <text:p>85.85</text:p>
          </table:table-cell>
          <table:table-cell table:formula="of:=STOCK([.A7];&quot;Price&quot;)" office:value-type="string" office:string-value="106.71" calcext:value-type="string">
            <text:p>106.71</text:p>
          </table:table-cell>
          <table:table-cell table:formula="of:=[.K7]/[.J7]" office:value-type="float" office:value="1.24298194525335" calcext:value-type="float">
            <text:p>1.24298194525335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<text:a xlink:href="https://dividendvaluebuilder.com/abbvie-abbv-dividend-stock-analysis/" xlink:type="simple">https://dividendvaluebuilder.com/abbvie-abbv-dividend-stock-analysis/</text:a>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ABM</text:p>
          </table:table-cell>
          <table:table-cell table:formula="of:=VALUE( STOCK([.A8];&quot;Dividend&quot;) )" office:value-type="currency" office:currency="USD" office:value="0.76" calcext:value-type="currency">
            <text:p>$0.76</text:p>
          </table:table-cell>
          <table:table-cell table:formula="of:=STOCK([.A8];&quot;Dividend %&quot;)" office:value-type="string" office:string-value="1.85%" calcext:value-type="string">
            <text:p>1.85%</text:p>
          </table:table-cell>
          <table:table-cell table:style-name="ce9" office:value-type="float" office:value="52" calcext:value-type="float">
            <text:p>52</text:p>
          </table:table-cell>
          <table:table-cell/>
          <table:table-cell table:formula="of:=STOCK([.A8]; &quot;P/E&quot;)" office:value-type="string" office:string-value="-" calcext:value-type="string">
            <text:p>-</text:p>
          </table:table-cell>
          <table:table-cell table:formula="of:=STOCK([.A8];&quot;52W Range&quot;)" office:value-type="string" office:string-value="19.79 - 41.79" calcext:value-type="string">
            <text:p>19.79 - 41.79</text:p>
          </table:table-cell>
          <table:table-cell table:formula="of:=VALUE( MID([.G8];1;FIND(&quot;-&quot;;[.G8])-1) )" office:value-type="float" office:value="19.79" calcext:value-type="float">
            <text:p>19.79</text:p>
          </table:table-cell>
          <table:table-cell table:formula="of:=VALUE( MID([.G8];FIND(&quot;-&quot;;[.G8])+1;9) )" office:value-type="float" office:value="41.79" calcext:value-type="float">
            <text:p>41.79</text:p>
          </table:table-cell>
          <table:table-cell table:formula="of:=([.I8]+[.H8])/2" office:value-type="float" office:value="30.79" calcext:value-type="float">
            <text:p>30.79</text:p>
          </table:table-cell>
          <table:table-cell table:formula="of:=STOCK([.A8];&quot;Price&quot;)" office:value-type="string" office:string-value="41.13" calcext:value-type="string">
            <text:p>41.13</text:p>
          </table:table-cell>
          <table:table-cell table:formula="of:=[.K8]/[.J8]" office:value-type="float" office:value="1.3358233192595" calcext:value-type="float">
            <text:p>1.3358233192595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BT</text:p>
          </table:table-cell>
          <table:table-cell table:formula="of:=VALUE( STOCK([.A9];&quot;Dividend&quot;) )" office:value-type="currency" office:currency="USD" office:value="1.8" calcext:value-type="currency">
            <text:p>$1.80</text:p>
          </table:table-cell>
          <table:table-cell table:formula="of:=STOCK([.A9];&quot;Dividend %&quot;)" office:value-type="string" office:string-value="1.62%" calcext:value-type="string">
            <text:p>1.62%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formula="of:=STOCK([.A9]; &quot;P/E&quot;)" office:value-type="string" office:string-value="59.2" calcext:value-type="string">
            <text:p>59.2</text:p>
          </table:table-cell>
          <table:table-cell table:formula="of:=STOCK([.A9];&quot;52W Range&quot;)" office:value-type="string" office:string-value="61.61 - 115.14" calcext:value-type="string">
            <text:p>61.61 - 115.14</text:p>
          </table:table-cell>
          <table:table-cell table:formula="of:=VALUE( MID([.G9];1;FIND(&quot;-&quot;;[.G9])-1) )" office:value-type="float" office:value="61.61" calcext:value-type="float">
            <text:p>61.61</text:p>
          </table:table-cell>
          <table:table-cell table:formula="of:=VALUE( MID([.G9];FIND(&quot;-&quot;;[.G9])+1;9) )" office:value-type="float" office:value="115.14" calcext:value-type="float">
            <text:p>115.14</text:p>
          </table:table-cell>
          <table:table-cell table:formula="of:=([.I9]+[.H9])/2" office:value-type="float" office:value="88.375" calcext:value-type="float">
            <text:p>88.375</text:p>
          </table:table-cell>
          <table:table-cell table:formula="of:=STOCK([.A9];&quot;Price&quot;)" office:value-type="string" office:string-value="111.3" calcext:value-type="string">
            <text:p>111.3</text:p>
          </table:table-cell>
          <table:table-cell table:formula="of:=[.K9]/[.J9]" office:value-type="float" office:value="1.25940594059406" calcext:value-type="float">
            <text:p>1.25940594059406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ADM</text:p>
          </table:table-cell>
          <table:table-cell table:formula="of:=VALUE( STOCK([.A10];&quot;Dividend&quot;) )" office:value-type="currency" office:currency="USD" office:value="1.44" calcext:value-type="currency">
            <text:p>$1.44</text:p>
          </table:table-cell>
          <table:table-cell table:formula="of:=STOCK([.A10];&quot;Dividend %&quot;)" office:value-type="string" office:string-value="2.75%" calcext:value-type="string">
            <text:p>2.75%</text:p>
          </table:table-cell>
          <table:table-cell table:style-name="ce9" office:value-type="float" office:value="45" calcext:value-type="float">
            <text:p>45</text:p>
          </table:table-cell>
          <table:table-cell/>
          <table:table-cell table:formula="of:=STOCK([.A10]; &quot;P/E&quot;)" office:value-type="string" office:string-value="18.07" calcext:value-type="string">
            <text:p>18.07</text:p>
          </table:table-cell>
          <table:table-cell table:formula="of:=STOCK([.A10];&quot;52W Range&quot;)" office:value-type="string" office:string-value="28.92 - 53.57" calcext:value-type="string">
            <text:p>28.92 - 53.57</text:p>
          </table:table-cell>
          <table:table-cell table:formula="of:=VALUE( MID([.G10];1;FIND(&quot;-&quot;;[.G10])-1) )" office:value-type="float" office:value="28.92" calcext:value-type="float">
            <text:p>28.92</text:p>
          </table:table-cell>
          <table:table-cell table:formula="of:=VALUE( MID([.G10];FIND(&quot;-&quot;;[.G10])+1;9) )" office:value-type="float" office:value="53.57" calcext:value-type="float">
            <text:p>53.57</text:p>
          </table:table-cell>
          <table:table-cell table:formula="of:=([.I10]+[.H10])/2" office:value-type="float" office:value="41.245" calcext:value-type="float">
            <text:p>41.245</text:p>
          </table:table-cell>
          <table:table-cell table:formula="of:=STOCK([.A10];&quot;Price&quot;)" office:value-type="string" office:string-value="52.43" calcext:value-type="string">
            <text:p>52.43</text:p>
          </table:table-cell>
          <table:table-cell table:formula="of:=[.K10]/[.J10]" office:value-type="float" office:value="1.27118438598618" calcext:value-type="float">
            <text:p>1.27118438598618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Archer Daniels Midland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ADP</text:p>
          </table:table-cell>
          <table:table-cell table:formula="of:=VALUE( STOCK([.A11];&quot;Dividend&quot;) )" office:value-type="currency" office:currency="USD" office:value="3.72" calcext:value-type="currency">
            <text:p>$3.72</text:p>
          </table:table-cell>
          <table:table-cell table:formula="of:=STOCK([.A11];&quot;Dividend %&quot;)" office:value-type="string" office:string-value="2.20%" calcext:value-type="string">
            <text:p>2.20%</text:p>
          </table:table-cell>
          <table:table-cell table:style-name="ce9" office:value-type="float" office:value="45" calcext:value-type="float">
            <text:p>45</text:p>
          </table:table-cell>
          <table:table-cell/>
          <table:table-cell table:formula="of:=STOCK([.A11]; &quot;P/E&quot;)" office:value-type="string" office:string-value="29.38" calcext:value-type="string">
            <text:p>29.38</text:p>
          </table:table-cell>
          <table:table-cell table:formula="of:=STOCK([.A11];&quot;52W Range&quot;)" office:value-type="string" office:string-value="103.11 - 182.32" calcext:value-type="string">
            <text:p>103.11 - 182.32</text:p>
          </table:table-cell>
          <table:table-cell table:formula="of:=VALUE( MID([.G11];1;FIND(&quot;-&quot;;[.G11])-1) )" office:value-type="float" office:value="103.11" calcext:value-type="float">
            <text:p>103.11</text:p>
          </table:table-cell>
          <table:table-cell table:formula="of:=VALUE( MID([.G11];FIND(&quot;-&quot;;[.G11])+1;9) )" office:value-type="float" office:value="182.32" calcext:value-type="float">
            <text:p>182.32</text:p>
          </table:table-cell>
          <table:table-cell table:formula="of:=([.I11]+[.H11])/2" office:value-type="float" office:value="142.715" calcext:value-type="float">
            <text:p>142.715</text:p>
          </table:table-cell>
          <table:table-cell table:formula="of:=STOCK([.A11];&quot;Price&quot;)" office:value-type="string" office:string-value="168.85" calcext:value-type="string">
            <text:p>168.85</text:p>
          </table:table-cell>
          <table:table-cell table:formula="of:=[.K11]/[.J11]" office:value-type="float" office:value="1.18312721157552" calcext:value-type="float">
            <text:p>1.18312721157552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FL</text:p>
          </table:table-cell>
          <table:table-cell table:formula="of:=VALUE( STOCK([.A12];&quot;Dividend&quot;) )" office:value-type="currency" office:currency="USD" office:value="1.32" calcext:value-type="currency">
            <text:p>$1.32</text:p>
          </table:table-cell>
          <table:table-cell table:formula="of:=STOCK([.A12];&quot;Dividend %&quot;)" office:value-type="string" office:string-value="2.95%" calcext:value-type="string">
            <text:p>2.95%</text:p>
          </table:table-cell>
          <table:table-cell table:style-name="ce9" office:value-type="float" office:value="37" calcext:value-type="float">
            <text:p>37</text:p>
          </table:table-cell>
          <table:table-cell/>
          <table:table-cell table:formula="of:=STOCK([.A12]; &quot;P/E&quot;)" office:value-type="string" office:string-value="6.99" calcext:value-type="string">
            <text:p>6.99</text:p>
          </table:table-cell>
          <table:table-cell table:formula="of:=STOCK([.A12];&quot;52W Range&quot;)" office:value-type="string" office:string-value="23.07 - 53.46" calcext:value-type="string">
            <text:p>23.07 - 53.46</text:p>
          </table:table-cell>
          <table:table-cell table:formula="of:=VALUE( MID([.G12];1;FIND(&quot;-&quot;;[.G12])-1) )" office:value-type="float" office:value="23.07" calcext:value-type="float">
            <text:p>23.07</text:p>
          </table:table-cell>
          <table:table-cell table:formula="of:=VALUE( MID([.G12];FIND(&quot;-&quot;;[.G12])+1;9) )" office:value-type="float" office:value="53.46" calcext:value-type="float">
            <text:p>53.46</text:p>
          </table:table-cell>
          <table:table-cell table:formula="of:=([.I12]+[.H12])/2" office:value-type="float" office:value="38.265" calcext:value-type="float">
            <text:p>38.265</text:p>
          </table:table-cell>
          <table:table-cell table:formula="of:=STOCK([.A12];&quot;Price&quot;)" office:value-type="string" office:string-value="44.68" calcext:value-type="string">
            <text:p>44.68</text:p>
          </table:table-cell>
          <table:table-cell table:formula="of:=[.K12]/[.J12]" office:value-type="float" office:value="1.16764667450673" calcext:value-type="float">
            <text:p>1.16764667450673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Aflac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>
            <text:p>AGNC</text:p>
          </table:table-cell>
          <table:table-cell table:formula="of:=VALUE( STOCK([.A13];&quot;Dividend&quot;) )" office:value-type="string" office:string-value="" calcext:value-type="error">
            <text:p>Err:502</text:p>
          </table:table-cell>
          <table:table-cell table:formula="of:=STOCK([.A13];&quot;Dividend %&quot;)" office:value-type="string" office:string-value="no ticker found" calcext:value-type="string">
            <text:p>no ticker found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STOCK([.A13]; &quot;P/E&quot;)" office:value-type="string" office:string-value="no ticker found" calcext:value-type="string">
            <text:p>no ticker found</text:p>
          </table:table-cell>
          <table:table-cell table:formula="of:=STOCK([.A13];&quot;52W Range&quot;)" office:value-type="string" office:string-value="no ticker found" calcext:value-type="string">
            <text:p>no ticker found</text:p>
          </table:table-cell>
          <table:table-cell table:formula="of:=VALUE( MID([.G13];1;FIND(&quot;-&quot;;[.G13])-1) )" office:value-type="string" office:string-value="" calcext:value-type="error">
            <text:p>#VALUE!</text:p>
          </table:table-cell>
          <table:table-cell table:formula="of:=VALUE( MID([.G13];FIND(&quot;-&quot;;[.G13])+1;9) )" office:value-type="string" office:string-value="" calcext:value-type="error">
            <text:p>#VALUE!</text:p>
          </table:table-cell>
          <table:table-cell table:formula="of:=([.I13]+[.H13])/2" office:value-type="string" office:string-value="" calcext:value-type="error">
            <text:p>#VALUE!</text:p>
          </table:table-cell>
          <table:table-cell table:formula="of:=STOCK([.A13];&quot;Price&quot;)" office:value-type="string" office:string-value="no ticker found" calcext:value-type="string">
            <text:p>no ticker found</text:p>
          </table:table-cell>
          <table:table-cell table:formula="of:=[.K13]/[.J13]" office:value-type="string" office:string-value="" calcext:value-type="error">
            <text:p>#VALUE!</text:p>
          </table:table-cell>
          <table:table-cell table:style-name="ce9" office:value-type="string" calcext:value-type="string">
            <text:p>NOT aristocrat; not sure about this one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LB</text:p>
          </table:table-cell>
          <table:table-cell table:formula="of:=VALUE( STOCK([.A14];&quot;Dividend&quot;) )" office:value-type="currency" office:currency="USD" office:value="1.54" calcext:value-type="currency">
            <text:p>$1.54</text:p>
          </table:table-cell>
          <table:table-cell table:formula="of:=STOCK([.A14];&quot;Dividend %&quot;)" office:value-type="string" office:string-value="0.84%" calcext:value-type="string">
            <text:p>0.84%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formula="of:=STOCK([.A14]; &quot;P/E&quot;)" office:value-type="string" office:string-value="51.4" calcext:value-type="string">
            <text:p>51.4</text:p>
          </table:table-cell>
          <table:table-cell table:formula="of:=STOCK([.A14];&quot;52W Range&quot;)" office:value-type="string" office:string-value="48.89 - 178.59" calcext:value-type="string">
            <text:p>48.89 - 178.59</text:p>
          </table:table-cell>
          <table:table-cell table:formula="of:=VALUE( MID([.G14];1;FIND(&quot;-&quot;;[.G14])-1) )" office:value-type="float" office:value="48.89" calcext:value-type="float">
            <text:p>48.89</text:p>
          </table:table-cell>
          <table:table-cell table:formula="of:=VALUE( MID([.G14];FIND(&quot;-&quot;;[.G14])+1;9) )" office:value-type="float" office:value="178.59" calcext:value-type="float">
            <text:p>178.59</text:p>
          </table:table-cell>
          <table:table-cell table:formula="of:=([.I14]+[.H14])/2" office:value-type="float" office:value="113.74" calcext:value-type="float">
            <text:p>113.74</text:p>
          </table:table-cell>
          <table:table-cell table:formula="of:=STOCK([.A14];&quot;Price&quot;)" office:value-type="string" office:string-value="184" calcext:value-type="string">
            <text:p>184</text:p>
          </table:table-cell>
          <table:table-cell table:formula="of:=[.K14]/[.J14]" office:value-type="float" office:value="1.61772463513276" calcext:value-type="float">
            <text:p>1.61772463513276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MCR</text:p>
          </table:table-cell>
          <table:table-cell table:formula="of:=VALUE( STOCK([.A15];&quot;Dividend&quot;) )" office:value-type="currency" office:currency="USD" office:value="0.47" calcext:value-type="currency">
            <text:p>$0.47</text:p>
          </table:table-cell>
          <table:table-cell table:formula="of:=STOCK([.A15];&quot;Dividend %&quot;)" office:value-type="string" office:string-value="4.02%" calcext:value-type="string">
            <text:p>4.02%</text:p>
          </table:table-cell>
          <table:table-cell table:style-name="ce9" office:value-type="float" office:value="36" calcext:value-type="float">
            <text:p>36</text:p>
          </table:table-cell>
          <table:table-cell/>
          <table:table-cell table:formula="of:=STOCK([.A15]; &quot;P/E&quot;)" office:value-type="string" office:string-value="24.9" calcext:value-type="string">
            <text:p>24.9</text:p>
          </table:table-cell>
          <table:table-cell table:formula="of:=STOCK([.A15];&quot;52W Range&quot;)" office:value-type="string" office:string-value="5.80 - 12.40" calcext:value-type="string">
            <text:p>5.80 - 12.40</text:p>
          </table:table-cell>
          <table:table-cell table:formula="of:=VALUE( MID([.G15];1;FIND(&quot;-&quot;;[.G15])-1) )" office:value-type="float" office:value="5.8" calcext:value-type="float">
            <text:p>5.8</text:p>
          </table:table-cell>
          <table:table-cell table:formula="of:=VALUE( MID([.G15];FIND(&quot;-&quot;;[.G15])+1;9) )" office:value-type="float" office:value="12.4" calcext:value-type="float">
            <text:p>12.4</text:p>
          </table:table-cell>
          <table:table-cell table:formula="of:=([.I15]+[.H15])/2" office:value-type="float" office:value="9.1" calcext:value-type="float">
            <text:p>9.1</text:p>
          </table:table-cell>
          <table:table-cell table:formula="of:=STOCK([.A15];&quot;Price&quot;)" office:value-type="string" office:string-value="11.68" calcext:value-type="string">
            <text:p>11.68</text:p>
          </table:table-cell>
          <table:table-cell table:formula="of:=[.K15]/[.J15]" office:value-type="float" office:value="1.28351648351648" calcext:value-type="float">
            <text:p>1.28351648351648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OS</text:p>
          </table:table-cell>
          <table:table-cell table:formula="of:=VALUE( STOCK([.A16];&quot;Dividend&quot;) )" office:value-type="currency" office:currency="USD" office:value="1.04" calcext:value-type="currency">
            <text:p>$1.04</text:p>
          </table:table-cell>
          <table:table-cell table:formula="of:=STOCK([.A16];&quot;Dividend %&quot;)" office:value-type="string" office:string-value="1.83%" calcext:value-type="string">
            <text:p>1.83%</text:p>
          </table:table-cell>
          <table:table-cell table:style-name="ce9" office:value-type="float" office:value="27" calcext:value-type="float">
            <text:p>27</text:p>
          </table:table-cell>
          <table:table-cell/>
          <table:table-cell table:formula="of:=STOCK([.A16]; &quot;P/E&quot;)" office:value-type="string" office:string-value="29.29" calcext:value-type="string">
            <text:p>29.29</text:p>
          </table:table-cell>
          <table:table-cell table:formula="of:=STOCK([.A16];&quot;52W Range&quot;)" office:value-type="string" office:string-value="33.81 - 58.66" calcext:value-type="string">
            <text:p>33.81 - 58.66</text:p>
          </table:table-cell>
          <table:table-cell table:formula="of:=VALUE( MID([.G16];1;FIND(&quot;-&quot;;[.G16])-1) )" office:value-type="float" office:value="33.81" calcext:value-type="float">
            <text:p>33.81</text:p>
          </table:table-cell>
          <table:table-cell table:formula="of:=VALUE( MID([.G16];FIND(&quot;-&quot;;[.G16])+1;9) )" office:value-type="float" office:value="58.66" calcext:value-type="float">
            <text:p>58.66</text:p>
          </table:table-cell>
          <table:table-cell table:formula="of:=([.I16]+[.H16])/2" office:value-type="float" office:value="46.235" calcext:value-type="float">
            <text:p>46.235</text:p>
          </table:table-cell>
          <table:table-cell table:formula="of:=STOCK([.A16];&quot;Price&quot;)" office:value-type="string" office:string-value="56.83" calcext:value-type="string">
            <text:p>56.83</text:p>
          </table:table-cell>
          <table:table-cell table:formula="of:=[.K16]/[.J16]" office:value-type="float" office:value="1.22915540175192" calcext:value-type="float">
            <text:p>1.22915540175192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PD</text:p>
          </table:table-cell>
          <table:table-cell table:formula="of:=VALUE( STOCK([.A17];&quot;Dividend&quot;) )" office:value-type="currency" office:currency="USD" office:value="5.36" calcext:value-type="currency">
            <text:p>$5.36</text:p>
          </table:table-cell>
          <table:table-cell table:formula="of:=STOCK([.A17];&quot;Dividend %&quot;)" office:value-type="string" office:string-value="1.88%" calcext:value-type="string">
            <text:p>1.88%</text:p>
          </table:table-cell>
          <table:table-cell table:style-name="ce9" office:value-type="float" office:value="37" calcext:value-type="float">
            <text:p>37</text:p>
          </table:table-cell>
          <table:table-cell/>
          <table:table-cell table:formula="of:=STOCK([.A17]; &quot;P/E&quot;)" office:value-type="string" office:string-value="33.36" calcext:value-type="string">
            <text:p>33.36</text:p>
          </table:table-cell>
          <table:table-cell table:formula="of:=STOCK([.A17];&quot;52W Range&quot;)" office:value-type="string" office:string-value="167.43 - 327.89" calcext:value-type="string">
            <text:p>167.43 - 327.89</text:p>
          </table:table-cell>
          <table:table-cell table:formula="of:=VALUE( MID([.G17];1;FIND(&quot;-&quot;;[.G17])-1) )" office:value-type="float" office:value="167.43" calcext:value-type="float">
            <text:p>167.43</text:p>
          </table:table-cell>
          <table:table-cell table:formula="of:=VALUE( MID([.G17];FIND(&quot;-&quot;;[.G17])+1;9) )" office:value-type="float" office:value="327.89" calcext:value-type="float">
            <text:p>327.89</text:p>
          </table:table-cell>
          <table:table-cell table:formula="of:=([.I17]+[.H17])/2" office:value-type="float" office:value="247.66" calcext:value-type="float">
            <text:p>247.66</text:p>
          </table:table-cell>
          <table:table-cell table:formula="of:=STOCK([.A17];&quot;Price&quot;)" office:value-type="string" office:string-value="285.29" calcext:value-type="string">
            <text:p>285.29</text:p>
          </table:table-cell>
          <table:table-cell table:formula="of:=[.K17]/[.J17]" office:value-type="float" office:value="1.15194217879351" calcext:value-type="float">
            <text:p>1.15194217879351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TO</text:p>
          </table:table-cell>
          <table:table-cell table:formula="of:=VALUE( STOCK([.A18];&quot;Dividend&quot;) )" office:value-type="currency" office:currency="USD" office:value="2.5" calcext:value-type="currency">
            <text:p>$2.50</text:p>
          </table:table-cell>
          <table:table-cell table:formula="of:=STOCK([.A18];&quot;Dividend %&quot;)" office:value-type="string" office:string-value="2.78%" calcext:value-type="string">
            <text:p>2.78%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formula="of:=STOCK([.A18]; &quot;P/E&quot;)" office:value-type="string" office:string-value="18.37" calcext:value-type="string">
            <text:p>18.37</text:p>
          </table:table-cell>
          <table:table-cell table:formula="of:=STOCK([.A18];&quot;52W Range&quot;)" office:value-type="string" office:string-value="77.92 - 121.08" calcext:value-type="string">
            <text:p>77.92 - 121.08</text:p>
          </table:table-cell>
          <table:table-cell table:formula="of:=VALUE( MID([.G18];1;FIND(&quot;-&quot;;[.G18])-1) )" office:value-type="float" office:value="77.92" calcext:value-type="float">
            <text:p>77.92</text:p>
          </table:table-cell>
          <table:table-cell table:formula="of:=VALUE( MID([.G18];FIND(&quot;-&quot;;[.G18])+1;9) )" office:value-type="float" office:value="121.08" calcext:value-type="float">
            <text:p>121.08</text:p>
          </table:table-cell>
          <table:table-cell table:formula="of:=([.I18]+[.H18])/2" office:value-type="float" office:value="99.5" calcext:value-type="float">
            <text:p>99.5</text:p>
          </table:table-cell>
          <table:table-cell table:formula="of:=STOCK([.A18];&quot;Price&quot;)" office:value-type="string" office:string-value="89.77" calcext:value-type="string">
            <text:p>89.77</text:p>
          </table:table-cell>
          <table:table-cell table:formula="of:=[.K18]/[.J18]" office:value-type="float" office:value="0.902211055276382" calcext:value-type="float">
            <text:p>0.902211055276382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WR</text:p>
          </table:table-cell>
          <table:table-cell table:formula="of:=VALUE( STOCK([.A19];&quot;Dividend&quot;) )" office:value-type="currency" office:currency="USD" office:value="1.34" calcext:value-type="currency">
            <text:p>$1.34</text:p>
          </table:table-cell>
          <table:table-cell table:formula="of:=STOCK([.A19];&quot;Dividend %&quot;)" office:value-type="string" office:string-value="1.67%" calcext:value-type="string">
            <text:p>1.67%</text:p>
          </table:table-cell>
          <table:table-cell table:style-name="ce9" office:value-type="float" office:value="64" calcext:value-type="float">
            <text:p>64</text:p>
          </table:table-cell>
          <table:table-cell/>
          <table:table-cell table:formula="of:=STOCK([.A19]; &quot;P/E&quot;)" office:value-type="string" office:string-value="35.85" calcext:value-type="string">
            <text:p>35.85</text:p>
          </table:table-cell>
          <table:table-cell table:formula="of:=STOCK([.A19];&quot;52W Range&quot;)" office:value-type="string" office:string-value="65.11 - 96.64" calcext:value-type="string">
            <text:p>65.11 - 96.64</text:p>
          </table:table-cell>
          <table:table-cell table:formula="of:=VALUE( MID([.G19];1;FIND(&quot;-&quot;;[.G19])-1) )" office:value-type="float" office:value="65.11" calcext:value-type="float">
            <text:p>65.11</text:p>
          </table:table-cell>
          <table:table-cell table:formula="of:=VALUE( MID([.G19];FIND(&quot;-&quot;;[.G19])+1;9) )" office:value-type="float" office:value="96.64" calcext:value-type="float">
            <text:p>96.64</text:p>
          </table:table-cell>
          <table:table-cell table:formula="of:=([.I19]+[.H19])/2" office:value-type="float" office:value="80.875" calcext:value-type="float">
            <text:p>80.875</text:p>
          </table:table-cell>
          <table:table-cell table:formula="of:=STOCK([.A19];&quot;Price&quot;)" office:value-type="string" office:string-value="80.09" calcext:value-type="string">
            <text:p>80.09</text:p>
          </table:table-cell>
          <table:table-cell table:formula="of:=[.K19]/[.J19]" office:value-type="float" office:value="0.990293663060278" calcext:value-type="float">
            <text:p>0.990293663060278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BDX</text:p>
          </table:table-cell>
          <table:table-cell table:formula="of:=VALUE( STOCK([.A20];&quot;Dividend&quot;) )" office:value-type="currency" office:currency="USD" office:value="3.32" calcext:value-type="currency">
            <text:p>$3.32</text:p>
          </table:table-cell>
          <table:table-cell table:formula="of:=STOCK([.A20];&quot;Dividend %&quot;)" office:value-type="string" office:string-value="1.31%" calcext:value-type="string">
            <text:p>1.31%</text:p>
          </table:table-cell>
          <table:table-cell table:style-name="ce9" office:value-type="float" office:value="48" calcext:value-type="float">
            <text:p>48</text:p>
          </table:table-cell>
          <table:table-cell/>
          <table:table-cell table:formula="of:=STOCK([.A20]; &quot;P/E&quot;)" office:value-type="string" office:string-value="92.89" calcext:value-type="string">
            <text:p>92.89</text:p>
          </table:table-cell>
          <table:table-cell table:formula="of:=STOCK([.A20];&quot;52W Range&quot;)" office:value-type="string" office:string-value="197.75 - 286.72" calcext:value-type="string">
            <text:p>197.75 - 286.72</text:p>
          </table:table-cell>
          <table:table-cell table:formula="of:=VALUE( MID([.G20];1;FIND(&quot;-&quot;;[.G20])-1) )" office:value-type="float" office:value="197.75" calcext:value-type="float">
            <text:p>197.75</text:p>
          </table:table-cell>
          <table:table-cell table:formula="of:=VALUE( MID([.G20];FIND(&quot;-&quot;;[.G20])+1;9) )" office:value-type="float" office:value="286.72" calcext:value-type="float">
            <text:p>286.72</text:p>
          </table:table-cell>
          <table:table-cell table:formula="of:=([.I20]+[.H20])/2" office:value-type="float" office:value="242.235" calcext:value-type="float">
            <text:p>242.235</text:p>
          </table:table-cell>
          <table:table-cell table:formula="of:=STOCK([.A20];&quot;Price&quot;)" office:value-type="string" office:string-value="253.5" calcext:value-type="string">
            <text:p>253.5</text:p>
          </table:table-cell>
          <table:table-cell table:formula="of:=[.K20]/[.J20]" office:value-type="float" office:value="1.04650442751873" calcext:value-type="float">
            <text:p>1.04650442751873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BEN</text:p>
          </table:table-cell>
          <table:table-cell table:formula="of:=VALUE( STOCK([.A21];&quot;Dividend&quot;) )" office:value-type="currency" office:currency="USD" office:value="1.12" calcext:value-type="currency">
            <text:p>$1.12</text:p>
          </table:table-cell>
          <table:table-cell table:formula="of:=STOCK([.A21];&quot;Dividend %&quot;)" office:value-type="string" office:string-value="4.39%" calcext:value-type="string">
            <text:p>4.39%</text:p>
          </table:table-cell>
          <table:table-cell table:style-name="ce9" office:value-type="float" office:value="38" calcext:value-type="float">
            <text:p>38</text:p>
          </table:table-cell>
          <table:table-cell/>
          <table:table-cell table:formula="of:=STOCK([.A21]; &quot;P/E&quot;)" office:value-type="string" office:string-value="16.04" calcext:value-type="string">
            <text:p>16.04</text:p>
          </table:table-cell>
          <table:table-cell table:formula="of:=STOCK([.A21];&quot;52W Range&quot;)" office:value-type="string" office:string-value="14.91 - 27.60" calcext:value-type="string">
            <text:p>14.91 - 27.60</text:p>
          </table:table-cell>
          <table:table-cell table:formula="of:=VALUE( MID([.G21];1;FIND(&quot;-&quot;;[.G21])-1) )" office:value-type="float" office:value="14.91" calcext:value-type="float">
            <text:p>14.91</text:p>
          </table:table-cell>
          <table:table-cell table:formula="of:=VALUE( MID([.G21];FIND(&quot;-&quot;;[.G21])+1;9) )" office:value-type="float" office:value="27.6" calcext:value-type="float">
            <text:p>27.6</text:p>
          </table:table-cell>
          <table:table-cell table:formula="of:=([.I21]+[.H21])/2" office:value-type="float" office:value="21.255" calcext:value-type="float">
            <text:p>21.255</text:p>
          </table:table-cell>
          <table:table-cell table:formula="of:=STOCK([.A21];&quot;Price&quot;)" office:value-type="string" office:string-value="25.49" calcext:value-type="string">
            <text:p>25.49</text:p>
          </table:table-cell>
          <table:table-cell table:formula="of:=[.K21]/[.J21]" office:value-type="float" office:value="1.19924723594448" calcext:value-type="float">
            <text:p>1.19924723594448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Franklin Templeton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BF-B</text:p>
          </table:table-cell>
          <table:table-cell table:formula="of:=VALUE( STOCK([.A22];&quot;Dividend&quot;) )" office:value-type="currency" office:currency="USD" office:value="0.72" calcext:value-type="currency">
            <text:p>$0.72</text:p>
          </table:table-cell>
          <table:table-cell table:formula="of:=STOCK([.A22];&quot;Dividend %&quot;)" office:value-type="string" office:string-value="0.93%" calcext:value-type="string">
            <text:p>0.93%</text:p>
          </table:table-cell>
          <table:table-cell table:style-name="ce9" office:value-type="float" office:value="35" calcext:value-type="float">
            <text:p>35</text:p>
          </table:table-cell>
          <table:table-cell/>
          <table:table-cell table:formula="of:=STOCK([.A22]; &quot;P/E&quot;)" office:value-type="string" office:string-value="40.37" calcext:value-type="string">
            <text:p>40.37</text:p>
          </table:table-cell>
          <table:table-cell table:formula="of:=STOCK([.A22];&quot;52W Range&quot;)" office:value-type="string" office:string-value="44.68 - 83.40" calcext:value-type="string">
            <text:p>44.68 - 83.40</text:p>
          </table:table-cell>
          <table:table-cell table:formula="of:=VALUE( MID([.G22];1;FIND(&quot;-&quot;;[.G22])-1) )" office:value-type="float" office:value="44.68" calcext:value-type="float">
            <text:p>44.68</text:p>
          </table:table-cell>
          <table:table-cell table:formula="of:=VALUE( MID([.G22];FIND(&quot;-&quot;;[.G22])+1;9) )" office:value-type="float" office:value="83.4" calcext:value-type="float">
            <text:p>83.4</text:p>
          </table:table-cell>
          <table:table-cell table:formula="of:=([.I22]+[.H22])/2" office:value-type="float" office:value="64.04" calcext:value-type="float">
            <text:p>64.04</text:p>
          </table:table-cell>
          <table:table-cell table:formula="of:=STOCK([.A22];&quot;Price&quot;)" office:value-type="string" office:string-value="77.56" calcext:value-type="string">
            <text:p>77.56</text:p>
          </table:table-cell>
          <table:table-cell table:formula="of:=[.K22]/[.J22]" office:value-type="float" office:value="1.21111805121799" calcext:value-type="float">
            <text:p>1.21111805121799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CAH</text:p>
          </table:table-cell>
          <table:table-cell table:formula="of:=VALUE( STOCK([.A23];&quot;Dividend&quot;) )" office:value-type="currency" office:currency="USD" office:value="1.94" calcext:value-type="currency">
            <text:p>$1.94</text:p>
          </table:table-cell>
          <table:table-cell table:formula="of:=STOCK([.A23];&quot;Dividend %&quot;)" office:value-type="string" office:string-value="3.45%" calcext:value-type="string">
            <text:p>3.45%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formula="of:=STOCK([.A23]; &quot;P/E&quot;)" office:value-type="string" office:string-value="16.99" calcext:value-type="string">
            <text:p>16.99</text:p>
          </table:table-cell>
          <table:table-cell table:formula="of:=STOCK([.A23];&quot;52W Range&quot;)" office:value-type="string" office:string-value="39.05 - 60.69" calcext:value-type="string">
            <text:p>39.05 - 60.69</text:p>
          </table:table-cell>
          <table:table-cell table:formula="of:=VALUE( MID([.G23];1;FIND(&quot;-&quot;;[.G23])-1) )" office:value-type="float" office:value="39.05" calcext:value-type="float">
            <text:p>39.05</text:p>
          </table:table-cell>
          <table:table-cell table:formula="of:=VALUE( MID([.G23];FIND(&quot;-&quot;;[.G23])+1;9) )" office:value-type="float" office:value="60.69" calcext:value-type="float">
            <text:p>60.69</text:p>
          </table:table-cell>
          <table:table-cell table:formula="of:=([.I23]+[.H23])/2" office:value-type="float" office:value="49.87" calcext:value-type="float">
            <text:p>49.87</text:p>
          </table:table-cell>
          <table:table-cell table:formula="of:=STOCK([.A23];&quot;Price&quot;)" office:value-type="string" office:string-value="56.31" calcext:value-type="string">
            <text:p>56.31</text:p>
          </table:table-cell>
          <table:table-cell table:formula="of:=[.K23]/[.J23]" office:value-type="float" office:value="1.12913575295769" calcext:value-type="float">
            <text:p>1.12913575295769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Cardinal Health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CARR</text:p>
          </table:table-cell>
          <table:table-cell table:formula="of:=VALUE( STOCK([.A24];&quot;Dividend&quot;) )" office:value-type="currency" office:currency="USD" office:value="0.48" calcext:value-type="currency">
            <text:p>$0.48</text:p>
          </table:table-cell>
          <table:table-cell table:formula="of:=STOCK([.A24];&quot;Dividend %&quot;)" office:value-type="string" office:string-value="1.17%" calcext:value-type="string">
            <text:p>1.17%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formula="of:=STOCK([.A24]; &quot;P/E&quot;)" office:value-type="string" office:string-value="23.36" calcext:value-type="string">
            <text:p>23.36</text:p>
          </table:table-cell>
          <table:table-cell table:formula="of:=STOCK([.A24];&quot;52W Range&quot;)" office:value-type="string" office:string-value="11.50 - 41.48" calcext:value-type="string">
            <text:p>11.50 - 41.48</text:p>
          </table:table-cell>
          <table:table-cell table:formula="of:=VALUE( MID([.G24];1;FIND(&quot;-&quot;;[.G24])-1) )" office:value-type="float" office:value="11.5" calcext:value-type="float">
            <text:p>11.5</text:p>
          </table:table-cell>
          <table:table-cell table:formula="of:=VALUE( MID([.G24];FIND(&quot;-&quot;;[.G24])+1;9) )" office:value-type="float" office:value="41.48" calcext:value-type="float">
            <text:p>41.48</text:p>
          </table:table-cell>
          <table:table-cell table:formula="of:=([.I24]+[.H24])/2" office:value-type="float" office:value="26.49" calcext:value-type="float">
            <text:p>26.49</text:p>
          </table:table-cell>
          <table:table-cell table:formula="of:=STOCK([.A24];&quot;Price&quot;)" office:value-type="string" office:string-value="41.09" calcext:value-type="string">
            <text:p>41.09</text:p>
          </table:table-cell>
          <table:table-cell table:formula="of:=[.K24]/[.J24]" office:value-type="float" office:value="1.55115137787845" calcext:value-type="float">
            <text:p>1.55115137787845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AT</text:p>
          </table:table-cell>
          <table:table-cell table:formula="of:=VALUE( STOCK([.A25];&quot;Dividend&quot;) )" office:value-type="currency" office:currency="USD" office:value="4.12" calcext:value-type="currency">
            <text:p>$4.12</text:p>
          </table:table-cell>
          <table:table-cell table:formula="of:=STOCK([.A25];&quot;Dividend %&quot;)" office:value-type="string" office:string-value="2.12%" calcext:value-type="string">
            <text:p>2.12%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formula="of:=STOCK([.A25]; &quot;P/E&quot;)" office:value-type="string" office:string-value="32.3" calcext:value-type="string">
            <text:p>32.3</text:p>
          </table:table-cell>
          <table:table-cell table:formula="of:=STOCK([.A25];&quot;52W Range&quot;)" office:value-type="string" office:string-value="87.50 - 197.28" calcext:value-type="string">
            <text:p>87.50 - 197.28</text:p>
          </table:table-cell>
          <table:table-cell table:formula="of:=VALUE( MID([.G25];1;FIND(&quot;-&quot;;[.G25])-1) )" office:value-type="float" office:value="87.5" calcext:value-type="float">
            <text:p>87.5</text:p>
          </table:table-cell>
          <table:table-cell table:formula="of:=VALUE( MID([.G25];FIND(&quot;-&quot;;[.G25])+1;9) )" office:value-type="float" office:value="197.28" calcext:value-type="float">
            <text:p>197.28</text:p>
          </table:table-cell>
          <table:table-cell table:formula="of:=([.I25]+[.H25])/2" office:value-type="float" office:value="142.39" calcext:value-type="float">
            <text:p>142.39</text:p>
          </table:table-cell>
          <table:table-cell table:formula="of:=STOCK([.A25];&quot;Price&quot;)" office:value-type="string" office:string-value="194.23" calcext:value-type="string">
            <text:p>194.23</text:p>
          </table:table-cell>
          <table:table-cell table:formula="of:=[.K25]/[.J25]" office:value-type="float" office:value="1.36407051056956" calcext:value-type="float">
            <text:p>1.36407051056956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B</text:p>
          </table:table-cell>
          <table:table-cell table:formula="of:=VALUE( STOCK([.A26];&quot;Dividend&quot;) )" office:value-type="currency" office:currency="USD" office:value="3.12" calcext:value-type="currency">
            <text:p>$3.12</text:p>
          </table:table-cell>
          <table:table-cell table:formula="of:=STOCK([.A26];&quot;Dividend %&quot;)" office:value-type="string" office:string-value="2.00%" calcext:value-type="string">
            <text:p>2.00%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formula="of:=STOCK([.A26]; &quot;P/E&quot;)" office:value-type="string" office:string-value="31" calcext:value-type="string">
            <text:p>31</text:p>
          </table:table-cell>
          <table:table-cell table:formula="of:=STOCK([.A26];&quot;52W Range&quot;)" office:value-type="string" office:string-value="87.35 - 167.74" calcext:value-type="string">
            <text:p>87.35 - 167.74</text:p>
          </table:table-cell>
          <table:table-cell table:formula="of:=VALUE( MID([.G26];1;FIND(&quot;-&quot;;[.G26])-1) )" office:value-type="float" office:value="87.35" calcext:value-type="float">
            <text:p>87.35</text:p>
          </table:table-cell>
          <table:table-cell table:formula="of:=VALUE( MID([.G26];FIND(&quot;-&quot;;[.G26])+1;9) )" office:value-type="float" office:value="167.74" calcext:value-type="float">
            <text:p>167.74</text:p>
          </table:table-cell>
          <table:table-cell table:formula="of:=([.I26]+[.H26])/2" office:value-type="float" office:value="127.545" calcext:value-type="float">
            <text:p>127.545</text:p>
          </table:table-cell>
          <table:table-cell table:formula="of:=STOCK([.A26];&quot;Price&quot;)" office:value-type="string" office:string-value="155.86" calcext:value-type="string">
            <text:p>155.86</text:p>
          </table:table-cell>
          <table:table-cell table:formula="of:=[.K26]/[.J26]" office:value-type="float" office:value="1.2220000784037" calcext:value-type="float">
            <text:p>1.2220000784037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BSH</text:p>
          </table:table-cell>
          <table:table-cell table:formula="of:=VALUE( STOCK([.A27];&quot;Dividend&quot;) )" office:value-type="currency" office:currency="USD" office:value="1.08" calcext:value-type="currency">
            <text:p>$1.08</text:p>
          </table:table-cell>
          <table:table-cell table:formula="of:=STOCK([.A27];&quot;Dividend %&quot;)" office:value-type="string" office:string-value="1.53%" calcext:value-type="string">
            <text:p>1.53%</text:p>
          </table:table-cell>
          <table:table-cell table:style-name="ce9" office:value-type="string" calcext:value-type="string">
            <text:p>10?</text:p>
          </table:table-cell>
          <table:table-cell/>
          <table:table-cell table:formula="of:=STOCK([.A27]; &quot;P/E&quot;)" office:value-type="string" office:string-value="26.3" calcext:value-type="string">
            <text:p>26.3</text:p>
          </table:table-cell>
          <table:table-cell table:formula="of:=STOCK([.A27];&quot;52W Range&quot;)" office:value-type="string" office:string-value="43.34 - 70.13" calcext:value-type="string">
            <text:p>43.34 - 70.13</text:p>
          </table:table-cell>
          <table:table-cell table:formula="of:=VALUE( MID([.G27];1;FIND(&quot;-&quot;;[.G27])-1) )" office:value-type="float" office:value="43.34" calcext:value-type="float">
            <text:p>43.34</text:p>
          </table:table-cell>
          <table:table-cell table:formula="of:=VALUE( MID([.G27];FIND(&quot;-&quot;;[.G27])+1;9) )" office:value-type="float" office:value="70.13" calcext:value-type="float">
            <text:p>70.13</text:p>
          </table:table-cell>
          <table:table-cell table:formula="of:=([.I27]+[.H27])/2" office:value-type="float" office:value="56.735" calcext:value-type="float">
            <text:p>56.735</text:p>
          </table:table-cell>
          <table:table-cell table:formula="of:=STOCK([.A27];&quot;Price&quot;)" office:value-type="string" office:string-value="70.61" calcext:value-type="string">
            <text:p>70.61</text:p>
          </table:table-cell>
          <table:table-cell table:formula="of:=[.K27]/[.J27]" office:value-type="float" office:value="1.24455803296025" calcext:value-type="float">
            <text:p>1.24455803296025</text:p>
          </table:table-cell>
          <table:table-cell table:style-name="ce9" office:value-type="string" calcext:value-type="string">
            <text:p>king?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INF</text:p>
          </table:table-cell>
          <table:table-cell table:formula="of:=VALUE( STOCK([.A28];&quot;Dividend&quot;) )" office:value-type="currency" office:currency="USD" office:value="2.4" calcext:value-type="currency">
            <text:p>$2.40</text:p>
          </table:table-cell>
          <table:table-cell table:formula="of:=STOCK([.A28];&quot;Dividend %&quot;)" office:value-type="string" office:string-value="2.74%" calcext:value-type="string">
            <text:p>2.74%</text:p>
          </table:table-cell>
          <table:table-cell table:style-name="ce9" office:value-type="float" office:value="37" calcext:value-type="float">
            <text:p>37</text:p>
          </table:table-cell>
          <table:table-cell/>
          <table:table-cell table:formula="of:=STOCK([.A28]; &quot;P/E&quot;)" office:value-type="string" office:string-value="18.08" calcext:value-type="string">
            <text:p>18.08</text:p>
          </table:table-cell>
          <table:table-cell table:formula="of:=STOCK([.A28];&quot;52W Range&quot;)" office:value-type="string" office:string-value="46.07 - 115.53" calcext:value-type="string">
            <text:p>46.07 - 115.53</text:p>
          </table:table-cell>
          <table:table-cell table:formula="of:=VALUE( MID([.G28];1;FIND(&quot;-&quot;;[.G28])-1) )" office:value-type="float" office:value="46.07" calcext:value-type="float">
            <text:p>46.07</text:p>
          </table:table-cell>
          <table:table-cell table:formula="of:=VALUE( MID([.G28];FIND(&quot;-&quot;;[.G28])+1;9) )" office:value-type="float" office:value="115.53" calcext:value-type="float">
            <text:p>115.53</text:p>
          </table:table-cell>
          <table:table-cell table:formula="of:=([.I28]+[.H28])/2" office:value-type="float" office:value="80.8" calcext:value-type="float">
            <text:p>80.8</text:p>
          </table:table-cell>
          <table:table-cell table:formula="of:=STOCK([.A28];&quot;Price&quot;)" office:value-type="string" office:string-value="87.68" calcext:value-type="string">
            <text:p>87.68</text:p>
          </table:table-cell>
          <table:table-cell table:formula="of:=[.K28]/[.J28]" office:value-type="float" office:value="1.08514851485149" calcext:value-type="float">
            <text:p>1.08514851485149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L</text:p>
          </table:table-cell>
          <table:table-cell table:formula="of:=VALUE( STOCK([.A29];&quot;Dividend&quot;) )" office:value-type="currency" office:currency="USD" office:value="1.76" calcext:value-type="currency">
            <text:p>$1.76</text:p>
          </table:table-cell>
          <table:table-cell table:formula="of:=STOCK([.A29];&quot;Dividend %&quot;)" office:value-type="string" office:string-value="2.15%" calcext:value-type="string">
            <text:p>2.15%</text:p>
          </table:table-cell>
          <table:table-cell table:style-name="ce12"/>
          <table:table-cell/>
          <table:table-cell table:formula="of:=STOCK([.A29]; &quot;P/E&quot;)" office:value-type="string" office:string-value="26.12" calcext:value-type="string">
            <text:p>26.12</text:p>
          </table:table-cell>
          <table:table-cell table:formula="of:=STOCK([.A29];&quot;52W Range&quot;)" office:value-type="string" office:string-value="58.49 - 86.41" calcext:value-type="string">
            <text:p>58.49 - 86.41</text:p>
          </table:table-cell>
          <table:table-cell table:formula="of:=VALUE( MID([.G29];1;FIND(&quot;-&quot;;[.G29])-1) )" office:value-type="float" office:value="58.49" calcext:value-type="float">
            <text:p>58.49</text:p>
          </table:table-cell>
          <table:table-cell table:formula="of:=VALUE( MID([.G29];FIND(&quot;-&quot;;[.G29])+1;9) )" office:value-type="float" office:value="86.41" calcext:value-type="float">
            <text:p>86.41</text:p>
          </table:table-cell>
          <table:table-cell table:formula="of:=([.I29]+[.H29])/2" office:value-type="float" office:value="72.45" calcext:value-type="float">
            <text:p>72.45</text:p>
          </table:table-cell>
          <table:table-cell table:formula="of:=STOCK([.A29];&quot;Price&quot;)" office:value-type="string" office:string-value="81.8" calcext:value-type="string">
            <text:p>81.8</text:p>
          </table:table-cell>
          <table:table-cell table:formula="of:=[.K29]/[.J29]" office:value-type="float" office:value="1.12905452035887" calcext:value-type="float">
            <text:p>1.12905452035887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Colgate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CLX</text:p>
          </table:table-cell>
          <table:table-cell table:formula="of:=VALUE( STOCK([.A30];&quot;Dividend&quot;) )" office:value-type="currency" office:currency="USD" office:value="4.44" calcext:value-type="currency">
            <text:p>$4.44</text:p>
          </table:table-cell>
          <table:table-cell table:formula="of:=STOCK([.A30];&quot;Dividend %&quot;)" office:value-type="string" office:string-value="2.26%" calcext:value-type="string">
            <text:p>2.26%</text:p>
          </table:table-cell>
          <table:table-cell table:style-name="ce9" office:value-type="float" office:value="43" calcext:value-type="float">
            <text:p>43</text:p>
          </table:table-cell>
          <table:table-cell/>
          <table:table-cell table:formula="of:=STOCK([.A30]; &quot;P/E&quot;)" office:value-type="string" office:string-value="21.88" calcext:value-type="string">
            <text:p>21.88</text:p>
          </table:table-cell>
          <table:table-cell table:formula="of:=STOCK([.A30];&quot;52W Range&quot;)" office:value-type="string" office:string-value="150.95 - 239.87" calcext:value-type="string">
            <text:p>150.95 - 239.87</text:p>
          </table:table-cell>
          <table:table-cell table:formula="of:=VALUE( MID([.G30];1;FIND(&quot;-&quot;;[.G30])-1) )" office:value-type="float" office:value="150.95" calcext:value-type="float">
            <text:p>150.95</text:p>
          </table:table-cell>
          <table:table-cell table:formula="of:=VALUE( MID([.G30];FIND(&quot;-&quot;;[.G30])+1;9) )" office:value-type="float" office:value="239.87" calcext:value-type="float">
            <text:p>239.87</text:p>
          </table:table-cell>
          <table:table-cell table:formula="of:=([.I30]+[.H30])/2" office:value-type="float" office:value="195.41" calcext:value-type="float">
            <text:p>195.41</text:p>
          </table:table-cell>
          <table:table-cell table:formula="of:=STOCK([.A30];&quot;Price&quot;)" office:value-type="string" office:string-value="196.43" calcext:value-type="string">
            <text:p>196.43</text:p>
          </table:table-cell>
          <table:table-cell table:formula="of:=[.K30]/[.J30]" office:value-type="float" office:value="1.0052197942787" calcext:value-type="float">
            <text:p>1.0052197942787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INF</text:p>
          </table:table-cell>
          <table:table-cell table:formula="of:=VALUE( STOCK([.A31];&quot;Dividend&quot;) )" office:value-type="currency" office:currency="USD" office:value="2.4" calcext:value-type="currency">
            <text:p>$2.40</text:p>
          </table:table-cell>
          <table:table-cell table:formula="of:=STOCK([.A31];&quot;Dividend %&quot;)" office:value-type="string" office:string-value="2.74%" calcext:value-type="string">
            <text:p>2.74%</text:p>
          </table:table-cell>
          <table:table-cell table:style-name="ce9" office:value-type="float" office:value="37" calcext:value-type="float">
            <text:p>37</text:p>
          </table:table-cell>
          <table:table-cell/>
          <table:table-cell table:formula="of:=STOCK([.A31]; &quot;P/E&quot;)" office:value-type="string" office:string-value="18.08" calcext:value-type="string">
            <text:p>18.08</text:p>
          </table:table-cell>
          <table:table-cell table:formula="of:=STOCK([.A31];&quot;52W Range&quot;)" office:value-type="string" office:string-value="46.07 - 115.53" calcext:value-type="string">
            <text:p>46.07 - 115.53</text:p>
          </table:table-cell>
          <table:table-cell table:formula="of:=VALUE( MID([.G31];1;FIND(&quot;-&quot;;[.G31])-1) )" office:value-type="float" office:value="46.07" calcext:value-type="float">
            <text:p>46.07</text:p>
          </table:table-cell>
          <table:table-cell table:formula="of:=VALUE( MID([.G31];FIND(&quot;-&quot;;[.G31])+1;9) )" office:value-type="float" office:value="115.53" calcext:value-type="float">
            <text:p>115.53</text:p>
          </table:table-cell>
          <table:table-cell table:formula="of:=([.I31]+[.H31])/2" office:value-type="float" office:value="80.8" calcext:value-type="float">
            <text:p>80.8</text:p>
          </table:table-cell>
          <table:table-cell table:formula="of:=STOCK([.A31];&quot;Price&quot;)" office:value-type="string" office:string-value="87.68" calcext:value-type="string">
            <text:p>87.68</text:p>
          </table:table-cell>
          <table:table-cell table:formula="of:=[.K31]/[.J31]" office:value-type="float" office:value="1.08514851485149" calcext:value-type="float">
            <text:p>1.08514851485149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TAS</text:p>
          </table:table-cell>
          <table:table-cell table:formula="of:=VALUE( STOCK([.A32];&quot;Dividend&quot;) )" office:value-type="currency" office:currency="USD" office:value="3.51" calcext:value-type="currency">
            <text:p>$3.51</text:p>
          </table:table-cell>
          <table:table-cell table:formula="of:=STOCK([.A32];&quot;Dividend %&quot;)" office:value-type="string" office:string-value="0.99%" calcext:value-type="string">
            <text:p>0.99%</text:p>
          </table:table-cell>
          <table:table-cell table:style-name="ce9" office:value-type="float" office:value="35" calcext:value-type="float">
            <text:p>35</text:p>
          </table:table-cell>
          <table:table-cell/>
          <table:table-cell table:formula="of:=STOCK([.A32]; &quot;P/E&quot;)" office:value-type="string" office:string-value="43.87" calcext:value-type="string">
            <text:p>43.87</text:p>
          </table:table-cell>
          <table:table-cell table:formula="of:=STOCK([.A32];&quot;52W Range&quot;)" office:value-type="string" office:string-value="154.33 - 369.20" calcext:value-type="string">
            <text:p>154.33 - 369.20</text:p>
          </table:table-cell>
          <table:table-cell table:formula="of:=VALUE( MID([.G32];1;FIND(&quot;-&quot;;[.G32])-1) )" office:value-type="float" office:value="154.33" calcext:value-type="float">
            <text:p>154.33</text:p>
          </table:table-cell>
          <table:table-cell table:formula="of:=VALUE( MID([.G32];FIND(&quot;-&quot;;[.G32])+1;9) )" office:value-type="float" office:value="369.2" calcext:value-type="float">
            <text:p>369.2</text:p>
          </table:table-cell>
          <table:table-cell table:formula="of:=([.I32]+[.H32])/2" office:value-type="float" office:value="261.765" calcext:value-type="float">
            <text:p>261.765</text:p>
          </table:table-cell>
          <table:table-cell table:formula="of:=STOCK([.A32];&quot;Price&quot;)" office:value-type="string" office:string-value="355.06" calcext:value-type="string">
            <text:p>355.06</text:p>
          </table:table-cell>
          <table:table-cell table:formula="of:=[.K32]/[.J32]" office:value-type="float" office:value="1.35640746471071" calcext:value-type="float">
            <text:p>1.35640746471071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VS</text:p>
          </table:table-cell>
          <table:table-cell table:formula="of:=VALUE( STOCK([.A33];&quot;Dividend&quot;) )" office:value-type="currency" office:currency="USD" office:value="2" calcext:value-type="currency">
            <text:p>$2.00</text:p>
          </table:table-cell>
          <table:table-cell table:formula="of:=STOCK([.A33];&quot;Dividend %&quot;)" office:value-type="string" office:string-value="2.70%" calcext:value-type="string">
            <text:p>2.70%</text:p>
          </table:table-cell>
          <table:table-cell table:style-name="ce9" office:value-type="float" office:value="37" calcext:value-type="float">
            <text:p>37</text:p>
          </table:table-cell>
          <table:table-cell/>
          <table:table-cell table:formula="of:=STOCK([.A33]; &quot;P/E&quot;)" office:value-type="string" office:string-value="12.21" calcext:value-type="string">
            <text:p>12.21</text:p>
          </table:table-cell>
          <table:table-cell table:formula="of:=STOCK([.A33];&quot;52W Range&quot;)" office:value-type="string" office:string-value="52.04 - 76.44" calcext:value-type="string">
            <text:p>52.04 - 76.44</text:p>
          </table:table-cell>
          <table:table-cell table:formula="of:=VALUE( MID([.G33];1;FIND(&quot;-&quot;;[.G33])-1) )" office:value-type="float" office:value="52.04" calcext:value-type="float">
            <text:p>52.04</text:p>
          </table:table-cell>
          <table:table-cell table:formula="of:=VALUE( MID([.G33];FIND(&quot;-&quot;;[.G33])+1;9) )" office:value-type="float" office:value="76.44" calcext:value-type="float">
            <text:p>76.44</text:p>
          </table:table-cell>
          <table:table-cell table:formula="of:=([.I33]+[.H33])/2" office:value-type="float" office:value="64.24" calcext:value-type="float">
            <text:p>64.24</text:p>
          </table:table-cell>
          <table:table-cell table:formula="of:=STOCK([.A33];&quot;Price&quot;)" office:value-type="string" office:string-value="73.99" calcext:value-type="string">
            <text:p>73.99</text:p>
          </table:table-cell>
          <table:table-cell table:formula="of:=[.K33]/[.J33]" office:value-type="float" office:value="1.15177459526775" calcext:value-type="float">
            <text:p>1.15177459526775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VX</text:p>
          </table:table-cell>
          <table:table-cell table:formula="of:=VALUE( STOCK([.A34];&quot;Dividend&quot;) )" office:value-type="currency" office:currency="USD" office:value="5.16" calcext:value-type="currency">
            <text:p>$5.16</text:p>
          </table:table-cell>
          <table:table-cell table:formula="of:=STOCK([.A34];&quot;Dividend %&quot;)" office:value-type="string" office:string-value="5.72%" calcext:value-type="string">
            <text:p>5.72%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formula="of:=STOCK([.A34]; &quot;P/E&quot;)" office:value-type="string" office:string-value="-" calcext:value-type="string">
            <text:p>-</text:p>
          </table:table-cell>
          <table:table-cell table:formula="of:=STOCK([.A34];&quot;52W Range&quot;)" office:value-type="string" office:string-value="51.60 - 119.73" calcext:value-type="string">
            <text:p>51.60 - 119.73</text:p>
          </table:table-cell>
          <table:table-cell table:formula="of:=VALUE( MID([.G34];1;FIND(&quot;-&quot;;[.G34])-1) )" office:value-type="float" office:value="51.6" calcext:value-type="float">
            <text:p>51.6</text:p>
          </table:table-cell>
          <table:table-cell table:formula="of:=VALUE( MID([.G34];FIND(&quot;-&quot;;[.G34])+1;9) )" office:value-type="float" office:value="119.73" calcext:value-type="float">
            <text:p>119.73</text:p>
          </table:table-cell>
          <table:table-cell table:formula="of:=([.I34]+[.H34])/2" office:value-type="float" office:value="85.665" calcext:value-type="float">
            <text:p>85.665</text:p>
          </table:table-cell>
          <table:table-cell table:formula="of:=STOCK([.A34];&quot;Price&quot;)" office:value-type="string" office:string-value="90.22" calcext:value-type="string">
            <text:p>90.22</text:p>
          </table:table-cell>
          <table:table-cell table:formula="of:=[.K34]/[.J34]" office:value-type="float" office:value="1.05317224070507" calcext:value-type="float">
            <text:p>1.05317224070507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Chevron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CWT</text:p>
          </table:table-cell>
          <table:table-cell table:formula="of:=VALUE( STOCK([.A35];&quot;Dividend&quot;) )" office:value-type="currency" office:currency="USD" office:value="0.85" calcext:value-type="currency">
            <text:p>$0.85</text:p>
          </table:table-cell>
          <table:table-cell table:formula="of:=STOCK([.A35];&quot;Dividend %&quot;)" office:value-type="string" office:string-value="1.51%" calcext:value-type="string">
            <text:p>1.51%</text:p>
          </table:table-cell>
          <table:table-cell table:style-name="ce9" office:value-type="float" office:value="52" calcext:value-type="float">
            <text:p>52</text:p>
          </table:table-cell>
          <table:table-cell/>
          <table:table-cell table:formula="of:=STOCK([.A35]; &quot;P/E&quot;)" office:value-type="string" office:string-value="-" calcext:value-type="string">
            <text:p>-</text:p>
          </table:table-cell>
          <table:table-cell table:formula="of:=STOCK([.A35];&quot;52W Range&quot;)" office:value-type="string" office:string-value="39.74 - 57.36" calcext:value-type="string">
            <text:p>39.74 - 57.36</text:p>
          </table:table-cell>
          <table:table-cell table:formula="of:=VALUE( MID([.G35];1;FIND(&quot;-&quot;;[.G35])-1) )" office:value-type="float" office:value="39.74" calcext:value-type="float">
            <text:p>39.74</text:p>
          </table:table-cell>
          <table:table-cell table:formula="of:=VALUE( MID([.G35];FIND(&quot;-&quot;;[.G35])+1;9) )" office:value-type="float" office:value="57.36" calcext:value-type="float">
            <text:p>57.36</text:p>
          </table:table-cell>
          <table:table-cell table:formula="of:=([.I35]+[.H35])/2" office:value-type="float" office:value="48.55" calcext:value-type="float">
            <text:p>48.55</text:p>
          </table:table-cell>
          <table:table-cell table:formula="of:=STOCK([.A35];&quot;Price&quot;)" office:value-type="string" office:string-value="56.31" calcext:value-type="string">
            <text:p>56.31</text:p>
          </table:table-cell>
          <table:table-cell table:formula="of:=[.K35]/[.J35]" office:value-type="float" office:value="1.15983522142122" calcext:value-type="float">
            <text:p>1.15983522142122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DOV</text:p>
          </table:table-cell>
          <table:table-cell table:formula="of:=VALUE( STOCK([.A36];&quot;Dividend&quot;) )" office:value-type="currency" office:currency="USD" office:value="1.98" calcext:value-type="currency">
            <text:p>$1.98</text:p>
          </table:table-cell>
          <table:table-cell table:formula="of:=STOCK([.A36];&quot;Dividend %&quot;)" office:value-type="string" office:string-value="1.53%" calcext:value-type="string">
            <text:p>1.53%</text:p>
          </table:table-cell>
          <table:table-cell table:style-name="ce9" office:value-type="float" office:value="65" calcext:value-type="float">
            <text:p>65</text:p>
          </table:table-cell>
          <table:table-cell/>
          <table:table-cell table:formula="of:=STOCK([.A36]; &quot;P/E&quot;)" office:value-type="string" office:string-value="28.18" calcext:value-type="string">
            <text:p>28.18</text:p>
          </table:table-cell>
          <table:table-cell table:formula="of:=STOCK([.A36];&quot;52W Range&quot;)" office:value-type="string" office:string-value="62.95 - 128.80" calcext:value-type="string">
            <text:p>62.95 - 128.80</text:p>
          </table:table-cell>
          <table:table-cell table:formula="of:=VALUE( MID([.G36];1;FIND(&quot;-&quot;;[.G36])-1) )" office:value-type="float" office:value="62.95" calcext:value-type="float">
            <text:p>62.95</text:p>
          </table:table-cell>
          <table:table-cell table:formula="of:=VALUE( MID([.G36];FIND(&quot;-&quot;;[.G36])+1;9) )" office:value-type="float" office:value="128.8" calcext:value-type="float">
            <text:p>128.8</text:p>
          </table:table-cell>
          <table:table-cell table:formula="of:=([.I36]+[.H36])/2" office:value-type="float" office:value="95.875" calcext:value-type="float">
            <text:p>95.875</text:p>
          </table:table-cell>
          <table:table-cell table:formula="of:=STOCK([.A36];&quot;Price&quot;)" office:value-type="string" office:string-value="129.45" calcext:value-type="string">
            <text:p>129.45</text:p>
          </table:table-cell>
          <table:table-cell table:formula="of:=[.K36]/[.J36]" office:value-type="float" office:value="1.35019556714472" calcext:value-type="float">
            <text:p>1.35019556714472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ECL</text:p>
          </table:table-cell>
          <table:table-cell table:formula="of:=VALUE( STOCK([.A37];&quot;Dividend&quot;) )" office:value-type="currency" office:currency="USD" office:value="1.92" calcext:value-type="currency">
            <text:p>$1.92</text:p>
          </table:table-cell>
          <table:table-cell table:formula="of:=STOCK([.A37];&quot;Dividend %&quot;)" office:value-type="string" office:string-value="0.85%" calcext:value-type="string">
            <text:p>0.85%</text:p>
          </table:table-cell>
          <table:table-cell table:style-name="ce9" office:value-type="float" office:value="34" calcext:value-type="float">
            <text:p>34</text:p>
          </table:table-cell>
          <table:table-cell/>
          <table:table-cell table:formula="of:=STOCK([.A37]; &quot;P/E&quot;)" office:value-type="string" office:string-value="59.69" calcext:value-type="string">
            <text:p>59.69</text:p>
          </table:table-cell>
          <table:table-cell table:formula="of:=STOCK([.A37];&quot;52W Range&quot;)" office:value-type="string" office:string-value="124.60 - 231.36" calcext:value-type="string">
            <text:p>124.60 - 231.36</text:p>
          </table:table-cell>
          <table:table-cell table:formula="of:=VALUE( MID([.G37];1;FIND(&quot;-&quot;;[.G37])-1) )" office:value-type="float" office:value="124.6" calcext:value-type="float">
            <text:p>124.6</text:p>
          </table:table-cell>
          <table:table-cell table:formula="of:=VALUE( MID([.G37];FIND(&quot;-&quot;;[.G37])+1;9) )" office:value-type="float" office:value="231.36" calcext:value-type="float">
            <text:p>231.36</text:p>
          </table:table-cell>
          <table:table-cell table:formula="of:=([.I37]+[.H37])/2" office:value-type="float" office:value="177.98" calcext:value-type="float">
            <text:p>177.98</text:p>
          </table:table-cell>
          <table:table-cell table:formula="of:=STOCK([.A37];&quot;Price&quot;)" office:value-type="string" office:string-value="225.74" calcext:value-type="string">
            <text:p>225.74</text:p>
          </table:table-cell>
          <table:table-cell table:formula="of:=[.K37]/[.J37]" office:value-type="float" office:value="1.26834475783796" calcext:value-type="float">
            <text:p>1.26834475783796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ED</text:p>
          </table:table-cell>
          <table:table-cell table:formula="of:=VALUE( STOCK([.A38];&quot;Dividend&quot;) )" office:value-type="currency" office:currency="USD" office:value="3.06" calcext:value-type="currency">
            <text:p>$3.06</text:p>
          </table:table-cell>
          <table:table-cell table:formula="of:=STOCK([.A38];&quot;Dividend %&quot;)" office:value-type="string" office:string-value="4.38%" calcext:value-type="string">
            <text:p>4.38%</text:p>
          </table:table-cell>
          <table:table-cell table:style-name="ce9" office:value-type="float" office:value="45" calcext:value-type="float">
            <text:p>45</text:p>
          </table:table-cell>
          <table:table-cell/>
          <table:table-cell table:formula="of:=STOCK([.A38]; &quot;P/E&quot;)" office:value-type="string" office:string-value="17.29" calcext:value-type="string">
            <text:p>17.29</text:p>
          </table:table-cell>
          <table:table-cell table:formula="of:=STOCK([.A38];&quot;52W Range&quot;)" office:value-type="string" office:string-value="62.03 - 95.10" calcext:value-type="string">
            <text:p>62.03 - 95.10</text:p>
          </table:table-cell>
          <table:table-cell table:formula="of:=VALUE( MID([.G38];1;FIND(&quot;-&quot;;[.G38])-1) )" office:value-type="float" office:value="62.03" calcext:value-type="float">
            <text:p>62.03</text:p>
          </table:table-cell>
          <table:table-cell table:formula="of:=VALUE( MID([.G38];FIND(&quot;-&quot;;[.G38])+1;9) )" office:value-type="float" office:value="95.1" calcext:value-type="float">
            <text:p>95.1</text:p>
          </table:table-cell>
          <table:table-cell table:formula="of:=([.I38]+[.H38])/2" office:value-type="float" office:value="78.565" calcext:value-type="float">
            <text:p>78.565</text:p>
          </table:table-cell>
          <table:table-cell table:formula="of:=STOCK([.A38];&quot;Price&quot;)" office:value-type="string" office:string-value="69.91" calcext:value-type="string">
            <text:p>69.91</text:p>
          </table:table-cell>
          <table:table-cell table:formula="of:=[.K38]/[.J38]" office:value-type="float" office:value="0.889836441163368" calcext:value-type="float">
            <text:p>0.889836441163368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EMR</text:p>
          </table:table-cell>
          <table:table-cell table:formula="of:=VALUE( STOCK([.A39];&quot;Dividend&quot;) )" office:value-type="currency" office:currency="USD" office:value="2.02" calcext:value-type="currency">
            <text:p>$2.02</text:p>
          </table:table-cell>
          <table:table-cell table:formula="of:=STOCK([.A39];&quot;Dividend %&quot;)" office:value-type="string" office:string-value="2.46%" calcext:value-type="string">
            <text:p>2.46%</text:p>
          </table:table-cell>
          <table:table-cell table:style-name="ce9" office:value-type="float" office:value="63" calcext:value-type="float">
            <text:p>63</text:p>
          </table:table-cell>
          <table:table-cell/>
          <table:table-cell table:formula="of:=STOCK([.A39]; &quot;P/E&quot;)" office:value-type="string" office:string-value="25.29" calcext:value-type="string">
            <text:p>25.29</text:p>
          </table:table-cell>
          <table:table-cell table:formula="of:=STOCK([.A39];&quot;52W Range&quot;)" office:value-type="string" office:string-value="37.75 - 83.14" calcext:value-type="string">
            <text:p>37.75 - 83.14</text:p>
          </table:table-cell>
          <table:table-cell table:formula="of:=VALUE( MID([.G39];1;FIND(&quot;-&quot;;[.G39])-1) )" office:value-type="float" office:value="37.75" calcext:value-type="float">
            <text:p>37.75</text:p>
          </table:table-cell>
          <table:table-cell table:formula="of:=VALUE( MID([.G39];FIND(&quot;-&quot;;[.G39])+1;9) )" office:value-type="float" office:value="83.14" calcext:value-type="float">
            <text:p>83.14</text:p>
          </table:table-cell>
          <table:table-cell table:formula="of:=([.I39]+[.H39])/2" office:value-type="float" office:value="60.445" calcext:value-type="float">
            <text:p>60.445</text:p>
          </table:table-cell>
          <table:table-cell table:formula="of:=STOCK([.A39];&quot;Price&quot;)" office:value-type="string" office:string-value="82.07" calcext:value-type="string">
            <text:p>82.07</text:p>
          </table:table-cell>
          <table:table-cell table:formula="of:=[.K39]/[.J39]" office:value-type="float" office:value="1.35776325585243" calcext:value-type="float">
            <text:p>1.35776325585243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look for P/E of 18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EPD</text:p>
          </table:table-cell>
          <table:table-cell table:formula="of:=VALUE( STOCK([.A40];&quot;Dividend&quot;) )" office:value-type="currency" office:currency="USD" office:value="1.78" calcext:value-type="currency">
            <text:p>$1.78</text:p>
          </table:table-cell>
          <table:table-cell table:formula="of:=STOCK([.A40];&quot;Dividend %&quot;)" office:value-type="string" office:string-value="8.35%" calcext:value-type="string">
            <text:p>8.35%</text:p>
          </table:table-cell>
          <table:table-cell table:style-name="ce9" office:value-type="float" office:value="34" calcext:value-type="float">
            <text:p>34</text:p>
          </table:table-cell>
          <table:table-cell/>
          <table:table-cell table:formula="of:=STOCK([.A40]; &quot;P/E&quot;)" office:value-type="string" office:string-value="10.4" calcext:value-type="string">
            <text:p>10.4</text:p>
          </table:table-cell>
          <table:table-cell table:formula="of:=STOCK([.A40];&quot;52W Range&quot;)" office:value-type="string" office:string-value="10.27 - 29.22" calcext:value-type="string">
            <text:p>10.27 - 29.22</text:p>
          </table:table-cell>
          <table:table-cell table:formula="of:=VALUE( MID([.G40];1;FIND(&quot;-&quot;;[.G40])-1) )" office:value-type="float" office:value="10.27" calcext:value-type="float">
            <text:p>10.27</text:p>
          </table:table-cell>
          <table:table-cell table:formula="of:=VALUE( MID([.G40];FIND(&quot;-&quot;;[.G40])+1;9) )" office:value-type="float" office:value="29.22" calcext:value-type="float">
            <text:p>29.22</text:p>
          </table:table-cell>
          <table:table-cell table:formula="of:=([.I40]+[.H40])/2" office:value-type="float" office:value="19.745" calcext:value-type="float">
            <text:p>19.745</text:p>
          </table:table-cell>
          <table:table-cell table:formula="of:=STOCK([.A40];&quot;Price&quot;)" office:value-type="string" office:string-value="21.31" calcext:value-type="string">
            <text:p>21.31</text:p>
          </table:table-cell>
          <table:table-cell table:formula="of:=[.K40]/[.J40]" office:value-type="float" office:value="1.07926057229678" calcext:value-type="float">
            <text:p>1.07926057229678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ESS</text:p>
          </table:table-cell>
          <table:table-cell table:formula="of:=VALUE( STOCK([.A41];&quot;Dividend&quot;) )" office:value-type="currency" office:currency="USD" office:value="8.31" calcext:value-type="currency">
            <text:p>$8.31</text:p>
          </table:table-cell>
          <table:table-cell table:formula="of:=STOCK([.A41];&quot;Dividend %&quot;)" office:value-type="string" office:string-value="3.59%" calcext:value-type="string">
            <text:p>3.59%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formula="of:=STOCK([.A41]; &quot;P/E&quot;)" office:value-type="string" office:string-value="25.37" calcext:value-type="string">
            <text:p>25.37</text:p>
          </table:table-cell>
          <table:table-cell table:formula="of:=STOCK([.A41];&quot;52W Range&quot;)" office:value-type="string" office:string-value="175.81 - 329.74" calcext:value-type="string">
            <text:p>175.81 - 329.74</text:p>
          </table:table-cell>
          <table:table-cell table:formula="of:=VALUE( MID([.G41];1;FIND(&quot;-&quot;;[.G41])-1) )" office:value-type="float" office:value="175.81" calcext:value-type="float">
            <text:p>175.81</text:p>
          </table:table-cell>
          <table:table-cell table:formula="of:=VALUE( MID([.G41];FIND(&quot;-&quot;;[.G41])+1;9) )" office:value-type="float" office:value="329.74" calcext:value-type="float">
            <text:p>329.74</text:p>
          </table:table-cell>
          <table:table-cell table:formula="of:=([.I41]+[.H41])/2" office:value-type="float" office:value="252.775" calcext:value-type="float">
            <text:p>252.775</text:p>
          </table:table-cell>
          <table:table-cell table:formula="of:=STOCK([.A41];&quot;Price&quot;)" office:value-type="string" office:string-value="231.5" calcext:value-type="string">
            <text:p>231.5</text:p>
          </table:table-cell>
          <table:table-cell table:formula="of:=[.K41]/[.J41]" office:value-type="float" office:value="0.915834239936702" calcext:value-type="float">
            <text:p>0.915834239936702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ET</text:p>
          </table:table-cell>
          <table:table-cell table:formula="of:=VALUE( STOCK([.A42];&quot;Dividend&quot;) )" office:value-type="string" office:string-value="" calcext:value-type="error">
            <text:p>Err:502</text:p>
          </table:table-cell>
          <table:table-cell table:formula="of:=STOCK([.A42];&quot;Dividend %&quot;)" office:value-type="string" office:string-value="no ticker found" calcext:value-type="string">
            <text:p>no ticker found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STOCK([.A42]; &quot;P/E&quot;)" office:value-type="string" office:string-value="no ticker found" calcext:value-type="string">
            <text:p>no ticker found</text:p>
          </table:table-cell>
          <table:table-cell table:formula="of:=STOCK([.A42];&quot;52W Range&quot;)" office:value-type="string" office:string-value="no ticker found" calcext:value-type="string">
            <text:p>no ticker found</text:p>
          </table:table-cell>
          <table:table-cell table:formula="of:=VALUE( MID([.G42];1;FIND(&quot;-&quot;;[.G42])-1) )" office:value-type="string" office:string-value="" calcext:value-type="error">
            <text:p>#VALUE!</text:p>
          </table:table-cell>
          <table:table-cell table:formula="of:=VALUE( MID([.G42];FIND(&quot;-&quot;;[.G42])+1;9) )" office:value-type="string" office:string-value="" calcext:value-type="error">
            <text:p>#VALUE!</text:p>
          </table:table-cell>
          <table:table-cell table:formula="of:=([.I42]+[.H42])/2" office:value-type="string" office:string-value="" calcext:value-type="error">
            <text:p>#VALUE!</text:p>
          </table:table-cell>
          <table:table-cell table:formula="of:=STOCK([.A42];&quot;Price&quot;)" office:value-type="string" office:string-value="no ticker found" calcext:value-type="string">
            <text:p>no ticker found</text:p>
          </table:table-cell>
          <table:table-cell table:formula="of:=[.K42]/[.J42]" office:value-type="string" office:string-value="" calcext:value-type="error">
            <text:p>#VALUE!</text:p>
          </table:table-cell>
          <table:table-cell table:style-name="ce9" office:value-type="string" calcext:value-type="string">
            <text:p>DIV cut in half 10/20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EXPD</text:p>
          </table:table-cell>
          <table:table-cell table:formula="of:=VALUE( STOCK([.A43];&quot;Dividend&quot;) )" office:value-type="currency" office:currency="USD" office:value="1.04" calcext:value-type="currency">
            <text:p>$1.04</text:p>
          </table:table-cell>
          <table:table-cell table:formula="of:=STOCK([.A43];&quot;Dividend %&quot;)" office:value-type="string" office:string-value="1.10%" calcext:value-type="string">
            <text:p>1.10%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formula="of:=STOCK([.A43]; &quot;P/E&quot;)" office:value-type="string" office:string-value="25.36" calcext:value-type="string">
            <text:p>25.36</text:p>
          </table:table-cell>
          <table:table-cell table:formula="of:=STOCK([.A43];&quot;52W Range&quot;)" office:value-type="string" office:string-value="52.55 - 95.90" calcext:value-type="string">
            <text:p>52.55 - 95.90</text:p>
          </table:table-cell>
          <table:table-cell table:formula="of:=VALUE( MID([.G43];1;FIND(&quot;-&quot;;[.G43])-1) )" office:value-type="float" office:value="52.55" calcext:value-type="float">
            <text:p>52.55</text:p>
          </table:table-cell>
          <table:table-cell table:formula="of:=VALUE( MID([.G43];FIND(&quot;-&quot;;[.G43])+1;9) )" office:value-type="float" office:value="95.9" calcext:value-type="float">
            <text:p>95.9</text:p>
          </table:table-cell>
          <table:table-cell table:formula="of:=([.I43]+[.H43])/2" office:value-type="float" office:value="74.225" calcext:value-type="float">
            <text:p>74.225</text:p>
          </table:table-cell>
          <table:table-cell table:formula="of:=STOCK([.A43];&quot;Price&quot;)" office:value-type="string" office:string-value="94.14" calcext:value-type="string">
            <text:p>94.14</text:p>
          </table:table-cell>
          <table:table-cell table:formula="of:=[.K43]/[.J43]" office:value-type="float" office:value="1.26830582687774" calcext:value-type="float">
            <text:p>1.26830582687774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FMCB</text:p>
          </table:table-cell>
          <table:table-cell table:formula="of:=VALUE( STOCK([.A44];&quot;Dividend&quot;) )" office:value-type="string" office:string-value="" calcext:value-type="error">
            <text:p>Err:502</text:p>
          </table:table-cell>
          <table:table-cell table:formula="of:=STOCK([.A44];&quot;Dividend %&quot;)" office:value-type="string" office:string-value="no ticker found" calcext:value-type="string">
            <text:p>no ticker found</text:p>
          </table:table-cell>
          <table:table-cell table:style-name="ce9" office:value-type="float" office:value="55" calcext:value-type="float">
            <text:p>55</text:p>
          </table:table-cell>
          <table:table-cell/>
          <table:table-cell table:formula="of:=STOCK([.A44]; &quot;P/E&quot;)" office:value-type="string" office:string-value="no ticker found" calcext:value-type="string">
            <text:p>no ticker found</text:p>
          </table:table-cell>
          <table:table-cell table:formula="of:=STOCK([.A44];&quot;52W Range&quot;)" office:value-type="string" office:string-value="no ticker found" calcext:value-type="string">
            <text:p>no ticker found</text:p>
          </table:table-cell>
          <table:table-cell table:formula="of:=VALUE( MID([.G44];1;FIND(&quot;-&quot;;[.G44])-1) )" office:value-type="string" office:string-value="" calcext:value-type="error">
            <text:p>#VALUE!</text:p>
          </table:table-cell>
          <table:table-cell table:formula="of:=VALUE( MID([.G44];FIND(&quot;-&quot;;[.G44])+1;9) )" office:value-type="string" office:string-value="" calcext:value-type="error">
            <text:p>#VALUE!</text:p>
          </table:table-cell>
          <table:table-cell table:formula="of:=([.I44]+[.H44])/2" office:value-type="string" office:string-value="" calcext:value-type="error">
            <text:p>#VALUE!</text:p>
          </table:table-cell>
          <table:table-cell table:formula="of:=STOCK([.A44];&quot;Price&quot;)" office:value-type="string" office:string-value="no ticker found" calcext:value-type="string">
            <text:p>no ticker found</text:p>
          </table:table-cell>
          <table:table-cell table:formula="of:=[.K44]/[.J44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FRT</text:p>
          </table:table-cell>
          <table:table-cell table:formula="of:=VALUE( STOCK([.A45];&quot;Dividend&quot;) )" office:value-type="currency" office:currency="USD" office:value="4.24" calcext:value-type="currency">
            <text:p>$4.24</text:p>
          </table:table-cell>
          <table:table-cell table:formula="of:=STOCK([.A45];&quot;Dividend %&quot;)" office:value-type="string" office:string-value="5.01%" calcext:value-type="string">
            <text:p>5.01%</text:p>
          </table:table-cell>
          <table:table-cell table:style-name="ce9" office:value-type="float" office:value="51" calcext:value-type="float">
            <text:p>51</text:p>
          </table:table-cell>
          <table:table-cell/>
          <table:table-cell table:formula="of:=STOCK([.A45]; &quot;P/E&quot;)" office:value-type="string" office:string-value="36.39" calcext:value-type="string">
            <text:p>36.39</text:p>
          </table:table-cell>
          <table:table-cell table:formula="of:=STOCK([.A45];&quot;52W Range&quot;)" office:value-type="string" office:string-value="64.11 - 131.56" calcext:value-type="string">
            <text:p>64.11 - 131.56</text:p>
          </table:table-cell>
          <table:table-cell table:formula="of:=VALUE( MID([.G45];1;FIND(&quot;-&quot;;[.G45])-1) )" office:value-type="float" office:value="64.11" calcext:value-type="float">
            <text:p>64.11</text:p>
          </table:table-cell>
          <table:table-cell table:formula="of:=VALUE( MID([.G45];FIND(&quot;-&quot;;[.G45])+1;9) )" office:value-type="float" office:value="131.56" calcext:value-type="float">
            <text:p>131.56</text:p>
          </table:table-cell>
          <table:table-cell table:formula="of:=([.I45]+[.H45])/2" office:value-type="float" office:value="97.835" calcext:value-type="float">
            <text:p>97.835</text:p>
          </table:table-cell>
          <table:table-cell table:formula="of:=STOCK([.A45];&quot;Price&quot;)" office:value-type="string" office:string-value="84.65" calcext:value-type="string">
            <text:p>84.65</text:p>
          </table:table-cell>
          <table:table-cell table:formula="of:=[.K45]/[.J45]" office:value-type="float" office:value="0.865232278836817" calcext:value-type="float">
            <text:p>0.865232278836817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REIT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FUL</text:p>
          </table:table-cell>
          <table:table-cell table:formula="of:=VALUE( STOCK([.A46];&quot;Dividend&quot;) )" office:value-type="currency" office:currency="USD" office:value="0.65" calcext:value-type="currency">
            <text:p>$0.65</text:p>
          </table:table-cell>
          <table:table-cell table:formula="of:=STOCK([.A46];&quot;Dividend %&quot;)" office:value-type="string" office:string-value="1.15%" calcext:value-type="string">
            <text:p>1.15%</text:p>
          </table:table-cell>
          <table:table-cell table:style-name="ce9" office:value-type="float" office:value="51" calcext:value-type="float">
            <text:p>51</text:p>
          </table:table-cell>
          <table:table-cell/>
          <table:table-cell table:formula="of:=STOCK([.A46]; &quot;P/E&quot;)" office:value-type="string" office:string-value="25.74" calcext:value-type="string">
            <text:p>25.74</text:p>
          </table:table-cell>
          <table:table-cell table:formula="of:=STOCK([.A46];&quot;52W Range&quot;)" office:value-type="string" office:string-value="23.68 - 57.21" calcext:value-type="string">
            <text:p>23.68 - 57.21</text:p>
          </table:table-cell>
          <table:table-cell table:formula="of:=VALUE( MID([.G46];1;FIND(&quot;-&quot;;[.G46])-1) )" office:value-type="float" office:value="23.68" calcext:value-type="float">
            <text:p>23.68</text:p>
          </table:table-cell>
          <table:table-cell table:formula="of:=VALUE( MID([.G46];FIND(&quot;-&quot;;[.G46])+1;9) )" office:value-type="float" office:value="57.21" calcext:value-type="float">
            <text:p>57.21</text:p>
          </table:table-cell>
          <table:table-cell table:formula="of:=([.I46]+[.H46])/2" office:value-type="float" office:value="40.445" calcext:value-type="float">
            <text:p>40.445</text:p>
          </table:table-cell>
          <table:table-cell table:formula="of:=STOCK([.A46];&quot;Price&quot;)" office:value-type="string" office:string-value="56.65" calcext:value-type="string">
            <text:p>56.65</text:p>
          </table:table-cell>
          <table:table-cell table:formula="of:=[.K46]/[.J46]" office:value-type="float" office:value="1.40066757324762" calcext:value-type="float">
            <text:p>1.40066757324762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GD</text:p>
          </table:table-cell>
          <table:table-cell table:formula="of:=VALUE( STOCK([.A47];&quot;Dividend&quot;) )" office:value-type="currency" office:currency="USD" office:value="4.4" calcext:value-type="currency">
            <text:p>$4.40</text:p>
          </table:table-cell>
          <table:table-cell table:formula="of:=STOCK([.A47];&quot;Dividend %&quot;)" office:value-type="string" office:string-value="2.90%" calcext:value-type="string">
            <text:p>2.90%</text:p>
          </table:table-cell>
          <table:table-cell table:style-name="ce9" office:value-type="float" office:value="28" calcext:value-type="float">
            <text:p>28</text:p>
          </table:table-cell>
          <table:table-cell/>
          <table:table-cell table:formula="of:=STOCK([.A47]; &quot;P/E&quot;)" office:value-type="string" office:string-value="13.76" calcext:value-type="string">
            <text:p>13.76</text:p>
          </table:table-cell>
          <table:table-cell table:formula="of:=STOCK([.A47];&quot;52W Range&quot;)" office:value-type="string" office:string-value="100.55 - 190.08" calcext:value-type="string">
            <text:p>100.55 - 190.08</text:p>
          </table:table-cell>
          <table:table-cell table:formula="of:=VALUE( MID([.G47];1;FIND(&quot;-&quot;;[.G47])-1) )" office:value-type="float" office:value="100.55" calcext:value-type="float">
            <text:p>100.55</text:p>
          </table:table-cell>
          <table:table-cell table:formula="of:=VALUE( MID([.G47];FIND(&quot;-&quot;;[.G47])+1;9) )" office:value-type="float" office:value="190.08" calcext:value-type="float">
            <text:p>190.08</text:p>
          </table:table-cell>
          <table:table-cell table:formula="of:=([.I47]+[.H47])/2" office:value-type="float" office:value="145.315" calcext:value-type="float">
            <text:p>145.315</text:p>
          </table:table-cell>
          <table:table-cell table:formula="of:=STOCK([.A47];&quot;Price&quot;)" office:value-type="string" office:string-value="151.72" calcext:value-type="string">
            <text:p>151.72</text:p>
          </table:table-cell>
          <table:table-cell table:formula="of:=[.K47]/[.J47]" office:value-type="float" office:value="1.04407666104669" calcext:value-type="float">
            <text:p>1.04407666104669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GPC</text:p>
          </table:table-cell>
          <table:table-cell table:formula="of:=VALUE( STOCK([.A48];&quot;Dividend&quot;) )" office:value-type="currency" office:currency="USD" office:value="3.16" calcext:value-type="currency">
            <text:p>$3.16</text:p>
          </table:table-cell>
          <table:table-cell table:formula="of:=STOCK([.A48];&quot;Dividend %&quot;)" office:value-type="string" office:string-value="3.05%" calcext:value-type="string">
            <text:p>3.05%</text:p>
          </table:table-cell>
          <table:table-cell table:style-name="ce9" office:value-type="float" office:value="64" calcext:value-type="float">
            <text:p>64</text:p>
          </table:table-cell>
          <table:table-cell/>
          <table:table-cell table:formula="of:=STOCK([.A48]; &quot;P/E&quot;)" office:value-type="string" office:string-value="4149.6" calcext:value-type="string">
            <text:p>4149.6</text:p>
          </table:table-cell>
          <table:table-cell table:formula="of:=STOCK([.A48];&quot;52W Range&quot;)" office:value-type="string" office:string-value="49.68 - 104.44" calcext:value-type="string">
            <text:p>49.68 - 104.44</text:p>
          </table:table-cell>
          <table:table-cell table:formula="of:=VALUE( MID([.G48];1;FIND(&quot;-&quot;;[.G48])-1) )" office:value-type="float" office:value="49.68" calcext:value-type="float">
            <text:p>49.68</text:p>
          </table:table-cell>
          <table:table-cell table:formula="of:=VALUE( MID([.G48];FIND(&quot;-&quot;;[.G48])+1;9) )" office:value-type="float" office:value="104.44" calcext:value-type="float">
            <text:p>104.44</text:p>
          </table:table-cell>
          <table:table-cell table:formula="of:=([.I48]+[.H48])/2" office:value-type="float" office:value="77.06" calcext:value-type="float">
            <text:p>77.06</text:p>
          </table:table-cell>
          <table:table-cell table:formula="of:=STOCK([.A48];&quot;Price&quot;)" office:value-type="string" office:string-value="103.74" calcext:value-type="string">
            <text:p>103.74</text:p>
          </table:table-cell>
          <table:table-cell table:formula="of:=[.K48]/[.J48]" office:value-type="float" office:value="1.34622372177524" calcext:value-type="float">
            <text:p>1.34622372177524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GWW</text:p>
          </table:table-cell>
          <table:table-cell table:formula="of:=VALUE( STOCK([.A49];&quot;Dividend&quot;) )" office:value-type="currency" office:currency="USD" office:value="6.12" calcext:value-type="currency">
            <text:p>$6.12</text:p>
          </table:table-cell>
          <table:table-cell table:formula="of:=STOCK([.A49];&quot;Dividend %&quot;)" office:value-type="string" office:string-value="1.53%" calcext:value-type="string">
            <text:p>1.53%</text:p>
          </table:table-cell>
          <table:table-cell table:style-name="ce9" office:value-type="float" office:value="48" calcext:value-type="float">
            <text:p>48</text:p>
          </table:table-cell>
          <table:table-cell/>
          <table:table-cell table:formula="of:=STOCK([.A49]; &quot;P/E&quot;)" office:value-type="string" office:string-value="34.18" calcext:value-type="string">
            <text:p>34.18</text:p>
          </table:table-cell>
          <table:table-cell table:formula="of:=STOCK([.A49];&quot;52W Range&quot;)" office:value-type="string" office:string-value="200.61 - 427.90" calcext:value-type="string">
            <text:p>200.61 - 427.90</text:p>
          </table:table-cell>
          <table:table-cell table:formula="of:=VALUE( MID([.G49];1;FIND(&quot;-&quot;;[.G49])-1) )" office:value-type="float" office:value="200.61" calcext:value-type="float">
            <text:p>200.61</text:p>
          </table:table-cell>
          <table:table-cell table:formula="of:=VALUE( MID([.G49];FIND(&quot;-&quot;;[.G49])+1;9) )" office:value-type="float" office:value="427.9" calcext:value-type="float">
            <text:p>427.9</text:p>
          </table:table-cell>
          <table:table-cell table:formula="of:=([.I49]+[.H49])/2" office:value-type="float" office:value="314.255" calcext:value-type="float">
            <text:p>314.255</text:p>
          </table:table-cell>
          <table:table-cell table:formula="of:=STOCK([.A49];&quot;Price&quot;)" office:value-type="string" office:string-value="400.01" calcext:value-type="string">
            <text:p>400.01</text:p>
          </table:table-cell>
          <table:table-cell table:formula="of:=[.K49]/[.J49]" office:value-type="float" office:value="1.27288348634071" calcext:value-type="float">
            <text:p>1.27288348634071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HRL</text:p>
          </table:table-cell>
          <table:table-cell table:formula="of:=VALUE( STOCK([.A50];&quot;Dividend&quot;) )" office:value-type="currency" office:currency="USD" office:value="0.98" calcext:value-type="currency">
            <text:p>$0.98</text:p>
          </table:table-cell>
          <table:table-cell table:formula="of:=STOCK([.A50];&quot;Dividend %&quot;)" office:value-type="string" office:string-value="2.14%" calcext:value-type="string">
            <text:p>2.14%</text:p>
          </table:table-cell>
          <table:table-cell table:style-name="ce9" office:value-type="float" office:value="54" calcext:value-type="float">
            <text:p>54</text:p>
          </table:table-cell>
          <table:table-cell/>
          <table:table-cell table:formula="of:=STOCK([.A50]; &quot;P/E&quot;)" office:value-type="string" office:string-value="27.53" calcext:value-type="string">
            <text:p>27.53</text:p>
          </table:table-cell>
          <table:table-cell table:formula="of:=STOCK([.A50];&quot;52W Range&quot;)" office:value-type="string" office:string-value="39.01 - 52.97" calcext:value-type="string">
            <text:p>39.01 - 52.97</text:p>
          </table:table-cell>
          <table:table-cell table:formula="of:=VALUE( MID([.G50];1;FIND(&quot;-&quot;;[.G50])-1) )" office:value-type="float" office:value="39.01" calcext:value-type="float">
            <text:p>39.01</text:p>
          </table:table-cell>
          <table:table-cell table:formula="of:=VALUE( MID([.G50];FIND(&quot;-&quot;;[.G50])+1;9) )" office:value-type="float" office:value="52.97" calcext:value-type="float">
            <text:p>52.97</text:p>
          </table:table-cell>
          <table:table-cell table:formula="of:=([.I50]+[.H50])/2" office:value-type="float" office:value="45.99" calcext:value-type="float">
            <text:p>45.99</text:p>
          </table:table-cell>
          <table:table-cell table:formula="of:=STOCK([.A50];&quot;Price&quot;)" office:value-type="string" office:string-value="45.72" calcext:value-type="string">
            <text:p>45.72</text:p>
          </table:table-cell>
          <table:table-cell table:formula="of:=[.K50]/[.J50]" office:value-type="float" office:value="0.99412915851272" calcext:value-type="float">
            <text:p>0.99412915851272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ITW</text:p>
          </table:table-cell>
          <table:table-cell table:formula="of:=VALUE( STOCK([.A51];&quot;Dividend&quot;) )" office:value-type="currency" office:currency="USD" office:value="4.56" calcext:value-type="currency">
            <text:p>$4.56</text:p>
          </table:table-cell>
          <table:table-cell table:formula="of:=STOCK([.A51];&quot;Dividend %&quot;)" office:value-type="string" office:string-value="2.18%" calcext:value-type="string">
            <text:p>2.18%</text:p>
          </table:table-cell>
          <table:table-cell table:style-name="ce9" office:value-type="float" office:value="48" calcext:value-type="float">
            <text:p>48</text:p>
          </table:table-cell>
          <table:table-cell/>
          <table:table-cell table:formula="of:=STOCK([.A51]; &quot;P/E&quot;)" office:value-type="string" office:string-value="31.74" calcext:value-type="string">
            <text:p>31.74</text:p>
          </table:table-cell>
          <table:table-cell table:formula="of:=STOCK([.A51];&quot;52W Range&quot;)" office:value-type="string" office:string-value="115.94 - 224.69" calcext:value-type="string">
            <text:p>115.94 - 224.69</text:p>
          </table:table-cell>
          <table:table-cell table:formula="of:=VALUE( MID([.G51];1;FIND(&quot;-&quot;;[.G51])-1) )" office:value-type="float" office:value="115.94" calcext:value-type="float">
            <text:p>115.94</text:p>
          </table:table-cell>
          <table:table-cell table:formula="of:=VALUE( MID([.G51];FIND(&quot;-&quot;;[.G51])+1;9) )" office:value-type="float" office:value="224.69" calcext:value-type="float">
            <text:p>224.69</text:p>
          </table:table-cell>
          <table:table-cell table:formula="of:=([.I51]+[.H51])/2" office:value-type="float" office:value="170.315" calcext:value-type="float">
            <text:p>170.315</text:p>
          </table:table-cell>
          <table:table-cell table:formula="of:=STOCK([.A51];&quot;Price&quot;)" office:value-type="string" office:string-value="209.26" calcext:value-type="string">
            <text:p>209.26</text:p>
          </table:table-cell>
          <table:table-cell table:formula="of:=[.K51]/[.J51]" office:value-type="float" office:value="1.22866453336465" calcext:value-type="float">
            <text:p>1.22866453336465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JNJ</text:p>
          </table:table-cell>
          <table:table-cell table:formula="of:=VALUE( STOCK([.A52];&quot;Dividend&quot;) )" office:value-type="currency" office:currency="USD" office:value="4.04" calcext:value-type="currency">
            <text:p>$4.04</text:p>
          </table:table-cell>
          <table:table-cell table:formula="of:=STOCK([.A52];&quot;Dividend %&quot;)" office:value-type="string" office:string-value="2.52%" calcext:value-type="string">
            <text:p>2.52%</text:p>
          </table:table-cell>
          <table:table-cell table:style-name="ce9" office:value-type="float" office:value="58" calcext:value-type="float">
            <text:p>58</text:p>
          </table:table-cell>
          <table:table-cell/>
          <table:table-cell table:formula="of:=STOCK([.A52]; &quot;P/E&quot;)" office:value-type="string" office:string-value="25.66" calcext:value-type="string">
            <text:p>25.66</text:p>
          </table:table-cell>
          <table:table-cell table:formula="of:=STOCK([.A52];&quot;52W Range&quot;)" office:value-type="string" office:string-value="109.16 - 160.23" calcext:value-type="string">
            <text:p>109.16 - 160.23</text:p>
          </table:table-cell>
          <table:table-cell table:formula="of:=VALUE( MID([.G52];1;FIND(&quot;-&quot;;[.G52])-1) )" office:value-type="float" office:value="109.16" calcext:value-type="float">
            <text:p>109.16</text:p>
          </table:table-cell>
          <table:table-cell table:formula="of:=VALUE( MID([.G52];FIND(&quot;-&quot;;[.G52])+1;9) )" office:value-type="float" office:value="160.23" calcext:value-type="float">
            <text:p>160.23</text:p>
          </table:table-cell>
          <table:table-cell table:formula="of:=([.I52]+[.H52])/2" office:value-type="float" office:value="134.695" calcext:value-type="float">
            <text:p>134.695</text:p>
          </table:table-cell>
          <table:table-cell table:formula="of:=STOCK([.A52];&quot;Price&quot;)" office:value-type="string" office:string-value="160.37" calcext:value-type="string">
            <text:p>160.37</text:p>
          </table:table-cell>
          <table:table-cell table:formula="of:=[.K52]/[.J52]" office:value-type="float" office:value="1.19061583577713" calcext:value-type="float">
            <text:p>1.19061583577713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4">
          <table:table-cell table:style-name="ce9" office:value-type="string" calcext:value-type="string">
            <text:p>JPM</text:p>
          </table:table-cell>
          <table:table-cell table:formula="of:=VALUE( STOCK([.A53];&quot;Dividend&quot;) )" office:value-type="string" office:string-value="" calcext:value-type="error">
            <text:p>Err:502</text:p>
          </table:table-cell>
          <table:table-cell table:formula="of:=STOCK([.A53];&quot;Dividend %&quot;)" office:value-type="string" office:string-value="no ticker found" calcext:value-type="string">
            <text:p>no ticker found</text:p>
          </table:table-cell>
          <table:table-cell table:style-name="ce9" office:value-type="float" office:value="48" calcext:value-type="float">
            <text:p>48</text:p>
          </table:table-cell>
          <table:table-cell/>
          <table:table-cell table:formula="of:=STOCK([.A53]; &quot;P/E&quot;)" office:value-type="string" office:string-value="no ticker found" calcext:value-type="string">
            <text:p>no ticker found</text:p>
          </table:table-cell>
          <table:table-cell table:formula="of:=STOCK([.A53];&quot;52W Range&quot;)" office:value-type="string" office:string-value="no ticker found" calcext:value-type="string">
            <text:p>no ticker found</text:p>
          </table:table-cell>
          <table:table-cell table:formula="of:=VALUE( MID([.G53];1;FIND(&quot;-&quot;;[.G53])-1) )" office:value-type="string" office:string-value="" calcext:value-type="error">
            <text:p>#VALUE!</text:p>
          </table:table-cell>
          <table:table-cell table:formula="of:=VALUE( MID([.G53];FIND(&quot;-&quot;;[.G53])+1;9) )" office:value-type="string" office:string-value="" calcext:value-type="error">
            <text:p>#VALUE!</text:p>
          </table:table-cell>
          <table:table-cell table:formula="of:=([.I53]+[.H53])/2" office:value-type="string" office:string-value="" calcext:value-type="error">
            <text:p>#VALUE!</text:p>
          </table:table-cell>
          <table:table-cell table:formula="of:=STOCK([.A53];&quot;Price&quot;)" office:value-type="string" office:string-value="no ticker found" calcext:value-type="string">
            <text:p>no ticker found</text:p>
          </table:table-cell>
          <table:table-cell table:formula="of:=[.K53]/[.J53]" office:value-type="string" office:string-value="" calcext:value-type="error">
            <text:p>#VALUE!</text:p>
          </table:table-cell>
          <table:table-cell table:style-name="ce9" office:value-type="string" calcext:value-type="string">
            <text:p>NOT aristocrat; lowered div in 2009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KMB</text:p>
          </table:table-cell>
          <table:table-cell table:formula="of:=VALUE( STOCK([.A54];&quot;Dividend&quot;) )" office:value-type="currency" office:currency="USD" office:value="4.28" calcext:value-type="currency">
            <text:p>$4.28</text:p>
          </table:table-cell>
          <table:table-cell table:formula="of:=STOCK([.A54];&quot;Dividend %&quot;)" office:value-type="string" office:string-value="3.25%" calcext:value-type="string">
            <text:p>3.25%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formula="of:=STOCK([.A54]; &quot;P/E&quot;)" office:value-type="string" office:string-value="19.14" calcext:value-type="string">
            <text:p>19.14</text:p>
          </table:table-cell>
          <table:table-cell table:formula="of:=STOCK([.A54];&quot;52W Range&quot;)" office:value-type="string" office:string-value="110.66 - 160.16" calcext:value-type="string">
            <text:p>110.66 - 160.16</text:p>
          </table:table-cell>
          <table:table-cell table:formula="of:=VALUE( MID([.G54];1;FIND(&quot;-&quot;;[.G54])-1) )" office:value-type="float" office:value="110.66" calcext:value-type="float">
            <text:p>110.66</text:p>
          </table:table-cell>
          <table:table-cell table:formula="of:=VALUE( MID([.G54];FIND(&quot;-&quot;;[.G54])+1;9) )" office:value-type="float" office:value="160.16" calcext:value-type="float">
            <text:p>160.16</text:p>
          </table:table-cell>
          <table:table-cell table:formula="of:=([.I54]+[.H54])/2" office:value-type="float" office:value="135.41" calcext:value-type="float">
            <text:p>135.41</text:p>
          </table:table-cell>
          <table:table-cell table:formula="of:=STOCK([.A54];&quot;Price&quot;)" office:value-type="string" office:string-value="131.6" calcext:value-type="string">
            <text:p>131.6</text:p>
          </table:table-cell>
          <table:table-cell table:formula="of:=[.K54]/[.J54]" office:value-type="float" office:value="0.971863230189794" calcext:value-type="float">
            <text:p>0.971863230189794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5">
          <table:table-cell table:style-name="ce9" office:value-type="string" calcext:value-type="string">
            <text:p>KO</text:p>
          </table:table-cell>
          <table:table-cell table:formula="of:=VALUE( STOCK([.A55];&quot;Dividend&quot;) )" office:value-type="currency" office:currency="USD" office:value="1.64" calcext:value-type="currency">
            <text:p>$1.64</text:p>
          </table:table-cell>
          <table:table-cell table:formula="of:=STOCK([.A55];&quot;Dividend %&quot;)" office:value-type="string" office:string-value="3.28%" calcext:value-type="string">
            <text:p>3.28%</text:p>
          </table:table-cell>
          <table:table-cell table:style-name="ce9" office:value-type="float" office:value="58" calcext:value-type="float">
            <text:p>58</text:p>
          </table:table-cell>
          <table:table-cell/>
          <table:table-cell table:formula="of:=STOCK([.A55]; &quot;P/E&quot;)" office:value-type="string" office:string-value="25.91" calcext:value-type="string">
            <text:p>25.91</text:p>
          </table:table-cell>
          <table:table-cell table:formula="of:=STOCK([.A55];&quot;52W Range&quot;)" office:value-type="string" office:string-value="36.27 - 60.13" calcext:value-type="string">
            <text:p>36.27 - 60.13</text:p>
          </table:table-cell>
          <table:table-cell table:formula="of:=VALUE( MID([.G55];1;FIND(&quot;-&quot;;[.G55])-1) )" office:value-type="float" office:value="36.27" calcext:value-type="float">
            <text:p>36.27</text:p>
          </table:table-cell>
          <table:table-cell table:formula="of:=VALUE( MID([.G55];FIND(&quot;-&quot;;[.G55])+1;9) )" office:value-type="float" office:value="60.13" calcext:value-type="float">
            <text:p>60.13</text:p>
          </table:table-cell>
          <table:table-cell table:formula="of:=([.I55]+[.H55])/2" office:value-type="float" office:value="48.2" calcext:value-type="float">
            <text:p>48.2</text:p>
          </table:table-cell>
          <table:table-cell table:formula="of:=STOCK([.A55];&quot;Price&quot;)" office:value-type="string" office:string-value="49.96" calcext:value-type="string">
            <text:p>49.96</text:p>
          </table:table-cell>
          <table:table-cell table:formula="of:=[.K55]/[.J55]" office:value-type="float" office:value="1.03651452282158" calcext:value-type="float">
            <text:p>1.03651452282158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Coke; already heavy in BRK.B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LANC</text:p>
          </table:table-cell>
          <table:table-cell table:formula="of:=VALUE( STOCK([.A56];&quot;Dividend&quot;) )" office:value-type="currency" office:currency="USD" office:value="3" calcext:value-type="currency">
            <text:p>$3.00</text:p>
          </table:table-cell>
          <table:table-cell table:formula="of:=STOCK([.A56];&quot;Dividend %&quot;)" office:value-type="string" office:string-value="1.65%" calcext:value-type="string">
            <text:p>1.65%</text:p>
          </table:table-cell>
          <table:table-cell table:style-name="ce9" office:value-type="float" office:value="57" calcext:value-type="float">
            <text:p>57</text:p>
          </table:table-cell>
          <table:table-cell/>
          <table:table-cell table:formula="of:=STOCK([.A56]; &quot;P/E&quot;)" office:value-type="string" office:string-value="37.65" calcext:value-type="string">
            <text:p>37.65</text:p>
          </table:table-cell>
          <table:table-cell table:formula="of:=STOCK([.A56];&quot;52W Range&quot;)" office:value-type="string" office:string-value="114.55 - 184.97" calcext:value-type="string">
            <text:p>114.55 - 184.97</text:p>
          </table:table-cell>
          <table:table-cell table:formula="of:=VALUE( MID([.G56];1;FIND(&quot;-&quot;;[.G56])-1) )" office:value-type="float" office:value="114.55" calcext:value-type="float">
            <text:p>114.55</text:p>
          </table:table-cell>
          <table:table-cell table:formula="of:=VALUE( MID([.G56];FIND(&quot;-&quot;;[.G56])+1;9) )" office:value-type="float" office:value="184.97" calcext:value-type="float">
            <text:p>184.97</text:p>
          </table:table-cell>
          <table:table-cell table:formula="of:=([.I56]+[.H56])/2" office:value-type="float" office:value="149.76" calcext:value-type="float">
            <text:p>149.76</text:p>
          </table:table-cell>
          <table:table-cell table:formula="of:=STOCK([.A56];&quot;Price&quot;)" office:value-type="string" office:string-value="182.19" calcext:value-type="string">
            <text:p>182.19</text:p>
          </table:table-cell>
          <table:table-cell table:formula="of:=[.K56]/[.J56]" office:value-type="float" office:value="1.21654647435897" calcext:value-type="float">
            <text:p>1.21654647435897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LEG</text:p>
          </table:table-cell>
          <table:table-cell table:formula="of:=VALUE( STOCK([.A57];&quot;Dividend&quot;) )" office:value-type="currency" office:currency="USD" office:value="1.6" calcext:value-type="currency">
            <text:p>$1.60</text:p>
          </table:table-cell>
          <table:table-cell table:formula="of:=STOCK([.A57];&quot;Dividend %&quot;)" office:value-type="string" office:string-value="3.56%" calcext:value-type="string">
            <text:p>3.56%</text:p>
          </table:table-cell>
          <table:table-cell table:style-name="ce9" office:value-type="float" office:value="49" calcext:value-type="float">
            <text:p>49</text:p>
          </table:table-cell>
          <table:table-cell/>
          <table:table-cell table:formula="of:=STOCK([.A57]; &quot;P/E&quot;)" office:value-type="string" office:string-value="26.45" calcext:value-type="string">
            <text:p>26.45</text:p>
          </table:table-cell>
          <table:table-cell table:formula="of:=STOCK([.A57];&quot;52W Range&quot;)" office:value-type="string" office:string-value="22.03 - 51.76" calcext:value-type="string">
            <text:p>22.03 - 51.76</text:p>
          </table:table-cell>
          <table:table-cell table:formula="of:=VALUE( MID([.G57];1;FIND(&quot;-&quot;;[.G57])-1) )" office:value-type="float" office:value="22.03" calcext:value-type="float">
            <text:p>22.03</text:p>
          </table:table-cell>
          <table:table-cell table:formula="of:=VALUE( MID([.G57];FIND(&quot;-&quot;;[.G57])+1;9) )" office:value-type="float" office:value="51.76" calcext:value-type="float">
            <text:p>51.76</text:p>
          </table:table-cell>
          <table:table-cell table:formula="of:=([.I57]+[.H57])/2" office:value-type="float" office:value="36.895" calcext:value-type="float">
            <text:p>36.895</text:p>
          </table:table-cell>
          <table:table-cell table:formula="of:=STOCK([.A57];&quot;Price&quot;)" office:value-type="string" office:string-value="44.96" calcext:value-type="string">
            <text:p>44.96</text:p>
          </table:table-cell>
          <table:table-cell table:formula="of:=[.K57]/[.J57]" office:value-type="float" office:value="1.21859330532593" calcext:value-type="float">
            <text:p>1.21859330532593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mfgr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LIN</text:p>
          </table:table-cell>
          <table:table-cell table:formula="of:=VALUE( STOCK([.A58];&quot;Dividend&quot;) )" office:value-type="currency" office:currency="USD" office:value="3.85" calcext:value-type="currency">
            <text:p>$3.85</text:p>
          </table:table-cell>
          <table:table-cell table:formula="of:=STOCK([.A58];&quot;Dividend %&quot;)" office:value-type="string" office:string-value="1.42%" calcext:value-type="string">
            <text:p>1.42%</text:p>
          </table:table-cell>
          <table:table-cell table:style-name="ce9" office:value-type="float" office:value="27" calcext:value-type="float">
            <text:p>27</text:p>
          </table:table-cell>
          <table:table-cell/>
          <table:table-cell table:formula="of:=STOCK([.A58]; &quot;P/E&quot;)" office:value-type="string" office:string-value="64.64" calcext:value-type="string">
            <text:p>64.64</text:p>
          </table:table-cell>
          <table:table-cell table:formula="of:=STOCK([.A58];&quot;52W Range&quot;)" office:value-type="string" office:string-value="146.71 - 274.58" calcext:value-type="string">
            <text:p>146.71 - 274.58</text:p>
          </table:table-cell>
          <table:table-cell table:formula="of:=VALUE( MID([.G58];1;FIND(&quot;-&quot;;[.G58])-1) )" office:value-type="float" office:value="146.71" calcext:value-type="float">
            <text:p>146.71</text:p>
          </table:table-cell>
          <table:table-cell table:formula="of:=VALUE( MID([.G58];FIND(&quot;-&quot;;[.G58])+1;9) )" office:value-type="float" office:value="274.58" calcext:value-type="float">
            <text:p>274.58</text:p>
          </table:table-cell>
          <table:table-cell table:formula="of:=([.I58]+[.H58])/2" office:value-type="float" office:value="210.645" calcext:value-type="float">
            <text:p>210.645</text:p>
          </table:table-cell>
          <table:table-cell table:formula="of:=STOCK([.A58];&quot;Price&quot;)" office:value-type="string" office:string-value="270.72" calcext:value-type="string">
            <text:p>270.72</text:p>
          </table:table-cell>
          <table:table-cell table:formula="of:=[.K58]/[.J58]" office:value-type="float" office:value="1.28519547105319" calcext:value-type="float">
            <text:p>1.28519547105319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LOW</text:p>
          </table:table-cell>
          <table:table-cell table:formula="of:=VALUE( STOCK([.A59];&quot;Dividend&quot;) )" office:value-type="currency" office:currency="USD" office:value="2.4" calcext:value-type="currency">
            <text:p>$2.40</text:p>
          </table:table-cell>
          <table:table-cell table:formula="of:=STOCK([.A59];&quot;Dividend %&quot;)" office:value-type="string" office:string-value="1.47%" calcext:value-type="string">
            <text:p>1.47%</text:p>
          </table:table-cell>
          <table:table-cell table:style-name="ce9" office:value-type="float" office:value="57" calcext:value-type="float">
            <text:p>57</text:p>
          </table:table-cell>
          <table:table-cell/>
          <table:table-cell table:formula="of:=STOCK([.A59]; &quot;P/E&quot;)" office:value-type="string" office:string-value="23.11" calcext:value-type="string">
            <text:p>23.11</text:p>
          </table:table-cell>
          <table:table-cell table:formula="of:=STOCK([.A59];&quot;52W Range&quot;)" office:value-type="string" office:string-value="60.00 - 180.67" calcext:value-type="string">
            <text:p>60.00 - 180.67</text:p>
          </table:table-cell>
          <table:table-cell table:formula="of:=VALUE( MID([.G59];1;FIND(&quot;-&quot;;[.G59])-1) )" office:value-type="float" office:value="60" calcext:value-type="float">
            <text:p>60</text:p>
          </table:table-cell>
          <table:table-cell table:formula="of:=VALUE( MID([.G59];FIND(&quot;-&quot;;[.G59])+1;9) )" office:value-type="float" office:value="180.67" calcext:value-type="float">
            <text:p>180.67</text:p>
          </table:table-cell>
          <table:table-cell table:formula="of:=([.I59]+[.H59])/2" office:value-type="float" office:value="120.335" calcext:value-type="float">
            <text:p>120.335</text:p>
          </table:table-cell>
          <table:table-cell table:formula="of:=STOCK([.A59];&quot;Price&quot;)" office:value-type="string" office:string-value="163.71" calcext:value-type="string">
            <text:p>163.71</text:p>
          </table:table-cell>
          <table:table-cell table:formula="of:=[.K59]/[.J59]" office:value-type="float" office:value="1.36045207130095" calcext:value-type="float">
            <text:p>1.36045207130095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Lowe's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MCD</text:p>
          </table:table-cell>
          <table:table-cell table:formula="of:=VALUE( STOCK([.A60];&quot;Dividend&quot;) )" office:value-type="currency" office:currency="USD" office:value="5.16" calcext:value-type="currency">
            <text:p>$5.16</text:p>
          </table:table-cell>
          <table:table-cell table:formula="of:=STOCK([.A60];&quot;Dividend %&quot;)" office:value-type="string" office:string-value="2.43%" calcext:value-type="string">
            <text:p>2.43%</text:p>
          </table:table-cell>
          <table:table-cell table:style-name="ce9" office:value-type="float" office:value="43" calcext:value-type="float">
            <text:p>43</text:p>
          </table:table-cell>
          <table:table-cell/>
          <table:table-cell table:formula="of:=STOCK([.A60]; &quot;P/E&quot;)" office:value-type="string" office:string-value="32.35" calcext:value-type="string">
            <text:p>32.35</text:p>
          </table:table-cell>
          <table:table-cell table:formula="of:=STOCK([.A60];&quot;52W Range&quot;)" office:value-type="string" office:string-value="124.23 - 231.91" calcext:value-type="string">
            <text:p>124.23 - 231.91</text:p>
          </table:table-cell>
          <table:table-cell table:formula="of:=VALUE( MID([.G60];1;FIND(&quot;-&quot;;[.G60])-1) )" office:value-type="float" office:value="124.23" calcext:value-type="float">
            <text:p>124.23</text:p>
          </table:table-cell>
          <table:table-cell table:formula="of:=VALUE( MID([.G60];FIND(&quot;-&quot;;[.G60])+1;9) )" office:value-type="float" office:value="231.91" calcext:value-type="float">
            <text:p>231.91</text:p>
          </table:table-cell>
          <table:table-cell table:formula="of:=([.I60]+[.H60])/2" office:value-type="float" office:value="178.07" calcext:value-type="float">
            <text:p>178.07</text:p>
          </table:table-cell>
          <table:table-cell table:formula="of:=STOCK([.A60];&quot;Price&quot;)" office:value-type="string" office:string-value="211.98" calcext:value-type="string">
            <text:p>211.98</text:p>
          </table:table-cell>
          <table:table-cell table:formula="of:=[.K60]/[.J60]" office:value-type="float" office:value="1.1904307294884" calcext:value-type="float">
            <text:p>1.1904307294884</text:p>
          </table:table-cell>
          <table:table-cell table:style-name="ce9" office:value-type="string" calcext:value-type="string">
            <text:p>aristocrat </text:p>
          </table:table-cell>
          <table:table-cell table:style-name="ce9" office:value-type="string" calcext:value-type="string">
            <text:p>McDonald's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MCK</text:p>
          </table:table-cell>
          <table:table-cell table:formula="of:=VALUE( STOCK([.A61];&quot;Dividend&quot;) )" office:value-type="currency" office:currency="USD" office:value="1.68" calcext:value-type="currency">
            <text:p>$1.68</text:p>
          </table:table-cell>
          <table:table-cell table:formula="of:=STOCK([.A61];&quot;Dividend %&quot;)" office:value-type="string" office:string-value="0.92%" calcext:value-type="string">
            <text:p>0.92%</text:p>
          </table:table-cell>
          <table:table-cell table:style-name="ce9" office:value-type="float" office:value="34" calcext:value-type="float">
            <text:p>34</text:p>
          </table:table-cell>
          <table:table-cell/>
          <table:table-cell table:formula="of:=STOCK([.A61]; &quot;P/E&quot;)" office:value-type="string" office:string-value="14.08" calcext:value-type="string">
            <text:p>14.08</text:p>
          </table:table-cell>
          <table:table-cell table:formula="of:=STOCK([.A61];&quot;52W Range&quot;)" office:value-type="string" office:string-value="112.60 - 187.67" calcext:value-type="string">
            <text:p>112.60 - 187.67</text:p>
          </table:table-cell>
          <table:table-cell table:formula="of:=VALUE( MID([.G61];1;FIND(&quot;-&quot;;[.G61])-1) )" office:value-type="float" office:value="112.6" calcext:value-type="float">
            <text:p>112.6</text:p>
          </table:table-cell>
          <table:table-cell table:formula="of:=VALUE( MID([.G61];FIND(&quot;-&quot;;[.G61])+1;9) )" office:value-type="float" office:value="187.67" calcext:value-type="float">
            <text:p>187.67</text:p>
          </table:table-cell>
          <table:table-cell table:formula="of:=([.I61]+[.H61])/2" office:value-type="float" office:value="150.135" calcext:value-type="float">
            <text:p>150.135</text:p>
          </table:table-cell>
          <table:table-cell table:formula="of:=STOCK([.A61];&quot;Price&quot;)" office:value-type="string" office:string-value="183.02" calcext:value-type="string">
            <text:p>183.02</text:p>
          </table:table-cell>
          <table:table-cell table:formula="of:=[.K61]/[.J61]" office:value-type="float" office:value="1.21903620075266" calcext:value-type="float">
            <text:p>1.21903620075266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MDT</text:p>
          </table:table-cell>
          <table:table-cell table:formula="of:=VALUE( STOCK([.A62];&quot;Dividend&quot;) )" office:value-type="currency" office:currency="USD" office:value="2.32" calcext:value-type="currency">
            <text:p>$2.32</text:p>
          </table:table-cell>
          <table:table-cell table:formula="of:=STOCK([.A62];&quot;Dividend %&quot;)" office:value-type="string" office:string-value="1.95%" calcext:value-type="string">
            <text:p>1.95%</text:p>
          </table:table-cell>
          <table:table-cell table:style-name="ce9" office:value-type="float" office:value="42" calcext:value-type="float">
            <text:p>42</text:p>
          </table:table-cell>
          <table:table-cell/>
          <table:table-cell table:formula="of:=STOCK([.A62]; &quot;P/E&quot;)" office:value-type="string" office:string-value="45.76" calcext:value-type="string">
            <text:p>45.76</text:p>
          </table:table-cell>
          <table:table-cell table:formula="of:=STOCK([.A62];&quot;52W Range&quot;)" office:value-type="string" office:string-value="72.13 - 122.15" calcext:value-type="string">
            <text:p>72.13 - 122.15</text:p>
          </table:table-cell>
          <table:table-cell table:formula="of:=VALUE( MID([.G62];1;FIND(&quot;-&quot;;[.G62])-1) )" office:value-type="float" office:value="72.13" calcext:value-type="float">
            <text:p>72.13</text:p>
          </table:table-cell>
          <table:table-cell table:formula="of:=VALUE( MID([.G62];FIND(&quot;-&quot;;[.G62])+1;9) )" office:value-type="float" office:value="122.15" calcext:value-type="float">
            <text:p>122.15</text:p>
          </table:table-cell>
          <table:table-cell table:formula="of:=([.I62]+[.H62])/2" office:value-type="float" office:value="97.14" calcext:value-type="float">
            <text:p>97.14</text:p>
          </table:table-cell>
          <table:table-cell table:formula="of:=STOCK([.A62];&quot;Price&quot;)" office:value-type="string" office:string-value="118.7" calcext:value-type="string">
            <text:p>118.7</text:p>
          </table:table-cell>
          <table:table-cell table:formula="of:=[.K62]/[.J62]" office:value-type="float" office:value="1.22194770434425" calcext:value-type="float">
            <text:p>1.22194770434425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4">
          <table:table-cell table:style-name="ce9" office:value-type="string" calcext:value-type="string">
            <text:p>MMM</text:p>
          </table:table-cell>
          <table:table-cell table:formula="of:=VALUE( STOCK([.A63];&quot;Dividend&quot;) )" office:value-type="currency" office:currency="USD" office:value="5.88" calcext:value-type="currency">
            <text:p>$5.88</text:p>
          </table:table-cell>
          <table:table-cell table:formula="of:=STOCK([.A63];&quot;Dividend %&quot;)" office:value-type="string" office:string-value="3.46%" calcext:value-type="string">
            <text:p>3.46%</text:p>
          </table:table-cell>
          <table:table-cell table:style-name="ce9" office:value-type="float" office:value="62" calcext:value-type="float">
            <text:p>62</text:p>
          </table:table-cell>
          <table:table-cell/>
          <table:table-cell table:formula="of:=STOCK([.A63]; &quot;P/E&quot;)" office:value-type="string" office:string-value="19.89" calcext:value-type="string">
            <text:p>19.89</text:p>
          </table:table-cell>
          <table:table-cell table:formula="of:=STOCK([.A63];&quot;52W Range&quot;)" office:value-type="string" office:string-value="114.04 - 182.54" calcext:value-type="string">
            <text:p>114.04 - 182.54</text:p>
          </table:table-cell>
          <table:table-cell table:formula="of:=VALUE( MID([.G63];1;FIND(&quot;-&quot;;[.G63])-1) )" office:value-type="float" office:value="114.04" calcext:value-type="float">
            <text:p>114.04</text:p>
          </table:table-cell>
          <table:table-cell table:formula="of:=VALUE( MID([.G63];FIND(&quot;-&quot;;[.G63])+1;9) )" office:value-type="float" office:value="182.54" calcext:value-type="float">
            <text:p>182.54</text:p>
          </table:table-cell>
          <table:table-cell table:formula="of:=([.I63]+[.H63])/2" office:value-type="float" office:value="148.29" calcext:value-type="float">
            <text:p>148.29</text:p>
          </table:table-cell>
          <table:table-cell table:formula="of:=STOCK([.A63];&quot;Price&quot;)" office:value-type="string" office:string-value="169.72" calcext:value-type="string">
            <text:p>169.72</text:p>
          </table:table-cell>
          <table:table-cell table:formula="of:=[.K63]/[.J63]" office:value-type="float" office:value="1.14451412772271" calcext:value-type="float">
            <text:p>1.14451412772271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P/E over 10 yrs avg 17.2; buy price $151.70</text:p>
          </table:table-cell>
          <table:table-cell table:number-columns-repeated="1010"/>
        </table:table-row>
        <table:table-row table:style-name="ro5">
          <table:table-cell table:style-name="ce9" office:value-type="string" calcext:value-type="string">
            <text:p>MO</text:p>
          </table:table-cell>
          <table:table-cell table:formula="of:=VALUE( STOCK([.A64];&quot;Dividend&quot;) )" office:value-type="currency" office:currency="USD" office:value="3.44" calcext:value-type="currency">
            <text:p>$3.44</text:p>
          </table:table-cell>
          <table:table-cell table:formula="of:=STOCK([.A64];&quot;Dividend %&quot;)" office:value-type="string" office:string-value="8.23%" calcext:value-type="string">
            <text:p>8.23%</text:p>
          </table:table-cell>
          <table:table-cell table:style-name="ce9" office:value-type="float" office:value="50" calcext:value-type="float">
            <text:p>50</text:p>
          </table:table-cell>
          <table:table-cell/>
          <table:table-cell table:formula="of:=STOCK([.A64]; &quot;P/E&quot;)" office:value-type="string" office:string-value="89.27" calcext:value-type="string">
            <text:p>89.27</text:p>
          </table:table-cell>
          <table:table-cell table:formula="of:=STOCK([.A64];&quot;52W Range&quot;)" office:value-type="string" office:string-value="30.95 - 51.78" calcext:value-type="string">
            <text:p>30.95 - 51.78</text:p>
          </table:table-cell>
          <table:table-cell table:formula="of:=VALUE( MID([.G64];1;FIND(&quot;-&quot;;[.G64])-1) )" office:value-type="float" office:value="30.95" calcext:value-type="float">
            <text:p>30.95</text:p>
          </table:table-cell>
          <table:table-cell table:formula="of:=VALUE( MID([.G64];FIND(&quot;-&quot;;[.G64])+1;9) )" office:value-type="float" office:value="51.78" calcext:value-type="float">
            <text:p>51.78</text:p>
          </table:table-cell>
          <table:table-cell table:formula="of:=([.I64]+[.H64])/2" office:value-type="float" office:value="41.365" calcext:value-type="float">
            <text:p>41.365</text:p>
          </table:table-cell>
          <table:table-cell table:formula="of:=STOCK([.A64];&quot;Price&quot;)" office:value-type="string" office:string-value="41.78" calcext:value-type="string">
            <text:p>41.78</text:p>
          </table:table-cell>
          <table:table-cell table:formula="of:=[.K64]/[.J64]" office:value-type="float" office:value="1.01003263628672" calcext:value-type="float">
            <text:p>1.01003263628672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Altria - fair P/E is 11 --&gt; undervalued?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NDSN</text:p>
          </table:table-cell>
          <table:table-cell table:formula="of:=VALUE( STOCK([.A65];&quot;Dividend&quot;) )" office:value-type="currency" office:currency="USD" office:value="1.56" calcext:value-type="currency">
            <text:p>$1.56</text:p>
          </table:table-cell>
          <table:table-cell table:formula="of:=STOCK([.A65];&quot;Dividend %&quot;)" office:value-type="string" office:string-value="0.76%" calcext:value-type="string">
            <text:p>0.76%</text:p>
          </table:table-cell>
          <table:table-cell table:style-name="ce9" office:value-type="float" office:value="57" calcext:value-type="float">
            <text:p>57</text:p>
          </table:table-cell>
          <table:table-cell/>
          <table:table-cell table:formula="of:=STOCK([.A65]; &quot;P/E&quot;)" office:value-type="string" office:string-value="48.04" calcext:value-type="string">
            <text:p>48.04</text:p>
          </table:table-cell>
          <table:table-cell table:formula="of:=STOCK([.A65];&quot;52W Range&quot;)" office:value-type="string" office:string-value="96.46 - 216.87" calcext:value-type="string">
            <text:p>96.46 - 216.87</text:p>
          </table:table-cell>
          <table:table-cell table:formula="of:=VALUE( MID([.G65];1;FIND(&quot;-&quot;;[.G65])-1) )" office:value-type="float" office:value="96.46" calcext:value-type="float">
            <text:p>96.46</text:p>
          </table:table-cell>
          <table:table-cell table:formula="of:=VALUE( MID([.G65];FIND(&quot;-&quot;;[.G65])+1;9) )" office:value-type="float" office:value="216.87" calcext:value-type="float">
            <text:p>216.87</text:p>
          </table:table-cell>
          <table:table-cell table:formula="of:=([.I65]+[.H65])/2" office:value-type="float" office:value="156.665" calcext:value-type="float">
            <text:p>156.665</text:p>
          </table:table-cell>
          <table:table-cell table:formula="of:=STOCK([.A65];&quot;Price&quot;)" office:value-type="string" office:string-value="205.29" calcext:value-type="string">
            <text:p>205.29</text:p>
          </table:table-cell>
          <table:table-cell table:formula="of:=[.K65]/[.J65]" office:value-type="float" office:value="1.31037564229407" calcext:value-type="float">
            <text:p>1.31037564229407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NFG</text:p>
          </table:table-cell>
          <table:table-cell table:formula="of:=VALUE( STOCK([.A66];&quot;Dividend&quot;) )" office:value-type="currency" office:currency="USD" office:value="1.78" calcext:value-type="currency">
            <text:p>$1.78</text:p>
          </table:table-cell>
          <table:table-cell table:formula="of:=STOCK([.A66];&quot;Dividend %&quot;)" office:value-type="string" office:string-value="4.04%" calcext:value-type="string">
            <text:p>4.04%</text:p>
          </table:table-cell>
          <table:table-cell table:style-name="ce9" office:value-type="float" office:value="49" calcext:value-type="float">
            <text:p>49</text:p>
          </table:table-cell>
          <table:table-cell/>
          <table:table-cell table:formula="of:=STOCK([.A66]; &quot;P/E&quot;)" office:value-type="string" office:string-value="-" calcext:value-type="string">
            <text:p>-</text:p>
          </table:table-cell>
          <table:table-cell table:formula="of:=STOCK([.A66];&quot;52W Range&quot;)" office:value-type="string" office:string-value="31.58 - 46.05" calcext:value-type="string">
            <text:p>31.58 - 46.05</text:p>
          </table:table-cell>
          <table:table-cell table:formula="of:=VALUE( MID([.G66];1;FIND(&quot;-&quot;;[.G66])-1) )" office:value-type="float" office:value="31.58" calcext:value-type="float">
            <text:p>31.58</text:p>
          </table:table-cell>
          <table:table-cell table:formula="of:=VALUE( MID([.G66];FIND(&quot;-&quot;;[.G66])+1;9) )" office:value-type="float" office:value="46.05" calcext:value-type="float">
            <text:p>46.05</text:p>
          </table:table-cell>
          <table:table-cell table:formula="of:=([.I66]+[.H66])/2" office:value-type="float" office:value="38.815" calcext:value-type="float">
            <text:p>38.815</text:p>
          </table:table-cell>
          <table:table-cell table:formula="of:=STOCK([.A66];&quot;Price&quot;)" office:value-type="string" office:string-value="44.08" calcext:value-type="string">
            <text:p>44.08</text:p>
          </table:table-cell>
          <table:table-cell table:formula="of:=[.K66]/[.J66]" office:value-type="float" office:value="1.13564343681566" calcext:value-type="float">
            <text:p>1.13564343681566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National Fuel Gas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NLY</text:p>
          </table:table-cell>
          <table:table-cell table:formula="of:=VALUE( STOCK([.A67];&quot;Dividend&quot;) )" office:value-type="string" office:string-value="" calcext:value-type="error">
            <text:p>Err:502</text:p>
          </table:table-cell>
          <table:table-cell table:formula="of:=STOCK([.A67];&quot;Dividend %&quot;)" office:value-type="string" office:string-value="no ticker found" calcext:value-type="string">
            <text:p>no ticker found</text:p>
          </table:table-cell>
          <table:table-cell table:style-name="ce9" office:value-type="string" calcext:value-type="string">
            <text:p>?</text:p>
          </table:table-cell>
          <table:table-cell/>
          <table:table-cell table:formula="of:=STOCK([.A67]; &quot;P/E&quot;)" office:value-type="string" office:string-value="no ticker found" calcext:value-type="string">
            <text:p>no ticker found</text:p>
          </table:table-cell>
          <table:table-cell table:formula="of:=STOCK([.A67];&quot;52W Range&quot;)" office:value-type="string" office:string-value="no ticker found" calcext:value-type="string">
            <text:p>no ticker found</text:p>
          </table:table-cell>
          <table:table-cell table:formula="of:=VALUE( MID([.G67];1;FIND(&quot;-&quot;;[.G67])-1) )" office:value-type="string" office:string-value="" calcext:value-type="error">
            <text:p>#VALUE!</text:p>
          </table:table-cell>
          <table:table-cell table:formula="of:=VALUE( MID([.G67];FIND(&quot;-&quot;;[.G67])+1;9) )" office:value-type="string" office:string-value="" calcext:value-type="error">
            <text:p>#VALUE!</text:p>
          </table:table-cell>
          <table:table-cell table:formula="of:=([.I67]+[.H67])/2" office:value-type="string" office:string-value="" calcext:value-type="error">
            <text:p>#VALUE!</text:p>
          </table:table-cell>
          <table:table-cell table:formula="of:=STOCK([.A67];&quot;Price&quot;)" office:value-type="string" office:string-value="no ticker found" calcext:value-type="string">
            <text:p>no ticker found</text:p>
          </table:table-cell>
          <table:table-cell table:formula="of:=[.K67]/[.J67]" office:value-type="string" office:string-value="" calcext:value-type="error">
            <text:p>#VALUE!</text:p>
          </table:table-cell>
          <table:table-cell table:style-name="ce9" office:value-type="string" calcext:value-type="string">
            <text:p>not sure about this one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NUE</text:p>
          </table:table-cell>
          <table:table-cell table:formula="of:=VALUE( STOCK([.A68];&quot;Dividend&quot;) )" office:value-type="currency" office:currency="USD" office:value="1.62" calcext:value-type="currency">
            <text:p>$1.62</text:p>
          </table:table-cell>
          <table:table-cell table:formula="of:=STOCK([.A68];&quot;Dividend %&quot;)" office:value-type="string" office:string-value="2.88%" calcext:value-type="string">
            <text:p>2.88%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TOCK([.A68]; &quot;P/E&quot;)" office:value-type="string" office:string-value="39.88" calcext:value-type="string">
            <text:p>39.88</text:p>
          </table:table-cell>
          <table:table-cell table:formula="of:=STOCK([.A68];&quot;52W Range&quot;)" office:value-type="string" office:string-value="27.52 - 57.55" calcext:value-type="string">
            <text:p>27.52 - 57.55</text:p>
          </table:table-cell>
          <table:table-cell table:formula="of:=VALUE( MID([.G68];1;FIND(&quot;-&quot;;[.G68])-1) )" office:value-type="float" office:value="27.52" calcext:value-type="float">
            <text:p>27.52</text:p>
          </table:table-cell>
          <table:table-cell table:formula="of:=VALUE( MID([.G68];FIND(&quot;-&quot;;[.G68])+1;9) )" office:value-type="float" office:value="57.55" calcext:value-type="float">
            <text:p>57.55</text:p>
          </table:table-cell>
          <table:table-cell table:formula="of:=([.I68]+[.H68])/2" office:value-type="float" office:value="42.535" calcext:value-type="float">
            <text:p>42.535</text:p>
          </table:table-cell>
          <table:table-cell table:formula="of:=STOCK([.A68];&quot;Price&quot;)" office:value-type="string" office:string-value="56.19" calcext:value-type="string">
            <text:p>56.19</text:p>
          </table:table-cell>
          <table:table-cell table:formula="of:=[.K68]/[.J68]" office:value-type="float" office:value="1.32102974021394" calcext:value-type="float">
            <text:p>1.32102974021394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5">
          <table:table-cell table:style-name="ce9" office:value-type="string" calcext:value-type="string">
            <text:p>NWN</text:p>
          </table:table-cell>
          <table:table-cell table:formula="of:=VALUE( STOCK([.A69];&quot;Dividend&quot;) )" office:value-type="currency" office:currency="USD" office:value="1.92" calcext:value-type="currency">
            <text:p>$1.92</text:p>
          </table:table-cell>
          <table:table-cell table:formula="of:=STOCK([.A69];&quot;Dividend %&quot;)" office:value-type="string" office:string-value="4.38%" calcext:value-type="string">
            <text:p>4.38%</text:p>
          </table:table-cell>
          <table:table-cell table:style-name="ce9" office:value-type="float" office:value="64" calcext:value-type="float">
            <text:p>64</text:p>
          </table:table-cell>
          <table:table-cell/>
          <table:table-cell table:formula="of:=STOCK([.A69]; &quot;P/E&quot;)" office:value-type="string" office:string-value="21.32" calcext:value-type="string">
            <text:p>21.32</text:p>
          </table:table-cell>
          <table:table-cell table:formula="of:=STOCK([.A69];&quot;52W Range&quot;)" office:value-type="string" office:string-value="42.33 - 77.26" calcext:value-type="string">
            <text:p>42.33 - 77.26</text:p>
          </table:table-cell>
          <table:table-cell table:formula="of:=VALUE( MID([.G69];1;FIND(&quot;-&quot;;[.G69])-1) )" office:value-type="float" office:value="42.33" calcext:value-type="float">
            <text:p>42.33</text:p>
          </table:table-cell>
          <table:table-cell table:formula="of:=VALUE( MID([.G69];FIND(&quot;-&quot;;[.G69])+1;9) )" office:value-type="float" office:value="77.26" calcext:value-type="float">
            <text:p>77.26</text:p>
          </table:table-cell>
          <table:table-cell table:formula="of:=([.I69]+[.H69])/2" office:value-type="float" office:value="59.795" calcext:value-type="float">
            <text:p>59.795</text:p>
          </table:table-cell>
          <table:table-cell table:formula="of:=STOCK([.A69];&quot;Price&quot;)" office:value-type="string" office:string-value="43.85" calcext:value-type="string">
            <text:p>43.85</text:p>
          </table:table-cell>
          <table:table-cell table:formula="of:=[.K69]/[.J69]" office:value-type="float" office:value="0.733338907935446" calcext:value-type="float">
            <text:p>0.733338907935446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natural gas distribution in Portland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O</text:p>
          </table:table-cell>
          <table:table-cell table:formula="of:=VALUE( STOCK([.A70];&quot;Dividend&quot;) )" office:value-type="currency" office:currency="USD" office:value="2.81" calcext:value-type="currency">
            <text:p>$2.81</text:p>
          </table:table-cell>
          <table:table-cell table:formula="of:=STOCK([.A70];&quot;Dividend %&quot;)" office:value-type="string" office:string-value="4.77%" calcext:value-type="string">
            <text:p>4.77%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formula="of:=STOCK([.A70]; &quot;P/E&quot;)" office:value-type="string" office:string-value="48.76" calcext:value-type="string">
            <text:p>48.76</text:p>
          </table:table-cell>
          <table:table-cell table:formula="of:=STOCK([.A70];&quot;52W Range&quot;)" office:value-type="string" office:string-value="38.00 - 84.92" calcext:value-type="string">
            <text:p>38.00 - 84.92</text:p>
          </table:table-cell>
          <table:table-cell table:formula="of:=VALUE( MID([.G70];1;FIND(&quot;-&quot;;[.G70])-1) )" office:value-type="float" office:value="38" calcext:value-type="float">
            <text:p>38</text:p>
          </table:table-cell>
          <table:table-cell table:formula="of:=VALUE( MID([.G70];FIND(&quot;-&quot;;[.G70])+1;9) )" office:value-type="float" office:value="84.92" calcext:value-type="float">
            <text:p>84.92</text:p>
          </table:table-cell>
          <table:table-cell table:formula="of:=([.I70]+[.H70])/2" office:value-type="float" office:value="61.46" calcext:value-type="float">
            <text:p>61.46</text:p>
          </table:table-cell>
          <table:table-cell table:formula="of:=STOCK([.A70];&quot;Price&quot;)" office:value-type="string" office:string-value="58.9" calcext:value-type="string">
            <text:p>58.9</text:p>
          </table:table-cell>
          <table:table-cell table:formula="of:=[.K70]/[.J70]" office:value-type="float" office:value="0.958346892287667" calcext:value-type="float">
            <text:p>0.958346892287667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REIT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OTIS</text:p>
          </table:table-cell>
          <table:table-cell table:formula="of:=VALUE( STOCK([.A71];&quot;Dividend&quot;) )" office:value-type="currency" office:currency="USD" office:value="0.8" calcext:value-type="currency">
            <text:p>$0.80</text:p>
          </table:table-cell>
          <table:table-cell table:formula="of:=STOCK([.A71];&quot;Dividend %&quot;)" office:value-type="string" office:string-value="1.18%" calcext:value-type="string">
            <text:p>1.18%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formula="of:=STOCK([.A71]; &quot;P/E&quot;)" office:value-type="string" office:string-value="33.69" calcext:value-type="string">
            <text:p>33.69</text:p>
          </table:table-cell>
          <table:table-cell table:formula="of:=STOCK([.A71];&quot;52W Range&quot;)" office:value-type="string" office:string-value="38.00 - 68.21" calcext:value-type="string">
            <text:p>38.00 - 68.21</text:p>
          </table:table-cell>
          <table:table-cell table:formula="of:=VALUE( MID([.G71];1;FIND(&quot;-&quot;;[.G71])-1) )" office:value-type="float" office:value="38" calcext:value-type="float">
            <text:p>38</text:p>
          </table:table-cell>
          <table:table-cell table:formula="of:=VALUE( MID([.G71];FIND(&quot;-&quot;;[.G71])+1;9) )" office:value-type="float" office:value="68.21" calcext:value-type="float">
            <text:p>68.21</text:p>
          </table:table-cell>
          <table:table-cell table:formula="of:=([.I71]+[.H71])/2" office:value-type="float" office:value="53.105" calcext:value-type="float">
            <text:p>53.105</text:p>
          </table:table-cell>
          <table:table-cell table:formula="of:=STOCK([.A71];&quot;Price&quot;)" office:value-type="string" office:string-value="67.78" calcext:value-type="string">
            <text:p>67.78</text:p>
          </table:table-cell>
          <table:table-cell table:formula="of:=[.K71]/[.J71]" office:value-type="float" office:value="1.27633932774692" calcext:value-type="float">
            <text:p>1.27633932774692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PBCT</text:p>
          </table:table-cell>
          <table:table-cell table:formula="of:=VALUE( STOCK([.A72];&quot;Dividend&quot;) )" office:value-type="currency" office:currency="USD" office:value="0.72" calcext:value-type="currency">
            <text:p>$0.72</text:p>
          </table:table-cell>
          <table:table-cell table:formula="of:=STOCK([.A72];&quot;Dividend %&quot;)" office:value-type="string" office:string-value="5.08%" calcext:value-type="string">
            <text:p>5.08%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formula="of:=STOCK([.A72]; &quot;P/E&quot;)" office:value-type="string" office:string-value="12.3" calcext:value-type="string">
            <text:p>12.3</text:p>
          </table:table-cell>
          <table:table-cell table:formula="of:=STOCK([.A72];&quot;52W Range&quot;)" office:value-type="string" office:string-value="9.37 - 16.62" calcext:value-type="string">
            <text:p>9.37 - 16.62</text:p>
          </table:table-cell>
          <table:table-cell table:formula="of:=VALUE( MID([.G72];1;FIND(&quot;-&quot;;[.G72])-1) )" office:value-type="float" office:value="9.37" calcext:value-type="float">
            <text:p>9.37</text:p>
          </table:table-cell>
          <table:table-cell table:formula="of:=VALUE( MID([.G72];FIND(&quot;-&quot;;[.G72])+1;9) )" office:value-type="float" office:value="16.62" calcext:value-type="float">
            <text:p>16.62</text:p>
          </table:table-cell>
          <table:table-cell table:formula="of:=([.I72]+[.H72])/2" office:value-type="float" office:value="12.995" calcext:value-type="float">
            <text:p>12.995</text:p>
          </table:table-cell>
          <table:table-cell table:formula="of:=STOCK([.A72];&quot;Price&quot;)" office:value-type="string" office:string-value="14.16" calcext:value-type="string">
            <text:p>14.16</text:p>
          </table:table-cell>
          <table:table-cell table:formula="of:=[.K72]/[.J72]" office:value-type="float" office:value="1.08964986533282" calcext:value-type="float">
            <text:p>1.08964986533282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PEP</text:p>
          </table:table-cell>
          <table:table-cell table:formula="of:=VALUE( STOCK([.A73];&quot;Dividend&quot;) )" office:value-type="currency" office:currency="USD" office:value="4.09" calcext:value-type="currency">
            <text:p>$4.09</text:p>
          </table:table-cell>
          <table:table-cell table:formula="of:=STOCK([.A73];&quot;Dividend %&quot;)" office:value-type="string" office:string-value="2.87%" calcext:value-type="string">
            <text:p>2.87%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formula="of:=STOCK([.A73]; &quot;P/E&quot;)" office:value-type="string" office:string-value="28.13" calcext:value-type="string">
            <text:p>28.13</text:p>
          </table:table-cell>
          <table:table-cell table:formula="of:=STOCK([.A73];&quot;52W Range&quot;)" office:value-type="string" office:string-value="101.42 - 148.77" calcext:value-type="string">
            <text:p>101.42 - 148.77</text:p>
          </table:table-cell>
          <table:table-cell table:formula="of:=VALUE( MID([.G73];1;FIND(&quot;-&quot;;[.G73])-1) )" office:value-type="float" office:value="101.42" calcext:value-type="float">
            <text:p>101.42</text:p>
          </table:table-cell>
          <table:table-cell table:formula="of:=VALUE( MID([.G73];FIND(&quot;-&quot;;[.G73])+1;9) )" office:value-type="float" office:value="148.77" calcext:value-type="float">
            <text:p>148.77</text:p>
          </table:table-cell>
          <table:table-cell table:formula="of:=([.I73]+[.H73])/2" office:value-type="float" office:value="125.095" calcext:value-type="float">
            <text:p>125.095</text:p>
          </table:table-cell>
          <table:table-cell table:formula="of:=STOCK([.A73];&quot;Price&quot;)" office:value-type="string" office:string-value="142.47" calcext:value-type="string">
            <text:p>142.47</text:p>
          </table:table-cell>
          <table:table-cell table:formula="of:=[.K73]/[.J73]" office:value-type="float" office:value="1.13889444022543" calcext:value-type="float">
            <text:p>1.13889444022543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PG</text:p>
          </table:table-cell>
          <table:table-cell table:formula="of:=VALUE( STOCK([.A74];&quot;Dividend&quot;) )" office:value-type="currency" office:currency="USD" office:value="3.16" calcext:value-type="currency">
            <text:p>$3.16</text:p>
          </table:table-cell>
          <table:table-cell table:formula="of:=STOCK([.A74];&quot;Dividend %&quot;)" office:value-type="string" office:string-value="2.28%" calcext:value-type="string">
            <text:p>2.28%</text:p>
          </table:table-cell>
          <table:table-cell table:style-name="ce9" office:value-type="float" office:value="64" calcext:value-type="float">
            <text:p>64</text:p>
          </table:table-cell>
          <table:table-cell/>
          <table:table-cell table:formula="of:=STOCK([.A74]; &quot;P/E&quot;)" office:value-type="string" office:string-value="26.55" calcext:value-type="string">
            <text:p>26.55</text:p>
          </table:table-cell>
          <table:table-cell table:formula="of:=STOCK([.A74];&quot;52W Range&quot;)" office:value-type="string" office:string-value="94.34 - 146.92" calcext:value-type="string">
            <text:p>94.34 - 146.92</text:p>
          </table:table-cell>
          <table:table-cell table:formula="of:=VALUE( MID([.G74];1;FIND(&quot;-&quot;;[.G74])-1) )" office:value-type="float" office:value="94.34" calcext:value-type="float">
            <text:p>94.34</text:p>
          </table:table-cell>
          <table:table-cell table:formula="of:=VALUE( MID([.G74];FIND(&quot;-&quot;;[.G74])+1;9) )" office:value-type="float" office:value="146.92" calcext:value-type="float">
            <text:p>146.92</text:p>
          </table:table-cell>
          <table:table-cell table:formula="of:=([.I74]+[.H74])/2" office:value-type="float" office:value="120.63" calcext:value-type="float">
            <text:p>120.63</text:p>
          </table:table-cell>
          <table:table-cell table:formula="of:=STOCK([.A74];&quot;Price&quot;)" office:value-type="string" office:string-value="138.85" calcext:value-type="string">
            <text:p>138.85</text:p>
          </table:table-cell>
          <table:table-cell table:formula="of:=[.K74]/[.J74]" office:value-type="float" office:value="1.15104037138357" calcext:value-type="float">
            <text:p>1.15104037138357</text:p>
          </table:table-cell>
          <table:table-cell table:style-name="ce9" office:value-type="string" calcext:value-type="string">
            <text:p>king </text:p>
          </table:table-cell>
          <table:table-cell table:style-name="ce9" office:value-type="string" calcext:value-type="string">
            <text:p>Procter and Gamble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PH</text:p>
          </table:table-cell>
          <table:table-cell table:formula="of:=VALUE( STOCK([.A75];&quot;Dividend&quot;) )" office:value-type="currency" office:currency="USD" office:value="3.52" calcext:value-type="currency">
            <text:p>$3.52</text:p>
          </table:table-cell>
          <table:table-cell table:formula="of:=STOCK([.A75];&quot;Dividend %&quot;)" office:value-type="string" office:string-value="1.25%" calcext:value-type="string">
            <text:p>1.25%</text:p>
          </table:table-cell>
          <table:table-cell table:style-name="ce9" office:value-type="float" office:value="63" calcext:value-type="float">
            <text:p>63</text:p>
          </table:table-cell>
          <table:table-cell/>
          <table:table-cell table:formula="of:=STOCK([.A75]; &quot;P/E&quot;)" office:value-type="string" office:string-value="30.77" calcext:value-type="string">
            <text:p>30.77</text:p>
          </table:table-cell>
          <table:table-cell table:formula="of:=STOCK([.A75];&quot;52W Range&quot;)" office:value-type="string" office:string-value="93.00 - 286.37" calcext:value-type="string">
            <text:p>93.00 - 286.37</text:p>
          </table:table-cell>
          <table:table-cell table:formula="of:=VALUE( MID([.G75];1;FIND(&quot;-&quot;;[.G75])-1) )" office:value-type="float" office:value="93" calcext:value-type="float">
            <text:p>93</text:p>
          </table:table-cell>
          <table:table-cell table:formula="of:=VALUE( MID([.G75];FIND(&quot;-&quot;;[.G75])+1;9) )" office:value-type="float" office:value="286.37" calcext:value-type="float">
            <text:p>286.37</text:p>
          </table:table-cell>
          <table:table-cell table:formula="of:=([.I75]+[.H75])/2" office:value-type="float" office:value="189.685" calcext:value-type="float">
            <text:p>189.685</text:p>
          </table:table-cell>
          <table:table-cell table:formula="of:=STOCK([.A75];&quot;Price&quot;)" office:value-type="string" office:string-value="281.36" calcext:value-type="string">
            <text:p>281.36</text:p>
          </table:table-cell>
          <table:table-cell table:formula="of:=[.K75]/[.J75]" office:value-type="float" office:value="1.48330126261961" calcext:value-type="float">
            <text:p>1.48330126261961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PNR</text:p>
          </table:table-cell>
          <table:table-cell table:formula="of:=VALUE( STOCK([.A76];&quot;Dividend&quot;) )" office:value-type="currency" office:currency="USD" office:value="0.8" calcext:value-type="currency">
            <text:p>$0.80</text:p>
          </table:table-cell>
          <table:table-cell table:formula="of:=STOCK([.A76];&quot;Dividend %&quot;)" office:value-type="string" office:string-value="1.45%" calcext:value-type="string">
            <text:p>1.45%</text:p>
          </table:table-cell>
          <table:table-cell table:style-name="ce9" office:value-type="float" office:value="43" calcext:value-type="float">
            <text:p>43</text:p>
          </table:table-cell>
          <table:table-cell/>
          <table:table-cell table:formula="of:=STOCK([.A76]; &quot;P/E&quot;)" office:value-type="string" office:string-value="25.71" calcext:value-type="string">
            <text:p>25.71</text:p>
          </table:table-cell>
          <table:table-cell table:formula="of:=STOCK([.A76];&quot;52W Range&quot;)" office:value-type="string" office:string-value="22.01 - 58.82" calcext:value-type="string">
            <text:p>22.01 - 58.82</text:p>
          </table:table-cell>
          <table:table-cell table:formula="of:=VALUE( MID([.G76];1;FIND(&quot;-&quot;;[.G76])-1) )" office:value-type="float" office:value="22.01" calcext:value-type="float">
            <text:p>22.01</text:p>
          </table:table-cell>
          <table:table-cell table:formula="of:=VALUE( MID([.G76];FIND(&quot;-&quot;;[.G76])+1;9) )" office:value-type="float" office:value="58.82" calcext:value-type="float">
            <text:p>58.82</text:p>
          </table:table-cell>
          <table:table-cell table:formula="of:=([.I76]+[.H76])/2" office:value-type="float" office:value="40.415" calcext:value-type="float">
            <text:p>40.415</text:p>
          </table:table-cell>
          <table:table-cell table:formula="of:=STOCK([.A76];&quot;Price&quot;)" office:value-type="string" office:string-value="55.03" calcext:value-type="string">
            <text:p>55.03</text:p>
          </table:table-cell>
          <table:table-cell table:formula="of:=[.K76]/[.J76]" office:value-type="float" office:value="1.36162315971793" calcext:value-type="float">
            <text:p>1.36162315971793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PPG</text:p>
          </table:table-cell>
          <table:table-cell table:formula="of:=VALUE( STOCK([.A77];&quot;Dividend&quot;) )" office:value-type="currency" office:currency="USD" office:value="2.16" calcext:value-type="currency">
            <text:p>$2.16</text:p>
          </table:table-cell>
          <table:table-cell table:formula="of:=STOCK([.A77];&quot;Dividend %&quot;)" office:value-type="string" office:string-value="1.43%" calcext:value-type="string">
            <text:p>1.43%</text:p>
          </table:table-cell>
          <table:table-cell table:style-name="ce9" office:value-type="float" office:value="48" calcext:value-type="float">
            <text:p>48</text:p>
          </table:table-cell>
          <table:table-cell/>
          <table:table-cell table:formula="of:=STOCK([.A77]; &quot;P/E&quot;)" office:value-type="string" office:string-value="33.26" calcext:value-type="string">
            <text:p>33.26</text:p>
          </table:table-cell>
          <table:table-cell table:formula="of:=STOCK([.A77];&quot;52W Range&quot;)" office:value-type="string" office:string-value="69.77 - 149.88" calcext:value-type="string">
            <text:p>69.77 - 149.88</text:p>
          </table:table-cell>
          <table:table-cell table:formula="of:=VALUE( MID([.G77];1;FIND(&quot;-&quot;;[.G77])-1) )" office:value-type="float" office:value="69.77" calcext:value-type="float">
            <text:p>69.77</text:p>
          </table:table-cell>
          <table:table-cell table:formula="of:=VALUE( MID([.G77];FIND(&quot;-&quot;;[.G77])+1;9) )" office:value-type="float" office:value="149.88" calcext:value-type="float">
            <text:p>149.88</text:p>
          </table:table-cell>
          <table:table-cell table:formula="of:=([.I77]+[.H77])/2" office:value-type="float" office:value="109.825" calcext:value-type="float">
            <text:p>109.825</text:p>
          </table:table-cell>
          <table:table-cell table:formula="of:=STOCK([.A77];&quot;Price&quot;)" office:value-type="string" office:string-value="150.83" calcext:value-type="string">
            <text:p>150.83</text:p>
          </table:table-cell>
          <table:table-cell table:formula="of:=[.K77]/[.J77]" office:value-type="float" office:value="1.37336671978147" calcext:value-type="float">
            <text:p>1.37336671978147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ROP</text:p>
          </table:table-cell>
          <table:table-cell table:formula="of:=VALUE( STOCK([.A78];&quot;Dividend&quot;) )" office:value-type="currency" office:currency="USD" office:value="2.25" calcext:value-type="currency">
            <text:p>$2.25</text:p>
          </table:table-cell>
          <table:table-cell table:formula="of:=STOCK([.A78];&quot;Dividend %&quot;)" office:value-type="string" office:string-value="0.52%" calcext:value-type="string">
            <text:p>0.52%</text:p>
          </table:table-cell>
          <table:table-cell table:style-name="ce9" office:value-type="float" office:value="27" calcext:value-type="float">
            <text:p>27</text:p>
          </table:table-cell>
          <table:table-cell/>
          <table:table-cell table:formula="of:=STOCK([.A78]; &quot;P/E&quot;)" office:value-type="string" office:string-value="29.02" calcext:value-type="string">
            <text:p>29.02</text:p>
          </table:table-cell>
          <table:table-cell table:formula="of:=STOCK([.A78];&quot;52W Range&quot;)" office:value-type="string" office:string-value="240.00 - 455.72" calcext:value-type="string">
            <text:p>240.00 - 455.72</text:p>
          </table:table-cell>
          <table:table-cell table:formula="of:=VALUE( MID([.G78];1;FIND(&quot;-&quot;;[.G78])-1) )" office:value-type="float" office:value="240" calcext:value-type="float">
            <text:p>240</text:p>
          </table:table-cell>
          <table:table-cell table:formula="of:=VALUE( MID([.G78];FIND(&quot;-&quot;;[.G78])+1;9) )" office:value-type="float" office:value="455.72" calcext:value-type="float">
            <text:p>455.72</text:p>
          </table:table-cell>
          <table:table-cell table:formula="of:=([.I78]+[.H78])/2" office:value-type="float" office:value="347.86" calcext:value-type="float">
            <text:p>347.86</text:p>
          </table:table-cell>
          <table:table-cell table:formula="of:=STOCK([.A78];&quot;Price&quot;)" office:value-type="string" office:string-value="430.58" calcext:value-type="string">
            <text:p>430.58</text:p>
          </table:table-cell>
          <table:table-cell table:formula="of:=[.K78]/[.J78]" office:value-type="float" office:value="1.23779681481056" calcext:value-type="float">
            <text:p>1.23779681481056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6">
          <table:table-cell table:style-name="ce9" office:value-type="string" calcext:value-type="string">
            <text:p>ROST</text:p>
          </table:table-cell>
          <table:table-cell table:formula="of:=VALUE( STOCK([.A79];&quot;Dividend&quot;) )" office:value-type="string" office:string-value="" calcext:value-type="error">
            <text:p>Err:502</text:p>
          </table:table-cell>
          <table:table-cell table:formula="of:=STOCK([.A79];&quot;Dividend %&quot;)" office:value-type="string" office:string-value="no ticker found" calcext:value-type="string">
            <text:p>no ticker found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STOCK([.A79]; &quot;P/E&quot;)" office:value-type="string" office:string-value="no ticker found" calcext:value-type="string">
            <text:p>no ticker found</text:p>
          </table:table-cell>
          <table:table-cell table:formula="of:=STOCK([.A79];&quot;52W Range&quot;)" office:value-type="string" office:string-value="no ticker found" calcext:value-type="string">
            <text:p>no ticker found</text:p>
          </table:table-cell>
          <table:table-cell table:formula="of:=VALUE( MID([.G79];1;FIND(&quot;-&quot;;[.G79])-1) )" office:value-type="string" office:string-value="" calcext:value-type="error">
            <text:p>#VALUE!</text:p>
          </table:table-cell>
          <table:table-cell table:formula="of:=VALUE( MID([.G79];FIND(&quot;-&quot;;[.G79])+1;9) )" office:value-type="string" office:string-value="" calcext:value-type="error">
            <text:p>#VALUE!</text:p>
          </table:table-cell>
          <table:table-cell table:formula="of:=([.I79]+[.H79])/2" office:value-type="string" office:string-value="" calcext:value-type="error">
            <text:p>#VALUE!</text:p>
          </table:table-cell>
          <table:table-cell table:formula="of:=STOCK([.A79];&quot;Price&quot;)" office:value-type="string" office:string-value="no ticker found" calcext:value-type="string">
            <text:p>no ticker found</text:p>
          </table:table-cell>
          <table:table-cell table:formula="of:=[.K79]/[.J79]" office:value-type="string" office:string-value="" calcext:value-type="error">
            <text:p>#VALUE!</text:p>
          </table:table-cell>
          <table:table-cell table:style-name="ce9" office:value-type="string" calcext:value-type="string">
            <text:p>DROPPED from aristocrat; dividends suspended May 2020: <text:a xlink:href="https://www.barrons.com/articles/ross-stores-posts-earnings-loss-and-suspends-dividend-51590095907" xlink:type="simple">https://www.barrons.com/articles/ross-stores-posts-earnings-loss-and-suspends-dividend-51590095907</text:a></text:p>
          </table:table-cell>
          <table:table-cell table:style-name="ce12"/>
          <table:table-cell table:number-columns-repeated="1010"/>
        </table:table-row>
        <table:table-row table:style-name="ro5">
          <table:table-cell table:style-name="ce9" office:value-type="string" calcext:value-type="string">
            <text:p>RTX</text:p>
          </table:table-cell>
          <table:table-cell table:formula="of:=VALUE( STOCK([.A80];&quot;Dividend&quot;) )" office:value-type="currency" office:currency="USD" office:value="1.9" calcext:value-type="currency">
            <text:p>$1.90</text:p>
          </table:table-cell>
          <table:table-cell table:formula="of:=STOCK([.A80];&quot;Dividend %&quot;)" office:value-type="string" office:string-value="2.72%" calcext:value-type="string">
            <text:p>2.72%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formula="of:=STOCK([.A80]; &quot;P/E&quot;)" office:value-type="string" office:string-value="-" calcext:value-type="string">
            <text:p>-</text:p>
          </table:table-cell>
          <table:table-cell table:formula="of:=STOCK([.A80];&quot;52W Range&quot;)" office:value-type="string" office:string-value="40.71 - 93.45" calcext:value-type="string">
            <text:p>40.71 - 93.45</text:p>
          </table:table-cell>
          <table:table-cell table:formula="of:=VALUE( MID([.G80];1;FIND(&quot;-&quot;;[.G80])-1) )" office:value-type="float" office:value="40.71" calcext:value-type="float">
            <text:p>40.71</text:p>
          </table:table-cell>
          <table:table-cell table:formula="of:=VALUE( MID([.G80];FIND(&quot;-&quot;;[.G80])+1;9) )" office:value-type="float" office:value="93.45" calcext:value-type="float">
            <text:p>93.45</text:p>
          </table:table-cell>
          <table:table-cell table:formula="of:=([.I80]+[.H80])/2" office:value-type="float" office:value="67.08" calcext:value-type="float">
            <text:p>67.08</text:p>
          </table:table-cell>
          <table:table-cell table:formula="of:=STOCK([.A80];&quot;Price&quot;)" office:value-type="string" office:string-value="69.78" calcext:value-type="string">
            <text:p>69.78</text:p>
          </table:table-cell>
          <table:table-cell table:formula="of:=[.K80]/[.J80]" office:value-type="float" office:value="1.04025044722719" calcext:value-type="float">
            <text:p>1.04025044722719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Raytheon just laid off 20K people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SCL</text:p>
          </table:table-cell>
          <table:table-cell table:formula="of:=VALUE( STOCK([.A81];&quot;Dividend&quot;) )" office:value-type="currency" office:currency="USD" office:value="1.22" calcext:value-type="currency">
            <text:p>$1.22</text:p>
          </table:table-cell>
          <table:table-cell table:formula="of:=STOCK([.A81];&quot;Dividend %&quot;)" office:value-type="string" office:string-value="0.93%" calcext:value-type="string">
            <text:p>0.93%</text:p>
          </table:table-cell>
          <table:table-cell table:style-name="ce9" office:value-type="float" office:value="52" calcext:value-type="float">
            <text:p>52</text:p>
          </table:table-cell>
          <table:table-cell/>
          <table:table-cell table:formula="of:=STOCK([.A81]; &quot;P/E&quot;)" office:value-type="string" office:string-value="25.72" calcext:value-type="string">
            <text:p>25.72</text:p>
          </table:table-cell>
          <table:table-cell table:formula="of:=STOCK([.A81];&quot;52W Range&quot;)" office:value-type="string" office:string-value="69.33 - 130.60" calcext:value-type="string">
            <text:p>69.33 - 130.60</text:p>
          </table:table-cell>
          <table:table-cell table:formula="of:=VALUE( MID([.G81];1;FIND(&quot;-&quot;;[.G81])-1) )" office:value-type="float" office:value="69.33" calcext:value-type="float">
            <text:p>69.33</text:p>
          </table:table-cell>
          <table:table-cell table:formula="of:=VALUE( MID([.G81];FIND(&quot;-&quot;;[.G81])+1;9) )" office:value-type="float" office:value="130.6" calcext:value-type="float">
            <text:p>130.6</text:p>
          </table:table-cell>
          <table:table-cell table:formula="of:=([.I81]+[.H81])/2" office:value-type="float" office:value="99.965" calcext:value-type="float">
            <text:p>99.965</text:p>
          </table:table-cell>
          <table:table-cell table:formula="of:=STOCK([.A81];&quot;Price&quot;)" office:value-type="string" office:string-value="131.06" calcext:value-type="string">
            <text:p>131.06</text:p>
          </table:table-cell>
          <table:table-cell table:formula="of:=[.K81]/[.J81]" office:value-type="float" office:value="1.31105887060471" calcext:value-type="float">
            <text:p>1.31105887060471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SHW</text:p>
          </table:table-cell>
          <table:table-cell table:formula="of:=VALUE( STOCK([.A82];&quot;Dividend&quot;) )" office:value-type="currency" office:currency="USD" office:value="5.36" calcext:value-type="currency">
            <text:p>$5.36</text:p>
          </table:table-cell>
          <table:table-cell table:formula="of:=STOCK([.A82];&quot;Dividend %&quot;)" office:value-type="string" office:string-value="0.73%" calcext:value-type="string">
            <text:p>0.73%</text:p>
          </table:table-cell>
          <table:table-cell table:style-name="ce9" office:value-type="float" office:value="40" calcext:value-type="float">
            <text:p>40</text:p>
          </table:table-cell>
          <table:table-cell/>
          <table:table-cell table:formula="of:=STOCK([.A82]; &quot;P/E&quot;)" office:value-type="string" office:string-value="36.26" calcext:value-type="string">
            <text:p>36.26</text:p>
          </table:table-cell>
          <table:table-cell table:formula="of:=STOCK([.A82];&quot;52W Range&quot;)" office:value-type="string" office:string-value="325.43 - 758.00" calcext:value-type="string">
            <text:p>325.43 - 758.00</text:p>
          </table:table-cell>
          <table:table-cell table:formula="of:=VALUE( MID([.G82];1;FIND(&quot;-&quot;;[.G82])-1) )" office:value-type="float" office:value="325.43" calcext:value-type="float">
            <text:p>325.43</text:p>
          </table:table-cell>
          <table:table-cell table:formula="of:=VALUE( MID([.G82];FIND(&quot;-&quot;;[.G82])+1;9) )" office:value-type="float" office:value="758" calcext:value-type="float">
            <text:p>758</text:p>
          </table:table-cell>
          <table:table-cell table:formula="of:=([.I82]+[.H82])/2" office:value-type="float" office:value="541.715" calcext:value-type="float">
            <text:p>541.715</text:p>
          </table:table-cell>
          <table:table-cell table:formula="of:=STOCK([.A82];&quot;Price&quot;)" office:value-type="string" office:string-value="735.13" calcext:value-type="string">
            <text:p>735.13</text:p>
          </table:table-cell>
          <table:table-cell table:formula="of:=[.K82]/[.J82]" office:value-type="float" office:value="1.3570419870227" calcext:value-type="float">
            <text:p>1.3570419870227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SJW</text:p>
          </table:table-cell>
          <table:table-cell table:formula="of:=VALUE( STOCK([.A83];&quot;Dividend&quot;) )" office:value-type="currency" office:currency="USD" office:value="1.28" calcext:value-type="currency">
            <text:p>$1.28</text:p>
          </table:table-cell>
          <table:table-cell table:formula="of:=STOCK([.A83];&quot;Dividend %&quot;)" office:value-type="string" office:string-value="1.85%" calcext:value-type="string">
            <text:p>1.85%</text:p>
          </table:table-cell>
          <table:table-cell table:style-name="ce9" office:value-type="float" office:value="54" calcext:value-type="float">
            <text:p>54</text:p>
          </table:table-cell>
          <table:table-cell/>
          <table:table-cell table:formula="of:=STOCK([.A83]; &quot;P/E&quot;)" office:value-type="string" office:string-value="46.74" calcext:value-type="string">
            <text:p>46.74</text:p>
          </table:table-cell>
          <table:table-cell table:formula="of:=STOCK([.A83];&quot;52W Range&quot;)" office:value-type="string" office:string-value="45.60 - 74.99" calcext:value-type="string">
            <text:p>45.60 - 74.99</text:p>
          </table:table-cell>
          <table:table-cell table:formula="of:=VALUE( MID([.G83];1;FIND(&quot;-&quot;;[.G83])-1) )" office:value-type="float" office:value="45.6" calcext:value-type="float">
            <text:p>45.6</text:p>
          </table:table-cell>
          <table:table-cell table:formula="of:=VALUE( MID([.G83];FIND(&quot;-&quot;;[.G83])+1;9) )" office:value-type="float" office:value="74.99" calcext:value-type="float">
            <text:p>74.99</text:p>
          </table:table-cell>
          <table:table-cell table:formula="of:=([.I83]+[.H83])/2" office:value-type="float" office:value="60.295" calcext:value-type="float">
            <text:p>60.295</text:p>
          </table:table-cell>
          <table:table-cell table:formula="of:=STOCK([.A83];&quot;Price&quot;)" office:value-type="string" office:string-value="69.36" calcext:value-type="string">
            <text:p>69.36</text:p>
          </table:table-cell>
          <table:table-cell table:formula="of:=[.K83]/[.J83]" office:value-type="float" office:value="1.15034414130525" calcext:value-type="float">
            <text:p>1.15034414130525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SPGI</text:p>
          </table:table-cell>
          <table:table-cell table:formula="of:=VALUE( STOCK([.A84];&quot;Dividend&quot;) )" office:value-type="currency" office:currency="USD" office:value="2.68" calcext:value-type="currency">
            <text:p>$2.68</text:p>
          </table:table-cell>
          <table:table-cell table:formula="of:=STOCK([.A84];&quot;Dividend %&quot;)" office:value-type="string" office:string-value="0.81%" calcext:value-type="string">
            <text:p>0.81%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TOCK([.A84]; &quot;P/E&quot;)" office:value-type="string" office:string-value="32.95" calcext:value-type="string">
            <text:p>32.95</text:p>
          </table:table-cell>
          <table:table-cell table:formula="of:=STOCK([.A84];&quot;52W Range&quot;)" office:value-type="string" office:string-value="186.05 - 379.87" calcext:value-type="string">
            <text:p>186.05 - 379.87</text:p>
          </table:table-cell>
          <table:table-cell table:formula="of:=VALUE( MID([.G84];1;FIND(&quot;-&quot;;[.G84])-1) )" office:value-type="float" office:value="186.05" calcext:value-type="float">
            <text:p>186.05</text:p>
          </table:table-cell>
          <table:table-cell table:formula="of:=VALUE( MID([.G84];FIND(&quot;-&quot;;[.G84])+1;9) )" office:value-type="float" office:value="379.87" calcext:value-type="float">
            <text:p>379.87</text:p>
          </table:table-cell>
          <table:table-cell table:formula="of:=([.I84]+[.H84])/2" office:value-type="float" office:value="282.96" calcext:value-type="float">
            <text:p>282.96</text:p>
          </table:table-cell>
          <table:table-cell table:formula="of:=STOCK([.A84];&quot;Price&quot;)" office:value-type="string" office:string-value="329.07" calcext:value-type="string">
            <text:p>329.07</text:p>
          </table:table-cell>
          <table:table-cell table:formula="of:=[.K84]/[.J84]" office:value-type="float" office:value="1.16295589482612" calcext:value-type="float">
            <text:p>1.16295589482612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SWK</text:p>
          </table:table-cell>
          <table:table-cell table:formula="of:=VALUE( STOCK([.A85];&quot;Dividend&quot;) )" office:value-type="currency" office:currency="USD" office:value="2.8" calcext:value-type="currency">
            <text:p>$2.80</text:p>
          </table:table-cell>
          <table:table-cell table:formula="of:=STOCK([.A85];&quot;Dividend %&quot;)" office:value-type="string" office:string-value="1.58%" calcext:value-type="string">
            <text:p>1.58%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formula="of:=STOCK([.A85]; &quot;P/E&quot;)" office:value-type="string" office:string-value="28.76" calcext:value-type="string">
            <text:p>28.76</text:p>
          </table:table-cell>
          <table:table-cell table:formula="of:=STOCK([.A85];&quot;52W Range&quot;)" office:value-type="string" office:string-value="70.00 - 195.00" calcext:value-type="string">
            <text:p>70.00 - 195.00</text:p>
          </table:table-cell>
          <table:table-cell table:formula="of:=VALUE( MID([.G85];1;FIND(&quot;-&quot;;[.G85])-1) )" office:value-type="float" office:value="70" calcext:value-type="float">
            <text:p>70</text:p>
          </table:table-cell>
          <table:table-cell table:formula="of:=VALUE( MID([.G85];FIND(&quot;-&quot;;[.G85])+1;9) )" office:value-type="float" office:value="195" calcext:value-type="float">
            <text:p>195</text:p>
          </table:table-cell>
          <table:table-cell table:formula="of:=([.I85]+[.H85])/2" office:value-type="float" office:value="132.5" calcext:value-type="float">
            <text:p>132.5</text:p>
          </table:table-cell>
          <table:table-cell table:formula="of:=STOCK([.A85];&quot;Price&quot;)" office:value-type="string" office:string-value="177.42" calcext:value-type="string">
            <text:p>177.42</text:p>
          </table:table-cell>
          <table:table-cell table:formula="of:=[.K85]/[.J85]" office:value-type="float" office:value="1.33901886792453" calcext:value-type="float">
            <text:p>1.33901886792453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SYY</text:p>
          </table:table-cell>
          <table:table-cell table:formula="of:=VALUE( STOCK([.A86];&quot;Dividend&quot;) )" office:value-type="currency" office:currency="USD" office:value="1.8" calcext:value-type="currency">
            <text:p>$1.80</text:p>
          </table:table-cell>
          <table:table-cell table:formula="of:=STOCK([.A86];&quot;Dividend %&quot;)" office:value-type="string" office:string-value="2.38%" calcext:value-type="string">
            <text:p>2.38%</text:p>
          </table:table-cell>
          <table:table-cell table:style-name="ce9" office:value-type="float" office:value="40" calcext:value-type="float">
            <text:p>40</text:p>
          </table:table-cell>
          <table:table-cell/>
          <table:table-cell table:formula="of:=STOCK([.A86]; &quot;P/E&quot;)" office:value-type="string" office:string-value="-" calcext:value-type="string">
            <text:p>-</text:p>
          </table:table-cell>
          <table:table-cell table:formula="of:=STOCK([.A86];&quot;52W Range&quot;)" office:value-type="string" office:string-value="26.00 - 85.13" calcext:value-type="string">
            <text:p>26.00 - 85.13</text:p>
          </table:table-cell>
          <table:table-cell table:formula="of:=VALUE( MID([.G86];1;FIND(&quot;-&quot;;[.G86])-1) )" office:value-type="float" office:value="26" calcext:value-type="float">
            <text:p>26</text:p>
          </table:table-cell>
          <table:table-cell table:formula="of:=VALUE( MID([.G86];FIND(&quot;-&quot;;[.G86])+1;9) )" office:value-type="float" office:value="85.13" calcext:value-type="float">
            <text:p>85.13</text:p>
          </table:table-cell>
          <table:table-cell table:formula="of:=([.I86]+[.H86])/2" office:value-type="float" office:value="55.565" calcext:value-type="float">
            <text:p>55.565</text:p>
          </table:table-cell>
          <table:table-cell table:formula="of:=STOCK([.A86];&quot;Price&quot;)" office:value-type="string" office:string-value="75.59" calcext:value-type="string">
            <text:p>75.59</text:p>
          </table:table-cell>
          <table:table-cell table:formula="of:=[.K86]/[.J86]" office:value-type="float" office:value="1.36038873391523" calcext:value-type="float">
            <text:p>1.36038873391523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Sysco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</text:p>
          </table:table-cell>
          <table:table-cell table:formula="of:=VALUE( STOCK([.A87];&quot;Dividend&quot;) )" office:value-type="currency" office:currency="USD" office:value="2.08" calcext:value-type="currency">
            <text:p>$2.08</text:p>
          </table:table-cell>
          <table:table-cell table:formula="of:=STOCK([.A87];&quot;Dividend %&quot;)" office:value-type="string" office:string-value="6.95%" calcext:value-type="string">
            <text:p>6.95%</text:p>
          </table:table-cell>
          <table:table-cell table:style-name="ce9" office:value-type="float" office:value="36" calcext:value-type="float">
            <text:p>36</text:p>
          </table:table-cell>
          <table:table-cell/>
          <table:table-cell table:formula="of:=STOCK([.A87]; &quot;P/E&quot;)" office:value-type="string" office:string-value="19.68" calcext:value-type="string">
            <text:p>19.68</text:p>
          </table:table-cell>
          <table:table-cell table:formula="of:=STOCK([.A87];&quot;52W Range&quot;)" office:value-type="string" office:string-value="26.08 - 39.55" calcext:value-type="string">
            <text:p>26.08 - 39.55</text:p>
          </table:table-cell>
          <table:table-cell table:formula="of:=VALUE( MID([.G87];1;FIND(&quot;-&quot;;[.G87])-1) )" office:value-type="float" office:value="26.08" calcext:value-type="float">
            <text:p>26.08</text:p>
          </table:table-cell>
          <table:table-cell table:formula="of:=VALUE( MID([.G87];FIND(&quot;-&quot;;[.G87])+1;9) )" office:value-type="float" office:value="39.55" calcext:value-type="float">
            <text:p>39.55</text:p>
          </table:table-cell>
          <table:table-cell table:formula="of:=([.I87]+[.H87])/2" office:value-type="float" office:value="32.815" calcext:value-type="float">
            <text:p>32.815</text:p>
          </table:table-cell>
          <table:table-cell table:formula="of:=STOCK([.A87];&quot;Price&quot;)" office:value-type="string" office:string-value="29.91" calcext:value-type="string">
            <text:p>29.91</text:p>
          </table:table-cell>
          <table:table-cell table:formula="of:=[.K87]/[.J87]" office:value-type="float" office:value="0.911473411549596" calcext:value-type="float">
            <text:p>0.911473411549596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7">
          <table:table-cell table:style-name="ce9" office:value-type="string" calcext:value-type="string">
            <text:p>TGT</text:p>
          </table:table-cell>
          <table:table-cell table:formula="of:=VALUE( STOCK([.A88];&quot;Dividend&quot;) )" office:value-type="currency" office:currency="USD" office:value="2.72" calcext:value-type="currency">
            <text:p>$2.72</text:p>
          </table:table-cell>
          <table:table-cell table:formula="of:=STOCK([.A88];&quot;Dividend %&quot;)" office:value-type="string" office:string-value="1.42%" calcext:value-type="string">
            <text:p>1.42%</text:p>
          </table:table-cell>
          <table:table-cell table:style-name="ce9" office:value-type="float" office:value="52" calcext:value-type="float">
            <text:p>52</text:p>
          </table:table-cell>
          <table:table-cell/>
          <table:table-cell table:formula="of:=STOCK([.A88]; &quot;P/E&quot;)" office:value-type="string" office:string-value="25.33" calcext:value-type="string">
            <text:p>25.33</text:p>
          </table:table-cell>
          <table:table-cell table:formula="of:=STOCK([.A88];&quot;52W Range&quot;)" office:value-type="string" office:string-value="90.17 - 189.47" calcext:value-type="string">
            <text:p>90.17 - 189.47</text:p>
          </table:table-cell>
          <table:table-cell table:formula="of:=VALUE( MID([.G88];1;FIND(&quot;-&quot;;[.G88])-1) )" office:value-type="float" office:value="90.17" calcext:value-type="float">
            <text:p>90.17</text:p>
          </table:table-cell>
          <table:table-cell table:formula="of:=VALUE( MID([.G88];FIND(&quot;-&quot;;[.G88])+1;9) )" office:value-type="float" office:value="189.47" calcext:value-type="float">
            <text:p>189.47</text:p>
          </table:table-cell>
          <table:table-cell table:formula="of:=([.I88]+[.H88])/2" office:value-type="float" office:value="139.82" calcext:value-type="float">
            <text:p>139.82</text:p>
          </table:table-cell>
          <table:table-cell table:formula="of:=STOCK([.A88];&quot;Price&quot;)" office:value-type="string" office:string-value="191.1" calcext:value-type="string">
            <text:p>191.1</text:p>
          </table:table-cell>
          <table:table-cell table:formula="of:=[.K88]/[.J88]" office:value-type="float" office:value="1.36675725933343" calcext:value-type="float">
            <text:p>1.36675725933343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"52 years of div increases" - https://www.fool.com/investing/stock-market/types-of-stocks/dividend-stocks/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R</text:p>
          </table:table-cell>
          <table:table-cell table:formula="of:=VALUE( STOCK([.A89];&quot;Dividend&quot;) )" office:value-type="currency" office:currency="USD" office:value="0.36" calcext:value-type="currency">
            <text:p>$0.36</text:p>
          </table:table-cell>
          <table:table-cell table:formula="of:=STOCK([.A89];&quot;Dividend %&quot;)" office:value-type="string" office:string-value="1.16%" calcext:value-type="string">
            <text:p>1.16%</text:p>
          </table:table-cell>
          <table:table-cell table:style-name="ce9" office:value-type="float" office:value="52" calcext:value-type="float">
            <text:p>52</text:p>
          </table:table-cell>
          <table:table-cell/>
          <table:table-cell table:formula="of:=STOCK([.A89]; &quot;P/E&quot;)" office:value-type="string" office:string-value="35.31" calcext:value-type="string">
            <text:p>35.31</text:p>
          </table:table-cell>
          <table:table-cell table:formula="of:=STOCK([.A89];&quot;52W Range&quot;)" office:value-type="string" office:string-value="28.99 - 38.92" calcext:value-type="string">
            <text:p>28.99 - 38.92</text:p>
          </table:table-cell>
          <table:table-cell table:formula="of:=VALUE( MID([.G89];1;FIND(&quot;-&quot;;[.G89])-1) )" office:value-type="float" office:value="28.99" calcext:value-type="float">
            <text:p>28.99</text:p>
          </table:table-cell>
          <table:table-cell table:formula="of:=VALUE( MID([.G89];FIND(&quot;-&quot;;[.G89])+1;9) )" office:value-type="float" office:value="38.92" calcext:value-type="float">
            <text:p>38.92</text:p>
          </table:table-cell>
          <table:table-cell table:formula="of:=([.I89]+[.H89])/2" office:value-type="float" office:value="33.955" calcext:value-type="float">
            <text:p>33.955</text:p>
          </table:table-cell>
          <table:table-cell table:formula="of:=STOCK([.A89];&quot;Price&quot;)" office:value-type="string" office:string-value="31" calcext:value-type="string">
            <text:p>31</text:p>
          </table:table-cell>
          <table:table-cell table:formula="of:=[.K89]/[.J89]" office:value-type="float" office:value="0.912973052569577" calcext:value-type="float">
            <text:p>0.912973052569577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TROW</text:p>
          </table:table-cell>
          <table:table-cell table:formula="of:=VALUE( STOCK([.A90];&quot;Dividend&quot;) )" office:value-type="currency" office:currency="USD" office:value="3.6" calcext:value-type="currency">
            <text:p>$3.60</text:p>
          </table:table-cell>
          <table:table-cell table:formula="of:=STOCK([.A90];&quot;Dividend %&quot;)" office:value-type="string" office:string-value="2.33%" calcext:value-type="string">
            <text:p>2.33%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formula="of:=STOCK([.A90]; &quot;P/E&quot;)" office:value-type="string" office:string-value="17.32" calcext:value-type="string">
            <text:p>17.32</text:p>
          </table:table-cell>
          <table:table-cell table:formula="of:=STOCK([.A90];&quot;52W Range&quot;)" office:value-type="string" office:string-value="82.51 - 154.33" calcext:value-type="string">
            <text:p>82.51 - 154.33</text:p>
          </table:table-cell>
          <table:table-cell table:formula="of:=VALUE( MID([.G90];1;FIND(&quot;-&quot;;[.G90])-1) )" office:value-type="float" office:value="82.51" calcext:value-type="float">
            <text:p>82.51</text:p>
          </table:table-cell>
          <table:table-cell table:formula="of:=VALUE( MID([.G90];FIND(&quot;-&quot;;[.G90])+1;9) )" office:value-type="float" office:value="154.33" calcext:value-type="float">
            <text:p>154.33</text:p>
          </table:table-cell>
          <table:table-cell table:formula="of:=([.I90]+[.H90])/2" office:value-type="float" office:value="118.42" calcext:value-type="float">
            <text:p>118.42</text:p>
          </table:table-cell>
          <table:table-cell table:formula="of:=STOCK([.A90];&quot;Price&quot;)" office:value-type="string" office:string-value="154.55" calcext:value-type="string">
            <text:p>154.55</text:p>
          </table:table-cell>
          <table:table-cell table:formula="of:=[.K90]/[.J90]" office:value-type="float" office:value="1.30510048978213" calcext:value-type="float">
            <text:p>1.30510048978213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T. Rowe Price</text:p>
          </table:table-cell>
          <table:table-cell table:number-columns-repeated="1010"/>
        </table:table-row>
        <table:table-row table:style-name="ro5">
          <table:table-cell table:style-name="ce9" office:value-type="string" calcext:value-type="string">
            <text:p>UVV</text:p>
          </table:table-cell>
          <table:table-cell table:formula="of:=VALUE( STOCK([.A91];&quot;Dividend&quot;) )" office:value-type="currency" office:currency="USD" office:value="3.08" calcext:value-type="currency">
            <text:p>$3.08</text:p>
          </table:table-cell>
          <table:table-cell table:formula="of:=STOCK([.A91];&quot;Dividend %&quot;)" office:value-type="string" office:string-value="5.65%" calcext:value-type="string">
            <text:p>5.65%</text:p>
          </table:table-cell>
          <table:table-cell table:style-name="ce9" office:value-type="float" office:value="49" calcext:value-type="float">
            <text:p>49</text:p>
          </table:table-cell>
          <table:table-cell/>
          <table:table-cell table:formula="of:=STOCK([.A91]; &quot;P/E&quot;)" office:value-type="string" office:string-value="24.15" calcext:value-type="string">
            <text:p>24.15</text:p>
          </table:table-cell>
          <table:table-cell table:formula="of:=STOCK([.A91];&quot;52W Range&quot;)" office:value-type="string" office:string-value="37.04 - 58.30" calcext:value-type="string">
            <text:p>37.04 - 58.30</text:p>
          </table:table-cell>
          <table:table-cell table:formula="of:=VALUE( MID([.G91];1;FIND(&quot;-&quot;;[.G91])-1) )" office:value-type="float" office:value="37.04" calcext:value-type="float">
            <text:p>37.04</text:p>
          </table:table-cell>
          <table:table-cell table:formula="of:=VALUE( MID([.G91];FIND(&quot;-&quot;;[.G91])+1;9) )" office:value-type="float" office:value="58.3" calcext:value-type="float">
            <text:p>58.3</text:p>
          </table:table-cell>
          <table:table-cell table:formula="of:=([.I91]+[.H91])/2" office:value-type="float" office:value="47.67" calcext:value-type="float">
            <text:p>47.67</text:p>
          </table:table-cell>
          <table:table-cell table:formula="of:=STOCK([.A91];&quot;Price&quot;)" office:value-type="string" office:string-value="54.56" calcext:value-type="string">
            <text:p>54.56</text:p>
          </table:table-cell>
          <table:table-cell table:formula="of:=[.K91]/[.J91]" office:value-type="float" office:value="1.14453534717852" calcext:value-type="float">
            <text:p>1.14453534717852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Universal Corp, tobacco import/export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VFC</text:p>
          </table:table-cell>
          <table:table-cell table:formula="of:=VALUE( STOCK([.A92];&quot;Dividend&quot;) )" office:value-type="currency" office:currency="USD" office:value="1.96" calcext:value-type="currency">
            <text:p>$1.96</text:p>
          </table:table-cell>
          <table:table-cell table:formula="of:=STOCK([.A92];&quot;Dividend %&quot;)" office:value-type="string" office:string-value="2.22%" calcext:value-type="string">
            <text:p>2.22%</text:p>
          </table:table-cell>
          <table:table-cell table:style-name="ce12"/>
          <table:table-cell/>
          <table:table-cell table:formula="of:=STOCK([.A92]; &quot;P/E&quot;)" office:value-type="string" office:string-value="-" calcext:value-type="string">
            <text:p>-</text:p>
          </table:table-cell>
          <table:table-cell table:formula="of:=STOCK([.A92];&quot;52W Range&quot;)" office:value-type="string" office:string-value="45.07 - 99.97" calcext:value-type="string">
            <text:p>45.07 - 99.97</text:p>
          </table:table-cell>
          <table:table-cell table:formula="of:=VALUE( MID([.G92];1;FIND(&quot;-&quot;;[.G92])-1) )" office:value-type="float" office:value="45.07" calcext:value-type="float">
            <text:p>45.07</text:p>
          </table:table-cell>
          <table:table-cell table:formula="of:=VALUE( MID([.G92];FIND(&quot;-&quot;;[.G92])+1;9) )" office:value-type="float" office:value="99.97" calcext:value-type="float">
            <text:p>99.97</text:p>
          </table:table-cell>
          <table:table-cell table:formula="of:=([.I92]+[.H92])/2" office:value-type="float" office:value="72.52" calcext:value-type="float">
            <text:p>72.52</text:p>
          </table:table-cell>
          <table:table-cell table:formula="of:=STOCK([.A92];&quot;Price&quot;)" office:value-type="string" office:string-value="88.28" calcext:value-type="string">
            <text:p>88.28</text:p>
          </table:table-cell>
          <table:table-cell table:formula="of:=[.K92]/[.J92]" office:value-type="float" office:value="1.2173193601765" calcext:value-type="float">
            <text:p>1.2173193601765</text:p>
          </table:table-cell>
          <table:table-cell table:style-name="ce9" office:value-type="string" calcext:value-type="string">
            <text:p>aris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WBA</text:p>
          </table:table-cell>
          <table:table-cell table:formula="of:=VALUE( STOCK([.A93];&quot;Dividend&quot;) )" office:value-type="currency" office:currency="USD" office:value="1.87" calcext:value-type="currency">
            <text:p>$1.87</text:p>
          </table:table-cell>
          <table:table-cell table:formula="of:=STOCK([.A93];&quot;Dividend %&quot;)" office:value-type="string" office:string-value="4.13%" calcext:value-type="string">
            <text:p>4.13%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table:formula="of:=STOCK([.A93]; &quot;P/E&quot;)" office:value-type="string" office:string-value="91.62" calcext:value-type="string">
            <text:p>91.62</text:p>
          </table:table-cell>
          <table:table-cell table:formula="of:=STOCK([.A93];&quot;52W Range&quot;)" office:value-type="string" office:string-value="33.36 - 59.48" calcext:value-type="string">
            <text:p>33.36 - 59.48</text:p>
          </table:table-cell>
          <table:table-cell table:formula="of:=VALUE( MID([.G93];1;FIND(&quot;-&quot;;[.G93])-1) )" office:value-type="float" office:value="33.36" calcext:value-type="float">
            <text:p>33.36</text:p>
          </table:table-cell>
          <table:table-cell table:formula="of:=VALUE( MID([.G93];FIND(&quot;-&quot;;[.G93])+1;9) )" office:value-type="float" office:value="59.48" calcext:value-type="float">
            <text:p>59.48</text:p>
          </table:table-cell>
          <table:table-cell table:formula="of:=([.I93]+[.H93])/2" office:value-type="float" office:value="46.42" calcext:value-type="float">
            <text:p>46.42</text:p>
          </table:table-cell>
          <table:table-cell table:formula="of:=STOCK([.A93];&quot;Price&quot;)" office:value-type="string" office:string-value="45.26" calcext:value-type="string">
            <text:p>45.26</text:p>
          </table:table-cell>
          <table:table-cell table:formula="of:=[.K93]/[.J93]" office:value-type="float" office:value="0.975010771219302" calcext:value-type="float">
            <text:p>0.975010771219302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Walgreens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WMT</text:p>
          </table:table-cell>
          <table:table-cell table:formula="of:=VALUE( STOCK([.A94];&quot;Dividend&quot;) )" office:value-type="currency" office:currency="USD" office:value="2.16" calcext:value-type="currency">
            <text:p>$2.16</text:p>
          </table:table-cell>
          <table:table-cell table:formula="of:=STOCK([.A94];&quot;Dividend %&quot;)" office:value-type="string" office:string-value="1.47%" calcext:value-type="string">
            <text:p>1.47%</text:p>
          </table:table-cell>
          <table:table-cell table:style-name="ce9" office:value-type="float" office:value="43" calcext:value-type="float">
            <text:p>43</text:p>
          </table:table-cell>
          <table:table-cell/>
          <table:table-cell table:formula="of:=STOCK([.A94]; &quot;P/E&quot;)" office:value-type="string" office:string-value="21.17" calcext:value-type="string">
            <text:p>21.17</text:p>
          </table:table-cell>
          <table:table-cell table:formula="of:=STOCK([.A94];&quot;52W Range&quot;)" office:value-type="string" office:string-value="102.00 - 153.66" calcext:value-type="string">
            <text:p>102.00 - 153.66</text:p>
          </table:table-cell>
          <table:table-cell table:formula="of:=VALUE( MID([.G94];1;FIND(&quot;-&quot;;[.G94])-1) )" office:value-type="float" office:value="102" calcext:value-type="float">
            <text:p>102</text:p>
          </table:table-cell>
          <table:table-cell table:formula="of:=VALUE( MID([.G94];FIND(&quot;-&quot;;[.G94])+1;9) )" office:value-type="float" office:value="153.66" calcext:value-type="float">
            <text:p>153.66</text:p>
          </table:table-cell>
          <table:table-cell table:formula="of:=([.I94]+[.H94])/2" office:value-type="float" office:value="127.83" calcext:value-type="float">
            <text:p>127.83</text:p>
          </table:table-cell>
          <table:table-cell table:formula="of:=STOCK([.A94];&quot;Price&quot;)" office:value-type="string" office:string-value="146.65" calcext:value-type="string">
            <text:p>146.65</text:p>
          </table:table-cell>
          <table:table-cell table:formula="of:=[.K94]/[.J94]" office:value-type="float" office:value="1.14722678557459" calcext:value-type="float">
            <text:p>1.14722678557459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Walmart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XOM</text:p>
          </table:table-cell>
          <table:table-cell table:formula="of:=VALUE( STOCK([.A95];&quot;Dividend&quot;) )" office:value-type="currency" office:currency="USD" office:value="3.48" calcext:value-type="currency">
            <text:p>$3.48</text:p>
          </table:table-cell>
          <table:table-cell table:formula="of:=STOCK([.A95];&quot;Dividend %&quot;)" office:value-type="string" office:string-value="7.74%" calcext:value-type="string">
            <text:p>7.74%</text:p>
          </table:table-cell>
          <table:table-cell table:style-name="ce9" office:value-type="float" office:value="37" calcext:value-type="float">
            <text:p>37</text:p>
          </table:table-cell>
          <table:table-cell/>
          <table:table-cell table:formula="of:=STOCK([.A95]; &quot;P/E&quot;)" office:value-type="string" office:string-value="74.44" calcext:value-type="string">
            <text:p>74.44</text:p>
          </table:table-cell>
          <table:table-cell table:formula="of:=STOCK([.A95];&quot;52W Range&quot;)" office:value-type="string" office:string-value="30.11 - 70.52" calcext:value-type="string">
            <text:p>30.11 - 70.52</text:p>
          </table:table-cell>
          <table:table-cell table:formula="of:=VALUE( MID([.G95];1;FIND(&quot;-&quot;;[.G95])-1) )" office:value-type="float" office:value="30.11" calcext:value-type="float">
            <text:p>30.11</text:p>
          </table:table-cell>
          <table:table-cell table:formula="of:=VALUE( MID([.G95];FIND(&quot;-&quot;;[.G95])+1;9) )" office:value-type="float" office:value="70.52" calcext:value-type="float">
            <text:p>70.52</text:p>
          </table:table-cell>
          <table:table-cell table:formula="of:=([.I95]+[.H95])/2" office:value-type="float" office:value="50.315" calcext:value-type="float">
            <text:p>50.315</text:p>
          </table:table-cell>
          <table:table-cell table:formula="of:=STOCK([.A95];&quot;Price&quot;)" office:value-type="string" office:string-value="44.96" calcext:value-type="string">
            <text:p>44.96</text:p>
          </table:table-cell>
          <table:table-cell table:formula="of:=[.K95]/[.J95]" office:value-type="float" office:value="0.893570505813376" calcext:value-type="float">
            <text:p>0.893570505813376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BV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BBV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B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33" calcext:value-type="float">
            <text:p>23.33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57" calcext:value-type="float">
            <text:p>4.5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3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5.09B</text:p>
          </table:table-cell>
          <table:table-cell office:value-type="string" calcext:value-type="string">
            <text:p>Forward P/E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2.19" calcext:value-type="float">
            <text:p>12.1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6.6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8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32B</text:p>
          </table:table-cell>
          <table:table-cell office:value-type="string" calcext:value-type="string">
            <text:p>PEG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86" calcext:value-type="float">
            <text:p>2.8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0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7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2.5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0.65B</text:p>
          </table:table-cell>
          <table:table-cell office:value-type="string" calcext:value-type="string">
            <text:p>P/S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02%</text:p>
          </table:table-cell>
          <table:table-cell office:value-type="string" calcext:value-type="string">
            <text:p>Short Ratio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8.9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P/B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2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Target Price</text:p>
          </table:table-cell>
          <table:table-cell office:value-type="float" office:value="115.71" calcext:value-type="float">
            <text:p>115.7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9.2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P/C</text:p>
          </table:table-cell>
          <table:table-cell office:value-type="float" office:value="23.28" calcext:value-type="float">
            <text:p>23.2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9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03.5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2.55 - 109.1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4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/FCF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1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2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87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8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0.6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2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RSI (14)</text:p>
          </table:table-cell>
          <table:table-cell office:value-type="float" office:value="59.88" calcext:value-type="float">
            <text:p>59.8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5% 2.0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Rel Volume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05.58" calcext:value-type="float">
            <text:p>105.5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3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00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1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06.71" calcext:value-type="float">
            <text:p>106.7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5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6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53%</text:p>
          </table:table-cell>
          <table:table-cell office:value-type="string" calcext:value-type="string">
            <text:p>Volume</text:p>
          </table:table-cell>
          <table:table-cell office:value-type="float" office:value="8050301" calcext:value-type="float">
            <text:p>805030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07%</text:p>
          </table:table-cell>
        </table:table-row>
      </table:table>
      <table:table table:name="ABM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B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0.02" calcext:value-type="float">
            <text:p>-0.0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6.9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8.9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74B</text:p>
          </table:table-cell>
          <table:table-cell office:value-type="string" calcext:value-type="string">
            <text:p>Forward P/E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64" calcext:value-type="float">
            <text:p>2.6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5.9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2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0.4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59" calcext:value-type="float">
            <text:p>0.5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5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3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0.0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99B</text:p>
          </table:table-cell>
          <table:table-cell office:value-type="string" calcext:value-type="string">
            <text:p>P/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99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68%</text:p>
          </table:table-cell>
          <table:table-cell office:value-type="string" calcext:value-type="string">
            <text:p>Short Ratio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8.6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P/B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arget Pri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7.1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P/C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9.79 - 41.7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8.6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/FCF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8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58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85%</text:p>
          </table:table-cell>
          <table:table-cell office:value-type="string" calcext:value-type="string">
            <text:p>Quick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7.8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4000" calcext:value-type="float">
            <text:p>114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RSI (14)</text:p>
          </table:table-cell>
          <table:table-cell office:value-type="float" office:value="60.99" calcext:value-type="float">
            <text:p>60.9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4.24% 3.5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l Volume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1.11" calcext:value-type="float">
            <text:p>41.1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Dec 16 AMC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40.29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1.13" calcext:value-type="float">
            <text:p>41.1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7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6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51%</text:p>
          </table:table-cell>
          <table:table-cell office:value-type="string" calcext:value-type="string">
            <text:p>Volume</text:p>
          </table:table-cell>
          <table:table-cell office:value-type="float" office:value="244680" calcext:value-type="float">
            <text:p>24468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5%</text:p>
          </table:table-cell>
        </table:table-row>
      </table:table>
      <table:table table:name="AB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B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9.2" calcext:value-type="float">
            <text:p>59.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88" calcext:value-type="float">
            <text:p>1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6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5.37B</text:p>
          </table:table-cell>
          <table:table-cell office:value-type="string" calcext:value-type="string">
            <text:p>Forward P/E</text:p>
          </table:table-cell>
          <table:table-cell office:value-type="float" office:value="25.27" calcext:value-type="float">
            <text:p>25.2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41" calcext:value-type="float">
            <text:p>4.4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8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35B</text:p>
          </table:table-cell>
          <table:table-cell office:value-type="string" calcext:value-type="string">
            <text:p>PEG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35" calcext:value-type="float">
            <text:p>1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5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3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2.22B</text:p>
          </table:table-cell>
          <table:table-cell office:value-type="string" calcext:value-type="string">
            <text:p>P/S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5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3%</text:p>
          </table:table-cell>
          <table:table-cell office:value-type="string" calcext:value-type="string">
            <text:p>Short Ratio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8.8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P/B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3.9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Target Price</text:p>
          </table:table-cell>
          <table:table-cell office:value-type="float" office:value="120.47" calcext:value-type="float">
            <text:p>120.4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1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P/C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2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1.61 - 115.1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6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/FCF</text:p>
          </table:table-cell>
          <table:table-cell office:value-type="float" office:value="93.03" calcext:value-type="float">
            <text:p>93.0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.3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62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6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0.65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7000" calcext:value-type="float">
            <text:p>1070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RSI (14)</text:p>
          </table:table-cell>
          <table:table-cell office:value-type="float" office:value="62.98" calcext:value-type="float">
            <text:p>62.9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25% 1.8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8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Rel Volume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10.23" calcext:value-type="float">
            <text:p>110.2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1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3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77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11.3" calcext:value-type="float">
            <text:p>111.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9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1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1.73%</text:p>
          </table:table-cell>
          <table:table-cell office:value-type="string" calcext:value-type="string">
            <text:p>Volume</text:p>
          </table:table-cell>
          <table:table-cell office:value-type="float" office:value="5519633" calcext:value-type="float">
            <text:p>55196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97%</text:p>
          </table:table-cell>
        </table:table-row>
      </table:table>
      <table:table table:name="ADM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D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D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07" calcext:value-type="float">
            <text:p>18.0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9" calcext:value-type="float">
            <text:p>2.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6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0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8.88B</text:p>
          </table:table-cell>
          <table:table-cell office:value-type="string" calcext:value-type="string">
            <text:p>Forward P/E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63" calcext:value-type="float">
            <text:p>3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9.5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54.2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7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64B</text:p>
          </table:table-cell>
          <table:table-cell office:value-type="string" calcext:value-type="string">
            <text:p>PEG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2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8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.5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2.71B</text:p>
          </table:table-cell>
          <table:table-cell office:value-type="string" calcext:value-type="string">
            <text:p>P/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9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49%</text:p>
          </table:table-cell>
          <table:table-cell office:value-type="string" calcext:value-type="string">
            <text:p>Short Ratio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8.6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4.44" calcext:value-type="float">
            <text:p>34.44</text:p>
          </table:table-cell>
          <table:table-cell office:value-type="string" calcext:value-type="string">
            <text:p>P/B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1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Target Price</text:p>
          </table:table-cell>
          <table:table-cell office:value-type="float" office:value="54.92" calcext:value-type="float">
            <text:p>54.9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7.5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8.92 - 53.5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0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1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75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4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1.2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8100" calcext:value-type="float">
            <text:p>381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RSI (14)</text:p>
          </table:table-cell>
          <table:table-cell office:value-type="float" office:value="64.37" calcext:value-type="float">
            <text:p>64.3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7% 2.1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3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Rel Volume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9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0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6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2.43" calcext:value-type="float">
            <text:p>52.4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3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7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0.85%</text:p>
          </table:table-cell>
          <table:table-cell office:value-type="string" calcext:value-type="string">
            <text:p>Volume</text:p>
          </table:table-cell>
          <table:table-cell office:value-type="float" office:value="2863023" calcext:value-type="float">
            <text:p>286302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9%</text:p>
          </table:table-cell>
        </table:table-row>
      </table:table>
      <table:table table:name="ADP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D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D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9.38" calcext:value-type="float">
            <text:p>29.3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5.75" calcext:value-type="float">
            <text:p>5.7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28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8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1.42B</text:p>
          </table:table-cell>
          <table:table-cell office:value-type="string" calcext:value-type="string">
            <text:p>Forward P/E</text:p>
          </table:table-cell>
          <table:table-cell office:value-type="float" office:value="26.67" calcext:value-type="float">
            <text:p>26.6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6.33" calcext:value-type="float">
            <text:p>6.3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3.5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27.7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2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48B</text:p>
          </table:table-cell>
          <table:table-cell office:value-type="string" calcext:value-type="string">
            <text:p>PEG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29" calcext:value-type="float">
            <text:p>1.2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9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7.4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4.56B</text:p>
          </table:table-cell>
          <table:table-cell office:value-type="string" calcext:value-type="string">
            <text:p>P/S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94%</text:p>
          </table:table-cell>
          <table:table-cell office:value-type="string" calcext:value-type="string">
            <text:p>Short Ratio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5.8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P/B</text:p>
          </table:table-cell>
          <table:table-cell office:value-type="float" office:value="12.46" calcext:value-type="float">
            <text:p>12.4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5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Target Price</text:p>
          </table:table-cell>
          <table:table-cell office:value-type="float" office:value="169.44" calcext:value-type="float">
            <text:p>169.4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0.5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0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4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03.11 - 182.3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4.1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P/FCF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3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20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2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3.76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1.60%</text:p>
          </table:table-cell>
          <table:table-cell office:value-type="string" calcext:value-type="string">
            <text:p>RSI (14)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6% 1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7.10%</text:p>
          </table:table-cell>
          <table:table-cell office:value-type="string" calcext:value-type="string">
            <text:p>Rel Volume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67.9" calcext:value-type="float">
            <text:p>167.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7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68.85" calcext:value-type="float">
            <text:p>168.8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3.1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0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34%</text:p>
          </table:table-cell>
          <table:table-cell office:value-type="string" calcext:value-type="string">
            <text:p>Volume</text:p>
          </table:table-cell>
          <table:table-cell office:value-type="float" office:value="1551719" calcext:value-type="float">
            <text:p>155171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57%</text:p>
          </table:table-cell>
        </table:table-row>
      </table:table>
      <table:table table:name="AFL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F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F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4" calcext:value-type="float">
            <text:p>6.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11.7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5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1.06B</text:p>
          </table:table-cell>
          <table:table-cell office:value-type="string" calcext:value-type="string">
            <text:p>Forward P/E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86" calcext:value-type="float">
            <text:p>4.8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4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40.8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0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61B</text:p>
          </table:table-cell>
          <table:table-cell office:value-type="string" calcext:value-type="string">
            <text:p>PEG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5" calcext:value-type="float">
            <text:p>1.0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1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7.8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1.85B</text:p>
          </table:table-cell>
          <table:table-cell office:value-type="string" calcext:value-type="string">
            <text:p>P/S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71%</text:p>
          </table:table-cell>
          <table:table-cell office:value-type="string" calcext:value-type="string">
            <text:p>Short Ratio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1.5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5.64" calcext:value-type="float">
            <text:p>45.64</text:p>
          </table:table-cell>
          <table:table-cell office:value-type="string" calcext:value-type="string">
            <text:p>P/B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Target Price</text:p>
          </table:table-cell>
          <table:table-cell office:value-type="float" office:value="44.09" calcext:value-type="float">
            <text:p>44.0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4.8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/C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1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5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3.07 - 53.4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4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P/FCF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6.4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95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93.6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977" calcext:value-type="float">
            <text:p>10977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9.40%</text:p>
          </table:table-cell>
          <table:table-cell office:value-type="string" calcext:value-type="string">
            <text:p>RSI (14)</text:p>
          </table:table-cell>
          <table:table-cell office:value-type="float" office:value="56.03" calcext:value-type="float">
            <text:p>56.0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58% 2.0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9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10%</text:p>
          </table:table-cell>
          <table:table-cell office:value-type="string" calcext:value-type="string">
            <text:p>Rel Volume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4.93" calcext:value-type="float">
            <text:p>44.9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7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8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4.68" calcext:value-type="float">
            <text:p>44.6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0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5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12%</text:p>
          </table:table-cell>
          <table:table-cell office:value-type="string" calcext:value-type="string">
            <text:p>Volume</text:p>
          </table:table-cell>
          <table:table-cell office:value-type="float" office:value="4115436" calcext:value-type="float">
            <text:p>411543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56%</text:p>
          </table:table-cell>
        </table:table-row>
      </table:table>
      <table:table table:name="ALB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L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L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1.4" calcext:value-type="float">
            <text:p>51.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3.58" calcext:value-type="float">
            <text:p>3.5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6.3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3.2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.82B</text:p>
          </table:table-cell>
          <table:table-cell office:value-type="string" calcext:value-type="string">
            <text:p>Forward P/E</text:p>
          </table:table-cell>
          <table:table-cell office:value-type="float" office:value="45.06" calcext:value-type="float">
            <text:p>45.0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08" calcext:value-type="float">
            <text:p>4.0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8.0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06.1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1.4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81.50M</text:p>
          </table:table-cell>
          <table:table-cell office:value-type="string" calcext:value-type="string">
            <text:p>PEG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8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4.1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90.3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.24B</text:p>
          </table:table-cell>
          <table:table-cell office:value-type="string" calcext:value-type="string">
            <text:p>P/S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8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3.16%</text:p>
          </table:table-cell>
          <table:table-cell office:value-type="string" calcext:value-type="string">
            <text:p>Short Ratio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42.9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8.77" calcext:value-type="float">
            <text:p>38.77</text:p>
          </table:table-cell>
          <table:table-cell office:value-type="string" calcext:value-type="string">
            <text:p>P/B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.7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Target Price</text:p>
          </table:table-cell>
          <table:table-cell office:value-type="float" office:value="108.55" calcext:value-type="float">
            <text:p>108.5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8.5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P/C</text:p>
          </table:table-cell>
          <table:table-cell office:value-type="float" office:value="28.23" calcext:value-type="float">
            <text:p>28.2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5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8.89 - 178.5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4.7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3.0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84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0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276.35%</text:p>
          </table:table-cell>
          <table:table-cell office:value-type="string" calcext:value-type="string">
            <text:p>ATR</text:p>
          </table:table-cell>
          <table:table-cell table:style-name="ce2" office:value-type="float" office:value="6.63" calcext:value-type="float">
            <text:p>6.6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5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RSI (14)</text:p>
          </table:table-cell>
          <table:table-cell office:value-type="float" office:value="84.17" calcext:value-type="float">
            <text:p>84.1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5.38% 3.7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6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75.1" calcext:value-type="float">
            <text:p>175.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4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1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27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5.9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1.7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0.18%</text:p>
          </table:table-cell>
          <table:table-cell office:value-type="string" calcext:value-type="string">
            <text:p>Volume</text:p>
          </table:table-cell>
          <table:table-cell office:value-type="float" office:value="2934107" calcext:value-type="float">
            <text:p>293410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5.08%</text:p>
          </table:table-cell>
        </table:table-row>
      </table:table>
      <table:table table:name="AMCR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MC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MC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0.47" calcext:value-type="float">
            <text:p>0.4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56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5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.27B</text:p>
          </table:table-cell>
          <table:table-cell office:value-type="string" calcext:value-type="string">
            <text:p>Forward P/E</text:p>
          </table:table-cell>
          <table:table-cell office:value-type="float" office:value="15.59" calcext:value-type="float">
            <text:p>15.5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0.75" calcext:value-type="float">
            <text:p>0.7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5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9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44.20M</text:p>
          </table:table-cell>
          <table:table-cell office:value-type="string" calcext:value-type="string">
            <text:p>PEG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17" calcext:value-type="float">
            <text:p>0.1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7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7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0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42B</text:p>
          </table:table-cell>
          <table:table-cell office:value-type="string" calcext:value-type="string">
            <text:p>P/S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42%</text:p>
          </table:table-cell>
          <table:table-cell office:value-type="string" calcext:value-type="string">
            <text:p>Short Ratio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6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/B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9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Target Price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2.6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/C</text:p>
          </table:table-cell>
          <table:table-cell office:value-type="float" office:value="24.14" calcext:value-type="float">
            <text:p>24.1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6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5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5.80 - 12.4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7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P/FCF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7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5.81%</text:p>
          </table:table-cell>
          <table:table-cell office:value-type="string" calcext:value-type="string">
            <text:p>Beta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02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1.3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RSI (14)</text:p>
          </table:table-cell>
          <table:table-cell office:value-type="float" office:value="53.16" calcext:value-type="float">
            <text:p>53.1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5% 1.8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79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el Volume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1.78" calcext:value-type="float">
            <text:p>11.7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2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1.68" calcext:value-type="float">
            <text:p>11.6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1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8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1.41%</text:p>
          </table:table-cell>
          <table:table-cell office:value-type="string" calcext:value-type="string">
            <text:p>Volume</text:p>
          </table:table-cell>
          <table:table-cell office:value-type="float" office:value="5787812" calcext:value-type="float">
            <text:p>578781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5%</text:p>
          </table:table-cell>
        </table:table-row>
      </table:table>
      <table:table table:name="AO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O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O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9.29" calcext:value-type="float">
            <text:p>29.2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94" calcext:value-type="float">
            <text:p>1.9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1.4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8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.16B</text:p>
          </table:table-cell>
          <table:table-cell office:value-type="string" calcext:value-type="string">
            <text:p>Forward P/E</text:p>
          </table:table-cell>
          <table:table-cell office:value-type="float" office:value="24.03" calcext:value-type="float">
            <text:p>24.0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37" calcext:value-type="float">
            <text:p>2.3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3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34.1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7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16.20M</text:p>
          </table:table-cell>
          <table:table-cell office:value-type="string" calcext:value-type="string">
            <text:p>PEG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56" calcext:value-type="float">
            <text:p>0.5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6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5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0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81B</text:p>
          </table:table-cell>
          <table:table-cell office:value-type="string" calcext:value-type="string">
            <text:p>P/S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3.33%</text:p>
          </table:table-cell>
          <table:table-cell office:value-type="string" calcext:value-type="string">
            <text:p>Short Ratio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4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P/B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9.3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Target Price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0.2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/C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9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3.81 - 58.6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6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/FCF</text:p>
          </table:table-cell>
          <table:table-cell office:value-type="float" office:value="30.52" calcext:value-type="float">
            <text:p>30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.1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83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8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8.1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5100" calcext:value-type="float">
            <text:p>15100</text:p>
          </table:table-cell>
          <table:table-cell office:value-type="string" calcext:value-type="string">
            <text:p>Current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SI (14)</text:p>
          </table:table-cell>
          <table:table-cell office:value-type="float" office:value="58.53" calcext:value-type="float">
            <text:p>58.5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65% 2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Rel Volume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6.14" calcext:value-type="float">
            <text:p>56.1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9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6.83" calcext:value-type="float">
            <text:p>56.8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3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1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24%</text:p>
          </table:table-cell>
          <table:table-cell office:value-type="string" calcext:value-type="string">
            <text:p>Volume</text:p>
          </table:table-cell>
          <table:table-cell office:value-type="float" office:value="1072974" calcext:value-type="float">
            <text:p>107297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23%</text:p>
          </table:table-cell>
        </table:table-row>
      </table:table>
      <table:table table:name="APD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36" calcext:value-type="float">
            <text:p>33.3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8.55" calcext:value-type="float">
            <text:p>8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1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2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2.57B</text:p>
          </table:table-cell>
          <table:table-cell office:value-type="string" calcext:value-type="string">
            <text:p>Forward P/E</text:p>
          </table:table-cell>
          <table:table-cell office:value-type="float" office:value="27.07" calcext:value-type="float">
            <text:p>27.0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0.54" calcext:value-type="float">
            <text:p>10.5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20.2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9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90B</text:p>
          </table:table-cell>
          <table:table-cell office:value-type="string" calcext:value-type="string">
            <text:p>PEG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18" calcext:value-type="float">
            <text:p>2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7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5.5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86B</text:p>
          </table:table-cell>
          <table:table-cell office:value-type="string" calcext:value-type="string">
            <text:p>P/S</text:p>
          </table:table-cell>
          <table:table-cell office:value-type="float" office:value="7.07" calcext:value-type="float">
            <text:p>7.0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9%</text:p>
          </table:table-cell>
          <table:table-cell office:value-type="string" calcext:value-type="string">
            <text:p>Short Ratio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.0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4.54" calcext:value-type="float">
            <text:p>54.54</text:p>
          </table:table-cell>
          <table:table-cell office:value-type="string" calcext:value-type="string">
            <text:p>P/B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6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Target Price</text:p>
          </table:table-cell>
          <table:table-cell office:value-type="float" office:value="307.35" calcext:value-type="float">
            <text:p>307.3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5.0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8.99" calcext:value-type="float">
            <text:p>28.99</text:p>
          </table:table-cell>
          <table:table-cell office:value-type="string" calcext:value-type="string">
            <text:p>P/C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1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6.2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67.43 - 327.8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4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2.9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88%</text:p>
          </table:table-cell>
          <table:table-cell office:value-type="string" calcext:value-type="string">
            <text:p>Quick Ratio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9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0.3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Current Ratio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5.30%</text:p>
          </table:table-cell>
          <table:table-cell office:value-type="string" calcext:value-type="string">
            <text:p>RSI (14)</text:p>
          </table:table-cell>
          <table:table-cell office:value-type="float" office:value="60.66" calcext:value-type="float">
            <text:p>60.6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44% 1.9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el Volume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89.97" calcext:value-type="float">
            <text:p>289.9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11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8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24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85.29" calcext:value-type="float">
            <text:p>285.2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6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2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98%</text:p>
          </table:table-cell>
          <table:table-cell office:value-type="string" calcext:value-type="string">
            <text:p>Volume</text:p>
          </table:table-cell>
          <table:table-cell office:value-type="float" office:value="1147840" calcext:value-type="float">
            <text:p>114784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61%</text:p>
          </table:table-cell>
        </table:table-row>
      </table:table>
      <table:table table:name="ATO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T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T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89" calcext:value-type="float">
            <text:p>4.8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6.04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4.0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.09B</text:p>
          </table:table-cell>
          <table:table-cell office:value-type="string" calcext:value-type="string">
            <text:p>Forward P/E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4" calcext:value-type="float">
            <text:p>5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4.8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7.6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01.00M</text:p>
          </table:table-cell>
          <table:table-cell office:value-type="string" calcext:value-type="string">
            <text:p>PEG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57" calcext:value-type="float">
            <text:p>1.5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3.7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6.8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82B</text:p>
          </table:table-cell>
          <table:table-cell office:value-type="string" calcext:value-type="string">
            <text:p>P/S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55%</text:p>
          </table:table-cell>
          <table:table-cell office:value-type="string" calcext:value-type="string">
            <text:p>Short Ratio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8.1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P/B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.3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Target Price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8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P/C</text:p>
          </table:table-cell>
          <table:table-cell office:value-type="float" office:value="533.01" calcext:value-type="float">
            <text:p>533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77.92 - 121.0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5.9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5.86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78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6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5.2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9" calcext:value-type="float">
            <text:p>2.1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Current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9.20%</text:p>
          </table:table-cell>
          <table:table-cell office:value-type="string" calcext:value-type="string">
            <text:p>RSI (14)</text:p>
          </table:table-cell>
          <table:table-cell office:value-type="float" office:value="35.72" calcext:value-type="float">
            <text:p>35.72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5% 2.2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el Volume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93.71" calcext:value-type="float">
            <text:p>93.7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11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58.75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9.77" calcext:value-type="float">
            <text:p>89.7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6.1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6.9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9.18%</text:p>
          </table:table-cell>
          <table:table-cell office:value-type="string" calcext:value-type="string">
            <text:p>Volume</text:p>
          </table:table-cell>
          <table:table-cell office:value-type="float" office:value="980966" calcext:value-type="float">
            <text:p>98096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4.20%</text:p>
          </table:table-cell>
        </table:table-row>
      </table:table>
      <table:table table:name="AWR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AW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W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5.85" calcext:value-type="float">
            <text:p>35.85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23" calcext:value-type="float">
            <text:p>2.2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6.8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1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1B</text:p>
          </table:table-cell>
          <table:table-cell office:value-type="string" calcext:value-type="string">
            <text:p>Forward P/E</text:p>
          </table:table-cell>
          <table:table-cell office:value-type="float" office:value="33.41" calcext:value-type="float">
            <text:p>33.4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4" calcext:value-type="float">
            <text:p>2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.5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7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2.60M</text:p>
          </table:table-cell>
          <table:table-cell office:value-type="string" calcext:value-type="string">
            <text:p>PEG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48" calcext:value-type="float">
            <text:p>0.4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3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4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77.00M</text:p>
          </table:table-cell>
          <table:table-cell office:value-type="string" calcext:value-type="string">
            <text:p>P/S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2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7%</text:p>
          </table:table-cell>
          <table:table-cell office:value-type="string" calcext:value-type="string">
            <text:p>Short Ratio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.7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18" calcext:value-type="float">
            <text:p>17.18</text:p>
          </table:table-cell>
          <table:table-cell office:value-type="string" calcext:value-type="string">
            <text:p>P/B</text:p>
          </table:table-cell>
          <table:table-cell office:value-type="float" office:value="4.66" calcext:value-type="float">
            <text:p>4.6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0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Target Price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4.1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P/C</text:p>
          </table:table-cell>
          <table:table-cell office:value-type="float" office:value="359.81" calcext:value-type="float">
            <text:p>359.8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8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5.11 - 96.6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7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7.1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-0.08" calcext:value-type="float">
            <text:p>-0.0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67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0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23.0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6.60%</text:p>
          </table:table-cell>
          <table:table-cell office:value-type="string" calcext:value-type="string">
            <text:p>RSI (14)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65% 2.3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Rel Volume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1.77" calcext:value-type="float">
            <text:p>81.7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7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88.29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0.09" calcext:value-type="float">
            <text:p>80.0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8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6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.93%</text:p>
          </table:table-cell>
          <table:table-cell office:value-type="string" calcext:value-type="string">
            <text:p>Volume</text:p>
          </table:table-cell>
          <table:table-cell office:value-type="float" office:value="127187" calcext:value-type="float">
            <text:p>12718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05%</text:p>
          </table:table-cell>
        </table:table-row>
      </table:table>
      <table:table table:name="BDX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BD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D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92.89" calcext:value-type="float">
            <text:p>92.8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73" calcext:value-type="float">
            <text:p>2.7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90.4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7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2.69B</text:p>
          </table:table-cell>
          <table:table-cell office:value-type="string" calcext:value-type="string">
            <text:p>Forward P/E</text:p>
          </table:table-cell>
          <table:table-cell office:value-type="float" office:value="18.93" calcext:value-type="float">
            <text:p>18.9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3.39" calcext:value-type="float">
            <text:p>13.3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7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8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2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67.00M</text:p>
          </table:table-cell>
          <table:table-cell office:value-type="string" calcext:value-type="string">
            <text:p>PEG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3.01" calcext:value-type="float">
            <text:p>3.0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6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7.5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12B</text:p>
          </table:table-cell>
          <table:table-cell office:value-type="string" calcext:value-type="string">
            <text:p>P/S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7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68%</text:p>
          </table:table-cell>
          <table:table-cell office:value-type="string" calcext:value-type="string">
            <text:p>Short Ratio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1.9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1.82" calcext:value-type="float">
            <text:p>81.82</text:p>
          </table:table-cell>
          <table:table-cell office:value-type="string" calcext:value-type="string">
            <text:p>P/B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8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Target Price</text:p>
          </table:table-cell>
          <table:table-cell office:value-type="float" office:value="275.57" calcext:value-type="float">
            <text:p>275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7.2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92" calcext:value-type="float">
            <text:p>9.92</text:p>
          </table:table-cell>
          <table:table-cell office:value-type="string" calcext:value-type="string">
            <text:p>P/C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97.75 - 286.7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3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P/FCF</text:p>
          </table:table-cell>
          <table:table-cell office:value-type="float" office:value="42.68" calcext:value-type="float">
            <text:p>42.6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4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1.5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31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4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28.1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SI (14)</text:p>
          </table:table-cell>
          <table:table-cell office:value-type="float" office:value="64.23" calcext:value-type="float">
            <text:p>64.2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90% 1.7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3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53.64" calcext:value-type="float">
            <text:p>253.6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14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36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53.5" calcext:value-type="float">
            <text:p>253.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8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3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.41%</text:p>
          </table:table-cell>
          <table:table-cell office:value-type="string" calcext:value-type="string">
            <text:p>Volume</text:p>
          </table:table-cell>
          <table:table-cell office:value-type="float" office:value="1227067" calcext:value-type="float">
            <text:p>122706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6%</text:p>
          </table:table-cell>
        </table:table-row>
      </table:table>
      <table:table table:name="BEN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BE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E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59" calcext:value-type="float">
            <text:p>1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8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9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8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2.79B</text:p>
          </table:table-cell>
          <table:table-cell office:value-type="string" calcext:value-type="string">
            <text:p>Forward P/E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9" calcext:value-type="float">
            <text:p>2.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9.0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1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83.10M</text:p>
          </table:table-cell>
          <table:table-cell office:value-type="string" calcext:value-type="string">
            <text:p>PEG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8.9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7.6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7.2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57B</text:p>
          </table:table-cell>
          <table:table-cell office:value-type="string" calcext:value-type="string">
            <text:p>P/S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3.28%</text:p>
          </table:table-cell>
          <table:table-cell office:value-type="string" calcext:value-type="string">
            <text:p>Short Ratio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5.7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/B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4.8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Target Price</text:p>
          </table:table-cell>
          <table:table-cell office:value-type="float" office:value="22.14" calcext:value-type="float">
            <text:p>22.1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0.2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P/C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8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4.91 - 27.6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0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P/FCF</text:p>
          </table:table-cell>
          <table:table-cell office:value-type="float" office:value="33.26" calcext:value-type="float">
            <text:p>33.2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3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6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39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0.96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RSI (14)</text:p>
          </table:table-cell>
          <table:table-cell office:value-type="float" office:value="64.98" calcext:value-type="float">
            <text:p>64.9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6% 2.4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5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4.10%</text:p>
          </table:table-cell>
          <table:table-cell office:value-type="string" calcext:value-type="string">
            <text:p>Rel Volume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7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0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5.49" calcext:value-type="float">
            <text:p>25.4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5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3.5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3.16%</text:p>
          </table:table-cell>
          <table:table-cell office:value-type="string" calcext:value-type="string">
            <text:p>Volume</text:p>
          </table:table-cell>
          <table:table-cell office:value-type="float" office:value="3138928" calcext:value-type="float">
            <text:p>313892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6%</text:p>
          </table:table-cell>
        </table:table-row>
      </table:table>
      <table:table table:name="BF-B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BF-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F-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0.37" calcext:value-type="float">
            <text:p>40.3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92" calcext:value-type="float">
            <text:p>1.9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78.5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4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84B</text:p>
          </table:table-cell>
          <table:table-cell office:value-type="string" calcext:value-type="string">
            <text:p>Forward P/E</text:p>
          </table:table-cell>
          <table:table-cell office:value-type="float" office:value="40.93" calcext:value-type="float">
            <text:p>40.9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9" calcext:value-type="float">
            <text:p>1.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44.7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23.00M</text:p>
          </table:table-cell>
          <table:table-cell office:value-type="string" calcext:value-type="string">
            <text:p>PEG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43" calcext:value-type="float">
            <text:p>0.4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1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1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0.5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.35B</text:p>
          </table:table-cell>
          <table:table-cell office:value-type="string" calcext:value-type="string">
            <text:p>P/S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3%</text:p>
          </table:table-cell>
          <table:table-cell office:value-type="string" calcext:value-type="string">
            <text:p>Short Ratio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2.6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P/B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0.5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Target Price</text:p>
          </table:table-cell>
          <table:table-cell office:value-type="float" office:value="74.13" calcext:value-type="float">
            <text:p>74.1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.5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/C</text:p>
          </table:table-cell>
          <table:table-cell office:value-type="float" office:value="37.18" calcext:value-type="float">
            <text:p>37.1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8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3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4.68 - 83.4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3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/FCF</text:p>
          </table:table-cell>
          <table:table-cell office:value-type="float" office:value="91.43" calcext:value-type="float">
            <text:p>91.4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9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00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93%</text:p>
          </table:table-cell>
          <table:table-cell office:value-type="string" calcext:value-type="string">
            <text:p>Quick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1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3.5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Current Ratio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6.10%</text:p>
          </table:table-cell>
          <table:table-cell office:value-type="string" calcext:value-type="string">
            <text:p>RSI (14)</text:p>
          </table:table-cell>
          <table:table-cell office:value-type="float" office:value="46.61" calcext:value-type="float">
            <text:p>46.6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34% 2.2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4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7.60%</text:p>
          </table:table-cell>
          <table:table-cell office:value-type="string" calcext:value-type="string">
            <text:p>Rel Volum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7.55" calcext:value-type="float">
            <text:p>77.5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Dec 0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6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51.34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77.56" calcext:value-type="float">
            <text:p>77.5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0.4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04%</text:p>
          </table:table-cell>
          <table:table-cell office:value-type="string" calcext:value-type="string">
            <text:p>Volume</text:p>
          </table:table-cell>
          <table:table-cell office:value-type="float" office:value="954314" calcext:value-type="float">
            <text:p>95431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1%</text:p>
          </table:table-cell>
        </table:table-row>
      </table:table>
      <table:table table:name="CAH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A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6.99" calcext:value-type="float">
            <text:p>16.9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3.31" calcext:value-type="float">
            <text:p>3.3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93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2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6.50B</text:p>
          </table:table-cell>
          <table:table-cell office:value-type="string" calcext:value-type="string">
            <text:p>Forward P/E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6.16" calcext:value-type="float">
            <text:p>6.1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92.9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6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73.00M</text:p>
          </table:table-cell>
          <table:table-cell office:value-type="string" calcext:value-type="string">
            <text:p>PEG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44" calcext:value-type="float">
            <text:p>1.4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9.4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54.65B</text:p>
          </table:table-cell>
          <table:table-cell office:value-type="string" calcext:value-type="string">
            <text:p>P/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78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Short Ratio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5.2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P/B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0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Target Price</text:p>
          </table:table-cell>
          <table:table-cell office:value-type="float" office:value="61.75" calcext:value-type="float">
            <text:p>61.7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2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P/C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0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1.9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9.05 - 60.6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1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P/FCF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40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47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2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45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4.2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RSI (14)</text:p>
          </table:table-cell>
          <table:table-cell office:value-type="float" office:value="62.28" calcext:value-type="float">
            <text:p>62.2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06% 2.2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4.74" calcext:value-type="float">
            <text:p>4.7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94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Rel Volume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5.06" calcext:value-type="float">
            <text:p>55.0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04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6.31" calcext:value-type="float">
            <text:p>56.3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8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5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49%</text:p>
          </table:table-cell>
          <table:table-cell office:value-type="string" calcext:value-type="string">
            <text:p>Volume</text:p>
          </table:table-cell>
          <table:table-cell office:value-type="float" office:value="3333752" calcext:value-type="float">
            <text:p>333375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27%</text:p>
          </table:table-cell>
        </table:table-row>
      </table:table>
      <table:table table:name="CARR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AR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R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36" calcext:value-type="float">
            <text:p>23.36</text:p>
          </table:table-cell>
          <table:table-cell office:value-type="string" calcext:value-type="string">
            <text:p>EPS (ttm)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66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8.9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62B</text:p>
          </table:table-cell>
          <table:table-cell office:value-type="string" calcext:value-type="string">
            <text:p>Forward P/E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EPS next 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66.3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1.5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54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4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9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7.9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36B</text:p>
          </table:table-cell>
          <table:table-cell office:value-type="string" calcext:value-type="string">
            <text:p>P/S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EPS this Y</text:p>
          </table:table-cell>
          <table:table-cell table:style-name="ce3" office:value-type="string" calcext:value-type="string">
            <text:p>-22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79%</text:p>
          </table:table-cell>
          <table:table-cell office:value-type="string" calcext:value-type="string">
            <text:p>Short Ratio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71.8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P/B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EPS next Y</text:p>
          </table:table-cell>
          <table:table-cell table:style-name="ce3" office:value-type="string" calcext:value-type="string">
            <text:p>11.80%</text:p>
          </table:table-cell>
          <table:table-cell office:value-type="string" calcext:value-type="string">
            <text:p>ROA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Perf Year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P/C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EPS next 5Y</text:p>
          </table:table-cell>
          <table:table-cell table:style-name="ce3" office:value-type="string" calcext:value-type="string">
            <text:p>-4.62%</text:p>
          </table:table-cell>
          <table:table-cell office:value-type="string" calcext:value-type="string">
            <text:p>RO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1.50 - 41.4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8.9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/FCF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4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0.94%</text:p>
          </table:table-cell>
          <table:table-cell office:value-type="string" calcext:value-type="string">
            <text:p>Beta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17%</text:p>
          </table:table-cell>
          <table:table-cell office:value-type="string" calcext:value-type="string">
            <text:p>Quick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257.3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2635" calcext:value-type="float">
            <text:p>52635</text:p>
          </table:table-cell>
          <table:table-cell office:value-type="string" calcext:value-type="string">
            <text:p>Current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Q/Q</text:p>
          </table:table-cell>
          <table:table-cell table:style-name="ce3" office:value-type="string" calcext:value-type="string">
            <text:p>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80%</text:p>
          </table:table-cell>
          <table:table-cell office:value-type="string" calcext:value-type="string">
            <text:p>RSI (14)</text:p>
          </table:table-cell>
          <table:table-cell office:value-type="float" office:value="68.35" calcext:value-type="float">
            <text:p>68.3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60% 2.7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EPS Q/Q</text:p>
          </table:table-cell>
          <table:table-cell table:style-name="ce3" office:value-type="string" calcext:value-type="string">
            <text:p>4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el Volum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0.05" calcext:value-type="float">
            <text:p>40.0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Oct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1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1.09" calcext:value-type="float">
            <text:p>41.0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8.47%</text:p>
          </table:table-cell>
          <table:table-cell office:value-type="string" calcext:value-type="string">
            <text:p>SMA50</text:p>
          </table:table-cell>
          <table:table-cell table:style-name="ce3" office:value-type="string" calcext:value-type="string">
            <text:p>9.3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9.62%</text:p>
          </table:table-cell>
          <table:table-cell office:value-type="string" calcext:value-type="string">
            <text:p>Volume</text:p>
          </table:table-cell>
          <table:table-cell office:value-type="float" office:value="7771729" calcext:value-type="float">
            <text:p>777172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60%</text:p>
          </table:table-cell>
        </table:table-row>
      </table:table>
      <table:table table:name="CA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A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T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01" calcext:value-type="float">
            <text:p>6.0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42.3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8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04.37B</text:p>
          </table:table-cell>
          <table:table-cell office:value-type="string" calcext:value-type="string">
            <text:p>Forward P/E</text:p>
          </table:table-cell>
          <table:table-cell office:value-type="float" office:value="26.26" calcext:value-type="float">
            <text:p>26.2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7.4" calcext:value-type="float">
            <text:p>7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7.4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42.1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6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32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46" calcext:value-type="float">
            <text:p>1.4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9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5.5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3.66B</text:p>
          </table:table-cell>
          <table:table-cell office:value-type="string" calcext:value-type="string">
            <text:p>P/S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Short Ratio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4.4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7.57" calcext:value-type="float">
            <text:p>27.57</text:p>
          </table:table-cell>
          <table:table-cell office:value-type="string" calcext:value-type="string">
            <text:p>P/B</text:p>
          </table:table-cell>
          <table:table-cell office:value-type="float" office:value="7.04" calcext:value-type="float">
            <text:p>7.0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5.9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Target Price</text:p>
          </table:table-cell>
          <table:table-cell office:value-type="float" office:value="174.45" calcext:value-type="float">
            <text:p>174.4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1.5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2.7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3.1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87.50 - 197.2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6.7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P/FCF</text:p>
          </table:table-cell>
          <table:table-cell office:value-type="float" office:value="30.53" calcext:value-type="float">
            <text:p>30.5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55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12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21.9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2300" calcext:value-type="float">
            <text:p>1023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2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73.79" calcext:value-type="float">
            <text:p>73.7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25% 2.2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4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Rel Volume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93.86" calcext:value-type="float">
            <text:p>193.8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26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94.23" calcext:value-type="float">
            <text:p>194.2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7.6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1.9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6.20%</text:p>
          </table:table-cell>
          <table:table-cell office:value-type="string" calcext:value-type="string">
            <text:p>Volume</text:p>
          </table:table-cell>
          <table:table-cell office:value-type="float" office:value="5247920" calcext:value-type="float">
            <text:p>524792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9%</text:p>
          </table:table-cell>
        </table:table-row>
      </table:table>
      <table:table table:name="CB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5.03" calcext:value-type="float">
            <text:p>5.0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51.7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5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9.44B</text:p>
          </table:table-cell>
          <table:table-cell office:value-type="string" calcext:value-type="string">
            <text:p>Forward P/E</text:p>
          </table:table-cell>
          <table:table-cell office:value-type="float" office:value="13.62" calcext:value-type="float">
            <text:p>13.6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1.44" calcext:value-type="float">
            <text:p>11.4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6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49.3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3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9B</text:p>
          </table:table-cell>
          <table:table-cell office:value-type="string" calcext:value-type="string">
            <text:p>PEG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8" calcext:value-type="float">
            <text:p>2.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6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0.8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4.89B</text:p>
          </table:table-cell>
          <table:table-cell office:value-type="string" calcext:value-type="string">
            <text:p>P/S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51%</text:p>
          </table:table-cell>
          <table:table-cell office:value-type="string" calcext:value-type="string">
            <text:p>Short Ratio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5.3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24.86" calcext:value-type="float">
            <text:p>124.86</text:p>
          </table:table-cell>
          <table:table-cell office:value-type="string" calcext:value-type="string">
            <text:p>P/B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5.5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Target Price</text:p>
          </table:table-cell>
          <table:table-cell office:value-type="float" office:value="159.22" calcext:value-type="float">
            <text:p>159.2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9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P/C</text:p>
          </table:table-cell>
          <table:table-cell office:value-type="float" office:value="40.68" calcext:value-type="float">
            <text:p>40.6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4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87.35 - 167.7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2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P/FCF</text:p>
          </table:table-cell>
          <table:table-cell office:value-type="float" office:value="9.52" calcext:value-type="float">
            <text:p>9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08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00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8.4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50%</text:p>
          </table:table-cell>
          <table:table-cell office:value-type="string" calcext:value-type="string">
            <text:p>RSI (14)</text:p>
          </table:table-cell>
          <table:table-cell office:value-type="float" office:value="59.49" calcext:value-type="float">
            <text:p>59.4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66% 1.9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Rel Volum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56.98" calcext:value-type="float">
            <text:p>156.9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9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9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55.86" calcext:value-type="float">
            <text:p>155.8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3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6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65%</text:p>
          </table:table-cell>
          <table:table-cell office:value-type="string" calcext:value-type="string">
            <text:p>Volume</text:p>
          </table:table-cell>
          <table:table-cell office:value-type="float" office:value="1409767" calcext:value-type="float">
            <text:p>140976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71%</text:p>
          </table:table-cell>
        </table:table-row>
      </table:table>
      <table:table table:name="CBSH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BS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BS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69" calcext:value-type="float">
            <text:p>2.6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16.2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0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8.31B</text:p>
          </table:table-cell>
          <table:table-cell office:value-type="string" calcext:value-type="string">
            <text:p>Forward P/E</text:p>
          </table:table-cell>
          <table:table-cell office:value-type="float" office:value="21.67" calcext:value-type="float">
            <text:p>21.6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26" calcext:value-type="float">
            <text:p>3.2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13.5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0.8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13.8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91" calcext:value-type="float">
            <text:p>0.9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9.2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2.8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84.60M</text:p>
          </table:table-cell>
          <table:table-cell office:value-type="string" calcext:value-type="string">
            <text:p>P/S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88%</text:p>
          </table:table-cell>
          <table:table-cell office:value-type="string" calcext:value-type="string">
            <text:p>Short Ratio</text:p>
          </table:table-cell>
          <table:table-cell office:value-type="float" office:value="7.73" calcext:value-type="float">
            <text:p>7.7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7.0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43" calcext:value-type="float">
            <text:p>28.43</text:p>
          </table:table-cell>
          <table:table-cell office:value-type="string" calcext:value-type="string">
            <text:p>P/B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0.3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Target Price</text:p>
          </table:table-cell>
          <table:table-cell office:value-type="float" office:value="61.52" calcext:value-type="float">
            <text:p>61.5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9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0.47" calcext:value-type="float">
            <text:p>20.47</text:p>
          </table:table-cell>
          <table:table-cell office:value-type="string" calcext:value-type="string">
            <text:p>P/C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8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3.34 - 70.1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4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/FCF</text:p>
          </table:table-cell>
          <table:table-cell office:value-type="float" office:value="18.58" calcext:value-type="float">
            <text:p>18.5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2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6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5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2.9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1.30%</text:p>
          </table:table-cell>
          <table:table-cell office:value-type="string" calcext:value-type="string">
            <text:p>RSI (14)</text:p>
          </table:table-cell>
          <table:table-cell office:value-type="float" office:value="72.33" calcext:value-type="float">
            <text:p>72.3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8% 2.3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9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5.50%</text:p>
          </table:table-cell>
          <table:table-cell office:value-type="string" calcext:value-type="string">
            <text:p>Rel Volume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69.5" calcext:value-type="float">
            <text:p>69.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37.34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70.61" calcext:value-type="float">
            <text:p>70.6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8.5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0.4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85%</text:p>
          </table:table-cell>
          <table:table-cell office:value-type="string" calcext:value-type="string">
            <text:p>Volume</text:p>
          </table:table-cell>
          <table:table-cell office:value-type="float" office:value="456413" calcext:value-type="float">
            <text:p>45641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60%</text:p>
          </table:table-cell>
        </table:table-row>
      </table:table>
      <table:table table:name="CL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6.12" calcext:value-type="float">
            <text:p>26.1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3.13" calcext:value-type="float">
            <text:p>3.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59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4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9.48B</text:p>
          </table:table-cell>
          <table:table-cell office:value-type="string" calcext:value-type="string">
            <text:p>Forward P/E</text:p>
          </table:table-cell>
          <table:table-cell office:value-type="float" office:value="25.28" calcext:value-type="float">
            <text:p>25.28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24" calcext:value-type="float">
            <text:p>3.2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1.1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55.1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4.2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69B</text:p>
          </table:table-cell>
          <table:table-cell office:value-type="string" calcext:value-type="string">
            <text:p>PEG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76" calcext:value-type="float">
            <text:p>0.7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8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9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7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16B</text:p>
          </table:table-cell>
          <table:table-cell office:value-type="string" calcext:value-type="string">
            <text:p>P/S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5%</text:p>
          </table:table-cell>
          <table:table-cell office:value-type="string" calcext:value-type="string">
            <text:p>Short Ratio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1.5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/B</text:p>
          </table:table-cell>
          <table:table-cell office:value-type="float" office:value="107.63" calcext:value-type="float">
            <text:p>107.6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9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7.70%</text:p>
          </table:table-cell>
          <table:table-cell office:value-type="string" calcext:value-type="string">
            <text:p>Target Price</text:p>
          </table:table-cell>
          <table:table-cell office:value-type="float" office:value="84.15" calcext:value-type="float">
            <text:p>84.1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8.0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P/C</text:p>
          </table:table-cell>
          <table:table-cell office:value-type="float" office:value="64.99" calcext:value-type="float">
            <text:p>64.9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88%</text:p>
          </table:table-cell>
          <table:table-cell office:value-type="string" calcext:value-type="string">
            <text:p>RO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58.49 - 86.4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4.3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P/FCF</text:p>
          </table:table-cell>
          <table:table-cell office:value-type="float" office:value="40.11" calcext:value-type="float">
            <text:p>40.1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4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5.3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15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0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9.85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4300" calcext:value-type="float">
            <text:p>343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80%</text:p>
          </table:table-cell>
          <table:table-cell office:value-type="string" calcext:value-type="string">
            <text:p>RSI (14)</text:p>
          </table:table-cell>
          <table:table-cell office:value-type="float" office:value="34.57" calcext:value-type="float">
            <text:p>34.5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15% 1.4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0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70%</text:p>
          </table:table-cell>
          <table:table-cell office:value-type="string" calcext:value-type="string">
            <text:p>Rel Volume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2.25" calcext:value-type="float">
            <text:p>82.2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4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3.5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5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06%</text:p>
          </table:table-cell>
          <table:table-cell office:value-type="string" calcext:value-type="string">
            <text:p>Volume</text:p>
          </table:table-cell>
          <table:table-cell office:value-type="float" office:value="5058635" calcext:value-type="float">
            <text:p>505863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55%</text:p>
          </table:table-cell>
        </table:table-row>
      </table:table>
      <table:table table:name="CLX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L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L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1.88" calcext:value-type="float">
            <text:p>21.8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8.98" calcext:value-type="float">
            <text:p>8.9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6.35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2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4.65B</text:p>
          </table:table-cell>
          <table:table-cell office:value-type="string" calcext:value-type="string">
            <text:p>Forward P/E</text:p>
          </table:table-cell>
          <table:table-cell office:value-type="float" office:value="24.49" calcext:value-type="float">
            <text:p>24.4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8.02" calcext:value-type="float">
            <text:p>8.0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4.3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5.8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0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5B</text:p>
          </table:table-cell>
          <table:table-cell office:value-type="string" calcext:value-type="string">
            <text:p>PEG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72" calcext:value-type="float">
            <text:p>1.72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9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0.0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8.6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.13B</text:p>
          </table:table-cell>
          <table:table-cell office:value-type="string" calcext:value-type="string">
            <text:p>P/S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4.94%</text:p>
          </table:table-cell>
          <table:table-cell office:value-type="string" calcext:value-type="string">
            <text:p>Short Ratio</text:p>
          </table:table-cell>
          <table:table-cell office:value-type="float" office:value="8.97" calcext:value-type="float">
            <text:p>8.9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14.4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P/B</text:p>
          </table:table-cell>
          <table:table-cell office:value-type="float" office:value="22.27" calcext:value-type="float">
            <text:p>22.2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0.7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8.90%</text:p>
          </table:table-cell>
          <table:table-cell office:value-type="string" calcext:value-type="string">
            <text:p>Target Price</text:p>
          </table:table-cell>
          <table:table-cell office:value-type="float" office:value="223.29" calcext:value-type="float">
            <text:p>223.2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2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P/C</text:p>
          </table:table-cell>
          <table:table-cell office:value-type="float" office:value="28.67" calcext:value-type="float">
            <text:p>28.6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2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0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50.95 - 239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7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P/FCF</text:p>
          </table:table-cell>
          <table:table-cell office:value-type="float" office:value="29.04" calcext:value-type="float">
            <text:p>29.0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5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8.1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26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6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0.1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7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40%</text:p>
          </table:table-cell>
          <table:table-cell office:value-type="string" calcext:value-type="string">
            <text:p>RSI (14)</text:p>
          </table:table-cell>
          <table:table-cell office:value-type="float" office:value="34.27" calcext:value-type="float">
            <text:p>34.2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79% 1.5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2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10%</text:p>
          </table:table-cell>
          <table:table-cell office:value-type="string" calcext:value-type="string">
            <text:p>Rel Volume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97.41" calcext:value-type="float">
            <text:p>197.4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4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96.43" calcext:value-type="float">
            <text:p>196.4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6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3.8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5.81%</text:p>
          </table:table-cell>
          <table:table-cell office:value-type="string" calcext:value-type="string">
            <text:p>Volume</text:p>
          </table:table-cell>
          <table:table-cell office:value-type="float" office:value="2101807" calcext:value-type="float">
            <text:p>210180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50%</text:p>
          </table:table-cell>
        </table:table-row>
      </table:table>
      <table:table table:name="CINF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INF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INF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08" calcext:value-type="float">
            <text:p>18.0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85" calcext:value-type="float">
            <text:p>4.8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0.9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4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3.96B</text:p>
          </table:table-cell>
          <table:table-cell office:value-type="string" calcext:value-type="string">
            <text:p>Forward P/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81" calcext:value-type="float">
            <text:p>3.8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0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9.8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3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93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16" calcext:value-type="float">
            <text:p>1.1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7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4.9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0.3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.99B</text:p>
          </table:table-cell>
          <table:table-cell office:value-type="string" calcext:value-type="string">
            <text:p>P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593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04%</text:p>
          </table:table-cell>
          <table:table-cell office:value-type="string" calcext:value-type="string">
            <text:p>Short Ratio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0.2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60.57" calcext:value-type="float">
            <text:p>60.57</text:p>
          </table:table-cell>
          <table:table-cell office:value-type="string" calcext:value-type="string">
            <text:p>P/B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4.3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20%</text:p>
          </table:table-cell>
          <table:table-cell office:value-type="string" calcext:value-type="string">
            <text:p>Target Price</text:p>
          </table:table-cell>
          <table:table-cell office:value-type="float" office:value="82.17" calcext:value-type="float">
            <text:p>82.1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4.9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P/C</text:p>
          </table:table-cell>
          <table:table-cell office:value-type="float" office:value="15.27" calcext:value-type="float">
            <text:p>15.2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3.3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6.07 - 115.5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3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P/FCF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4.1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74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9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90.32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1.00%</text:p>
          </table:table-cell>
          <table:table-cell office:value-type="string" calcext:value-type="string">
            <text:p>Oper.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61.29" calcext:value-type="float">
            <text:p>61.2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34% 2.8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99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30%</text:p>
          </table:table-cell>
          <table:table-cell office:value-type="string" calcext:value-type="string">
            <text:p>Rel Volume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7.64" calcext:value-type="float">
            <text:p>87.6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6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30.35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7.68" calcext:value-type="float">
            <text:p>87.6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6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1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35%</text:p>
          </table:table-cell>
          <table:table-cell office:value-type="string" calcext:value-type="string">
            <text:p>Volume</text:p>
          </table:table-cell>
          <table:table-cell office:value-type="float" office:value="637879" calcext:value-type="float">
            <text:p>6378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5%</text:p>
          </table:table-cell>
        </table:table-row>
      </table:table>
      <table:table table:name="CTA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TA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TA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3.87" calcext:value-type="float">
            <text:p>43.8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8.09" calcext:value-type="float">
            <text:p>8.0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4.1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3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6.94B</text:p>
          </table:table-cell>
          <table:table-cell office:value-type="string" calcext:value-type="string">
            <text:p>Forward P/E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9.84" calcext:value-type="float">
            <text:p>9.8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1.5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9.8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5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68.20M</text:p>
          </table:table-cell>
          <table:table-cell office:value-type="string" calcext:value-type="string">
            <text:p>PEG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13" calcext:value-type="float">
            <text:p>2.1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7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.09B</text:p>
          </table:table-cell>
          <table:table-cell office:value-type="string" calcext:value-type="string">
            <text:p>P/S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8%</text:p>
          </table:table-cell>
          <table:table-cell office:value-type="string" calcext:value-type="string">
            <text:p>Short Ratio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3.4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4.62" calcext:value-type="float">
            <text:p>34.62</text:p>
          </table:table-cell>
          <table:table-cell office:value-type="string" calcext:value-type="string">
            <text:p>P/B</text:p>
          </table:table-cell>
          <table:table-cell office:value-type="float" office:value="10.26" calcext:value-type="float">
            <text:p>10.2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.5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Target Price</text:p>
          </table:table-cell>
          <table:table-cell office:value-type="float" office:value="366.9" calcext:value-type="float">
            <text:p>366.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8.9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P/C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6.2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54.33 - 369.2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4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P/FCF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.8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99%</text:p>
          </table:table-cell>
          <table:table-cell office:value-type="string" calcext:value-type="string">
            <text:p>Quick R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5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30.0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urrent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6.40%</text:p>
          </table:table-cell>
          <table:table-cell office:value-type="string" calcext:value-type="string">
            <text:p>RSI (14)</text:p>
          </table:table-cell>
          <table:table-cell office:value-type="float" office:value="53.54" calcext:value-type="float">
            <text:p>53.54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54% 2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0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Rel Volume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350.99" calcext:value-type="float">
            <text:p>350.9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Dec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0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23.64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355.06" calcext:value-type="float">
            <text:p>355.0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5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6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1.02%</text:p>
          </table:table-cell>
          <table:table-cell office:value-type="string" calcext:value-type="string">
            <text:p>Volume</text:p>
          </table:table-cell>
          <table:table-cell office:value-type="float" office:value="701053" calcext:value-type="float">
            <text:p>70105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6%</text:p>
          </table:table-cell>
        </table:table-row>
      </table:table>
      <table:table table:name="CV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V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V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2.21" calcext:value-type="float">
            <text:p>12.21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06" calcext:value-type="float">
            <text:p>6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1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2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6.07B</text:p>
          </table:table-cell>
          <table:table-cell office:value-type="string" calcext:value-type="string">
            <text:p>Forward P/E</text:p>
          </table:table-cell>
          <table:table-cell office:value-type="float" office:value="9.82" calcext:value-type="float">
            <text:p>9.8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7.54" calcext:value-type="float">
            <text:p>7.5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1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1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4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96B</text:p>
          </table:table-cell>
          <table:table-cell office:value-type="string" calcext:value-type="string">
            <text:p>PEG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23" calcext:value-type="float">
            <text:p>1.2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1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4.5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66.04B</text:p>
          </table:table-cell>
          <table:table-cell office:value-type="string" calcext:value-type="string">
            <text:p>P/S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61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17%</text:p>
          </table:table-cell>
          <table:table-cell office:value-type="string" calcext:value-type="string">
            <text:p>Short Ratio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7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2.52" calcext:value-type="float">
            <text:p>52.52</text:p>
          </table:table-cell>
          <table:table-cell office:value-type="string" calcext:value-type="string">
            <text:p>P/B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3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Target Pr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8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P/C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52.04 - 76.4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8.3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/FCF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.2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70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8.5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2.1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SI (14)</text:p>
          </table:table-cell>
          <table:table-cell office:value-type="float" office:value="69.37" calcext:value-type="float">
            <text:p>69.3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98% 2.1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Rel Volume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2.56" calcext:value-type="float">
            <text:p>72.5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2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5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73.99" calcext:value-type="float">
            <text:p>73.9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9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7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Volume</text:p>
          </table:table-cell>
          <table:table-cell office:value-type="float" office:value="7959448" calcext:value-type="float">
            <text:p>795944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97%</text:p>
          </table:table-cell>
        </table:table-row>
      </table:table>
      <table:table table:name="CVX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V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VX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6.41" calcext:value-type="float">
            <text:p>-6.4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9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7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75.49B</text:p>
          </table:table-cell>
          <table:table-cell office:value-type="string" calcext:value-type="string">
            <text:p>Forward P/E</text:p>
          </table:table-cell>
          <table:table-cell office:value-type="float" office:value="29.34" calcext:value-type="float">
            <text:p>29.3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08" calcext:value-type="float">
            <text:p>3.0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8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5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11915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1" calcext:value-type="float">
            <text:p>0.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3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9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2.2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04.06B</text:p>
          </table:table-cell>
          <table:table-cell office:value-type="string" calcext:value-type="string">
            <text:p>P/S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0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2.51%</text:p>
          </table:table-cell>
          <table:table-cell office:value-type="string" calcext:value-type="string">
            <text:p>Short Ratio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0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71.09" calcext:value-type="float">
            <text:p>71.09</text:p>
          </table:table-cell>
          <table:table-cell office:value-type="string" calcext:value-type="string">
            <text:p>P/B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937.5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Target Price</text:p>
          </table:table-cell>
          <table:table-cell office:value-type="float" office:value="102.06" calcext:value-type="float">
            <text:p>102.0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3.3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P/C</text:p>
          </table:table-cell>
          <table:table-cell office:value-type="float" office:value="25.46" calcext:value-type="float">
            <text:p>25.4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2.9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51.60 - 119.7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6.8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31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4.6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5.72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5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4.8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200" calcext:value-type="float">
            <text:p>482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12.80%</text:p>
          </table:table-cell>
          <table:table-cell office:value-type="string" calcext:value-type="string">
            <text:p>RSI (14)</text:p>
          </table:table-cell>
          <table:table-cell office:value-type="float" office:value="59.84" calcext:value-type="float">
            <text:p>59.84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1% 2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7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11.00%</text:p>
          </table:table-cell>
          <table:table-cell office:value-type="string" calcext:value-type="string">
            <text:p>Rel Volume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30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1.14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90.22" calcext:value-type="float">
            <text:p>90.2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9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2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6.82%</text:p>
          </table:table-cell>
          <table:table-cell office:value-type="string" calcext:value-type="string">
            <text:p>Volume</text:p>
          </table:table-cell>
          <table:table-cell office:value-type="float" office:value="9097741" calcext:value-type="float">
            <text:p>909774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47%</text:p>
          </table:table-cell>
        </table:table-row>
      </table:table>
      <table:table table:name="CW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CW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W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0.64" calcext:value-type="float">
            <text:p>-0.6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9.58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3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80B</text:p>
          </table:table-cell>
          <table:table-cell office:value-type="string" calcext:value-type="string">
            <text:p>Forward P/E</text:p>
          </table:table-cell>
          <table:table-cell office:value-type="float" office:value="32.74" calcext:value-type="float">
            <text:p>32.7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72" calcext:value-type="float">
            <text:p>1.7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9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9.4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3.0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8.3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7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6.1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82.00M</text:p>
          </table:table-cell>
          <table:table-cell office:value-type="string" calcext:value-type="string">
            <text:p>P/S</text:p>
          </table:table-cell>
          <table:table-cell office:value-type="float" office:value="3.59" calcext:value-type="float">
            <text:p>3.5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53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62%</text:p>
          </table:table-cell>
          <table:table-cell office:value-type="string" calcext:value-type="string">
            <text:p>Short Ratio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5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P/B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1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80%</text:p>
          </table:table-cell>
          <table:table-cell office:value-type="string" calcext:value-type="string">
            <text:p>Target Pr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3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P/C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7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9.74 - 57.3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2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4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8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51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6.3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1.7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Current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RSI (14)</text:p>
          </table:table-cell>
          <table:table-cell office:value-type="float" office:value="67.47" calcext:value-type="float">
            <text:p>67.4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6% 2.5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2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6.95" calcext:value-type="float">
            <text:p>56.9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11.51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6.31" calcext:value-type="float">
            <text:p>56.3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6.1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0.8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77%</text:p>
          </table:table-cell>
          <table:table-cell office:value-type="string" calcext:value-type="string">
            <text:p>Volume</text:p>
          </table:table-cell>
          <table:table-cell office:value-type="float" office:value="173077" calcext:value-type="float">
            <text:p>17307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12%</text:p>
          </table:table-cell>
        </table:table-row>
      </table:table>
      <table:table table:name="DOV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DOV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DO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18" calcext:value-type="float">
            <text:p>28.1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59" calcext:value-type="float">
            <text:p>4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44.0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0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.39B</text:p>
          </table:table-cell>
          <table:table-cell office:value-type="string" calcext:value-type="string">
            <text:p>Forward P/E</text:p>
          </table:table-cell>
          <table:table-cell office:value-type="float" office:value="20.82" calcext:value-type="float">
            <text:p>20.8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6.22" calcext:value-type="float">
            <text:p>6.2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8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2.8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9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69.50M</text:p>
          </table:table-cell>
          <table:table-cell office:value-type="string" calcext:value-type="string">
            <text:p>PEG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38" calcext:value-type="float">
            <text:p>1.3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5.8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.68B</text:p>
          </table:table-cell>
          <table:table-cell office:value-type="string" calcext:value-type="string">
            <text:p>P/S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9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1%</text:p>
          </table:table-cell>
          <table:table-cell office:value-type="string" calcext:value-type="string">
            <text:p>Short Ratio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6.4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54" calcext:value-type="float">
            <text:p>22.54</text:p>
          </table:table-cell>
          <table:table-cell office:value-type="string" calcext:value-type="string">
            <text:p>P/B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1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50%</text:p>
          </table:table-cell>
          <table:table-cell office:value-type="string" calcext:value-type="string">
            <text:p>Target Price</text:p>
          </table:table-cell>
          <table:table-cell office:value-type="float" office:value="135.42" calcext:value-type="float">
            <text:p>135.4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1.2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P/C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1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2.95 - 128.8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P/FCF</text:p>
          </table:table-cell>
          <table:table-cell office:value-type="float" office:value="31.12" calcext:value-type="float">
            <text:p>31.1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9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50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53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7.3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5.6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70%</text:p>
          </table:table-cell>
          <table:table-cell office:value-type="string" calcext:value-type="string">
            <text:p>RSI (14)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60% 2.0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Rel Volume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27.56" calcext:value-type="float">
            <text:p>127.5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2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38.59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29.45" calcext:value-type="float">
            <text:p>129.4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9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8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50%</text:p>
          </table:table-cell>
          <table:table-cell office:value-type="string" calcext:value-type="string">
            <text:p>Volume</text:p>
          </table:table-cell>
          <table:table-cell office:value-type="float" office:value="618804" calcext:value-type="float">
            <text:p>61880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48%</text:p>
          </table:table-cell>
        </table:table-row>
      </table:table>
      <table:table table:name="ECL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E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9.69" calcext:value-type="float">
            <text:p>59.6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3.78" calcext:value-type="float">
            <text:p>3.7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5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8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4.10B</text:p>
          </table:table-cell>
          <table:table-cell office:value-type="string" calcext:value-type="string">
            <text:p>Forward P/E</text:p>
          </table:table-cell>
          <table:table-cell office:value-type="float" office:value="42.45" calcext:value-type="float">
            <text:p>42.4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32" calcext:value-type="float">
            <text:p>5.3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5.6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3.9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3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0B</text:p>
          </table:table-cell>
          <table:table-cell office:value-type="string" calcext:value-type="string">
            <text:p>PEG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24" calcext:value-type="float">
            <text:p>1.2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8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0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2.0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55B</text:p>
          </table:table-cell>
          <table:table-cell office:value-type="string" calcext:value-type="string">
            <text:p>P/S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1%</text:p>
          </table:table-cell>
          <table:table-cell office:value-type="string" calcext:value-type="string">
            <text:p>Short Ratio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4.3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1.07" calcext:value-type="float">
            <text:p>21.07</text:p>
          </table:table-cell>
          <table:table-cell office:value-type="string" calcext:value-type="string">
            <text:p>P/B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1.6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5.40%</text:p>
          </table:table-cell>
          <table:table-cell office:value-type="string" calcext:value-type="string">
            <text:p>Target Price</text:p>
          </table:table-cell>
          <table:table-cell office:value-type="float" office:value="202.93" calcext:value-type="float">
            <text:p>202.9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0.3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P/C</text:p>
          </table:table-cell>
          <table:table-cell office:value-type="float" office:value="61.95" calcext:value-type="float">
            <text:p>61.9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1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4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24.60 - 231.3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3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/FCF</text:p>
          </table:table-cell>
          <table:table-cell office:value-type="float" office:value="74.52" calcext:value-type="float">
            <text:p>74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4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85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9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1.1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0200" calcext:value-type="float">
            <text:p>502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6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62.43" calcext:value-type="float">
            <text:p>62.4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8% 2.0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2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8.60%</text:p>
          </table:table-cell>
          <table:table-cell office:value-type="string" calcext:value-type="string">
            <text:p>Rel Volum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25.43" calcext:value-type="float">
            <text:p>225.4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0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25.74" calcext:value-type="float">
            <text:p>225.7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2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4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Volume</text:p>
          </table:table-cell>
          <table:table-cell office:value-type="float" office:value="791332" calcext:value-type="float">
            <text:p>79133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4%</text:p>
          </table:table-cell>
        </table:table-row>
      </table:table>
      <table:table table:name="ED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E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04" calcext:value-type="float">
            <text:p>4.0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34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5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3.50B</text:p>
          </table:table-cell>
          <table:table-cell office:value-type="string" calcext:value-type="string">
            <text:p>Forward P/E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49" calcext:value-type="float">
            <text:p>4.4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5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34.3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6.5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35B</text:p>
          </table:table-cell>
          <table:table-cell office:value-type="string" calcext:value-type="string">
            <text:p>PEG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79" calcext:value-type="float">
            <text:p>0.7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4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7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3.5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24B</text:p>
          </table:table-cell>
          <table:table-cell office:value-type="string" calcext:value-type="string">
            <text:p>P/S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0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5.77%</text:p>
          </table:table-cell>
          <table:table-cell office:value-type="string" calcext:value-type="string">
            <text:p>Short Ratio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2.5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5.29" calcext:value-type="float">
            <text:p>55.29</text:p>
          </table:table-cell>
          <table:table-cell office:value-type="string" calcext:value-type="string">
            <text:p>P/B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3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Target Price</text:p>
          </table:table-cell>
          <table:table-cell office:value-type="float" office:value="79.19" calcext:value-type="float">
            <text:p>79.1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9.6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P/C</text:p>
          </table:table-cell>
          <table:table-cell office:value-type="float" office:value="153.62" calcext:value-type="float">
            <text:p>153.6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5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2.03 - 95.1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3.2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P/FCF</text:p>
          </table:table-cell>
          <table:table-cell office:value-type="float" office:value="13.94" calcext:value-type="float">
            <text:p>13.9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6.4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38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2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2.7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4890" calcext:value-type="float">
            <text:p>14890</text:p>
          </table:table-cell>
          <table:table-cell office:value-type="string" calcext:value-type="string">
            <text:p>Current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2.20%</text:p>
          </table:table-cell>
          <table:table-cell office:value-type="string" calcext:value-type="string">
            <text:p>RSI (14)</text:p>
          </table:table-cell>
          <table:table-cell office:value-type="float" office:value="37.93" calcext:value-type="float">
            <text:p>37.9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1% 1.9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10%</text:p>
          </table:table-cell>
          <table:table-cell office:value-type="string" calcext:value-type="string">
            <text:p>Rel Volume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1.36" calcext:value-type="float">
            <text:p>71.3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4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3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69.91" calcext:value-type="float">
            <text:p>69.9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4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8.0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8.01%</text:p>
          </table:table-cell>
          <table:table-cell office:value-type="string" calcext:value-type="string">
            <text:p>Volume</text:p>
          </table:table-cell>
          <table:table-cell office:value-type="float" office:value="3016794" calcext:value-type="float">
            <text:p>301679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03%</text:p>
          </table:table-cell>
        </table:table-row>
      </table:table>
      <table:table table:name="EMR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EM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M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3.25" calcext:value-type="float">
            <text:p>3.2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97.2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8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8.75B</text:p>
          </table:table-cell>
          <table:table-cell office:value-type="string" calcext:value-type="string">
            <text:p>Forward P/E</text:p>
          </table:table-cell>
          <table:table-cell office:value-type="float" office:value="20.81" calcext:value-type="float">
            <text:p>20.8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94" calcext:value-type="float">
            <text:p>3.9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48.6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93.9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6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97B</text:p>
          </table:table-cell>
          <table:table-cell office:value-type="string" calcext:value-type="string">
            <text:p>PEG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68" calcext:value-type="float">
            <text:p>0.6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6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9.1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79B</text:p>
          </table:table-cell>
          <table:table-cell office:value-type="string" calcext:value-type="string">
            <text:p>P/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2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84%</text:p>
          </table:table-cell>
          <table:table-cell office:value-type="string" calcext:value-type="string">
            <text:p>Short Ratio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8.0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P/B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7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Target Price</text:p>
          </table:table-cell>
          <table:table-cell office:value-type="float" office:value="80.95" calcext:value-type="float">
            <text:p>80.9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.8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P/C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9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4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7.75 - 83.1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1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P/FCF</text:p>
          </table:table-cell>
          <table:table-cell office:value-type="float" office:value="36.49" calcext:value-type="float">
            <text:p>36.4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2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46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17.4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3500" calcext:value-type="float">
            <text:p>835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RSI (14)</text:p>
          </table:table-cell>
          <table:table-cell office:value-type="float" office:value="59.74" calcext:value-type="float">
            <text:p>59.74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8% 2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Rel Volume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2.03" calcext:value-type="float">
            <text:p>82.0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1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8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2.07" calcext:value-type="float">
            <text:p>82.0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8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5.56%</text:p>
          </table:table-cell>
          <table:table-cell office:value-type="string" calcext:value-type="string">
            <text:p>Volume</text:p>
          </table:table-cell>
          <table:table-cell office:value-type="float" office:value="2435582" calcext:value-type="float">
            <text:p>243558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5%</text:p>
          </table:table-cell>
        </table:table-row>
      </table:table>
      <table:table table:name="EPD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E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05" calcext:value-type="float">
            <text:p>2.0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19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0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6.42B</text:p>
          </table:table-cell>
          <table:table-cell office:value-type="string" calcext:value-type="string">
            <text:p>Forward P/E</text:p>
          </table:table-cell>
          <table:table-cell office:value-type="float" office:value="10.95" calcext:value-type="float">
            <text:p>10.9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95" calcext:value-type="float">
            <text:p>1.9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2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4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1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50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5" calcext:value-type="float">
            <text:p>0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2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3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9.9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8.16B</text:p>
          </table:table-cell>
          <table:table-cell office:value-type="string" calcext:value-type="string">
            <text:p>P/S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6.96%</text:p>
          </table:table-cell>
          <table:table-cell office:value-type="string" calcext:value-type="string">
            <text:p>Short Ratio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3.5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P/B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5.8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Target Price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5.5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P/C</text:p>
          </table:table-cell>
          <table:table-cell office:value-type="float" office:value="44.97" calcext:value-type="float">
            <text:p>44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1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0.27 - 29.2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8.7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7.07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8.35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7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7.5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40%</text:p>
          </table:table-cell>
          <table:table-cell office:value-type="string" calcext:value-type="string">
            <text:p>RSI (14)</text:p>
          </table:table-cell>
          <table:table-cell office:value-type="float" office:value="64.33" calcext:value-type="float">
            <text:p>64.3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91% 2.9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Rel Volume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0.98" calcext:value-type="float">
            <text:p>20.9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6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3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1.31" calcext:value-type="float">
            <text:p>21.3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2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0.5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90%</text:p>
          </table:table-cell>
          <table:table-cell office:value-type="string" calcext:value-type="string">
            <text:p>Volume</text:p>
          </table:table-cell>
          <table:table-cell office:value-type="float" office:value="9650736" calcext:value-type="float">
            <text:p>965073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57%</text:p>
          </table:table-cell>
        </table:table-row>
      </table:table>
      <table:table table:name="ES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ES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S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37" calcext:value-type="float">
            <text:p>25.3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9.13" calcext:value-type="float">
            <text:p>9.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62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5.2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8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.15B</text:p>
          </table:table-cell>
          <table:table-cell office:value-type="string" calcext:value-type="string">
            <text:p>Forward P/E</text:p>
          </table:table-cell>
          <table:table-cell office:value-type="float" office:value="54.65" calcext:value-type="float">
            <text:p>54.6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24" calcext:value-type="float">
            <text:p>4.2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3.4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8.5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01.90M</text:p>
          </table:table-cell>
          <table:table-cell office:value-type="string" calcext:value-type="string">
            <text:p>PEG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9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0.0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51B</text:p>
          </table:table-cell>
          <table:table-cell office:value-type="string" calcext:value-type="string">
            <text:p>P/S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61%</text:p>
          </table:table-cell>
          <table:table-cell office:value-type="string" calcext:value-type="string">
            <text:p>Shor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.3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P/B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48.5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Target Price</text:p>
          </table:table-cell>
          <table:table-cell office:value-type="float" office:value="259.95" calcext:value-type="float">
            <text:p>259.9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2.3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P/C</text:p>
          </table:table-cell>
          <table:table-cell office:value-type="float" office:value="27.14" calcext:value-type="float">
            <text:p>27.1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75.81 - 329.7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P/FCF</text:p>
          </table:table-cell>
          <table:table-cell office:value-type="float" office:value="54.28" calcext:value-type="float">
            <text:p>54.2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6.40%</text:p>
          </table:table-cell>
          <table:table-cell office:value-type="string" calcext:value-type="string">
            <text:p>ROI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9.7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59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1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1.6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6.11" calcext:value-type="float">
            <text:p>6.1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1.10%</text:p>
          </table:table-cell>
          <table:table-cell office:value-type="string" calcext:value-type="string">
            <text:p>RSI (14)</text:p>
          </table:table-cell>
          <table:table-cell office:value-type="float" office:value="44.08" calcext:value-type="float">
            <text:p>44.0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08% 2.5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5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9.90%</text:p>
          </table:table-cell>
          <table:table-cell office:value-type="string" calcext:value-type="string">
            <text:p>Rel Volume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36.67" calcext:value-type="float">
            <text:p>236.6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8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8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24.23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31.5" calcext:value-type="float">
            <text:p>231.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8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9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.14%</text:p>
          </table:table-cell>
          <table:table-cell office:value-type="string" calcext:value-type="string">
            <text:p>Volume</text:p>
          </table:table-cell>
          <table:table-cell office:value-type="float" office:value="475292" calcext:value-type="float">
            <text:p>47529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18%</text:p>
          </table:table-cell>
        </table:table-row>
      </table:table>
      <table:table table:name="EXPD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EX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X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36" calcext:value-type="float">
            <text:p>25.3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3.71" calcext:value-type="float">
            <text:p>3.7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8.3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4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.85B</text:p>
          </table:table-cell>
          <table:table-cell office:value-type="string" calcext:value-type="string">
            <text:p>Forward P/E</text:p>
          </table:table-cell>
          <table:table-cell office:value-type="float" office:value="23.38" calcext:value-type="float">
            <text:p>23.38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03" calcext:value-type="float">
            <text:p>4.0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1.6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68.2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8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34.80M</text:p>
          </table:table-cell>
          <table:table-cell office:value-type="string" calcext:value-type="string">
            <text:p>PEG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6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0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7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99B</text:p>
          </table:table-cell>
          <table:table-cell office:value-type="string" calcext:value-type="string">
            <text:p>P/S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5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32%</text:p>
          </table:table-cell>
          <table:table-cell office:value-type="string" calcext:value-type="string">
            <text:p>Short Ratio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2.2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P/B</text:p>
          </table:table-cell>
          <table:table-cell office:value-type="float" office:value="6.33" calcext:value-type="float">
            <text:p>6.3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6.50%</text:p>
          </table:table-cell>
          <table:table-cell office:value-type="string" calcext:value-type="string">
            <text:p>Target Price</text:p>
          </table:table-cell>
          <table:table-cell office:value-type="float" office:value="88.69" calcext:value-type="float">
            <text:p>88.6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3.2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P/C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8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52.55 - 95.9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0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/FCF</text:p>
          </table:table-cell>
          <table:table-cell office:value-type="float" office:value="28.98" calcext:value-type="float">
            <text:p>28.9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5.6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8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10%</text:p>
          </table:table-cell>
          <table:table-cell office:value-type="string" calcext:value-type="string">
            <text:p>Quick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5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9.1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Curren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RSI (14)</text:p>
          </table:table-cell>
          <table:table-cell office:value-type="float" office:value="57.08" calcext:value-type="float">
            <text:p>57.0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4% 1.9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el Volume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94.06" calcext:value-type="float">
            <text:p>94.0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7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7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94.14" calcext:value-type="float">
            <text:p>94.1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3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7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74%</text:p>
          </table:table-cell>
          <table:table-cell office:value-type="string" calcext:value-type="string">
            <text:p>Volume</text:p>
          </table:table-cell>
          <table:table-cell office:value-type="float" office:value="1111962" calcext:value-type="float">
            <text:p>111196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9%</text:p>
          </table:table-cell>
        </table:table-row>
      </table:table>
      <table:table table:name="FR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FR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FR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6.39" calcext:value-type="float">
            <text:p>36.3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33" calcext:value-type="float">
            <text:p>2.3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8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5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4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.46B</text:p>
          </table:table-cell>
          <table:table-cell office:value-type="string" calcext:value-type="string">
            <text:p>Forward P/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92" calcext:value-type="float">
            <text:p>1.9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4.9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6.2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75.20M</text:p>
          </table:table-cell>
          <table:table-cell office:value-type="string" calcext:value-type="string">
            <text:p>PEG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38" calcext:value-type="float">
            <text:p>0.3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6.8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3.3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9.0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55.10M</text:p>
          </table:table-cell>
          <table:table-cell office:value-type="string" calcext:value-type="string">
            <text:p>P/S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53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72%</text:p>
          </table:table-cell>
          <table:table-cell office:value-type="string" calcext:value-type="string">
            <text:p>Short Ratio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7.3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P/B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1.1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Target Price</text:p>
          </table:table-cell>
          <table:table-cell office:value-type="float" office:value="92.88" calcext:value-type="float">
            <text:p>92.8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2.6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P/C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4.11 - 131.5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5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P/FCF</text:p>
          </table:table-cell>
          <table:table-cell office:value-type="float" office:value="425.03" calcext:value-type="float">
            <text:p>425.0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5.66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5.01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6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2.0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1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RSI (14)</text:p>
          </table:table-cell>
          <table:table-cell office:value-type="float" office:value="45.46" calcext:value-type="float">
            <text:p>45.4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27% 3.0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4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0.50%</text:p>
          </table:table-cell>
          <table:table-cell office:value-type="string" calcext:value-type="string">
            <text:p>Rel Volume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6.02" calcext:value-type="float">
            <text:p>86.0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8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48.27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4.65" calcext:value-type="float">
            <text:p>84.6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3.4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72%</text:p>
          </table:table-cell>
          <table:table-cell office:value-type="string" calcext:value-type="string">
            <text:p>Volume</text:p>
          </table:table-cell>
          <table:table-cell office:value-type="float" office:value="535628" calcext:value-type="float">
            <text:p>53562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59%</text:p>
          </table:table-cell>
        </table:table-row>
      </table:table>
      <table:table table:name="FUL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FU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FU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5.74" calcext:value-type="float">
            <text:p>25.7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2" calcext:value-type="float">
            <text:p>2.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2.1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3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8B</text:p>
          </table:table-cell>
          <table:table-cell office:value-type="string" calcext:value-type="string">
            <text:p>Forward P/E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26" calcext:value-type="float">
            <text:p>3.2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8.0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1.3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4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15.30M</text:p>
          </table:table-cell>
          <table:table-cell office:value-type="string" calcext:value-type="string">
            <text:p>PEG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85" calcext:value-type="float">
            <text:p>0.85</text:p>
          </table:table-cell>
          <table:table-cell office:value-type="string" calcext:value-type="string">
            <text:p>Inst Ow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5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5.2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75B</text:p>
          </table:table-cell>
          <table:table-cell office:value-type="string" calcext:value-type="string">
            <text:p>P/S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8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73%</text:p>
          </table:table-cell>
          <table:table-cell office:value-type="string" calcext:value-type="string">
            <text:p>Short Ratio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4.5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P/B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4.2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Target Price</text:p>
          </table:table-cell>
          <table:table-cell office:value-type="float" office:value="57.14" calcext:value-type="float">
            <text:p>57.1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1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P/C</text:p>
          </table:table-cell>
          <table:table-cell office:value-type="float" office:value="39.78" calcext:value-type="float">
            <text:p>39.7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01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3.68 - 57.2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1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/FC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0.98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15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7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39.2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Current Ratio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RSI (14)</text:p>
          </table:table-cell>
          <table:table-cell office:value-type="float" office:value="68.59" calcext:value-type="float">
            <text:p>68.5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71% 2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Rel Volume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6.66" calcext:value-type="float">
            <text:p>56.6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8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07.77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6.65" calcext:value-type="float">
            <text:p>56.6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7.0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8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7.58%</text:p>
          </table:table-cell>
          <table:table-cell office:value-type="string" calcext:value-type="string">
            <text:p>Volume</text:p>
          </table:table-cell>
          <table:table-cell office:value-type="float" office:value="642347" calcext:value-type="float">
            <text:p>64234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2%</text:p>
          </table:table-cell>
        </table:table-row>
      </table:table>
      <table:table table:name="GD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G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3.76" calcext:value-type="float">
            <text:p>13.7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1.02" calcext:value-type="float">
            <text:p>11.0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6.45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3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3.39B</text:p>
          </table:table-cell>
          <table:table-cell office:value-type="string" calcext:value-type="string">
            <text:p>Forward P/E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1.46" calcext:value-type="float">
            <text:p>11.4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70.0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8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19B</text:p>
          </table:table-cell>
          <table:table-cell office:value-type="string" calcext:value-type="string">
            <text:p>PEG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3.56" calcext:value-type="float">
            <text:p>3.5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3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7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8.22B</text:p>
          </table:table-cell>
          <table:table-cell office:value-type="string" calcext:value-type="string">
            <text:p>P/S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7%</text:p>
          </table:table-cell>
          <table:table-cell office:value-type="string" calcext:value-type="string">
            <text:p>Short Ratio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9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1.37" calcext:value-type="float">
            <text:p>51.37</text:p>
          </table:table-cell>
          <table:table-cell office:value-type="string" calcext:value-type="string">
            <text:p>P/B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4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Target Price</text:p>
          </table:table-cell>
          <table:table-cell office:value-type="float" office:value="162.37" calcext:value-type="float">
            <text:p>162.3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5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P/C</text:p>
          </table:table-cell>
          <table:table-cell office:value-type="float" office:value="29.54" calcext:value-type="float">
            <text:p>29.5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2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00.55 - 190.0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P/FCF</text:p>
          </table:table-cell>
          <table:table-cell office:value-type="float" office:value="30.68" calcext:value-type="float">
            <text:p>30.6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5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0.18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90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6.9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50.8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2900" calcext:value-type="float">
            <text:p>1029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RSI (14)</text:p>
          </table:table-cell>
          <table:table-cell office:value-type="float" office:value="55.12" calcext:value-type="float">
            <text:p>55.12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34% 1.9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49.74" calcext:value-type="float">
            <text:p>149.7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44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51.72" calcext:value-type="float">
            <text:p>151.7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0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6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96%</text:p>
          </table:table-cell>
          <table:table-cell office:value-type="string" calcext:value-type="string">
            <text:p>Volume</text:p>
          </table:table-cell>
          <table:table-cell office:value-type="float" office:value="1300158" calcext:value-type="float">
            <text:p>130015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32%</text:p>
          </table:table-cell>
        </table:table-row>
      </table:table>
      <table:table table:name="GPC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GP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P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149.6" calcext:value-type="float">
            <text:p>4149.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0.03" calcext:value-type="float">
            <text:p>0.0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44.27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1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4.85B</text:p>
          </table:table-cell>
          <table:table-cell office:value-type="string" calcext:value-type="string">
            <text:p>Forward P/E</text:p>
          </table:table-cell>
          <table:table-cell office:value-type="float" office:value="18.02" calcext:value-type="float">
            <text:p>18.0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76" calcext:value-type="float">
            <text:p>5.7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2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0.2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5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.2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35" calcext:value-type="float">
            <text:p>1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2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2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0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99B</text:p>
          </table:table-cell>
          <table:table-cell office:value-type="string" calcext:value-type="string">
            <text:p>P/S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83%</text:p>
          </table:table-cell>
          <table:table-cell office:value-type="string" calcext:value-type="string">
            <text:p>Short Ratio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2.8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89" calcext:value-type="float">
            <text:p>20.89</text:p>
          </table:table-cell>
          <table:table-cell office:value-type="string" calcext:value-type="string">
            <text:p>P/B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0.6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Target Pri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2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P/C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.9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9.68 - 104.4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3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/FCF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0.67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05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4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8.8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20%</text:p>
          </table:table-cell>
          <table:table-cell office:value-type="string" calcext:value-type="string">
            <text:p>RSI (14)</text:p>
          </table:table-cell>
          <table:table-cell office:value-type="float" office:value="65.1" calcext:value-type="float">
            <text:p>65.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7% 2.2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Rel Volume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03.31" calcext:value-type="float">
            <text:p>103.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73.94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03.74" calcext:value-type="float">
            <text:p>103.7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4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4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01%</text:p>
          </table:table-cell>
          <table:table-cell office:value-type="string" calcext:value-type="string">
            <text:p>Volume</text:p>
          </table:table-cell>
          <table:table-cell office:value-type="float" office:value="768536" calcext:value-type="float">
            <text:p>76853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42%</text:p>
          </table:table-cell>
        </table:table-row>
      </table:table>
      <table:table table:name="GWW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GW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W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4.18" calcext:value-type="float">
            <text:p>34.1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1.7" calcext:value-type="float">
            <text:p>11.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3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6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.39B</text:p>
          </table:table-cell>
          <table:table-cell office:value-type="string" calcext:value-type="string">
            <text:p>Forward P/E</text:p>
          </table:table-cell>
          <table:table-cell office:value-type="float" office:value="21.74" calcext:value-type="float">
            <text:p>21.7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8.4" calcext:value-type="float">
            <text:p>18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4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6.3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2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30.00M</text:p>
          </table:table-cell>
          <table:table-cell office:value-type="string" calcext:value-type="string">
            <text:p>PEG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3.82" calcext:value-type="float">
            <text:p>3.82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5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2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1.70B</text:p>
          </table:table-cell>
          <table:table-cell office:value-type="string" calcext:value-type="string">
            <text:p>P/S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ort Ratio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9.4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9.76" calcext:value-type="float">
            <text:p>39.76</text:p>
          </table:table-cell>
          <table:table-cell office:value-type="string" calcext:value-type="string">
            <text:p>P/B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6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Target Price</text:p>
          </table:table-cell>
          <table:table-cell office:value-type="float" office:value="396.2" calcext:value-type="float">
            <text:p>396.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7.1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6.07" calcext:value-type="float">
            <text:p>16.07</text:p>
          </table:table-cell>
          <table:table-cell office:value-type="string" calcext:value-type="string">
            <text:p>P/C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8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2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00.61 - 427.9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0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P/FCF</text:p>
          </table:table-cell>
          <table:table-cell office:value-type="float" office:value="41.37" calcext:value-type="float">
            <text:p>41.3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6.5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53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99.4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8.27" calcext:value-type="float">
            <text:p>8.2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3800" calcext:value-type="float">
            <text:p>23800</text:p>
          </table:table-cell>
          <table:table-cell office:value-type="string" calcext:value-type="string">
            <text:p>Current Rat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RSI (14)</text:p>
          </table:table-cell>
          <table:table-cell office:value-type="float" office:value="45.88" calcext:value-type="float">
            <text:p>45.8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9% 1.9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Rel Volume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397.17" calcext:value-type="float">
            <text:p>397.1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9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12.18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00.01" calcext:value-type="float">
            <text:p>400.0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1.5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52%</text:p>
          </table:table-cell>
          <table:table-cell office:value-type="string" calcext:value-type="string">
            <text:p>Volume</text:p>
          </table:table-cell>
          <table:table-cell office:value-type="float" office:value="315913" calcext:value-type="float">
            <text:p>31591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72%</text:p>
          </table:table-cell>
        </table:table-row>
      </table:table>
      <table:table table:name="HRL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HR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HR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7.53" calcext:value-type="float">
            <text:p>27.53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66" calcext:value-type="float">
            <text:p>1.6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39.7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5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4.60B</text:p>
          </table:table-cell>
          <table:table-cell office:value-type="string" calcext:value-type="string">
            <text:p>Forward P/E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87" calcext:value-type="float">
            <text:p>1.8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0.9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1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0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08.10M</text:p>
          </table:table-cell>
          <table:table-cell office:value-type="string" calcext:value-type="string">
            <text:p>PEG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41" calcext:value-type="float">
            <text:p>0.4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5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8.0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7.3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9.61B</text:p>
          </table:table-cell>
          <table:table-cell office:value-type="string" calcext:value-type="string">
            <text:p>P/S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7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6%</text:p>
          </table:table-cell>
          <table:table-cell office:value-type="string" calcext:value-type="string">
            <text:p>Short Ratio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2.7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P/B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Target Price</text:p>
          </table:table-cell>
          <table:table-cell office:value-type="float" office:value="46.22" calcext:value-type="float">
            <text:p>46.2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P/C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0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9.01 - 52.9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9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/FCF</text:p>
          </table:table-cell>
          <table:table-cell office:value-type="float" office:value="90.06" calcext:value-type="float">
            <text:p>90.0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6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3.6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-0.06" calcext:value-type="float">
            <text:p>-0.0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14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0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7.2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100" calcext:value-type="float">
            <text:p>19100</text:p>
          </table:table-cell>
          <table:table-cell office:value-type="string" calcext:value-type="string">
            <text:p>Current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34.21" calcext:value-type="float">
            <text:p>34.2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78% 1.5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Rel Volume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6.07" calcext:value-type="float">
            <text:p>46.0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2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3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89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5.72" calcext:value-type="float">
            <text:p>45.7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7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5.5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6.23%</text:p>
          </table:table-cell>
          <table:table-cell office:value-type="string" calcext:value-type="string">
            <text:p>Volume</text:p>
          </table:table-cell>
          <table:table-cell office:value-type="float" office:value="1850973" calcext:value-type="float">
            <text:p>185097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76%</text:p>
          </table:table-cell>
        </table:table-row>
      </table:table>
      <table:table table:name="ITW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IT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IT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1.74" calcext:value-type="float">
            <text:p>31.7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59" calcext:value-type="float">
            <text:p>6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16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5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5.68B</text:p>
          </table:table-cell>
          <table:table-cell office:value-type="string" calcext:value-type="string">
            <text:p>Forward P/E</text:p>
          </table:table-cell>
          <table:table-cell office:value-type="float" office:value="27.56" calcext:value-type="float">
            <text:p>27.5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7.59" calcext:value-type="float">
            <text:p>7.5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5.6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15.7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2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11B</text:p>
          </table:table-cell>
          <table:table-cell office:value-type="string" calcext:value-type="string">
            <text:p>PEG</text:p>
          </table:table-cell>
          <table:table-cell office:value-type="float" office:value="12.76" calcext:value-type="float">
            <text:p>12.76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78" calcext:value-type="float">
            <text:p>1.7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2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1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8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57B</text:p>
          </table:table-cell>
          <table:table-cell office:value-type="string" calcext:value-type="string">
            <text:p>P/S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Short Ratio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7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P/B</text:p>
          </table:table-cell>
          <table:table-cell office:value-type="float" office:value="24.56" calcext:value-type="float">
            <text:p>24.5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8.9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Target Price</text:p>
          </table:table-cell>
          <table:table-cell office:value-type="float" office:value="207.76" calcext:value-type="float">
            <text:p>207.7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7.0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91" calcext:value-type="float">
            <text:p>6.91</text:p>
          </table:table-cell>
          <table:table-cell office:value-type="string" calcext:value-type="string">
            <text:p>P/C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1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15.94 - 224.6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6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P/FCF</text:p>
          </table:table-cell>
          <table:table-cell office:value-type="float" office:value="54.96" calcext:value-type="float">
            <text:p>54.9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4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6.87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18%</text:p>
          </table:table-cell>
          <table:table-cell office:value-type="string" calcext:value-type="string">
            <text:p>Quick Ratio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0.4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Current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2.50%</text:p>
          </table:table-cell>
          <table:table-cell office:value-type="string" calcext:value-type="string">
            <text:p>RSI (14)</text:p>
          </table:table-cell>
          <table:table-cell office:value-type="float" office:value="59.66" calcext:value-type="float">
            <text:p>59.6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32% 1.9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09.04" calcext:value-type="float">
            <text:p>209.0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6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09.26" calcext:value-type="float">
            <text:p>209.2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7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8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11%</text:p>
          </table:table-cell>
          <table:table-cell office:value-type="string" calcext:value-type="string">
            <text:p>Volume</text:p>
          </table:table-cell>
          <table:table-cell office:value-type="float" office:value="961075" calcext:value-type="float">
            <text:p>96107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1%</text:p>
          </table:table-cell>
        </table:table-row>
      </table:table>
      <table:table table:name="JNJ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JNJ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JNJ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25" calcext:value-type="float">
            <text:p>6.2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6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7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18.61B</text:p>
          </table:table-cell>
          <table:table-cell office:value-type="string" calcext:value-type="string">
            <text:p>Forward P/E</text:p>
          </table:table-cell>
          <table:table-cell office:value-type="float" office:value="17.83" calcext:value-type="float">
            <text:p>17.8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8.99" calcext:value-type="float">
            <text:p>8.9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.63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6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6.69B</text:p>
          </table:table-cell>
          <table:table-cell office:value-type="string" calcext:value-type="string">
            <text:p>PEG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83" calcext:value-type="float">
            <text:p>1.8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4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.4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0.86B</text:p>
          </table:table-cell>
          <table:table-cell office:value-type="string" calcext:value-type="string">
            <text:p>P/S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Short Ratio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5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4.49" calcext:value-type="float">
            <text:p>24.49</text:p>
          </table:table-cell>
          <table:table-cell office:value-type="string" calcext:value-type="string">
            <text:p>P/B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3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Target Price</text:p>
          </table:table-cell>
          <table:table-cell office:value-type="float" office:value="167.35" calcext:value-type="float">
            <text:p>167.3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0.6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1.79" calcext:value-type="float">
            <text:p>11.79</text:p>
          </table:table-cell>
          <table:table-cell office:value-type="string" calcext:value-type="string">
            <text:p>P/C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3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7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09.16 - 160.2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P/FCF</text:p>
          </table:table-cell>
          <table:table-cell office:value-type="float" office:value="52.43" calcext:value-type="float">
            <text:p>52.4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0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52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5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6.9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32200" calcext:value-type="float">
            <text:p>1322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60%</text:p>
          </table:table-cell>
          <table:table-cell office:value-type="string" calcext:value-type="string">
            <text:p>RSI (14)</text:p>
          </table:table-cell>
          <table:table-cell office:value-type="float" office:value="71.44" calcext:value-type="float">
            <text:p>71.44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01% 1.5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2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00%</text:p>
          </table:table-cell>
          <table:table-cell office:value-type="string" calcext:value-type="string">
            <text:p>Rel Volume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59.83" calcext:value-type="float">
            <text:p>159.8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.26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60.37" calcext:value-type="float">
            <text:p>160.3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3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8.1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38%</text:p>
          </table:table-cell>
          <table:table-cell office:value-type="string" calcext:value-type="string">
            <text:p>Volume</text:p>
          </table:table-cell>
          <table:table-cell office:value-type="float" office:value="7736063" calcext:value-type="float">
            <text:p>773606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4%</text:p>
          </table:table-cell>
        </table:table-row>
      </table:table>
      <table:table table:name="KMB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KM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KM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9.14" calcext:value-type="float">
            <text:p>19.1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88" calcext:value-type="float">
            <text:p>6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4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1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4.20B</text:p>
          </table:table-cell>
          <table:table-cell office:value-type="string" calcext:value-type="string">
            <text:p>Forward P/E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7.8" calcext:value-type="float">
            <text:p>7.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38.9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8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36B</text:p>
          </table:table-cell>
          <table:table-cell office:value-type="string" calcext:value-type="string">
            <text:p>PEG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6" calcext:value-type="float">
            <text:p>1.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1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2.7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8.89B</text:p>
          </table:table-cell>
          <table:table-cell office:value-type="string" calcext:value-type="string">
            <text:p>P/S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Short Ratio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7.4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/B</text:p>
          </table:table-cell>
          <table:table-cell office:value-type="float" office:value="134.29" calcext:value-type="float">
            <text:p>134.2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9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4.80%</text:p>
          </table:table-cell>
          <table:table-cell office:value-type="string" calcext:value-type="string">
            <text:p>Target Price</text:p>
          </table:table-cell>
          <table:table-cell office:value-type="float" office:value="153.29" calcext:value-type="float">
            <text:p>153.2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4.1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P/C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RO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10.66 - 160.1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4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P/FCF</text:p>
          </table:table-cell>
          <table:table-cell office:value-type="float" office:value="40.59" calcext:value-type="float">
            <text:p>40.5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9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0.6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7.8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25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7.3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8.92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10%</text:p>
          </table:table-cell>
          <table:table-cell office:value-type="string" calcext:value-type="string">
            <text:p>RSI (14)</text:p>
          </table:table-cell>
          <table:table-cell office:value-type="float" office:value="35.32" calcext:value-type="float">
            <text:p>35.32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67% 1.5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5.07" calcext:value-type="float">
            <text:p>25.0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8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Rel Volume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32.84" calcext:value-type="float">
            <text:p>132.8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3.52" calcext:value-type="float">
            <text:p>23.5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13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31.6" calcext:value-type="float">
            <text:p>131.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2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3.5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7.36%</text:p>
          </table:table-cell>
          <table:table-cell office:value-type="string" calcext:value-type="string">
            <text:p>Volume</text:p>
          </table:table-cell>
          <table:table-cell office:value-type="float" office:value="1956692" calcext:value-type="float">
            <text:p>195669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3%</text:p>
          </table:table-cell>
        </table:table-row>
      </table:table>
      <table:table table:name="KO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K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KO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5.91" calcext:value-type="float">
            <text:p>25.91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93" calcext:value-type="float">
            <text:p>1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.30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8.2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3.13B</text:p>
          </table:table-cell>
          <table:table-cell office:value-type="string" calcext:value-type="string">
            <text:p>Forward P/E</text:p>
          </table:table-cell>
          <table:table-cell office:value-type="float" office:value="23.61" calcext:value-type="float">
            <text:p>23.6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12" calcext:value-type="float">
            <text:p>2.1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.2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.2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5.7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.33B</text:p>
          </table:table-cell>
          <table:table-cell office:value-type="string" calcext:value-type="string">
            <text:p>PEG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41" calcext:value-type="float">
            <text:p>0.4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8.2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5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0.8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3.47B</text:p>
          </table:table-cell>
          <table:table-cell office:value-type="string" calcext:value-type="string">
            <text:p>P/S</text:p>
          </table:table-cell>
          <table:table-cell office:value-type="float" office:value="6.37" calcext:value-type="float">
            <text:p>6.3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8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8%</text:p>
          </table:table-cell>
          <table:table-cell office:value-type="string" calcext:value-type="string">
            <text:p>Short Ratio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.7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P/B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6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Target Price</text:p>
          </table:table-cell>
          <table:table-cell office:value-type="float" office:value="57.24" calcext:value-type="float">
            <text:p>57.2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0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P/C</text:p>
          </table:table-cell>
          <table:table-cell office:value-type="float" office:value="10.09" calcext:value-type="float">
            <text:p>10.0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7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5.5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6.27 - 60.1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8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P/FCF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6.9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28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4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9.9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7.7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6200" calcext:value-type="float">
            <text:p>862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9.10%</text:p>
          </table:table-cell>
          <table:table-cell office:value-type="string" calcext:value-type="string">
            <text:p>RSI (14)</text:p>
          </table:table-cell>
          <table:table-cell office:value-type="float" office:value="33.07" calcext:value-type="float">
            <text:p>33.0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50% 1.5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3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4.90%</text:p>
          </table:table-cell>
          <table:table-cell office:value-type="string" calcext:value-type="string">
            <text:p>Rel Volume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0.52" calcext:value-type="float">
            <text:p>50.5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3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5.36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9.96" calcext:value-type="float">
            <text:p>49.9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6.2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4.4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.99%</text:p>
          </table:table-cell>
          <table:table-cell office:value-type="string" calcext:value-type="string">
            <text:p>Volume</text:p>
          </table:table-cell>
          <table:table-cell office:value-type="float" office:value="52665681" calcext:value-type="float">
            <text:p>5266568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11%</text:p>
          </table:table-cell>
        </table:table-row>
      </table:table>
      <table:table table:name="LANC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LAN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AN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84" calcext:value-type="float">
            <text:p>4.8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7.4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0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.92B</text:p>
          </table:table-cell>
          <table:table-cell office:value-type="string" calcext:value-type="string">
            <text:p>Forward P/E</text:p>
          </table:table-cell>
          <table:table-cell office:value-type="float" office:value="30.57" calcext:value-type="float">
            <text:p>30.5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96" calcext:value-type="float">
            <text:p>5.9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7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8.0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9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33.00M</text:p>
          </table:table-cell>
          <table:table-cell office:value-type="string" calcext:value-type="string">
            <text:p>PEG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44" calcext:value-type="float">
            <text:p>1.4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7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5.3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3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35B</text:p>
          </table:table-cell>
          <table:table-cell office:value-type="string" calcext:value-type="string">
            <text:p>P/S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46%</text:p>
          </table:table-cell>
          <table:table-cell office:value-type="string" calcext:value-type="string">
            <text:p>Short Ratio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8.9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9.17" calcext:value-type="float">
            <text:p>29.17</text:p>
          </table:table-cell>
          <table:table-cell office:value-type="string" calcext:value-type="string">
            <text:p>P/B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ROA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195.67" calcext:value-type="float">
            <text:p>195.6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.8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P/C</text:p>
          </table:table-cell>
          <table:table-cell office:value-type="float" office:value="26.45" calcext:value-type="float">
            <text:p>26.4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RO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14.55 - 184.9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8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50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65%</text:p>
          </table:table-cell>
          <table:table-cell office:value-type="string" calcext:value-type="string">
            <text:p>Quick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6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59.05%</text:p>
          </table:table-cell>
          <table:table-cell office:value-type="string" calcext:value-type="string">
            <text:p>ATR</text:p>
          </table:table-cell>
          <table:table-cell table:style-name="ce2"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Current Ratio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Oper.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61.85" calcext:value-type="float">
            <text:p>61.8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17% 2.4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Profit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el Volume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4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24.37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82.19" calcext:value-type="float">
            <text:p>182.1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1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1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Volume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0%</text:p>
          </table:table-cell>
        </table:table-row>
      </table:table>
      <table:table table:name="LEG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LE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E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6.45" calcext:value-type="float">
            <text:p>26.45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7" calcext:value-type="float">
            <text:p>1.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35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6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5.95B</text:p>
          </table:table-cell>
          <table:table-cell office:value-type="string" calcext:value-type="string">
            <text:p>Forward P/E</text:p>
          </table:table-cell>
          <table:table-cell office:value-type="float" office:value="17.11" calcext:value-type="float">
            <text:p>17.1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63" calcext:value-type="float">
            <text:p>2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4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30.9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8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31.20M</text:p>
          </table:table-cell>
          <table:table-cell office:value-type="string" calcext:value-type="string">
            <text:p>PEG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7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.8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.24B</text:p>
          </table:table-cell>
          <table:table-cell office:value-type="string" calcext:value-type="string">
            <text:p>P/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25%</text:p>
          </table:table-cell>
          <table:table-cell office:value-type="string" calcext:value-type="string">
            <text:p>Short Ratio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4.1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P/B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6.9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Target Price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9.3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/C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2.03 - 51.7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/FCF</text:p>
          </table:table-cell>
          <table:table-cell office:value-type="float" office:value="17.94" calcext:value-type="float">
            <text:p>17.9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3.1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56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1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4.0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RSI (14)</text:p>
          </table:table-cell>
          <table:table-cell office:value-type="float" office:value="59.98" calcext:value-type="float">
            <text:p>59.9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05% 3.2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Rel Volum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4.82" calcext:value-type="float">
            <text:p>44.8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3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4.96" calcext:value-type="float">
            <text:p>44.9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6.2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6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30%</text:p>
          </table:table-cell>
          <table:table-cell office:value-type="string" calcext:value-type="string">
            <text:p>Volume</text:p>
          </table:table-cell>
          <table:table-cell office:value-type="float" office:value="813388" calcext:value-type="float">
            <text:p>81338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1%</text:p>
          </table:table-cell>
        </table:table-row>
      </table:table>
      <table:table table:name="LIN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LI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I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64.64" calcext:value-type="float">
            <text:p>64.6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19" calcext:value-type="float">
            <text:p>4.1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25.6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4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40.98B</text:p>
          </table:table-cell>
          <table:table-cell office:value-type="string" calcext:value-type="string">
            <text:p>Forward P/E</text:p>
          </table:table-cell>
          <table:table-cell office:value-type="float" office:value="29.65" calcext:value-type="float">
            <text:p>29.6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9.13" calcext:value-type="float">
            <text:p>9.1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2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23.2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3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4B</text:p>
          </table:table-cell>
          <table:table-cell office:value-type="string" calcext:value-type="string">
            <text:p>PEG</text:p>
          </table:table-cell>
          <table:table-cell office:value-type="float" office:value="5.52" calcext:value-type="float">
            <text:p>5.52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14" calcext:value-type="float">
            <text:p>2.1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1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5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3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7.05B</text:p>
          </table:table-cell>
          <table:table-cell office:value-type="string" calcext:value-type="string">
            <text:p>P/S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70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24%</text:p>
          </table:table-cell>
          <table:table-cell office:value-type="string" calcext:value-type="string">
            <text:p>Shor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9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7.84" calcext:value-type="float">
            <text:p>87.84</text:p>
          </table:table-cell>
          <table:table-cell office:value-type="string" calcext:value-type="string">
            <text:p>P/B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0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60%</text:p>
          </table:table-cell>
          <table:table-cell office:value-type="string" calcext:value-type="string">
            <text:p>Target Price</text:p>
          </table:table-cell>
          <table:table-cell office:value-type="float" office:value="278.23" calcext:value-type="float">
            <text:p>278.2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0.5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P/C</text:p>
          </table:table-cell>
          <table:table-cell office:value-type="float" office:value="27.12" calcext:value-type="float">
            <text:p>27.1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71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46.71 - 274.5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7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P/FCF</text:p>
          </table:table-cell>
          <table:table-cell office:value-type="float" office:value="78.72" calcext:value-type="float">
            <text:p>78.7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40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42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8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2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4.5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4648" calcext:value-type="float">
            <text:p>74648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RSI (14)</text:p>
          </table:table-cell>
          <table:table-cell office:value-type="float" office:value="67.51" calcext:value-type="float">
            <text:p>67.5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2% 1.7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Rel Volum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71.5" calcext:value-type="float">
            <text:p>271.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8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70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70.72" calcext:value-type="float">
            <text:p>270.7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7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8.1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77%</text:p>
          </table:table-cell>
          <table:table-cell office:value-type="string" calcext:value-type="string">
            <text:p>Volume</text:p>
          </table:table-cell>
          <table:table-cell office:value-type="float" office:value="1753165" calcext:value-type="float">
            <text:p>175316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29%</text:p>
          </table:table-cell>
        </table:table-row>
      </table:table>
      <table:table table:name="LOW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LO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O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11" calcext:value-type="float">
            <text:p>23.11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7.08" calcext:value-type="float">
            <text:p>7.0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52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9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9.99B</text:p>
          </table:table-cell>
          <table:table-cell office:value-type="string" calcext:value-type="string">
            <text:p>Forward P/E</text:p>
          </table:table-cell>
          <table:table-cell office:value-type="float" office:value="17.57" calcext:value-type="float">
            <text:p>17.5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9.32" calcext:value-type="float">
            <text:p>9.3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5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32.1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7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.35B</text:p>
          </table:table-cell>
          <table:table-cell office:value-type="string" calcext:value-type="string">
            <text:p>P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18" calcext:value-type="float">
            <text:p>1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9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2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2.8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5.31B</text:p>
          </table:table-cell>
          <table:table-cell office:value-type="string" calcext:value-type="string">
            <text:p>P/S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Short Ratio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7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P/B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40%</text:p>
          </table:table-cell>
          <table:table-cell office:value-type="string" calcext:value-type="string">
            <text:p>Target Price</text:p>
          </table:table-cell>
          <table:table-cell office:value-type="float" office:value="189.63" calcext:value-type="float">
            <text:p>189.6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4.7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3.23" calcext:value-type="float">
            <text:p>13.23</text:p>
          </table:table-cell>
          <table:table-cell office:value-type="string" calcext:value-type="string">
            <text:p>P/C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3.1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76.5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0.00 - 180.6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P/FCF</text:p>
          </table:table-cell>
          <table:table-cell office:value-type="float" office:value="14.52" calcext:value-type="float">
            <text:p>14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5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9.3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47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2.9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72.85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8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RSI (14)</text:p>
          </table:table-cell>
          <table:table-cell office:value-type="float" office:value="58.87" calcext:value-type="float">
            <text:p>58.8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27% 1.9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2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el Volum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63.07" calcext:value-type="float">
            <text:p>163.0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1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00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63.71" calcext:value-type="float">
            <text:p>163.7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5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12%</text:p>
          </table:table-cell>
          <table:table-cell office:value-type="string" calcext:value-type="string">
            <text:p>Volume</text:p>
          </table:table-cell>
          <table:table-cell office:value-type="float" office:value="4061460" calcext:value-type="float">
            <text:p>406146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9%</text:p>
          </table:table-cell>
        </table:table-row>
      </table:table>
      <table:table table:name="MCD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MC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CD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32.35" calcext:value-type="float">
            <text:p>32.35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55" calcext:value-type="float">
            <text:p>6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44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2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5.72B</text:p>
          </table:table-cell>
          <table:table-cell office:value-type="string" calcext:value-type="string">
            <text:p>Forward P/E</text:p>
          </table:table-cell>
          <table:table-cell office:value-type="float" office:value="25.45" calcext:value-type="float">
            <text:p>25.4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8.33" calcext:value-type="float">
            <text:p>8.3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.5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44.4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4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93B</text:p>
          </table:table-cell>
          <table:table-cell office:value-type="string" calcext:value-type="string">
            <text:p>PEG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81" calcext:value-type="float">
            <text:p>1.8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8.9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8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6.4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9.24B</text:p>
          </table:table-cell>
          <table:table-cell office:value-type="string" calcext:value-type="string">
            <text:p>P/S</text:p>
          </table:table-cell>
          <table:table-cell office:value-type="float" office:value="8.09" calcext:value-type="float">
            <text:p>8.0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Short Ratio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5.0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-11.38" calcext:value-type="float">
            <text:p>-11.38</text:p>
          </table:table-cell>
          <table:table-cell office:value-type="string" calcext:value-type="string">
            <text:p>P/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4.2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90%</text:p>
          </table:table-cell>
          <table:table-cell office:value-type="string" calcext:value-type="string">
            <text:p>Target Price</text:p>
          </table:table-cell>
          <table:table-cell office:value-type="float" office:value="241.92" calcext:value-type="float">
            <text:p>241.9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9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5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5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24.23 - 231.9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2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P/FCF</text:p>
          </table:table-cell>
          <table:table-cell office:value-type="float" office:value="296.28" calcext:value-type="float">
            <text:p>296.2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7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8.5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43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5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1.0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0.6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8.80%</text:p>
          </table:table-cell>
          <table:table-cell office:value-type="string" calcext:value-type="string">
            <text:p>RSI (14)</text:p>
          </table:table-cell>
          <table:table-cell office:value-type="float" office:value="48.11" calcext:value-type="float">
            <text:p>48.1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75% 1.4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5.60%</text:p>
          </table:table-cell>
          <table:table-cell office:value-type="string" calcext:value-type="string">
            <text:p>Rel Volume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09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11.98" calcext:value-type="float">
            <text:p>211.9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0.1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5.38%</text:p>
          </table:table-cell>
          <table:table-cell office:value-type="string" calcext:value-type="string">
            <text:p>Volume</text:p>
          </table:table-cell>
          <table:table-cell office:value-type="float" office:value="3135025" calcext:value-type="float">
            <text:p>313502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46%</text:p>
          </table:table-cell>
        </table:table-row>
      </table:table>
      <table:table table:name="MCK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MCK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CK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4.08" calcext:value-type="float">
            <text:p>14.0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2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5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9.30B</text:p>
          </table:table-cell>
          <table:table-cell office:value-type="string" calcext:value-type="string">
            <text:p>Forward P/E</text:p>
          </table:table-cell>
          <table:table-cell office:value-type="float" office:value="10.31" calcext:value-type="float">
            <text:p>10.3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7.75" calcext:value-type="float">
            <text:p>17.7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4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58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3B</text:p>
          </table:table-cell>
          <table:table-cell office:value-type="string" calcext:value-type="string">
            <text:p>PEG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4.1" calcext:value-type="float">
            <text:p>4.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8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3.5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34.19B</text:p>
          </table:table-cell>
          <table:table-cell office:value-type="string" calcext:value-type="string">
            <text:p>P/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2.05%</text:p>
          </table:table-cell>
          <table:table-cell office:value-type="string" calcext:value-type="string">
            <text:p>Short Ratio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9.9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6.36" calcext:value-type="float">
            <text:p>36.36</text:p>
          </table:table-cell>
          <table:table-cell office:value-type="string" calcext:value-type="string">
            <text:p>P/B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8.3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70%</text:p>
          </table:table-cell>
          <table:table-cell office:value-type="string" calcext:value-type="string">
            <text:p>Target Price</text:p>
          </table:table-cell>
          <table:table-cell office:value-type="float" office:value="199.06" calcext:value-type="float">
            <text:p>199.0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0.2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9.31" calcext:value-type="float">
            <text:p>19.31</text:p>
          </table:table-cell>
          <table:table-cell office:value-type="string" calcext:value-type="string">
            <text:p>P/C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3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9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12.60 - 187.6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2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P/FCF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8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48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92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2.5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RSI (14)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7% 2.0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88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Rel Volume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78.93" calcext:value-type="float">
            <text:p>178.9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83.02" calcext:value-type="float">
            <text:p>183.0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1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3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92%</text:p>
          </table:table-cell>
          <table:table-cell office:value-type="string" calcext:value-type="string">
            <text:p>Volume</text:p>
          </table:table-cell>
          <table:table-cell office:value-type="float" office:value="2088655" calcext:value-type="float">
            <text:p>208865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29%</text:p>
          </table:table-cell>
        </table:table-row>
      </table:table>
      <table:table table:name="MD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MD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D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5.76" calcext:value-type="float">
            <text:p>45.7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59" calcext:value-type="float">
            <text:p>2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6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7.73B</text:p>
          </table:table-cell>
          <table:table-cell office:value-type="string" calcext:value-type="string">
            <text:p>Forward P/E</text:p>
          </table:table-cell>
          <table:table-cell office:value-type="float" office:value="20.32" calcext:value-type="float">
            <text:p>20.3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84" calcext:value-type="float">
            <text:p>5.8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.1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4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50B</text:p>
          </table:table-cell>
          <table:table-cell office:value-type="string" calcext:value-type="string">
            <text:p>PEG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15" calcext:value-type="float">
            <text:p>1.1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3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2.3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7.87B</text:p>
          </table:table-cell>
          <table:table-cell office:value-type="string" calcext:value-type="string">
            <text:p>P/S</text:p>
          </table:table-cell>
          <table:table-cell office:value-type="float" office:value="5.66" calcext:value-type="float">
            <text:p>5.6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6%</text:p>
          </table:table-cell>
          <table:table-cell office:value-type="string" calcext:value-type="string">
            <text:p>Short Ratio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1.7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7.31" calcext:value-type="float">
            <text:p>37.31</text:p>
          </table:table-cell>
          <table:table-cell office:value-type="string" calcext:value-type="string">
            <text:p>P/B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8.8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Target Price</text:p>
          </table:table-cell>
          <table:table-cell office:value-type="float" office:value="127.63" calcext:value-type="float">
            <text:p>127.6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8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0.74" calcext:value-type="float">
            <text:p>10.74</text:p>
          </table:table-cell>
          <table:table-cell office:value-type="string" calcext:value-type="string">
            <text:p>P/C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1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72.13 - 122.1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3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/FCF</text:p>
          </table:table-cell>
          <table:table-cell office:value-type="float" office:value="90.28" calcext:value-type="float">
            <text:p>90.2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8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95%</text:p>
          </table:table-cell>
          <table:table-cell office:value-type="string" calcext:value-type="string">
            <text:p>Quick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5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4.56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Current Ratio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RSI (14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10% 1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64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70%</text:p>
          </table:table-cell>
          <table:table-cell office:value-type="string" calcext:value-type="string">
            <text:p>Rel Volum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18.86" calcext:value-type="float">
            <text:p>118.8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2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4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4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18.7" calcext:value-type="float">
            <text:p>118.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4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5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39%</text:p>
          </table:table-cell>
          <table:table-cell office:value-type="string" calcext:value-type="string">
            <text:p>Volume</text:p>
          </table:table-cell>
          <table:table-cell office:value-type="float" office:value="3832779" calcext:value-type="float">
            <text:p>38327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3%</text:p>
          </table:table-cell>
        </table:table-row>
      </table:table>
      <table:table table:name="MMM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MM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MM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19.89" calcext:value-type="float">
            <text:p>19.89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8.53" calcext:value-type="float">
            <text:p>8.5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77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5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7.52B</text:p>
          </table:table-cell>
          <table:table-cell office:value-type="string" calcext:value-type="string">
            <text:p>Forward P/E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9.48" calcext:value-type="float">
            <text:p>9.4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.0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75.7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2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96B</text:p>
          </table:table-cell>
          <table:table-cell office:value-type="string" calcext:value-type="string">
            <text:p>PEG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18" calcext:value-type="float">
            <text:p>2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3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9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1.71B</text:p>
          </table:table-cell>
          <table:table-cell office:value-type="string" calcext:value-type="string">
            <text:p>P/S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95%</text:p>
          </table:table-cell>
          <table:table-cell office:value-type="string" calcext:value-type="string">
            <text:p>Short Ratio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0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56" calcext:value-type="float">
            <text:p>20.56</text:p>
          </table:table-cell>
          <table:table-cell office:value-type="string" calcext:value-type="string">
            <text:p>P/B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0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Target Price</text:p>
          </table:table-cell>
          <table:table-cell office:value-type="float" office:value="177.44" calcext:value-type="float">
            <text:p>177.4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6.0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P/C</text:p>
          </table:table-cell>
          <table:table-cell office:value-type="float" office:value="21.38" calcext:value-type="float">
            <text:p>21.3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2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6.2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14.04 - 182.5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P/FCF</text:p>
          </table:table-cell>
          <table:table-cell office:value-type="float" office:value="33.05" calcext:value-type="float">
            <text:p>33.0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0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3.46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8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8.82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6163" calcext:value-type="float">
            <text:p>96163</text:p>
          </table:table-cell>
          <table:table-cell office:value-type="string" calcext:value-type="string">
            <text:p>Current Ratio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90%</text:p>
          </table:table-cell>
          <table:table-cell office:value-type="string" calcext:value-type="string">
            <text:p>RSI (14)</text:p>
          </table:table-cell>
          <table:table-cell office:value-type="float" office:value="41.47" calcext:value-type="float">
            <text:p>41.4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45% 1.6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5.70%</text:p>
          </table:table-cell>
          <table:table-cell office:value-type="string" calcext:value-type="string">
            <text:p>Rel Volume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74.19" calcext:value-type="float">
            <text:p>174.1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3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69.72" calcext:value-type="float">
            <text:p>169.7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6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6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6.14%</text:p>
          </table:table-cell>
          <table:table-cell office:value-type="string" calcext:value-type="string">
            <text:p>Volume</text:p>
          </table:table-cell>
          <table:table-cell office:value-type="float" office:value="5806348" calcext:value-type="float">
            <text:p>580634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57%</text:p>
          </table:table-cell>
        </table:table-row>
      </table:table>
      <table:table table:name="MO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M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89.27" calcext:value-type="float">
            <text:p>89.2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0.47" calcext:value-type="float">
            <text:p>0.4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86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5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7.15B</text:p>
          </table:table-cell>
          <table:table-cell office:value-type="string" calcext:value-type="string">
            <text:p>Forward P/E</text:p>
          </table:table-cell>
          <table:table-cell office:value-type="float" office:value="9.09" calcext:value-type="float">
            <text:p>9.0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6" calcext:value-type="float">
            <text:p>4.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6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8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2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66.00M</text:p>
          </table:table-cell>
          <table:table-cell office:value-type="string" calcext:value-type="string">
            <text:p>PEG</text:p>
          </table:table-cell>
          <table:table-cell office:value-type="float" office:value="15.94" calcext:value-type="float">
            <text:p>15.94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3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7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0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5.86B</text:p>
          </table:table-cell>
          <table:table-cell office:value-type="string" calcext:value-type="string">
            <text:p>P/S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17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99%</text:p>
          </table:table-cell>
          <table:table-cell office:value-type="string" calcext:value-type="string">
            <text:p>Short Ratio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8.2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P/B</text:p>
          </table:table-cell>
          <table:table-cell office:value-type="float" office:value="24.72" calcext:value-type="float">
            <text:p>24.7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1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Target Price</text:p>
          </table:table-cell>
          <table:table-cell office:value-type="float" office:value="48.32" calcext:value-type="float">
            <text:p>48.3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6.5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P/C</text:p>
          </table:table-cell>
          <table:table-cell office:value-type="float" office:value="18.71" calcext:value-type="float">
            <text:p>18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0.95 - 51.7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P/FCF</text:p>
          </table:table-cell>
          <table:table-cell office:value-type="float" office:value="40.65" calcext:value-type="float">
            <text:p>40.6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9.30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8.23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0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4.9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30%</text:p>
          </table:table-cell>
          <table:table-cell office:value-type="string" calcext:value-type="string">
            <text:p>RSI (14)</text:p>
          </table:table-cell>
          <table:table-cell office:value-type="float" office:value="52.9" calcext:value-type="float">
            <text:p>52.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99% 1.9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64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.80%</text:p>
          </table:table-cell>
          <table:table-cell office:value-type="string" calcext:value-type="string">
            <text:p>Rel Volum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1.42" calcext:value-type="float">
            <text:p>41.4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59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.3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1.78" calcext:value-type="float">
            <text:p>41.7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0.9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3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06%</text:p>
          </table:table-cell>
          <table:table-cell office:value-type="string" calcext:value-type="string">
            <text:p>Volume</text:p>
          </table:table-cell>
          <table:table-cell office:value-type="float" office:value="6885261" calcext:value-type="float">
            <text:p>688526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87%</text:p>
          </table:table-cell>
        </table:table-row>
      </table:table>
      <table:table table:name="NDSN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NDS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DS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48.04" calcext:value-type="float">
            <text:p>48.0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27" calcext:value-type="float">
            <text:p>4.2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7.9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2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.79B</text:p>
          </table:table-cell>
          <table:table-cell office:value-type="string" calcext:value-type="string">
            <text:p>Forward P/E</text:p>
          </table:table-cell>
          <table:table-cell office:value-type="float" office:value="28.63" calcext:value-type="float">
            <text:p>28.6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7.17" calcext:value-type="float">
            <text:p>7.1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.1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1.1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1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49.50M</text:p>
          </table:table-cell>
          <table:table-cell office:value-type="string" calcext:value-type="string">
            <text:p>PEG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0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.3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12B</text:p>
          </table:table-cell>
          <table:table-cell office:value-type="string" calcext:value-type="string">
            <text:p>P/S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7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2.18%</text:p>
          </table:table-cell>
          <table:table-cell office:value-type="string" calcext:value-type="string">
            <text:p>Short Ratio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8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0.33" calcext:value-type="float">
            <text:p>30.33</text:p>
          </table:table-cell>
          <table:table-cell office:value-type="string" calcext:value-type="string">
            <text:p>P/B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4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Target Pric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6.5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P/C</text:p>
          </table:table-cell>
          <table:table-cell office:value-type="float" office:value="56.59" calcext:value-type="float">
            <text:p>56.5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96.46 - 216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1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/FCF</text:p>
          </table:table-cell>
          <table:table-cell office:value-type="float" office:value="32.42" calcext:value-type="float">
            <text:p>32.4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5.3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76%</text:p>
          </table:table-cell>
          <table:table-cell office:value-type="string" calcext:value-type="string">
            <text:p>Quick R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3.3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12.8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555" calcext:value-type="float">
            <text:p>7555</text:p>
          </table:table-cell>
          <table:table-cell office:value-type="string" calcext:value-type="string">
            <text:p>Current Ratio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6.50%</text:p>
          </table:table-cell>
          <table:table-cell office:value-type="string" calcext:value-type="string">
            <text:p>RSI (14)</text:p>
          </table:table-cell>
          <table:table-cell office:value-type="float" office:value="58.83" calcext:value-type="float">
            <text:p>58.8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07% 2.2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82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04.95" calcext:value-type="float">
            <text:p>204.9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Dec 1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15.01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05.29" calcext:value-type="float">
            <text:p>205.2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3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6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26%</text:p>
          </table:table-cell>
          <table:table-cell office:value-type="string" calcext:value-type="string">
            <text:p>Volume</text:p>
          </table:table-cell>
          <table:table-cell office:value-type="float" office:value="352683" calcext:value-type="float">
            <text:p>35268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7%</text:p>
          </table:table-cell>
        </table:table-row>
      </table:table>
      <table:table table:name="NFG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NF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F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1.36" calcext:value-type="float">
            <text:p>-1.3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90.98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6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.99B</text:p>
          </table:table-cell>
          <table:table-cell office:value-type="string" calcext:value-type="string">
            <text:p>Forward P/E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4.15" calcext:value-type="float">
            <text:p>4.1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9.0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2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123.8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5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5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8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55B</text:p>
          </table:table-cell>
          <table:table-cell office:value-type="string" calcext:value-type="string">
            <text:p>P/S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0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71%</text:p>
          </table:table-cell>
          <table:table-cell office:value-type="string" calcext:value-type="string">
            <text:p>Short Ratio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0.8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P/B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2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80%</text:p>
          </table:table-cell>
          <table:table-cell office:value-type="string" calcext:value-type="string">
            <text:p>Target Price</text:p>
          </table:table-cell>
          <table:table-cell office:value-type="float" office:value="51.83" calcext:value-type="float">
            <text:p>51.8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.0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P/C</text:p>
          </table:table-cell>
          <table:table-cell office:value-type="float" office:value="194.75" calcext:value-type="float">
            <text:p>194.7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.9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1.58 - 46.0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1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0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4.28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04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4.9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9.5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SI (14)</text:p>
          </table:table-cell>
          <table:table-cell office:value-type="float" office:value="63.65" calcext:value-type="float">
            <text:p>63.6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4% 2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93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8.00%</text:p>
          </table:table-cell>
          <table:table-cell office:value-type="string" calcext:value-type="string">
            <text:p>Rel Volum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4.08" calcext:value-type="float">
            <text:p>44.0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44.87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4.08" calcext:value-type="float">
            <text:p>44.0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1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8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6.11%</text:p>
          </table:table-cell>
          <table:table-cell office:value-type="string" calcext:value-type="string">
            <text:p>Volume</text:p>
          </table:table-cell>
          <table:table-cell office:value-type="float" office:value="828143" calcext:value-type="float">
            <text:p>82814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0%</text:p>
          </table:table-cell>
        </table:table-row>
      </table:table>
      <table:table table:name="NUE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NUE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UE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9.88" calcext:value-type="float">
            <text:p>39.8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41" calcext:value-type="float">
            <text:p>1.4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03.3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6.1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6.89B</text:p>
          </table:table-cell>
          <table:table-cell office:value-type="string" calcext:value-type="string">
            <text:p>Forward P/E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44" calcext:value-type="float">
            <text:p>3.4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8.2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99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4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27.5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17" calcext:value-type="float">
            <text:p>1.1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8.8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1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5.5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0.01B</text:p>
          </table:table-cell>
          <table:table-cell office:value-type="string" calcext:value-type="string">
            <text:p>P/S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4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18%</text:p>
          </table:table-cell>
          <table:table-cell office:value-type="string" calcext:value-type="string">
            <text:p>Short Ratio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4.8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3.96" calcext:value-type="float">
            <text:p>33.96</text:p>
          </table:table-cell>
          <table:table-cell office:value-type="string" calcext:value-type="string">
            <text:p>P/B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8.0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Target Price</text:p>
          </table:table-cell>
          <table:table-cell office:value-type="float" office:value="53.44" calcext:value-type="float">
            <text:p>53.4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4.6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0.91" calcext:value-type="float">
            <text:p>10.91</text:p>
          </table:table-cell>
          <table:table-cell office:value-type="string" calcext:value-type="string">
            <text:p>P/C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5.6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7.52 - 57.5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6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P/FCF</text:p>
          </table:table-cell>
          <table:table-cell office:value-type="float" office:value="52.83" calcext:value-type="float">
            <text:p>52.8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.36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88%</text:p>
          </table:table-cell>
          <table:table-cell office:value-type="string" calcext:value-type="string">
            <text:p>Quick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04.1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6800" calcext:value-type="float">
            <text:p>26800</text:p>
          </table:table-cell>
          <table:table-cell office:value-type="string" calcext:value-type="string">
            <text:p>Current Ratio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RSI (14)</text:p>
          </table:table-cell>
          <table:table-cell office:value-type="float" office:value="59.31" calcext:value-type="float">
            <text:p>59.3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57% 2.8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9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Rel Volume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7.02" calcext:value-type="float">
            <text:p>57.0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43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8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6.19" calcext:value-type="float">
            <text:p>56.1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0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2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4.16%</text:p>
          </table:table-cell>
          <table:table-cell office:value-type="string" calcext:value-type="string">
            <text:p>Volume</text:p>
          </table:table-cell>
          <table:table-cell office:value-type="float" office:value="2201368" calcext:value-type="float">
            <text:p>220136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46%</text:p>
          </table:table-cell>
        </table:table-row>
      </table:table>
      <table:table table:name="NWN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NW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W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1.32" calcext:value-type="float">
            <text:p>21.3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06" calcext:value-type="float">
            <text:p>2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0.5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9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33B</text:p>
          </table:table-cell>
          <table:table-cell office:value-type="string" calcext:value-type="string">
            <text:p>Forward P/E</text:p>
          </table:table-cell>
          <table:table-cell office:value-type="float" office:value="17.21" calcext:value-type="float">
            <text:p>17.2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55" calcext:value-type="float">
            <text:p>2.5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0.2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8.3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2.80M</text:p>
          </table:table-cell>
          <table:table-cell office:value-type="string" calcext:value-type="string">
            <text:p>PEG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49" calcext:value-type="float">
            <text:p>1.4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4.9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4.1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5.2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60.70M</text:p>
          </table:table-cell>
          <table:table-cell office:value-type="string" calcext:value-type="string">
            <text:p>P/S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6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33%</text:p>
          </table:table-cell>
          <table:table-cell office:value-type="string" calcext:value-type="string">
            <text:p>Short Ratio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14.0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7.91" calcext:value-type="float">
            <text:p>27.91</text:p>
          </table:table-cell>
          <table:table-cell office:value-type="string" calcext:value-type="string">
            <text:p>P/B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1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Target Price</text:p>
          </table:table-cell>
          <table:table-cell office:value-type="float" office:value="55.38" calcext:value-type="float">
            <text:p>55.3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9.4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P/C</text:p>
          </table:table-cell>
          <table:table-cell office:value-type="float" office:value="37.07" calcext:value-type="float">
            <text:p>37.0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2.33 - 77.2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4.6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9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43.2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38%</text:p>
          </table:table-cell>
          <table:table-cell office:value-type="string" calcext:value-type="string">
            <text:p>Quick Rati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.5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Current Rati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70%</text:p>
          </table:table-cell>
          <table:table-cell office:value-type="string" calcext:value-type="string">
            <text:p>RSI (14)</text:p>
          </table:table-cell>
          <table:table-cell office:value-type="float" office:value="39.34" calcext:value-type="float">
            <text:p>39.34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38% 3.6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Rel Volume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5.27" calcext:value-type="float">
            <text:p>45.2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00.71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3.85" calcext:value-type="float">
            <text:p>43.8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7.2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7.7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17.60%</text:p>
          </table:table-cell>
          <table:table-cell office:value-type="string" calcext:value-type="string">
            <text:p>Volume</text:p>
          </table:table-cell>
          <table:table-cell office:value-type="float" office:value="374339" calcext:value-type="float">
            <text:p>37433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3.14%</text:p>
          </table:table-cell>
        </table:table-row>
      </table:table>
      <table:table table:name="O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8.76" calcext:value-type="float">
            <text:p>48.7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21" calcext:value-type="float">
            <text:p>1.2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50.9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8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0.38B</text:p>
          </table:table-cell>
          <table:table-cell office:value-type="string" calcext:value-type="string">
            <text:p>Forward P/E</text:p>
          </table:table-cell>
          <table:table-cell office:value-type="float" office:value="40.76" calcext:value-type="float">
            <text:p>40.7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45" calcext:value-type="float">
            <text:p>1.4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5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50.2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0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06.90M</text:p>
          </table:table-cell>
          <table:table-cell office:value-type="string" calcext:value-type="string">
            <text:p>PEG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35" calcext:value-type="float">
            <text:p>0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3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6.0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63B</text:p>
          </table:table-cell>
          <table:table-cell office:value-type="string" calcext:value-type="string">
            <text:p>P/S</text:p>
          </table:table-cell>
          <table:table-cell office:value-type="float" office:value="12.49" calcext:value-type="float">
            <text:p>12.4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12%</text:p>
          </table:table-cell>
          <table:table-cell office:value-type="string" calcext:value-type="string">
            <text:p>Short Ratio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.1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0.22" calcext:value-type="float">
            <text:p>30.22</text:p>
          </table:table-cell>
          <table:table-cell office:value-type="string" calcext:value-type="string">
            <text:p>P/B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7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Target Price</text:p>
          </table:table-cell>
          <table:table-cell office:value-type="float" office:value="68.88" calcext:value-type="float">
            <text:p>68.8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0.9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/C</text:p>
          </table:table-cell>
          <table:table-cell office:value-type="float" office:value="28.11" calcext:value-type="float">
            <text:p>28.1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4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8.00 - 84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5.2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P/FCF</text:p>
          </table:table-cell>
          <table:table-cell office:value-type="float" office:value="141.51" calcext:value-type="float">
            <text:p>141.5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0.6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77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93.7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55.0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1.60%</text:p>
          </table:table-cell>
          <table:table-cell office:value-type="string" calcext:value-type="string">
            <text:p>RSI (14)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53% 2.0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9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4.90%</text:p>
          </table:table-cell>
          <table:table-cell office:value-type="string" calcext:value-type="string">
            <text:p>Rel Volume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9.65" calcext:value-type="float">
            <text:p>59.6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29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58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9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3.0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Volume</text:p>
          </table:table-cell>
          <table:table-cell office:value-type="float" office:value="4142563" calcext:value-type="float">
            <text:p>414256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26%</text:p>
          </table:table-cell>
        </table:table-row>
      </table:table>
      <table:table table:name="OTI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OTI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OTI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69" calcext:value-type="float">
            <text:p>33.69</text:p>
          </table:table-cell>
          <table:table-cell office:value-type="string" calcext:value-type="string">
            <text:p>EPS (ttm)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33.1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5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9.00B</text:p>
          </table:table-cell>
          <table:table-cell office:value-type="string" calcext:value-type="string">
            <text:p>Forward P/E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EPS next Y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33.0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73.00M</text:p>
          </table:table-cell>
          <table:table-cell office:value-type="string" calcext:value-type="string">
            <text:p>PEG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EPS next 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2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62B</text:p>
          </table:table-cell>
          <table:table-cell office:value-type="string" calcext:value-type="string">
            <text:p>P/S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EPS this Y</text:p>
          </table:table-cell>
          <table:table-cell table:style-name="ce3" office:value-type="string" calcext:value-type="string">
            <text:p>6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ort Ratio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8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-9.79" calcext:value-type="float">
            <text:p>-9.79</text:p>
          </table:table-cell>
          <table:table-cell office:value-type="string" calcext:value-type="string">
            <text:p>P/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table:style-name="ce3" office:value-type="string" calcext:value-type="string">
            <text:p>6.91%</text:p>
          </table:table-cell>
          <table:table-cell office:value-type="string" calcext:value-type="string">
            <text:p>ROA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Perf Year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P/C</text:p>
          </table:table-cell>
          <table:table-cell office:value-type="float" office:value="15.17" calcext:value-type="float">
            <text:p>15.17</text:p>
          </table:table-cell>
          <table:table-cell office:value-type="string" calcext:value-type="string">
            <text:p>EPS next 5Y</text:p>
          </table:table-cell>
          <table:table-cell table:style-name="ce3" office:value-type="string" calcext:value-type="string">
            <text:p>8.65%</text:p>
          </table:table-cell>
          <table:table-cell office:value-type="string" calcext:value-type="string">
            <text:p>RO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8.00 - 68.2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3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2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0.63%</text:p>
          </table:table-cell>
          <table:table-cell office:value-type="string" calcext:value-type="string">
            <text:p>Beta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18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8.3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table:style-name="ce3" office:value-type="string" calcext:value-type="string">
            <text:p>-9.60%</text:p>
          </table:table-cell>
          <table:table-cell office:value-type="string" calcext:value-type="string">
            <text:p>Oper.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59.71" calcext:value-type="float">
            <text:p>59.7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57% 2.2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Q/Q</text:p>
          </table:table-cell>
          <table:table-cell table:style-name="ce3" office:value-type="string" calcext:value-type="string">
            <text:p>-27.40%</text:p>
          </table:table-cell>
          <table:table-cell office:value-type="string" calcext:value-type="string">
            <text:p>Profit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el Volume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66.91" calcext:value-type="float">
            <text:p>66.9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Oct 26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8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67.78" calcext:value-type="float">
            <text:p>67.7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48%</text:p>
          </table:table-cell>
          <table:table-cell office:value-type="string" calcext:value-type="string">
            <text:p>SMA50</text:p>
          </table:table-cell>
          <table:table-cell table:style-name="ce3" office:value-type="string" calcext:value-type="string">
            <text:p>4.1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01%</text:p>
          </table:table-cell>
          <table:table-cell office:value-type="string" calcext:value-type="string">
            <text:p>Volume</text:p>
          </table:table-cell>
          <table:table-cell office:value-type="float" office:value="1527063" calcext:value-type="float">
            <text:p>152706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30%</text:p>
          </table:table-cell>
        </table:table-row>
      </table:table>
      <table:table table:name="PBC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PBC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BC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15" calcext:value-type="float">
            <text:p>1.1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18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3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.03B</text:p>
          </table:table-cell>
          <table:table-cell office:value-type="string" calcext:value-type="string">
            <text:p>Forward P/E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1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15.8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1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88.20M</text:p>
          </table:table-cell>
          <table:table-cell office:value-type="string" calcext:value-type="string">
            <text:p>PEG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32" calcext:value-type="float">
            <text:p>0.32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9.0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9B</text:p>
          </table:table-cell>
          <table:table-cell office:value-type="string" calcext:value-type="string">
            <text:p>P/S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2.16%</text:p>
          </table:table-cell>
          <table:table-cell office:value-type="string" calcext:value-type="string">
            <text:p>Short Ratio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6.1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P/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12.0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Target Price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4.1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P/C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7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9.37 - 16.6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5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/FCF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4.80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5.08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2.8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51.12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7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8.10%</text:p>
          </table:table-cell>
          <table:table-cell office:value-type="string" calcext:value-type="string">
            <text:p>RSI (14)</text:p>
          </table:table-cell>
          <table:table-cell office:value-type="float" office:value="69.12" calcext:value-type="float">
            <text:p>69.12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32% 2.6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5.80%</text:p>
          </table:table-cell>
          <table:table-cell office:value-type="string" calcext:value-type="string">
            <text:p>Rel Volume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1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1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99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8.9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2.9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82%</text:p>
          </table:table-cell>
          <table:table-cell office:value-type="string" calcext:value-type="string">
            <text:p>Volume</text:p>
          </table:table-cell>
          <table:table-cell office:value-type="float" office:value="5448072" calcext:value-type="float">
            <text:p>544807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4%</text:p>
          </table:table-cell>
        </table:table-row>
      </table:table>
      <table:table table:name="PEP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PE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E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13" calcext:value-type="float">
            <text:p>28.13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5.06" calcext:value-type="float">
            <text:p>5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8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2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5.57B</text:p>
          </table:table-cell>
          <table:table-cell office:value-type="string" calcext:value-type="string">
            <text:p>Forward P/E</text:p>
          </table:table-cell>
          <table:table-cell office:value-type="float" office:value="23.54" calcext:value-type="float">
            <text:p>23.5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6.05" calcext:value-type="float">
            <text:p>6.0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7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8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9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06B</text:p>
          </table:table-cell>
          <table:table-cell office:value-type="string" calcext:value-type="string">
            <text:p>PEG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45" calcext:value-type="float">
            <text:p>1.4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2.9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9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8.56B</text:p>
          </table:table-cell>
          <table:table-cell office:value-type="string" calcext:value-type="string">
            <text:p>P/S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0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Shor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7.3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P/B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7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.7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07" calcext:value-type="float">
            <text:p>7.07</text:p>
          </table:table-cell>
          <table:table-cell office:value-type="string" calcext:value-type="string">
            <text:p>P/C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1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51.9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01.42 - 148.7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3.9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P/FCF</text:p>
          </table:table-cell>
          <table:table-cell office:value-type="float" office:value="209.17" calcext:value-type="float">
            <text:p>209.1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4.2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87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5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0.4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6000" calcext:value-type="float">
            <text:p>1160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SI (14)</text:p>
          </table:table-cell>
          <table:table-cell office:value-type="float" office:value="41.65" calcext:value-type="float">
            <text:p>41.6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96% 1.3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Rel Volume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42.93" calcext:value-type="float">
            <text:p>142.9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01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77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42.47" calcext:value-type="float">
            <text:p>142.4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2.0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4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56%</text:p>
          </table:table-cell>
          <table:table-cell office:value-type="string" calcext:value-type="string">
            <text:p>Volume</text:p>
          </table:table-cell>
          <table:table-cell office:value-type="float" office:value="4468062" calcext:value-type="float">
            <text:p>446806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2%</text:p>
          </table:table-cell>
        </table:table-row>
      </table:table>
      <table:table table:name="PG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P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G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5.23" calcext:value-type="float">
            <text:p>5.2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49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7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39.51B</text:p>
          </table:table-cell>
          <table:table-cell office:value-type="string" calcext:value-type="string">
            <text:p>Forward P/E</text:p>
          </table:table-cell>
          <table:table-cell office:value-type="float" office:value="23.43" calcext:value-type="float">
            <text:p>23.4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93" calcext:value-type="float">
            <text:p>5.9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7.9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.4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8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3.51B</text:p>
          </table:table-cell>
          <table:table-cell office:value-type="string" calcext:value-type="string">
            <text:p>PEG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6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.3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2.47B</text:p>
          </table:table-cell>
          <table:table-cell office:value-type="string" calcext:value-type="string">
            <text:p>P/S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24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1%</text:p>
          </table:table-cell>
          <table:table-cell office:value-type="string" calcext:value-type="string">
            <text:p>Short Ratio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.3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9.02" calcext:value-type="float">
            <text:p>19.02</text:p>
          </table:table-cell>
          <table:table-cell office:value-type="string" calcext:value-type="string">
            <text:p>P/B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4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Target Price</text:p>
          </table:table-cell>
          <table:table-cell office:value-type="float" office:value="151.39" calcext:value-type="float">
            <text:p>151.3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3.3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9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94.34 - 146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2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/FCF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5.4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28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1.5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7.1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RSI (14)</text:p>
          </table:table-cell>
          <table:table-cell office:value-type="float" office:value="52.01" calcext:value-type="float">
            <text:p>52.0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84% 1.4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0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Rel Volume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40.16" calcext:value-type="float">
            <text:p>140.1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6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6.4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38.85" calcext:value-type="float">
            <text:p>138.8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0.9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42%</text:p>
          </table:table-cell>
          <table:table-cell office:value-type="string" calcext:value-type="string">
            <text:p>Volume</text:p>
          </table:table-cell>
          <table:table-cell office:value-type="float" office:value="7338108" calcext:value-type="float">
            <text:p>733810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3%</text:p>
          </table:table-cell>
        </table:table-row>
      </table:table>
      <table:table table:name="PH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0.77" calcext:value-type="float">
            <text:p>30.7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9.15" calcext:value-type="float">
            <text:p>9.1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8.7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1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95B</text:p>
          </table:table-cell>
          <table:table-cell office:value-type="string" calcext:value-type="string">
            <text:p>Forward P/E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4.28" calcext:value-type="float">
            <text:p>14.2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4.9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8.2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6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9B</text:p>
          </table:table-cell>
          <table:table-cell office:value-type="string" calcext:value-type="string">
            <text:p>PEG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51" calcext:value-type="float">
            <text:p>2.5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1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0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9.3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59B</text:p>
          </table:table-cell>
          <table:table-cell office:value-type="string" calcext:value-type="string">
            <text:p>P/S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9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34%</text:p>
          </table:table-cell>
          <table:table-cell office:value-type="string" calcext:value-type="string">
            <text:p>Short Ratio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9.5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0.73" calcext:value-type="float">
            <text:p>50.73</text:p>
          </table:table-cell>
          <table:table-cell office:value-type="string" calcext:value-type="string">
            <text:p>P/B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8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Target Price</text:p>
          </table:table-cell>
          <table:table-cell office:value-type="float" office:value="282.76" calcext:value-type="float">
            <text:p>282.7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6.1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07" calcext:value-type="float">
            <text:p>6.07</text:p>
          </table:table-cell>
          <table:table-cell office:value-type="string" calcext:value-type="string">
            <text:p>P/C</text:p>
          </table:table-cell>
          <table:table-cell office:value-type="float" office:value="46.33" calcext:value-type="float">
            <text:p>46.3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2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93.00 - 286.3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2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P/FCF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.75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25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5.5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202.5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0520" calcext:value-type="float">
            <text:p>5052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RSI (14)</text:p>
          </table:table-cell>
          <table:table-cell office:value-type="float" office:value="63.22" calcext:value-type="float">
            <text:p>63.22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12% 2.2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el Volume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80.85" calcext:value-type="float">
            <text:p>280.8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30.50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81.36" calcext:value-type="float">
            <text:p>281.3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4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8.4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0.05%</text:p>
          </table:table-cell>
          <table:table-cell office:value-type="string" calcext:value-type="string">
            <text:p>Volume</text:p>
          </table:table-cell>
          <table:table-cell office:value-type="float" office:value="848406" calcext:value-type="float">
            <text:p>84840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8%</text:p>
          </table:table-cell>
        </table:table-row>
      </table:table>
      <table:table table:name="PNR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PN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N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71" calcext:value-type="float">
            <text:p>25.71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.14" calcext:value-type="float">
            <text:p>2.1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6.1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4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.08B</text:p>
          </table:table-cell>
          <table:table-cell office:value-type="string" calcext:value-type="string">
            <text:p>Forward P/E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67" calcext:value-type="float">
            <text:p>2.6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65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2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60.20M</text:p>
          </table:table-cell>
          <table:table-cell office:value-type="string" calcext:value-type="string">
            <text:p>PEG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63" calcext:value-type="float">
            <text:p>0.6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0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6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3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98B</text:p>
          </table:table-cell>
          <table:table-cell office:value-type="string" calcext:value-type="string">
            <text:p>P/S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83%</text:p>
          </table:table-cell>
          <table:table-cell office:value-type="string" calcext:value-type="string">
            <text:p>Short Ratio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3.6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P/B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7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40%</text:p>
          </table:table-cell>
          <table:table-cell office:value-type="string" calcext:value-type="string">
            <text:p>Target Price</text:p>
          </table:table-cell>
          <table:table-cell office:value-type="float" office:value="56.53" calcext:value-type="float">
            <text:p>56.5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1.1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/C</text:p>
          </table:table-cell>
          <table:table-cell office:value-type="float" office:value="109.97" calcext:value-type="float">
            <text:p>109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2.01 - 58.8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6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/FCF</text:p>
          </table:table-cell>
          <table:table-cell office:value-type="float" office:value="22.45" calcext:value-type="float">
            <text:p>22.4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6.4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45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8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5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50.02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RSI (14)</text:p>
          </table:table-cell>
          <table:table-cell office:value-type="float" office:value="63.76" calcext:value-type="float">
            <text:p>63.7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93% 2.3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Rel Volume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3.18" calcext:value-type="float">
            <text:p>53.1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5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9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5.03" calcext:value-type="float">
            <text:p>55.0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4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6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7.71%</text:p>
          </table:table-cell>
          <table:table-cell office:value-type="string" calcext:value-type="string">
            <text:p>Volume</text:p>
          </table:table-cell>
          <table:table-cell office:value-type="float" office:value="1082469" calcext:value-type="float">
            <text:p>108246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3.48%</text:p>
          </table:table-cell>
        </table:table-row>
      </table:table>
      <table:table table:name="PPG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PP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P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26" calcext:value-type="float">
            <text:p>33.2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4.54" calcext:value-type="float">
            <text:p>4.5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36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3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38B</text:p>
          </table:table-cell>
          <table:table-cell office:value-type="string" calcext:value-type="string">
            <text:p>Forward P/E</text:p>
          </table:table-cell>
          <table:table-cell office:value-type="float" office:value="22.14" calcext:value-type="float">
            <text:p>22.1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6.81" calcext:value-type="float">
            <text:p>6.8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9.9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35.2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08B</text:p>
          </table:table-cell>
          <table:table-cell office:value-type="string" calcext:value-type="string">
            <text:p>PEG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57" calcext:value-type="float">
            <text:p>1.5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0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6.9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75B</text:p>
          </table:table-cell>
          <table:table-cell office:value-type="string" calcext:value-type="string">
            <text:p>P/S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44%</text:p>
          </table:table-cell>
          <table:table-cell office:value-type="string" calcext:value-type="string">
            <text:p>Short Ratio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3.5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P/B</text:p>
          </table:table-cell>
          <table:table-cell office:value-type="float" office:value="6.73" calcext:value-type="float">
            <text:p>6.7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0.0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Target Price</text:p>
          </table:table-cell>
          <table:table-cell office:value-type="float" office:value="151.63" calcext:value-type="float">
            <text:p>151.6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7.4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93" calcext:value-type="float">
            <text:p>8.93</text:p>
          </table:table-cell>
          <table:table-cell office:value-type="string" calcext:value-type="string">
            <text:p>P/C</text:p>
          </table:table-cell>
          <table:table-cell office:value-type="float" office:value="16.89" calcext:value-type="float">
            <text:p>16.8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1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9.77 - 149.8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5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P/FCF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6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6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43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3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16.18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600" calcext:value-type="float">
            <text:p>476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RSI (14)</text:p>
          </table:table-cell>
          <table:table-cell office:value-type="float" office:value="64.69" calcext:value-type="float">
            <text:p>64.6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24% 1.9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1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Rel Volume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48.93" calcext:value-type="float">
            <text:p>148.9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1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2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50.83" calcext:value-type="float">
            <text:p>150.8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4.6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2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8.88%</text:p>
          </table:table-cell>
          <table:table-cell office:value-type="string" calcext:value-type="string">
            <text:p>Volume</text:p>
          </table:table-cell>
          <table:table-cell office:value-type="float" office:value="1515602" calcext:value-type="float">
            <text:p>151560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28%</text:p>
          </table:table-cell>
        </table:table-row>
      </table:table>
      <table:table table:name="ROP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RO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RO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9.02" calcext:value-type="float">
            <text:p>29.0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4.84" calcext:value-type="float">
            <text:p>14.8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4.7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0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4.19B</text:p>
          </table:table-cell>
          <table:table-cell office:value-type="string" calcext:value-type="string">
            <text:p>Forward P/E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4.64" calcext:value-type="float">
            <text:p>14.6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5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03.2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7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57B</text:p>
          </table:table-cell>
          <table:table-cell office:value-type="string" calcext:value-type="string">
            <text:p>PEG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3.48" calcext:value-type="float">
            <text:p>3.4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5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5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3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42B</text:p>
          </table:table-cell>
          <table:table-cell office:value-type="string" calcext:value-type="string">
            <text:p>P/S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8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21%</text:p>
          </table:table-cell>
          <table:table-cell office:value-type="string" calcext:value-type="string">
            <text:p>Short Ratio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0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P/B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5.7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Target Price</text:p>
          </table:table-cell>
          <table:table-cell office:value-type="float" office:value="435.1" calcext:value-type="float">
            <text:p>435.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8.0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P/C</text:p>
          </table:table-cell>
          <table:table-cell office:value-type="float" office:value="146.26" calcext:value-type="float">
            <text:p>146.2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40.00 - 455.7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1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P/FCF</text:p>
          </table:table-cell>
          <table:table-cell office:value-type="float" office:value="37.59" calcext:value-type="float">
            <text:p>37.5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5.5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52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4.0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9.4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9.43" calcext:value-type="float">
            <text:p>9.4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6460" calcext:value-type="float">
            <text:p>16460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1.50%</text:p>
          </table:table-cell>
          <table:table-cell office:value-type="string" calcext:value-type="string">
            <text:p>RSI (14)</text:p>
          </table:table-cell>
          <table:table-cell office:value-type="float" office:value="58.65" calcext:value-type="float">
            <text:p>58.6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69% 2.0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7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8.90%</text:p>
          </table:table-cell>
          <table:table-cell office:value-type="string" calcext:value-type="string">
            <text:p>Rel Volum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23.4" calcext:value-type="float">
            <text:p>423.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40.79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30.58" calcext:value-type="float">
            <text:p>430.5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1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1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65%</text:p>
          </table:table-cell>
          <table:table-cell office:value-type="string" calcext:value-type="string">
            <text:p>Volume</text:p>
          </table:table-cell>
          <table:table-cell office:value-type="float" office:value="432062" calcext:value-type="float">
            <text:p>43206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70%</text:p>
          </table:table-cell>
        </table:table-row>
      </table:table>
      <table:table table:name="RTX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RT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RT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0.82" calcext:value-type="float">
            <text:p>-0.8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51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2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05.75B</text:p>
          </table:table-cell>
          <table:table-cell office:value-type="string" calcext:value-type="string">
            <text:p>Forward P/E</text:p>
          </table:table-cell>
          <table:table-cell office:value-type="float" office:value="19.91" calcext:value-type="float">
            <text:p>19.9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5" calcext:value-type="float">
            <text:p>3.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5.9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9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4.4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112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7" calcext:value-type="float">
            <text:p>0.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7.2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1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6.9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9.72B</text:p>
          </table:table-cell>
          <table:table-cell office:value-type="string" calcext:value-type="string">
            <text:p>P/S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3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6%</text:p>
          </table:table-cell>
          <table:table-cell office:value-type="string" calcext:value-type="string">
            <text:p>Short Ratio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0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5.24" calcext:value-type="float">
            <text:p>45.24</text:p>
          </table:table-cell>
          <table:table-cell office:value-type="string" calcext:value-type="string">
            <text:p>P/B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9.4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70%</text:p>
          </table:table-cell>
          <table:table-cell office:value-type="string" calcext:value-type="string">
            <text:p>Target Price</text:p>
          </table:table-cell>
          <table:table-cell office:value-type="float" office:value="80.71" calcext:value-type="float">
            <text:p>80.7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2.8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P/C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EPS next 5Y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4.6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0.71 - 93.4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4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P/FCF</text:p>
          </table:table-cell>
          <table:table-cell office:value-type="float" office:value="970.22" calcext:value-type="float">
            <text:p>970.2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5.33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72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5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1.4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3200" calcext:value-type="float">
            <text:p>2432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9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RSI (14)</text:p>
          </table:table-cell>
          <table:table-cell office:value-type="float" office:value="48.81" calcext:value-type="float">
            <text:p>48.8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3% 2.2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1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4.20%</text:p>
          </table:table-cell>
          <table:table-cell office:value-type="string" calcext:value-type="string">
            <text:p>Rel Volume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0.28" calcext:value-type="float">
            <text:p>70.2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0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69.78" calcext:value-type="float">
            <text:p>69.7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-1.6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9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97%</text:p>
          </table:table-cell>
          <table:table-cell office:value-type="string" calcext:value-type="string">
            <text:p>Volume</text:p>
          </table:table-cell>
          <table:table-cell office:value-type="float" office:value="8730324" calcext:value-type="float">
            <text:p>873032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71%</text:p>
          </table:table-cell>
        </table:table-row>
      </table:table>
      <table:table table:name="SCL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S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5.72" calcext:value-type="float">
            <text:p>25.7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5.1" calcext:value-type="float">
            <text:p>5.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.9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0.6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2B</text:p>
          </table:table-cell>
          <table:table-cell office:value-type="string" calcext:value-type="string">
            <text:p>Forward P/E</text:p>
          </table:table-cell>
          <table:table-cell office:value-type="float" office:value="20.91" calcext:value-type="float">
            <text:p>20.9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6.27" calcext:value-type="float">
            <text:p>6.2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5.6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1.7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4.3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18.50M</text:p>
          </table:table-cell>
          <table:table-cell office:value-type="string" calcext:value-type="string">
            <text:p>PEG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9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6.6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2B</text:p>
          </table:table-cell>
          <table:table-cell office:value-type="string" calcext:value-type="string">
            <text:p>P/S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6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23%</text:p>
          </table:table-cell>
          <table:table-cell office:value-type="string" calcext:value-type="string">
            <text:p>Short Ratio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2.4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0.96" calcext:value-type="float">
            <text:p>40.96</text:p>
          </table:table-cell>
          <table:table-cell office:value-type="string" calcext:value-type="string">
            <text:p>P/B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7.4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Target Pric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7.1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3.93" calcext:value-type="float">
            <text:p>13.93</text:p>
          </table:table-cell>
          <table:table-cell office:value-type="string" calcext:value-type="string">
            <text:p>P/C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2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69.33 - 130.6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8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/FCF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35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93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9.04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Curren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RSI (14)</text:p>
          </table:table-cell>
          <table:table-cell office:value-type="float" office:value="73.58" calcext:value-type="float">
            <text:p>73.5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07% 2.2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50%</text:p>
          </table:table-cell>
          <table:table-cell office:value-type="string" calcext:value-type="string">
            <text:p>Rel Volume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27.88" calcext:value-type="float">
            <text:p>127.8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1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7.51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31.06" calcext:value-type="float">
            <text:p>131.0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0.3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7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86%</text:p>
          </table:table-cell>
          <table:table-cell office:value-type="string" calcext:value-type="string">
            <text:p>Volume</text:p>
          </table:table-cell>
          <table:table-cell office:value-type="float" office:value="83379" calcext:value-type="float">
            <text:p>833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49%</text:p>
          </table:table-cell>
        </table:table-row>
      </table:table>
      <table:table table:name="SHW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SH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H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6.26" calcext:value-type="float">
            <text:p>36.2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20.27" calcext:value-type="float">
            <text:p>20.2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90.54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1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6.06B</text:p>
          </table:table-cell>
          <table:table-cell office:value-type="string" calcext:value-type="string">
            <text:p>Forward P/E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6.73" calcext:value-type="float">
            <text:p>26.7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0.1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2.1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5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87B</text:p>
          </table:table-cell>
          <table:table-cell office:value-type="string" calcext:value-type="string">
            <text:p>PEG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4.85" calcext:value-type="float">
            <text:p>4.8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2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99B</text:p>
          </table:table-cell>
          <table:table-cell office:value-type="string" calcext:value-type="string">
            <text:p>P/S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Short Ratio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8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6.47" calcext:value-type="float">
            <text:p>46.47</text:p>
          </table:table-cell>
          <table:table-cell office:value-type="string" calcext:value-type="string">
            <text:p>P/B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8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Target Price</text:p>
          </table:table-cell>
          <table:table-cell office:value-type="float" office:value="759.74" calcext:value-type="float">
            <text:p>759.7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1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/C</text:p>
          </table:table-cell>
          <table:table-cell office:value-type="float" office:value="106.56" calcext:value-type="float">
            <text:p>106.5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5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8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25.43 - 758.0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0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P/FCF</text:p>
          </table:table-cell>
          <table:table-cell office:value-type="float" office:value="26.94" calcext:value-type="float">
            <text:p>26.9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.0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73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25.8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1111" calcext:value-type="float">
            <text:p>61111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2.70%</text:p>
          </table:table-cell>
          <table:table-cell office:value-type="string" calcext:value-type="string">
            <text:p>RSI (14)</text:p>
          </table:table-cell>
          <table:table-cell office:value-type="float" office:value="56.27" calcext:value-type="float">
            <text:p>56.27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04% 1.6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4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40%</text:p>
          </table:table-cell>
          <table:table-cell office:value-type="string" calcext:value-type="string">
            <text:p>Rel Volume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22.35" calcext:value-type="float">
            <text:p>722.3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65.36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735.13" calcext:value-type="float">
            <text:p>735.1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3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0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24%</text:p>
          </table:table-cell>
          <table:table-cell office:value-type="string" calcext:value-type="string">
            <text:p>Volume</text:p>
          </table:table-cell>
          <table:table-cell office:value-type="float" office:value="501908" calcext:value-type="float">
            <text:p>50190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77%</text:p>
          </table:table-cell>
        </table:table-row>
      </table:table>
      <table:table table:name="SJW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SJ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J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46.74" calcext:value-type="float">
            <text:p>46.7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48" calcext:value-type="float">
            <text:p>1.4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.5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8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96B</text:p>
          </table:table-cell>
          <table:table-cell office:value-type="string" calcext:value-type="string">
            <text:p>Forward P/E</text:p>
          </table:table-cell>
          <table:table-cell office:value-type="float" office:value="28.85" calcext:value-type="float">
            <text:p>28.8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4" calcext:value-type="float">
            <text:p>2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3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6.1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7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2.80M</text:p>
          </table:table-cell>
          <table:table-cell office:value-type="string" calcext:value-type="string">
            <text:p>PEG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34" calcext:value-type="float">
            <text:p>0.3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0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2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54.70M</text:p>
          </table:table-cell>
          <table:table-cell office:value-type="string" calcext:value-type="string">
            <text:p>P/S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54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9%</text:p>
          </table:table-cell>
          <table:table-cell office:value-type="string" calcext:value-type="string">
            <text:p>Short Ratio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.7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/B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4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Target Price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8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P/C</text:p>
          </table:table-cell>
          <table:table-cell office:value-type="float" office:value="97.24" calcext:value-type="float">
            <text:p>97.2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5.60 - 74.9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0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P/FCF</text:p>
          </table:table-cell>
          <table:table-cell office:value-type="float" office:value="32.58" calcext:value-type="float">
            <text:p>32.5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0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7.5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85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5.3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52.1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urrent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5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90%</text:p>
          </table:table-cell>
          <table:table-cell office:value-type="string" calcext:value-type="string">
            <text:p>RSI (14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01% 2.8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73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el Volume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0.37" calcext:value-type="float">
            <text:p>70.3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4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4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2.79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69.36" calcext:value-type="float">
            <text:p>69.3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3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4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67%</text:p>
          </table:table-cell>
          <table:table-cell office:value-type="string" calcext:value-type="string">
            <text:p>Volume</text:p>
          </table:table-cell>
          <table:table-cell office:value-type="float" office:value="56627" calcext:value-type="float">
            <text:p>5662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44%</text:p>
          </table:table-cell>
        </table:table-row>
      </table:table>
      <table:table table:name="SPGI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SPGI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PGI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2.95" calcext:value-type="float">
            <text:p>32.95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9.99" calcext:value-type="float">
            <text:p>9.9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40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6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7.95B</text:p>
          </table:table-cell>
          <table:table-cell office:value-type="string" calcext:value-type="string">
            <text:p>Forward P/E</text:p>
          </table:table-cell>
          <table:table-cell office:value-type="float" office:value="27.71" calcext:value-type="float">
            <text:p>27.71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1.88" calcext:value-type="float">
            <text:p>11.8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0.5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40.3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1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43B</text:p>
          </table:table-cell>
          <table:table-cell office:value-type="string" calcext:value-type="string">
            <text:p>PEG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47" calcext:value-type="float">
            <text:p>2.4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7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7.2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.31B</text:p>
          </table:table-cell>
          <table:table-cell office:value-type="string" calcext:value-type="string">
            <text:p>P/S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26%</text:p>
          </table:table-cell>
          <table:table-cell office:value-type="string" calcext:value-type="string">
            <text:p>Short Ratio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6.7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P/B</text:p>
          </table:table-cell>
          <table:table-cell office:value-type="float" office:value="178.84" calcext:value-type="float">
            <text:p>178.8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6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Target Price</text:p>
          </table:table-cell>
          <table:table-cell office:value-type="float" office:value="396.56" calcext:value-type="float">
            <text:p>396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.4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83%</text:p>
          </table:table-cell>
          <table:table-cell office:value-type="string" calcext:value-type="string">
            <text:p>ROE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86.05 - 379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1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P/FCF</text:p>
          </table:table-cell>
          <table:table-cell office:value-type="float" office:value="28.59" calcext:value-type="float">
            <text:p>28.5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8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6.2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3.37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0.81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2.7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76.8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7.80%</text:p>
          </table:table-cell>
          <table:table-cell office:value-type="string" calcext:value-type="string">
            <text:p>RSI (14)</text:p>
          </table:table-cell>
          <table:table-cell office:value-type="float" office:value="51.83" calcext:value-type="float">
            <text:p>51.8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13% 1.8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4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3.20%</text:p>
          </table:table-cell>
          <table:table-cell office:value-type="string" calcext:value-type="string">
            <text:p>Rel Volume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328.86" calcext:value-type="float">
            <text:p>328.8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5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36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329.07" calcext:value-type="float">
            <text:p>329.0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6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9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0.44%</text:p>
          </table:table-cell>
          <table:table-cell office:value-type="string" calcext:value-type="string">
            <text:p>Volume</text:p>
          </table:table-cell>
          <table:table-cell office:value-type="float" office:value="1855939" calcext:value-type="float">
            <text:p>185593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6%</text:p>
          </table:table-cell>
        </table:table-row>
      </table:table>
      <table:table table:name="SWK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SWK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WK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76" calcext:value-type="float">
            <text:p>28.76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17" calcext:value-type="float">
            <text:p>6.1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0.2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8.39B</text:p>
          </table:table-cell>
          <table:table-cell office:value-type="string" calcext:value-type="string">
            <text:p>Forward P/E</text:p>
          </table:table-cell>
          <table:table-cell office:value-type="float" office:value="18.36" calcext:value-type="float">
            <text:p>18.36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9.66" calcext:value-type="float">
            <text:p>9.6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6.3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59.8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5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51.50M</text:p>
          </table:table-cell>
          <table:table-cell office:value-type="string" calcext:value-type="string">
            <text:p>PEG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89" calcext:value-type="float">
            <text:p>2.8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0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9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1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84B</text:p>
          </table:table-cell>
          <table:table-cell office:value-type="string" calcext:value-type="string">
            <text:p>P/S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9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66%</text:p>
          </table:table-cell>
          <table:table-cell office:value-type="string" calcext:value-type="string">
            <text:p>Short Ratio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9.4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6.74" calcext:value-type="float">
            <text:p>56.74</text:p>
          </table:table-cell>
          <table:table-cell office:value-type="string" calcext:value-type="string">
            <text:p>P/B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0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Target Price</text:p>
          </table:table-cell>
          <table:table-cell office:value-type="float" office:value="201.87" calcext:value-type="float">
            <text:p>201.8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6.8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P/C</text:p>
          </table:table-cell>
          <table:table-cell office:value-type="float" office:value="41.56" calcext:value-type="float">
            <text:p>41.5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3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70.00 - 195.0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6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P/FCF</text:p>
          </table:table-cell>
          <table:table-cell office:value-type="float" office:value="26.59" calcext:value-type="float">
            <text:p>26.5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9.0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58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53.46%</text:p>
          </table:table-cell>
          <table:table-cell office:value-type="string" calcext:value-type="string">
            <text:p>ATR</text:p>
          </table:table-cell>
          <table:table-cell table:style-name="ce2"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9438" calcext:value-type="float">
            <text:p>59438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RSI (14)</text:p>
          </table:table-cell>
          <table:table-cell office:value-type="float" office:value="49.93" calcext:value-type="float">
            <text:p>49.9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82% 2.3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59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90%</text:p>
          </table:table-cell>
          <table:table-cell office:value-type="string" calcext:value-type="string">
            <text:p>Rel Volume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76.24" calcext:value-type="float">
            <text:p>176.2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7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77.42" calcext:value-type="float">
            <text:p>177.4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0.1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4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19%</text:p>
          </table:table-cell>
          <table:table-cell office:value-type="string" calcext:value-type="string">
            <text:p>Volume</text:p>
          </table:table-cell>
          <table:table-cell office:value-type="float" office:value="1054446" calcext:value-type="float">
            <text:p>10544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67%</text:p>
          </table:table-cell>
        </table:table-row>
      </table:table>
      <table:table table:name="SYY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SYY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YY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0.06" calcext:value-type="float">
            <text:p>-0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09.1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1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8.00B</text:p>
          </table:table-cell>
          <table:table-cell office:value-type="string" calcext:value-type="string">
            <text:p>Forward P/E</text:p>
          </table:table-cell>
          <table:table-cell office:value-type="float" office:value="23.79" calcext:value-type="float">
            <text:p>23.7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18" calcext:value-type="float">
            <text:p>3.1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3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08.6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3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1.4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37" calcext:value-type="float">
            <text:p>0.3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3.9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8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0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9.37B</text:p>
          </table:table-cell>
          <table:table-cell office:value-type="string" calcext:value-type="string">
            <text:p>P/S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7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27%</text:p>
          </table:table-cell>
          <table:table-cell office:value-type="string" calcext:value-type="string">
            <text:p>Short Ratio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8.2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P/B</text:p>
          </table:table-cell>
          <table:table-cell office:value-type="float" office:value="29.64" calcext:value-type="float">
            <text:p>29.6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2.4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Target Price</text:p>
          </table:table-cell>
          <table:table-cell office:value-type="float" office:value="75.78" calcext:value-type="float">
            <text:p>75.7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0.5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P/C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4.5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6.00 - 85.1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7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/FCF</text:p>
          </table:table-cell>
          <table:table-cell office:value-type="float" office:value="43.54" calcext:value-type="float">
            <text:p>43.5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8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1.2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38%</text:p>
          </table:table-cell>
          <table:table-cell office:value-type="string" calcext:value-type="string">
            <text:p>Quick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90.7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3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SI (14)</text:p>
          </table:table-cell>
          <table:table-cell office:value-type="float" office:value="57.69" calcext:value-type="float">
            <text:p>57.69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36% 2.7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l Volume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90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75.59" calcext:value-type="float">
            <text:p>75.5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1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6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6.63%</text:p>
          </table:table-cell>
          <table:table-cell office:value-type="string" calcext:value-type="string">
            <text:p>Volume</text:p>
          </table:table-cell>
          <table:table-cell office:value-type="float" office:value="4183145" calcext:value-type="float">
            <text:p>418314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54%</text:p>
          </table:table-cell>
        </table:table-row>
      </table:table>
      <table:table table:name="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1.52" calcext:value-type="float">
            <text:p>1.5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.15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9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1.14B</text:p>
          </table:table-cell>
          <table:table-cell office:value-type="string" calcext:value-type="string">
            <text:p>Forward P/E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3.18" calcext:value-type="float">
            <text:p>3.1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1.8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.12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9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0.96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73" calcext:value-type="float">
            <text:p>0.7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3.6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8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8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2.89B</text:p>
          </table:table-cell>
          <table:table-cell office:value-type="string" calcext:value-type="string">
            <text:p>P/S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0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2.23%</text:p>
          </table:table-cell>
          <table:table-cell office:value-type="string" calcext:value-type="string">
            <text:p>Short Ratio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.2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4.56" calcext:value-type="float">
            <text:p>24.56</text:p>
          </table:table-cell>
          <table:table-cell office:value-type="string" calcext:value-type="string">
            <text:p>P/B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0.8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Target Price</text:p>
          </table:table-cell>
          <table:table-cell office:value-type="float" office:value="31.14" calcext:value-type="float">
            <text:p>31.1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4.0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P/C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1.7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6.08 - 39.5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0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P/FCF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4.37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6.95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3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4.69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RSI (14)</text:p>
          </table:table-cell>
          <table:table-cell office:value-type="float" office:value="58.11" calcext:value-type="float">
            <text:p>58.11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71% 1.9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3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el Volume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29.83" calcext:value-type="float">
            <text:p>29.8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6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2.87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29.91" calcext:value-type="float">
            <text:p>29.9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.0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7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.64%</text:p>
          </table:table-cell>
          <table:table-cell office:value-type="string" calcext:value-type="string">
            <text:p>Volume</text:p>
          </table:table-cell>
          <table:table-cell office:value-type="float" office:value="52980078" calcext:value-type="float">
            <text:p>5298007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27%</text:p>
          </table:table-cell>
        </table:table-row>
      </table:table>
      <table:table table:name="TG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TG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G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7.55" calcext:value-type="float">
            <text:p>7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00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9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4.26B</text:p>
          </table:table-cell>
          <table:table-cell office:value-type="string" calcext:value-type="string">
            <text:p>Forward P/E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8.49" calcext:value-type="float">
            <text:p>8.4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1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99.6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0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82B</text:p>
          </table:table-cell>
          <table:table-cell office:value-type="string" calcext:value-type="string">
            <text:p>PEG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26" calcext:value-type="float">
            <text:p>2.2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8.9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8.62B</text:p>
          </table:table-cell>
          <table:table-cell office:value-type="string" calcext:value-type="string">
            <text:p>P/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68%</text:p>
          </table:table-cell>
          <table:table-cell office:value-type="string" calcext:value-type="string">
            <text:p>Short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2.0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6.61" calcext:value-type="float">
            <text:p>26.61</text:p>
          </table:table-cell>
          <table:table-cell office:value-type="string" calcext:value-type="string">
            <text:p>P/B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6.0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82.73" calcext:value-type="float">
            <text:p>182.7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4.8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2.16" calcext:value-type="float">
            <text:p>12.16</text:p>
          </table:table-cell>
          <table:table-cell office:value-type="string" calcext:value-type="string">
            <text:p>P/C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0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1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90.17 - 189.4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8.2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P/FCF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86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42%</text:p>
          </table:table-cell>
          <table:table-cell office:value-type="string" calcext:value-type="string">
            <text:p>Quick Rati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111.9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68000" calcext:value-type="float">
            <text:p>368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RSI (14)</text:p>
          </table:table-cell>
          <table:table-cell office:value-type="float" office:value="80.48" calcext:value-type="float">
            <text:p>80.4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75% 1.8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6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Rel Volume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88.92" calcext:value-type="float">
            <text:p>188.9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1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4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6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91.1" calcext:value-type="float">
            <text:p>191.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9.5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2.9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7.66%</text:p>
          </table:table-cell>
          <table:table-cell office:value-type="string" calcext:value-type="string">
            <text:p>Volume</text:p>
          </table:table-cell>
          <table:table-cell office:value-type="float" office:value="4222858" calcext:value-type="float">
            <text:p>422285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5%</text:p>
          </table:table-cell>
        </table:table-row>
      </table:table>
      <table:table table:name="TR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T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5.31" calcext:value-type="float">
            <text:p>35.31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0.88" calcext:value-type="float">
            <text:p>0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34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6.4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4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04B</text:p>
          </table:table-cell>
          <table:table-cell office:value-type="string" calcext:value-type="string">
            <text:p>Forward 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.5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7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8.60M</text:p>
          </table:table-cell>
          <table:table-cell office:value-type="string" calcext:value-type="string">
            <text:p>PEG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EPS next Q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3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9.8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.4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77.70M</text:p>
          </table:table-cell>
          <table:table-cell office:value-type="string" calcext:value-type="string">
            <text:p>P/S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3.31%</text:p>
          </table:table-cell>
          <table:table-cell office:value-type="string" calcext:value-type="string">
            <text:p>Short Ratio</text:p>
          </table:table-cell>
          <table:table-cell office:value-type="float" office:value="37.82" calcext:value-type="float">
            <text:p>37.8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5.6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P/B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EPS next Y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Target P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6.6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P/C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28.99 - 38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3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P/FCF</text:p>
          </table:table-cell>
          <table:table-cell office:value-type="float" office:value="43.43" calcext:value-type="float">
            <text:p>43.4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0.35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-0.01" calcext:value-type="float">
            <text:p>-0.0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16%</text:p>
          </table:table-cell>
          <table:table-cell office:value-type="string" calcext:value-type="string">
            <text:p>Quick Ratio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6.93%</text:p>
          </table:table-cell>
          <table:table-cell office:value-type="string" calcext:value-type="string">
            <text:p>ATR</text:p>
          </table:table-cell>
          <table:table-cell table:style-name="ce2"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urrent Rat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3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2.90%</text:p>
          </table:table-cell>
          <table:table-cell office:value-type="string" calcext:value-type="string">
            <text:p>RSI (14)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51% 2.3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6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30%</text:p>
          </table:table-cell>
          <table:table-cell office:value-type="string" calcext:value-type="string">
            <text:p>Rel Volum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31.28" calcext:value-type="float">
            <text:p>31.2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91.97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6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5.28%</text:p>
          </table:table-cell>
          <table:table-cell office:value-type="string" calcext:value-type="string">
            <text:p>Volume</text:p>
          </table:table-cell>
          <table:table-cell office:value-type="float" office:value="197004" calcext:value-type="float">
            <text:p>19700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0%</text:p>
          </table:table-cell>
        </table:table-row>
      </table:table>
      <table:table table:name="TROW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TRO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RO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7.32" calcext:value-type="float">
            <text:p>17.3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8.93" calcext:value-type="float">
            <text:p>8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7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3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4.58B</text:p>
          </table:table-cell>
          <table:table-cell office:value-type="string" calcext:value-type="string">
            <text:p>Forward P/E</text:p>
          </table:table-cell>
          <table:table-cell office:value-type="float" office:value="15.04" calcext:value-type="float">
            <text:p>15.04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0.28" calcext:value-type="float">
            <text:p>10.2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.3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22.5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1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08B</text:p>
          </table:table-cell>
          <table:table-cell office:value-type="string" calcext:value-type="string">
            <text:p>PEG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2.46" calcext:value-type="float">
            <text:p>2.4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2.1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3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2.6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94B</text:p>
          </table:table-cell>
          <table:table-cell office:value-type="string" calcext:value-type="string">
            <text:p>P/S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7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1.47%</text:p>
          </table:table-cell>
          <table:table-cell office:value-type="string" calcext:value-type="string">
            <text:p>Short Ratio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5.8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P/B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0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2.10%</text:p>
          </table:table-cell>
          <table:table-cell office:value-type="string" calcext:value-type="string">
            <text:p>Target Price</text:p>
          </table:table-cell>
          <table:table-cell office:value-type="float" office:value="151.93" calcext:value-type="float">
            <text:p>151.9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1.4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96" calcext:value-type="float">
            <text:p>9.96</text:p>
          </table:table-cell>
          <table:table-cell office:value-type="string" calcext:value-type="string">
            <text:p>P/C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0.3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82.51 - 154.3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0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/FCF</text:p>
          </table:table-cell>
          <table:table-cell office:value-type="float" office:value="38.06" calcext:value-type="float">
            <text:p>38.0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3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4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0.14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3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Gross Margin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87.31%</text:p>
          </table:table-cell>
          <table:table-cell office:value-type="string" calcext:value-type="string">
            <text:p>ATR</text:p>
          </table:table-cell>
          <table:table-cell table:style-name="ce2"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65" calcext:value-type="float">
            <text:p>7365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3.30%</text:p>
          </table:table-cell>
          <table:table-cell office:value-type="string" calcext:value-type="string">
            <text:p>RSI (14)</text:p>
          </table:table-cell>
          <table:table-cell office:value-type="float" office:value="63.14" calcext:value-type="float">
            <text:p>63.14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61% 2.2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4.90%</text:p>
          </table:table-cell>
          <table:table-cell office:value-type="string" calcext:value-type="string">
            <text:p>Rel Volum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51.53" calcext:value-type="float">
            <text:p>151.5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5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54.55" calcext:value-type="float">
            <text:p>154.5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3.2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3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67%</text:p>
          </table:table-cell>
          <table:table-cell office:value-type="string" calcext:value-type="string">
            <text:p>Volume</text:p>
          </table:table-cell>
          <table:table-cell office:value-type="float" office:value="793654" calcext:value-type="float">
            <text:p>79365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99%</text:p>
          </table:table-cell>
        </table:table-row>
      </table:table>
      <table:table table:name="UVV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UVV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UV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4.15" calcext:value-type="float">
            <text:p>24.15</text:p>
          </table:table-cell>
          <table:table-cell office:value-type="string" calcext:value-type="string">
            <text:p>EPS (ttm)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4.6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3.0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33B</text:p>
          </table:table-cell>
          <table:table-cell office:value-type="string" calcext:value-type="string">
            <text:p>Forward 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3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2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6.3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6.7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3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2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3B</text:p>
          </table:table-cell>
          <table:table-cell office:value-type="string" calcext:value-type="string">
            <text:p>P/S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EPS this Y</text:p>
          </table:table-cell>
          <table:table-cell table:style-name="ce3" office:value-type="string" calcext:value-type="string">
            <text:p>-3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ort Ratio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2.8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0.27" calcext:value-type="float">
            <text:p>50.27</text:p>
          </table:table-cell>
          <table:table-cell office:value-type="string" calcext:value-type="string">
            <text:p>P/B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60%</text:p>
          </table:table-cell>
          <table:table-cell office:value-type="string" calcext:value-type="string">
            <text:p>Target P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4.3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P/C</text:p>
          </table:table-cell>
          <table:table-cell office:value-type="float" office:value="23.27" calcext:value-type="float">
            <text:p>23.2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7.04 - 58.3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2.2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P/FCF</text:p>
          </table:table-cell>
          <table:table-cell office:value-type="float" office:value="63.26" calcext:value-type="float">
            <text:p>63.26</text:p>
          </table:table-cell>
          <table:table-cell office:value-type="string" calcext:value-type="string">
            <text:p>EPS past 5Y</text:p>
          </table:table-cell>
          <table:table-cell table:style-name="ce3" office:value-type="string" calcext:value-type="string">
            <text:p>-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6.42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5.65%</text:p>
          </table:table-cell>
          <table:table-cell office:value-type="string" calcext:value-type="string">
            <text:p>Quick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past 5Y</text:p>
          </table:table-cell>
          <table:table-cell table:style-name="ce3" office:value-type="string" calcext:value-type="string">
            <text:p>-3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8.4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7.30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urrent Ratio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Sales Q/Q</text:p>
          </table:table-cell>
          <table:table-cell table:style-name="ce3" office:value-type="string" calcext:value-type="string">
            <text:p>-2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RSI (14)</text:p>
          </table:table-cell>
          <table:table-cell office:value-type="float" office:value="74.88" calcext:value-type="float">
            <text:p>74.88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11% 2.5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EPS Q/Q</text:p>
          </table:table-cell>
          <table:table-cell table:style-name="ce3" office:value-type="string" calcext:value-type="string">
            <text:p>-72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el Volume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53.66" calcext:value-type="float">
            <text:p>53.6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4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33.98K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54.56" calcext:value-type="float">
            <text:p>54.5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0.09%</text:p>
          </table:table-cell>
          <table:table-cell office:value-type="string" calcext:value-type="string">
            <text:p>SMA50</text:p>
          </table:table-cell>
          <table:table-cell table:style-name="ce3" office:value-type="string" calcext:value-type="string">
            <text:p>17.9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4.02%</text:p>
          </table:table-cell>
          <table:table-cell office:value-type="string" calcext:value-type="string">
            <text:p>Volume</text:p>
          </table:table-cell>
          <table:table-cell office:value-type="float" office:value="179260" calcext:value-type="float">
            <text:p>17926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68%</text:p>
          </table:table-cell>
        </table:table-row>
      </table:table>
      <table:table table:name="VFC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VF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VF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-0.66" calcext:value-type="float">
            <text:p>-0.6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89.2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4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4.73B</text:p>
          </table:table-cell>
          <table:table-cell office:value-type="string" calcext:value-type="string">
            <text:p>Forward P/E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2.94" calcext:value-type="float">
            <text:p>2.9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3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1.1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0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45.2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0.89" calcext:value-type="float">
            <text:p>0.8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2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7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51B</text:p>
          </table:table-cell>
          <table:table-cell office:value-type="string" calcext:value-type="string">
            <text:p>P/S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0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87%</text:p>
          </table:table-cell>
          <table:table-cell office:value-type="string" calcext:value-type="string">
            <text:p>Short Ratio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1.5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P/B</text:p>
          </table:table-cell>
          <table:table-cell office:value-type="float" office:value="11.66" calcext:value-type="float">
            <text:p>11.6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8.8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Target Price</text:p>
          </table:table-cell>
          <table:table-cell office:value-type="float" office:value="88.48" calcext:value-type="float">
            <text:p>88.4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9.0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P/C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3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45.07 - 99.9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3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P/FCF</text:p>
          </table:table-cell>
          <table:table-cell office:value-type="float" office:value="123.15" calcext:value-type="float">
            <text:p>123.1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3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11.69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2.22%</text:p>
          </table:table-cell>
          <table:table-cell office:value-type="string" calcext:value-type="string">
            <text:p>Quick Ratio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5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95.8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urrent Ratio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RSI (14)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2.26% 2.2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6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Rel Volume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87.48" calcext:value-type="float">
            <text:p>87.4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16 BMO</text:p>
          </table:table-cell>
          <table:table-cell office:value-type="string" calcext:value-type="string">
            <text:p>Payout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21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88.28" calcext:value-type="float">
            <text:p>88.2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2.8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7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0.60%</text:p>
          </table:table-cell>
          <table:table-cell office:value-type="string" calcext:value-type="string">
            <text:p>Volume</text:p>
          </table:table-cell>
          <table:table-cell office:value-type="float" office:value="2062420" calcext:value-type="float">
            <text:p>206242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91%</text:p>
          </table:table-cell>
        </table:table-row>
      </table:table>
      <table:table table:name="WBA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WBA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WBA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91.62" calcext:value-type="float">
            <text:p>91.62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0.49" calcext:value-type="float">
            <text:p>0.4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66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5.0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8.57B</text:p>
          </table:table-cell>
          <table:table-cell office:value-type="string" calcext:value-type="string">
            <text:p>Forward P/E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19" calcext:value-type="float">
            <text:p>5.1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14.9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56.00M</text:p>
          </table:table-cell>
          <table:table-cell office:value-type="string" calcext:value-type="string">
            <text:p>PEG</text:p>
          </table:table-cell>
          <table:table-cell office:value-type="float" office:value="13.11" calcext:value-type="float">
            <text:p>13.1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8.8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2.3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4.0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9.54B</text:p>
          </table:table-cell>
          <table:table-cell office:value-type="string" calcext:value-type="string">
            <text:p>P/S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8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39%</text:p>
          </table:table-cell>
          <table:table-cell office:value-type="string" calcext:value-type="string">
            <text:p>Short Ratio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0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3.82" calcext:value-type="float">
            <text:p>23.82</text:p>
          </table:table-cell>
          <table:table-cell office:value-type="string" calcext:value-type="string">
            <text:p>P/B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8.0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Target Price</text:p>
          </table:table-cell>
          <table:table-cell office:value-type="float" office:value="39.67" calcext:value-type="float">
            <text:p>39.6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8.9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P/C</text:p>
          </table:table-cell>
          <table:table-cell office:value-type="float" office:value="30.61" calcext:value-type="float">
            <text:p>30.6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9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3.36 - 59.4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3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P/FCF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33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23.91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4.13%</text:p>
          </table:table-cell>
          <table:table-cell office:value-type="string" calcext:value-type="string">
            <text:p>Quick Rati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0.1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35.6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SI (14)</text:p>
          </table:table-cell>
          <table:table-cell office:value-type="float" office:value="71.72" calcext:value-type="float">
            <text:p>71.72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4.35% 2.7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2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Rel Volume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3.03" calcext:value-type="float">
            <text:p>43.0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Jan 0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68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03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5.26" calcext:value-type="float">
            <text:p>45.2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11.0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4.3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2.46%</text:p>
          </table:table-cell>
          <table:table-cell office:value-type="string" calcext:value-type="string">
            <text:p>Volume</text:p>
          </table:table-cell>
          <table:table-cell office:value-type="float" office:value="15482014" calcext:value-type="float">
            <text:p>1548201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5.18%</text:p>
          </table:table-cell>
        </table:table-row>
      </table:table>
      <table:table table:name="WMT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WM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WMT" table:filter-name="calc_HTML_WebQuery" table:filter-options="0 0" table:last-column-spanned="12" table:last-row-spanned="12"/>
            <text:p>Index</text:p>
          </table:table-cell>
          <table:table-cell table:style-name="ce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1.17" calcext:value-type="float">
            <text:p>21.17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6.93" calcext:value-type="float">
            <text:p>6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8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7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15.00B</text:p>
          </table:table-cell>
          <table:table-cell office:value-type="string" calcext:value-type="string">
            <text:p>Forward P/E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5.76" calcext:value-type="float">
            <text:p>5.7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0.7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9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9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9.74B</text:p>
          </table:table-cell>
          <table:table-cell office:value-type="string" calcext:value-type="string">
            <text:p>PEG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0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0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48.74B</text:p>
          </table:table-cell>
          <table:table-cell office:value-type="string" calcext:value-type="string">
            <text:p>P/S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1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53%</text:p>
          </table:table-cell>
          <table:table-cell office:value-type="string" calcext:value-type="string">
            <text:p>Short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4.7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74" calcext:value-type="float">
            <text:p>28.74</text:p>
          </table:table-cell>
          <table:table-cell office:value-type="string" calcext:value-type="string">
            <text:p>P/B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0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62.28" calcext:value-type="float">
            <text:p>162.2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6.2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P/C</text:p>
          </table:table-cell>
          <table:table-cell office:value-type="float" office:value="28.97" calcext:value-type="float">
            <text:p>28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81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6.4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102.00 - 153.6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7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P/FCF</text:p>
          </table:table-cell>
          <table:table-cell office:value-type="float" office:value="22.89" calcext:value-type="float">
            <text:p>22.8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4.56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1.47%</text:p>
          </table:table-cell>
          <table:table-cell office:value-type="string" calcext:value-type="string">
            <text:p>Quick Ratio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4.8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3.77%</text:p>
          </table:table-cell>
          <table:table-cell office:value-type="string" calcext:value-type="string">
            <text:p>ATR</text:p>
          </table:table-cell>
          <table:table-cell table:style-name="ce2"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RSI (14)</text:p>
          </table:table-cell>
          <table:table-cell office:value-type="float" office:value="52.35" calcext:value-type="float">
            <text:p>52.35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1.58% 1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56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Rel Vol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146.66" calcext:value-type="float">
            <text:p>146.6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Nov 1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6.82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146.65" calcext:value-type="float">
            <text:p>146.6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0.6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66%</text:p>
          </table:table-cell>
          <table:table-cell office:value-type="string" calcext:value-type="string">
            <text:p>Volume</text:p>
          </table:table-cell>
          <table:table-cell office:value-type="float" office:value="6832513" calcext:value-type="float">
            <text:p>683251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1%</text:p>
          </table:table-cell>
        </table:table-row>
      </table:table>
      <table:table table:name="XOM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XO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XO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74.44" calcext:value-type="float">
            <text:p>74.44</text:p>
          </table:table-cell>
          <table:table-cell office:value-type="string" calcext:value-type="string">
            <text:p>EPS (ttm)</text:p>
          </table:table-cell>
          <table:table-cell table:style-name="ce2" office:value-type="float" office:value="0.6" calcext:value-type="float">
            <text:p>0.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.2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8.0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1.85B</text:p>
          </table:table-cell>
          <table:table-cell office:value-type="string" calcext:value-type="string">
            <text:p>Forward P/E</text:p>
          </table:table-cell>
          <table:table-cell office:value-type="float" office:value="28.69" calcext:value-type="float">
            <text:p>28.69</text:p>
          </table:table-cell>
          <table:table-cell office:value-type="string" calcext:value-type="string">
            <text:p>EPS next Y</text:p>
          </table:table-cell>
          <table:table-cell table:style-name="ce2" office:value-type="float" office:value="1.57" calcext:value-type="float">
            <text:p>1.5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.22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9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58B</text:p>
          </table:table-cell>
          <table:table-cell office:value-type="string" calcext:value-type="string">
            <text:p>PEG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PS next Q</text:p>
          </table:table-cell>
          <table:table-cell table:style-name="ce2" office:value-type="float" office:value="-0.01" calcext:value-type="float">
            <text:p>-0.0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2.30%</text:p>
          </table:table-cell>
          <table:table-cell office:value-type="string" calcext:value-type="string">
            <text:p>Short Float</text:p>
          </table:table-cell>
          <table:table-cell table:style-name="ce3" office:value-type="string" calcext:value-type="string">
            <text:p>1.0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4.2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95.86B</text:p>
          </table:table-cell>
          <table:table-cell office:value-type="string" calcext:value-type="string">
            <text:p>P/S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3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1.24%</text:p>
          </table:table-cell>
          <table:table-cell office:value-type="string" calcext:value-type="string">
            <text:p>Short Ratio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8.7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1.54" calcext:value-type="float">
            <text:p>41.54</text:p>
          </table:table-cell>
          <table:table-cell office:value-type="string" calcext:value-type="string">
            <text:p>P/B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02.6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Target Price</text:p>
          </table:table-cell>
          <table:table-cell office:value-type="float" office:value="48.11" calcext:value-type="float">
            <text:p>48.1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5.0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P/C</text:p>
          </table:table-cell>
          <table:table-cell office:value-type="float" office:value="21.72" calcext:value-type="float">
            <text:p>21.7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4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52W Range</text:p>
          </table:table-cell>
          <table:table-cell table:style-name="ce4" office:value-type="string" calcext:value-type="string">
            <text:p>30.11 - 70.5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0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52W High</text:p>
          </table:table-cell>
          <table:table-cell table:style-name="ce3" office:value-type="string" calcext:value-type="string">
            <text:p>-36.25%</text:p>
          </table:table-cell>
          <table:table-cell office:value-type="string" calcext:value-type="string">
            <text:p>Beta</text:p>
          </table:table-cell>
          <table:table-cell table:style-name="ce2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3" office:value-type="string" calcext:value-type="string">
            <text:p>7.74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20%</text:p>
          </table:table-cell>
          <table:table-cell office:value-type="string" calcext:value-type="string">
            <text:p>52W Low</text:p>
          </table:table-cell>
          <table:table-cell table:style-name="ce3" office:value-type="string" calcext:value-type="string">
            <text:p>49.32%</text:p>
          </table:table-cell>
          <table:table-cell office:value-type="string" calcext:value-type="string">
            <text:p>ATR</text:p>
          </table:table-cell>
          <table:table-cell table:style-name="ce2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4900" calcext:value-type="float">
            <text:p>749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8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RSI (14)</text:p>
          </table:table-cell>
          <table:table-cell office:value-type="float" office:value="66.76" calcext:value-type="float">
            <text:p>66.76</text:p>
          </table:table-cell>
          <table:table-cell office:value-type="string" calcext:value-type="string">
            <text:p>Volatility</text:p>
          </table:table-cell>
          <table:table-cell table:style-name="ce4" office:value-type="string" calcext:value-type="string">
            <text:p>3.48% 3.0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2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Rel Volume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Prev Close</text:p>
          </table:table-cell>
          <table:table-cell table:style-name="ce2" office:value-type="float" office:value="44.61" calcext:value-type="float">
            <text:p>44.6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2" office:value-type="string" calcext:value-type="string">
            <text:p>Oct 3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7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0.59M</text:p>
          </table:table-cell>
          <table:table-cell office:value-type="string" calcext:value-type="string">
            <text:p>Price</text:p>
          </table:table-cell>
          <table:table-cell table:style-name="ce2" office:value-type="float" office:value="44.96" calcext:value-type="float">
            <text:p>44.9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3" office:value-type="string" calcext:value-type="string">
            <text:p>5.7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5.1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73%</text:p>
          </table:table-cell>
          <table:table-cell office:value-type="string" calcext:value-type="string">
            <text:p>Volume</text:p>
          </table:table-cell>
          <table:table-cell office:value-type="float" office:value="29251869" calcext:value-type="float">
            <text:p>2925186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7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7:33:12.740827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06T17:54:38.835262473</meta:creation-date>
    <dc:date>2021-01-07T20:16:17.908573305</dc:date>
    <meta:editing-duration>PT16H22M28S</meta:editing-duration>
    <meta:editing-cycles>24</meta:editing-cycles>
    <meta:generator>LibreOffice/7.0.4.2$MacOSX_X86_64 LibreOffice_project/dcf040e67528d9187c66b2379df5ea4407429775</meta:generator>
    <meta:document-statistic meta:table-count="84" meta:cell-count="13026" meta:object-count="0"/>
    <meta:user-defined meta:name=""/>
  </office:meta>
</office:document-meta>
</file>